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in"/>
    </style:style>
    <style:style style:name="co2" style:family="table-column">
      <style:table-column-properties fo:break-before="auto" style:column-width="1.6043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0.8799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1.5898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normal" style:font-size-asian="20pt" style:font-weight-asian="normal" style:font-size-complex="20pt" style:font-weight-complex="normal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1"/>
    <style:style style:name="ce15" style:family="table-cell" style:parent-style-name="Default">
      <style:table-cell-properties fo:border-bottom="none" fo:background-color="#aadcf7" style:text-align-source="fix" style:repeat-content="false" fo:border-left="0.74pt solid #000000" fo:border-right="none" fo:border-top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order-bottom="none" fo:background-color="#aadcf7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ackground-color="#aadcf7" fo:border-left="0.74pt solid #000000" fo:border-right="none" fo:border-top="none"/>
      <style:text-properties style:use-window-font-color="true"/>
    </style:style>
    <style:style style:name="ce32" style:family="table-cell" style:parent-style-name="Default">
      <style:table-cell-properties fo:border-bottom="none" fo:background-color="#f9cfb5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33" style:family="table-cell" style:parent-style-name="Default">
      <style:table-cell-properties fo:border-bottom="none" fo:background-color="#f9cfb5" style:text-align-source="fix" style:repeat-content="false" fo:border-left="0.74pt solid #000000" fo:border-right="none" fo:border-top="none"/>
      <style:paragraph-properties fo:text-align="start" fo:margin-left="0in"/>
    </style:style>
    <style:style style:name="ce34" style:family="table-cell" style:parent-style-name="Default">
      <style:table-cell-properties fo:border-bottom="0.74pt solid #000000" fo:background-color="#f9cfb5" fo:border-left="0.74pt solid #000000" fo:border-right="none" fo:border-top="none"/>
    </style:style>
    <style:style style:name="ce35" style:family="table-cell" style:parent-style-name="Default" style:data-style-name="N123">
      <style:table-cell-properties fo:border-bottom="none" fo:background-color="#aadcf7" fo:border-left="none" fo:border-right="none" fo:border-top="0.74pt solid #000000"/>
      <style:text-properties style:use-window-font-color="true"/>
    </style:style>
    <style:style style:name="ce36" style:family="table-cell" style:parent-style-name="Default" style:data-style-name="N123">
      <style:table-cell-properties fo:background-color="#aadcf7"/>
      <style:text-properties style:use-window-font-color="true"/>
    </style:style>
    <style:style style:name="ce37" style:family="table-cell" style:parent-style-name="Default" style:data-style-name="N123">
      <style:table-cell-properties fo:background-color="#aadcf7" fo:border="none"/>
      <style:text-properties style:use-window-font-color="true"/>
    </style:style>
    <style:style style:name="ce38" style:family="table-cell" style:parent-style-name="Default" style:data-style-name="N123">
      <style:table-cell-properties fo:border-bottom="0.74pt solid #000000" fo:background-color="#aadcf7" fo:border-left="none" fo:border-right="none" fo:border-top="none"/>
      <style:text-properties style:use-window-font-color="true"/>
    </style:style>
    <style:style style:name="ce39" style:family="table-cell" style:parent-style-name="Default" style:data-style-name="N123">
      <style:table-cell-properties fo:border-bottom="none" fo:background-color="#f9cfb5" fo:border-left="none" fo:border-right="none" fo:border-top="0.74pt solid #000000"/>
    </style:style>
    <style:style style:name="ce40" style:family="table-cell" style:parent-style-name="Default" style:data-style-name="N123">
      <style:table-cell-properties fo:background-color="#f9cfb5"/>
    </style:style>
    <style:style style:name="ce41" style:family="table-cell" style:parent-style-name="Default" style:data-style-name="N123">
      <style:table-cell-properties fo:background-color="#f9cfb5" fo:border="none"/>
    </style:style>
    <style:style style:name="ce42" style:family="table-cell" style:parent-style-name="Default" style:data-style-name="N123">
      <style:table-cell-properties fo:border-bottom="0.74pt solid #000000" fo:background-color="#f9cfb5" fo:border-left="none" fo:border-right="none" fo:border-top="none"/>
    </style:style>
    <style:style style:name="ce43" style:family="table-cell" style:parent-style-name="Default">
      <style:table-cell-properties fo:border-bottom="0.74pt solid #000000" fo:background-color="#aadcf7" style:text-align-source="fix" style:repeat-content="false" fo:border-left="none" fo:border-right="0.74pt solid #000000" style:rotation-angle="270" fo:border-top="0.74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4" style:family="table-cell" style:parent-style-name="Default">
      <style:table-cell-properties fo:border-bottom="none" fo:background-color="#0369a3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ackground-color="#0369a3" fo:border-left="none" fo:border-right="0.74pt solid #000000" fo:border-top="none"/>
    </style:style>
    <style:style style:name="ce46" style:family="table-cell" style:parent-style-name="Default">
      <style:table-cell-properties fo:border-bottom="0.74pt solid #000000" fo:background-color="#f9cfb5" style:text-align-source="fix" style:repeat-content="false" fo:border-left="none" fo:border-right="0.74pt solid #000000" style:rotation-angle="270" fo:border-top="0.74pt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47" style:family="table-cell" style:parent-style-name="Default">
      <style:table-cell-properties fo:border-bottom="none" fo:background-color="#f9cfb5" fo:border-left="none" fo:border-right="0.74pt solid #000000" fo:border-top="none"/>
    </style:style>
    <style:style style:name="ce48" style:family="table-cell" style:parent-style-name="Default">
      <style:table-cell-properties fo:border-bottom="0.74pt solid #000000" fo:background-color="#f9cfb5" fo:border-left="none" fo:border-right="0.74pt solid #000000" fo:border-top="none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order-bottom="0.74pt solid #000000" fo:background-color="transparent" fo:border-left="0.74pt solid #000000" fo:border-right="none" fo:border-top="0.74pt solid #000000"/>
      <style:text-properties style:use-window-font-color="true"/>
    </style:style>
    <style:style style:name="ce54" style:family="table-cell" style:parent-style-name="Default" style:data-style-name="N100">
      <style:table-cell-properties fo:background-color="#aadcf7" style:text-align-source="fix" style:repeat-content="false" fo:border="0.74pt solid #000000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23">
      <style:table-cell-properties fo:background-color="#aadcf7" fo:border="0.74pt solid #000000"/>
      <style:text-properties style:use-window-font-color="true"/>
    </style:style>
    <style:style style:name="ce56" style:family="table-cell" style:parent-style-name="Default" style:data-style-name="N100">
      <style:table-cell-properties fo:background-color="#f9cfb5" style:text-align-source="fix" style:repeat-content="false" fo:border="0.74pt solid #000000"/>
      <style:paragraph-properties fo:text-align="center" fo:margin-left="0in"/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 style:data-style-name="N123">
      <style:table-cell-properties fo:background-color="#f9cfb5" fo:border="0.74pt solid #000000"/>
    </style:style>
    <style:style style:name="ce58" style:family="table-cell" style:parent-style-name="Default">
      <style:table-cell-properties fo:background-color="#f9cfb5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Neo4j</text:p>
          </table:table-cell>
          <table:covered-table-cell table:number-columns-repeated="31"/>
        </table:table-row>
        <table:table-row table:style-name="ro2">
          <table:table-cell table:style-name="ce2" office:value-type="string" calcext:value-type="string" table:number-columns-spanned="8" table:number-rows-spanned="1">
            <text:p>Query #1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2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3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4</text:p>
          </table:table-cell>
          <table:covered-table-cell table:number-columns-repeated="7"/>
        </table:table-row>
        <table:table-row table:style-name="ro3"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</table:table-row>
        <table:table-row table:style-name="ro4">
          <table:table-cell table:style-name="ce4" office:value-type="string" calcext:value-type="string">
            <text:p>Prima Run</text:p>
          </table:table-cell>
          <table:table-cell table:style-name="ce7" office:value-type="string" calcext:value-type="string">
            <text:p>4.387586355209351</text:p>
          </table:table-cell>
          <table:table-cell office:value-type="string" calcext:value-type="string">
            <table:cell-range-source table:name="CSV_all" xlink:type="simple" xlink:href="../data/results/neo/75/query_1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4.17819809913635" calcext:value-type="float">
            <text:p>4.17819809913635</text:p>
          </table:table-cell>
          <table:table-cell office:value-type="string" calcext:value-type="string">
            <table:cell-range-source table:name="CSV_all" xlink:type="simple" xlink:href="../data/results/neo/50/query_1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4.18881130218506" calcext:value-type="float">
            <text:p>4.18881130218506</text:p>
          </table:table-cell>
          <table:table-cell office:value-type="string" calcext:value-type="string">
            <table:cell-range-source table:name="CSV_all" xlink:type="simple" xlink:href="../data/results/neo/25/query_1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4.17538261413574" calcext:value-type="float">
            <text:p>4.17538261413574</text:p>
          </table:table-cell>
          <table:table-cell office:value-type="string" calcext:value-type="string">
            <table:cell-range-source table:name="CSV_all" xlink:type="simple" xlink:href="../data/results/neo/100/query_2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23920035362244" calcext:value-type="float">
            <text:p>2.23920035362244</text:p>
          </table:table-cell>
          <table:table-cell office:value-type="string" calcext:value-type="string">
            <table:cell-range-source table:name="CSV_all" xlink:type="simple" xlink:href="../data/results/neo/75/query_2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3239526748657" calcext:value-type="float">
            <text:p>2.13239526748657</text:p>
          </table:table-cell>
          <table:table-cell office:value-type="string" calcext:value-type="string">
            <table:cell-range-source table:name="CSV_all" xlink:type="simple" xlink:href="../data/results/neo/50/query_2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055908203125" calcext:value-type="float">
            <text:p>2.1055908203125</text:p>
          </table:table-cell>
          <table:table-cell office:value-type="string" calcext:value-type="string">
            <table:cell-range-source table:name="CSV_all" xlink:type="simple" xlink:href="../data/results/neo/25/query_2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0516309738159" calcext:value-type="float">
            <text:p>2.10516309738159</text:p>
          </table:table-cell>
          <table:table-cell office:value-type="string" calcext:value-type="string">
            <table:cell-range-source table:name="CSV_all" xlink:type="simple" xlink:href="../data/results/neo/100/query_3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07032346725464" calcext:value-type="float">
            <text:p>2.07032346725464</text:p>
          </table:table-cell>
          <table:table-cell office:value-type="string" calcext:value-type="string">
            <table:cell-range-source table:name="CSV_all" xlink:type="simple" xlink:href="../data/results/neo/75/query_3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7686200141907" calcext:value-type="float">
            <text:p>2.17686200141907</text:p>
          </table:table-cell>
          <table:table-cell office:value-type="string" calcext:value-type="string">
            <table:cell-range-source table:name="CSV_all" xlink:type="simple" xlink:href="../data/results/neo/50/query_3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0848021507263" calcext:value-type="float">
            <text:p>2.10848021507263</text:p>
          </table:table-cell>
          <table:table-cell office:value-type="string" calcext:value-type="string">
            <table:cell-range-source table:name="CSV_all" xlink:type="simple" xlink:href="../data/results/neo/25/query_3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12484169006348" calcext:value-type="float">
            <text:p>2.12484169006348</text:p>
          </table:table-cell>
          <table:table-cell office:value-type="string" calcext:value-type="string">
            <table:cell-range-source table:name="CSV_all" xlink:type="simple" xlink:href="../data/results/neo/100/query_4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07380938529968" calcext:value-type="float">
            <text:p>2.07380938529968</text:p>
          </table:table-cell>
          <table:table-cell office:value-type="string" calcext:value-type="string">
            <table:cell-range-source table:name="CSV_all" xlink:type="simple" xlink:href="../data/results/neo/75/query_4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47564125061035" calcext:value-type="float">
            <text:p>2.47564125061035</text:p>
          </table:table-cell>
          <table:table-cell office:value-type="string" calcext:value-type="string">
            <table:cell-range-source table:name="CSV_all" xlink:type="simple" xlink:href="../data/results/neo/50/query_4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27013230323791" calcext:value-type="float">
            <text:p>2.27013230323791</text:p>
          </table:table-cell>
          <table:table-cell office:value-type="string" calcext:value-type="string">
            <table:cell-range-source table:name="CSV_all" xlink:type="simple" xlink:href="../data/results/neo/25/query_4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2.21667909622192" calcext:value-type="float">
            <text:p>2.21667909622192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2.307002305984497</text:p>
          </table:table-cell>
          <table:table-cell office:value-type="float" office:value="1" calcext:value-type="float">
            <text:p>1</text:p>
          </table:table-cell>
          <table:table-cell office:value-type="float" office:value="2.14315676689148" calcext:value-type="float">
            <text:p>2.14315676689148</text:p>
          </table:table-cell>
          <table:table-cell office:value-type="float" office:value="1" calcext:value-type="float">
            <text:p>1</text:p>
          </table:table-cell>
          <table:table-cell office:value-type="float" office:value="2.10899972915649" calcext:value-type="float">
            <text:p>2.10899972915649</text:p>
          </table:table-cell>
          <table:table-cell office:value-type="float" office:value="1" calcext:value-type="float">
            <text:p>1</text:p>
          </table:table-cell>
          <table:table-cell office:value-type="float" office:value="2.08300018310547" calcext:value-type="float">
            <text:p>2.08300018310547</text:p>
          </table:table-cell>
          <table:table-cell office:value-type="float" office:value="1" calcext:value-type="float">
            <text:p>1</text:p>
          </table:table-cell>
          <table:table-cell office:value-type="float" office:value="2.19198131561279" calcext:value-type="float">
            <text:p>2.19198131561279</text:p>
          </table:table-cell>
          <table:table-cell office:value-type="float" office:value="1" calcext:value-type="float">
            <text:p>1</text:p>
          </table:table-cell>
          <table:table-cell office:value-type="float" office:value="2.13800072669983" calcext:value-type="float">
            <text:p>2.13800072669983</text:p>
          </table:table-cell>
          <table:table-cell office:value-type="float" office:value="1" calcext:value-type="float">
            <text:p>1</text:p>
          </table:table-cell>
          <table:table-cell office:value-type="float" office:value="2.10924673080444" calcext:value-type="float">
            <text:p>2.10924673080444</text:p>
          </table:table-cell>
          <table:table-cell office:value-type="float" office:value="1" calcext:value-type="float">
            <text:p>1</text:p>
          </table:table-cell>
          <table:table-cell office:value-type="float" office:value="2.10562825202942" calcext:value-type="float">
            <text:p>2.10562825202942</text:p>
          </table:table-cell>
          <table:table-cell office:value-type="float" office:value="1" calcext:value-type="float">
            <text:p>1</text:p>
          </table:table-cell>
          <table:table-cell office:value-type="float" office:value="2.04761457443237" calcext:value-type="float">
            <text:p>2.04761457443237</text:p>
          </table:table-cell>
          <table:table-cell office:value-type="float" office:value="1" calcext:value-type="float">
            <text:p>1</text:p>
          </table:table-cell>
          <table:table-cell office:value-type="float" office:value="2.14033007621765" calcext:value-type="float">
            <text:p>2.14033007621765</text:p>
          </table:table-cell>
          <table:table-cell office:value-type="float" office:value="1" calcext:value-type="float">
            <text:p>1</text:p>
          </table:table-cell>
          <table:table-cell office:value-type="float" office:value="2.12683296203613" calcext:value-type="float">
            <text:p>2.12683296203613</text:p>
          </table:table-cell>
          <table:table-cell office:value-type="float" office:value="1" calcext:value-type="float">
            <text:p>1</text:p>
          </table:table-cell>
          <table:table-cell office:value-type="float" office:value="2.07907056808472" calcext:value-type="float">
            <text:p>2.07907056808472</text:p>
          </table:table-cell>
          <table:table-cell office:value-type="float" office:value="1" calcext:value-type="float">
            <text:p>1</text:p>
          </table:table-cell>
          <table:table-cell office:value-type="float" office:value="2.04039406776428" calcext:value-type="float">
            <text:p>2.04039406776428</text:p>
          </table:table-cell>
          <table:table-cell office:value-type="float" office:value="1" calcext:value-type="float">
            <text:p>1</text:p>
          </table:table-cell>
          <table:table-cell office:value-type="float" office:value="2.42881798744202" calcext:value-type="float">
            <text:p>2.42881798744202</text:p>
          </table:table-cell>
          <table:table-cell office:value-type="float" office:value="1" calcext:value-type="float">
            <text:p>1</text:p>
          </table:table-cell>
          <table:table-cell office:value-type="float" office:value="2.27186894416809" calcext:value-type="float">
            <text:p>2.27186894416809</text:p>
          </table:table-cell>
          <table:table-cell office:value-type="float" office:value="1" calcext:value-type="float">
            <text:p>1</text:p>
          </table:table-cell>
          <table:table-cell office:value-type="float" office:value="2.14840459823608" calcext:value-type="float">
            <text:p>2.14840459823608</text:p>
          </table:table-cell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2.1879990100860596</text:p>
          </table:table-cell>
          <table:table-cell office:value-type="float" office:value="2" calcext:value-type="float">
            <text:p>2</text:p>
          </table:table-cell>
          <table:table-cell office:value-type="float" office:value="2.14099860191345" calcext:value-type="float">
            <text:p>2.14099860191345</text:p>
          </table:table-cell>
          <table:table-cell office:value-type="float" office:value="2" calcext:value-type="float">
            <text:p>2</text:p>
          </table:table-cell>
          <table:table-cell office:value-type="float" office:value="2.10500144958496" calcext:value-type="float">
            <text:p>2.10500144958496</text:p>
          </table:table-cell>
          <table:table-cell office:value-type="float" office:value="2" calcext:value-type="float">
            <text:p>2</text:p>
          </table:table-cell>
          <table:table-cell office:value-type="float" office:value="2.07600116729736" calcext:value-type="float">
            <text:p>2.07600116729736</text:p>
          </table:table-cell>
          <table:table-cell office:value-type="float" office:value="2" calcext:value-type="float">
            <text:p>2</text:p>
          </table:table-cell>
          <table:table-cell office:value-type="float" office:value="2.16900014877319" calcext:value-type="float">
            <text:p>2.16900014877319</text:p>
          </table:table-cell>
          <table:table-cell office:value-type="float" office:value="2" calcext:value-type="float">
            <text:p>2</text:p>
          </table:table-cell>
          <table:table-cell office:value-type="float" office:value="2.1230001449585" calcext:value-type="float">
            <text:p>2.1230001449585</text:p>
          </table:table-cell>
          <table:table-cell office:value-type="float" office:value="2" calcext:value-type="float">
            <text:p>2</text:p>
          </table:table-cell>
          <table:table-cell office:value-type="float" office:value="2.11723613739014" calcext:value-type="float">
            <text:p>2.11723613739014</text:p>
          </table:table-cell>
          <table:table-cell office:value-type="float" office:value="2" calcext:value-type="float">
            <text:p>2</text:p>
          </table:table-cell>
          <table:table-cell office:value-type="float" office:value="2.08000087738037" calcext:value-type="float">
            <text:p>2.08000087738037</text:p>
          </table:table-cell>
          <table:table-cell office:value-type="float" office:value="2" calcext:value-type="float">
            <text:p>2</text:p>
          </table:table-cell>
          <table:table-cell office:value-type="float" office:value="2.04343247413635" calcext:value-type="float">
            <text:p>2.04343247413635</text:p>
          </table:table-cell>
          <table:table-cell office:value-type="float" office:value="2" calcext:value-type="float">
            <text:p>2</text:p>
          </table:table-cell>
          <table:table-cell office:value-type="float" office:value="2.1360023021698" calcext:value-type="float">
            <text:p>2.1360023021698</text:p>
          </table:table-cell>
          <table:table-cell office:value-type="float" office:value="2" calcext:value-type="float">
            <text:p>2</text:p>
          </table:table-cell>
          <table:table-cell office:value-type="float" office:value="2.11280226707458" calcext:value-type="float">
            <text:p>2.11280226707458</text:p>
          </table:table-cell>
          <table:table-cell office:value-type="float" office:value="2" calcext:value-type="float">
            <text:p>2</text:p>
          </table:table-cell>
          <table:table-cell office:value-type="float" office:value="2.08000040054321" calcext:value-type="float">
            <text:p>2.08000040054321</text:p>
          </table:table-cell>
          <table:table-cell office:value-type="float" office:value="2" calcext:value-type="float">
            <text:p>2</text:p>
          </table:table-cell>
          <table:table-cell office:value-type="float" office:value="2.05300068855286" calcext:value-type="float">
            <text:p>2.05300068855286</text:p>
          </table:table-cell>
          <table:table-cell office:value-type="float" office:value="2" calcext:value-type="float">
            <text:p>2</text:p>
          </table:table-cell>
          <table:table-cell office:value-type="float" office:value="2.39899897575378" calcext:value-type="float">
            <text:p>2.39899897575378</text:p>
          </table:table-cell>
          <table:table-cell office:value-type="float" office:value="2" calcext:value-type="float">
            <text:p>2</text:p>
          </table:table-cell>
          <table:table-cell office:value-type="float" office:value="2.27988600730896" calcext:value-type="float">
            <text:p>2.27988600730896</text:p>
          </table:table-cell>
          <table:table-cell office:value-type="float" office:value="2" calcext:value-type="float">
            <text:p>2</text:p>
          </table:table-cell>
          <table:table-cell office:value-type="float" office:value="2.14299893379211" calcext:value-type="float">
            <text:p>2.14299893379211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2.1929984092712402</text:p>
          </table:table-cell>
          <table:table-cell office:value-type="float" office:value="3" calcext:value-type="float">
            <text:p>3</text:p>
          </table:table-cell>
          <table:table-cell office:value-type="float" office:value="2.13700127601624" calcext:value-type="float">
            <text:p>2.13700127601624</text:p>
          </table:table-cell>
          <table:table-cell office:value-type="float" office:value="3" calcext:value-type="float">
            <text:p>3</text:p>
          </table:table-cell>
          <table:table-cell office:value-type="float" office:value="2.11900115013123" calcext:value-type="float">
            <text:p>2.11900115013123</text:p>
          </table:table-cell>
          <table:table-cell office:value-type="float" office:value="3" calcext:value-type="float">
            <text:p>3</text:p>
          </table:table-cell>
          <table:table-cell office:value-type="float" office:value="2.06388211250305" calcext:value-type="float">
            <text:p>2.06388211250305</text:p>
          </table:table-cell>
          <table:table-cell office:value-type="float" office:value="3" calcext:value-type="float">
            <text:p>3</text:p>
          </table:table-cell>
          <table:table-cell office:value-type="float" office:value="2.1780002117157" calcext:value-type="float">
            <text:p>2.1780002117157</text:p>
          </table:table-cell>
          <table:table-cell office:value-type="float" office:value="3" calcext:value-type="float">
            <text:p>3</text:p>
          </table:table-cell>
          <table:table-cell office:value-type="float" office:value="2.13800001144409" calcext:value-type="float">
            <text:p>2.13800001144409</text:p>
          </table:table-cell>
          <table:table-cell office:value-type="float" office:value="3" calcext:value-type="float">
            <text:p>3</text:p>
          </table:table-cell>
          <table:table-cell office:value-type="float" office:value="2.10097074508667" calcext:value-type="float">
            <text:p>2.10097074508667</text:p>
          </table:table-cell>
          <table:table-cell office:value-type="float" office:value="3" calcext:value-type="float">
            <text:p>3</text:p>
          </table:table-cell>
          <table:table-cell office:value-type="float" office:value="2.06500029563904" calcext:value-type="float">
            <text:p>2.06500029563904</text:p>
          </table:table-cell>
          <table:table-cell office:value-type="float" office:value="3" calcext:value-type="float">
            <text:p>3</text:p>
          </table:table-cell>
          <table:table-cell office:value-type="float" office:value="2.03799891471863" calcext:value-type="float">
            <text:p>2.03799891471863</text:p>
          </table:table-cell>
          <table:table-cell office:value-type="float" office:value="3" calcext:value-type="float">
            <text:p>3</text:p>
          </table:table-cell>
          <table:table-cell office:value-type="float" office:value="2.13300037384033" calcext:value-type="float">
            <text:p>2.13300037384033</text:p>
          </table:table-cell>
          <table:table-cell office:value-type="float" office:value="3" calcext:value-type="float">
            <text:p>3</text:p>
          </table:table-cell>
          <table:table-cell office:value-type="float" office:value="2.11700081825256" calcext:value-type="float">
            <text:p>2.11700081825256</text:p>
          </table:table-cell>
          <table:table-cell office:value-type="float" office:value="3" calcext:value-type="float">
            <text:p>3</text:p>
          </table:table-cell>
          <table:table-cell office:value-type="float" office:value="2.07699823379517" calcext:value-type="float">
            <text:p>2.07699823379517</text:p>
          </table:table-cell>
          <table:table-cell office:value-type="float" office:value="3" calcext:value-type="float">
            <text:p>3</text:p>
          </table:table-cell>
          <table:table-cell office:value-type="float" office:value="2.04199767112732" calcext:value-type="float">
            <text:p>2.04199767112732</text:p>
          </table:table-cell>
          <table:table-cell office:value-type="float" office:value="3" calcext:value-type="float">
            <text:p>3</text:p>
          </table:table-cell>
          <table:table-cell office:value-type="float" office:value="2.39799952507019" calcext:value-type="float">
            <text:p>2.39799952507019</text:p>
          </table:table-cell>
          <table:table-cell office:value-type="float" office:value="3" calcext:value-type="float">
            <text:p>3</text:p>
          </table:table-cell>
          <table:table-cell office:value-type="float" office:value="2.25400161743164" calcext:value-type="float">
            <text:p>2.25400161743164</text:p>
          </table:table-cell>
          <table:table-cell office:value-type="float" office:value="3" calcext:value-type="float">
            <text:p>3</text:p>
          </table:table-cell>
          <table:table-cell office:value-type="float" office:value="2.17199993133545" calcext:value-type="float">
            <text:p>2.17199993133545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2.180000066757202</text:p>
          </table:table-cell>
          <table:table-cell office:value-type="float" office:value="4" calcext:value-type="float">
            <text:p>4</text:p>
          </table:table-cell>
          <table:table-cell office:value-type="float" office:value="2.13100028038025" calcext:value-type="float">
            <text:p>2.13100028038025</text:p>
          </table:table-cell>
          <table:table-cell office:value-type="float" office:value="4" calcext:value-type="float">
            <text:p>4</text:p>
          </table:table-cell>
          <table:table-cell office:value-type="float" office:value="2.12400031089783" calcext:value-type="float">
            <text:p>2.12400031089783</text:p>
          </table:table-cell>
          <table:table-cell office:value-type="float" office:value="4" calcext:value-type="float">
            <text:p>4</text:p>
          </table:table-cell>
          <table:table-cell office:value-type="float" office:value="2.07300019264221" calcext:value-type="float">
            <text:p>2.07300019264221</text:p>
          </table:table-cell>
          <table:table-cell office:value-type="float" office:value="4" calcext:value-type="float">
            <text:p>4</text:p>
          </table:table-cell>
          <table:table-cell office:value-type="float" office:value="2.15299916267395" calcext:value-type="float">
            <text:p>2.15299916267395</text:p>
          </table:table-cell>
          <table:table-cell office:value-type="float" office:value="4" calcext:value-type="float">
            <text:p>4</text:p>
          </table:table-cell>
          <table:table-cell office:value-type="float" office:value="2.13090705871582" calcext:value-type="float">
            <text:p>2.13090705871582</text:p>
          </table:table-cell>
          <table:table-cell office:value-type="float" office:value="4" calcext:value-type="float">
            <text:p>4</text:p>
          </table:table-cell>
          <table:table-cell office:value-type="float" office:value="2.10205554962158" calcext:value-type="float">
            <text:p>2.10205554962158</text:p>
          </table:table-cell>
          <table:table-cell office:value-type="float" office:value="4" calcext:value-type="float">
            <text:p>4</text:p>
          </table:table-cell>
          <table:table-cell office:value-type="float" office:value="2.07999968528748" calcext:value-type="float">
            <text:p>2.07999968528748</text:p>
          </table:table-cell>
          <table:table-cell office:value-type="float" office:value="4" calcext:value-type="float">
            <text:p>4</text:p>
          </table:table-cell>
          <table:table-cell office:value-type="float" office:value="2.04700183868408" calcext:value-type="float">
            <text:p>2.04700183868408</text:p>
          </table:table-cell>
          <table:table-cell office:value-type="float" office:value="4" calcext:value-type="float">
            <text:p>4</text:p>
          </table:table-cell>
          <table:table-cell office:value-type="float" office:value="2.13599848747253" calcext:value-type="float">
            <text:p>2.13599848747253</text:p>
          </table:table-cell>
          <table:table-cell office:value-type="float" office:value="4" calcext:value-type="float">
            <text:p>4</text:p>
          </table:table-cell>
          <table:table-cell office:value-type="float" office:value="2.1189980506897" calcext:value-type="float">
            <text:p>2.1189980506897</text:p>
          </table:table-cell>
          <table:table-cell office:value-type="float" office:value="4" calcext:value-type="float">
            <text:p>4</text:p>
          </table:table-cell>
          <table:table-cell office:value-type="float" office:value="2.0650007724762" calcext:value-type="float">
            <text:p>2.0650007724762</text:p>
          </table:table-cell>
          <table:table-cell office:value-type="float" office:value="4" calcext:value-type="float">
            <text:p>4</text:p>
          </table:table-cell>
          <table:table-cell office:value-type="float" office:value="2.04700303077698" calcext:value-type="float">
            <text:p>2.04700303077698</text:p>
          </table:table-cell>
          <table:table-cell office:value-type="float" office:value="4" calcext:value-type="float">
            <text:p>4</text:p>
          </table:table-cell>
          <table:table-cell office:value-type="float" office:value="2.39700102806091" calcext:value-type="float">
            <text:p>2.39700102806091</text:p>
          </table:table-cell>
          <table:table-cell office:value-type="float" office:value="4" calcext:value-type="float">
            <text:p>4</text:p>
          </table:table-cell>
          <table:table-cell office:value-type="float" office:value="2.26899743080139" calcext:value-type="float">
            <text:p>2.26899743080139</text:p>
          </table:table-cell>
          <table:table-cell office:value-type="float" office:value="4" calcext:value-type="float">
            <text:p>4</text:p>
          </table:table-cell>
          <table:table-cell office:value-type="float" office:value="2.14800095558166" calcext:value-type="float">
            <text:p>2.14800095558166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2.1600019931793213</text:p>
          </table:table-cell>
          <table:table-cell office:value-type="float" office:value="5" calcext:value-type="float">
            <text:p>5</text:p>
          </table:table-cell>
          <table:table-cell office:value-type="float" office:value="2.1359977722168" calcext:value-type="float">
            <text:p>2.1359977722168</text:p>
          </table:table-cell>
          <table:table-cell office:value-type="float" office:value="5" calcext:value-type="float">
            <text:p>5</text:p>
          </table:table-cell>
          <table:table-cell office:value-type="float" office:value="2.12699961662292" calcext:value-type="float">
            <text:p>2.12699961662292</text:p>
          </table:table-cell>
          <table:table-cell office:value-type="float" office:value="5" calcext:value-type="float">
            <text:p>5</text:p>
          </table:table-cell>
          <table:table-cell office:value-type="float" office:value="2.0770001411438" calcext:value-type="float">
            <text:p>2.0770001411438</text:p>
          </table:table-cell>
          <table:table-cell office:value-type="float" office:value="5" calcext:value-type="float">
            <text:p>5</text:p>
          </table:table-cell>
          <table:table-cell office:value-type="float" office:value="2.17800045013428" calcext:value-type="float">
            <text:p>2.17800045013428</text:p>
          </table:table-cell>
          <table:table-cell office:value-type="float" office:value="5" calcext:value-type="float">
            <text:p>5</text:p>
          </table:table-cell>
          <table:table-cell office:value-type="float" office:value="2.12502717971802" calcext:value-type="float">
            <text:p>2.12502717971802</text:p>
          </table:table-cell>
          <table:table-cell office:value-type="float" office:value="5" calcext:value-type="float">
            <text:p>5</text:p>
          </table:table-cell>
          <table:table-cell office:value-type="float" office:value="2.12293601036072" calcext:value-type="float">
            <text:p>2.12293601036072</text:p>
          </table:table-cell>
          <table:table-cell office:value-type="float" office:value="5" calcext:value-type="float">
            <text:p>5</text:p>
          </table:table-cell>
          <table:table-cell office:value-type="float" office:value="2.0670006275177" calcext:value-type="float">
            <text:p>2.0670006275177</text:p>
          </table:table-cell>
          <table:table-cell office:value-type="float" office:value="5" calcext:value-type="float">
            <text:p>5</text:p>
          </table:table-cell>
          <table:table-cell office:value-type="float" office:value="2.03499794006348" calcext:value-type="float">
            <text:p>2.03499794006348</text:p>
          </table:table-cell>
          <table:table-cell office:value-type="float" office:value="5" calcext:value-type="float">
            <text:p>5</text:p>
          </table:table-cell>
          <table:table-cell office:value-type="float" office:value="2.13200092315674" calcext:value-type="float">
            <text:p>2.13200092315674</text:p>
          </table:table-cell>
          <table:table-cell office:value-type="float" office:value="5" calcext:value-type="float">
            <text:p>5</text:p>
          </table:table-cell>
          <table:table-cell office:value-type="float" office:value="2.13399982452393" calcext:value-type="float">
            <text:p>2.13399982452393</text:p>
          </table:table-cell>
          <table:table-cell office:value-type="float" office:value="5" calcext:value-type="float">
            <text:p>5</text:p>
          </table:table-cell>
          <table:table-cell office:value-type="float" office:value="2.07599949836731" calcext:value-type="float">
            <text:p>2.07599949836731</text:p>
          </table:table-cell>
          <table:table-cell office:value-type="float" office:value="5" calcext:value-type="float">
            <text:p>5</text:p>
          </table:table-cell>
          <table:table-cell office:value-type="float" office:value="2.04199838638306" calcext:value-type="float">
            <text:p>2.04199838638306</text:p>
          </table:table-cell>
          <table:table-cell office:value-type="float" office:value="5" calcext:value-type="float">
            <text:p>5</text:p>
          </table:table-cell>
          <table:table-cell office:value-type="float" office:value="2.38899922370911" calcext:value-type="float">
            <text:p>2.38899922370911</text:p>
          </table:table-cell>
          <table:table-cell office:value-type="float" office:value="5" calcext:value-type="float">
            <text:p>5</text:p>
          </table:table-cell>
          <table:table-cell office:value-type="float" office:value="2.26099944114685" calcext:value-type="float">
            <text:p>2.26099944114685</text:p>
          </table:table-cell>
          <table:table-cell office:value-type="float" office:value="5" calcext:value-type="float">
            <text:p>5</text:p>
          </table:table-cell>
          <table:table-cell office:value-type="float" office:value="2.13400030136108" calcext:value-type="float">
            <text:p>2.13400030136108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2.1589996814727783</text:p>
          </table:table-cell>
          <table:table-cell office:value-type="float" office:value="6" calcext:value-type="float">
            <text:p>6</text:p>
          </table:table-cell>
          <table:table-cell office:value-type="float" office:value="2.13400173187256" calcext:value-type="float">
            <text:p>2.13400173187256</text:p>
          </table:table-cell>
          <table:table-cell office:value-type="float" office:value="6" calcext:value-type="float">
            <text:p>6</text:p>
          </table:table-cell>
          <table:table-cell office:value-type="float" office:value="2.1099705696106" calcext:value-type="float">
            <text:p>2.1099705696106</text:p>
          </table:table-cell>
          <table:table-cell office:value-type="float" office:value="6" calcext:value-type="float">
            <text:p>6</text:p>
          </table:table-cell>
          <table:table-cell office:value-type="float" office:value="2.07399916648865" calcext:value-type="float">
            <text:p>2.07399916648865</text:p>
          </table:table-cell>
          <table:table-cell office:value-type="float" office:value="6" calcext:value-type="float">
            <text:p>6</text:p>
          </table:table-cell>
          <table:table-cell office:value-type="float" office:value="2.17500281333923" calcext:value-type="float">
            <text:p>2.17500281333923</text:p>
          </table:table-cell>
          <table:table-cell office:value-type="float" office:value="6" calcext:value-type="float">
            <text:p>6</text:p>
          </table:table-cell>
          <table:table-cell office:value-type="float" office:value="2.13595008850098" calcext:value-type="float">
            <text:p>2.13595008850098</text:p>
          </table:table-cell>
          <table:table-cell office:value-type="float" office:value="6" calcext:value-type="float">
            <text:p>6</text:p>
          </table:table-cell>
          <table:table-cell office:value-type="float" office:value="2.10929179191589" calcext:value-type="float">
            <text:p>2.10929179191589</text:p>
          </table:table-cell>
          <table:table-cell office:value-type="float" office:value="6" calcext:value-type="float">
            <text:p>6</text:p>
          </table:table-cell>
          <table:table-cell office:value-type="float" office:value="2.07100081443787" calcext:value-type="float">
            <text:p>2.07100081443787</text:p>
          </table:table-cell>
          <table:table-cell office:value-type="float" office:value="6" calcext:value-type="float">
            <text:p>6</text:p>
          </table:table-cell>
          <table:table-cell office:value-type="float" office:value="2.04002118110657" calcext:value-type="float">
            <text:p>2.04002118110657</text:p>
          </table:table-cell>
          <table:table-cell office:value-type="float" office:value="6" calcext:value-type="float">
            <text:p>6</text:p>
          </table:table-cell>
          <table:table-cell office:value-type="float" office:value="2.14900135993958" calcext:value-type="float">
            <text:p>2.14900135993958</text:p>
          </table:table-cell>
          <table:table-cell office:value-type="float" office:value="6" calcext:value-type="float">
            <text:p>6</text:p>
          </table:table-cell>
          <table:table-cell office:value-type="float" office:value="2.1300003528595" calcext:value-type="float">
            <text:p>2.1300003528595</text:p>
          </table:table-cell>
          <table:table-cell office:value-type="float" office:value="6" calcext:value-type="float">
            <text:p>6</text:p>
          </table:table-cell>
          <table:table-cell office:value-type="float" office:value="2.07699990272522" calcext:value-type="float">
            <text:p>2.07699990272522</text:p>
          </table:table-cell>
          <table:table-cell office:value-type="float" office:value="6" calcext:value-type="float">
            <text:p>6</text:p>
          </table:table-cell>
          <table:table-cell office:value-type="float" office:value="2.04299974441528" calcext:value-type="float">
            <text:p>2.04299974441528</text:p>
          </table:table-cell>
          <table:table-cell office:value-type="float" office:value="6" calcext:value-type="float">
            <text:p>6</text:p>
          </table:table-cell>
          <table:table-cell office:value-type="float" office:value="2.39200210571289" calcext:value-type="float">
            <text:p>2.39200210571289</text:p>
          </table:table-cell>
          <table:table-cell office:value-type="float" office:value="6" calcext:value-type="float">
            <text:p>6</text:p>
          </table:table-cell>
          <table:table-cell office:value-type="float" office:value="2.29000163078308" calcext:value-type="float">
            <text:p>2.29000163078308</text:p>
          </table:table-cell>
          <table:table-cell office:value-type="float" office:value="6" calcext:value-type="float">
            <text:p>6</text:p>
          </table:table-cell>
          <table:table-cell office:value-type="float" office:value="2.15399980545044" calcext:value-type="float">
            <text:p>2.15399980545044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2.184000015258789</text:p>
          </table:table-cell>
          <table:table-cell office:value-type="float" office:value="7" calcext:value-type="float">
            <text:p>7</text:p>
          </table:table-cell>
          <table:table-cell office:value-type="float" office:value="2.13399815559387" calcext:value-type="float">
            <text:p>2.13399815559387</text:p>
          </table:table-cell>
          <table:table-cell office:value-type="float" office:value="7" calcext:value-type="float">
            <text:p>7</text:p>
          </table:table-cell>
          <table:table-cell office:value-type="float" office:value="2.10799860954285" calcext:value-type="float">
            <text:p>2.10799860954285</text:p>
          </table:table-cell>
          <table:table-cell office:value-type="float" office:value="7" calcext:value-type="float">
            <text:p>7</text:p>
          </table:table-cell>
          <table:table-cell office:value-type="float" office:value="2.07300448417664" calcext:value-type="float">
            <text:p>2.07300448417664</text:p>
          </table:table-cell>
          <table:table-cell office:value-type="float" office:value="7" calcext:value-type="float">
            <text:p>7</text:p>
          </table:table-cell>
          <table:table-cell office:value-type="float" office:value="2.15799784660339" calcext:value-type="float">
            <text:p>2.15799784660339</text:p>
          </table:table-cell>
          <table:table-cell office:value-type="float" office:value="7" calcext:value-type="float">
            <text:p>7</text:p>
          </table:table-cell>
          <table:table-cell office:value-type="float" office:value="2.13099956512451" calcext:value-type="float">
            <text:p>2.13099956512451</text:p>
          </table:table-cell>
          <table:table-cell office:value-type="float" office:value="7" calcext:value-type="float">
            <text:p>7</text:p>
          </table:table-cell>
          <table:table-cell office:value-type="float" office:value="2.10309314727783" calcext:value-type="float">
            <text:p>2.10309314727783</text:p>
          </table:table-cell>
          <table:table-cell office:value-type="float" office:value="7" calcext:value-type="float">
            <text:p>7</text:p>
          </table:table-cell>
          <table:table-cell office:value-type="float" office:value="2.0799994468689" calcext:value-type="float">
            <text:p>2.0799994468689</text:p>
          </table:table-cell>
          <table:table-cell office:value-type="float" office:value="7" calcext:value-type="float">
            <text:p>7</text:p>
          </table:table-cell>
          <table:table-cell office:value-type="float" office:value="2.03499984741211" calcext:value-type="float">
            <text:p>2.03499984741211</text:p>
          </table:table-cell>
          <table:table-cell office:value-type="float" office:value="7" calcext:value-type="float">
            <text:p>7</text:p>
          </table:table-cell>
          <table:table-cell office:value-type="float" office:value="2.13799834251404" calcext:value-type="float">
            <text:p>2.13799834251404</text:p>
          </table:table-cell>
          <table:table-cell office:value-type="float" office:value="7" calcext:value-type="float">
            <text:p>7</text:p>
          </table:table-cell>
          <table:table-cell office:value-type="float" office:value="2.11100125312805" calcext:value-type="float">
            <text:p>2.11100125312805</text:p>
          </table:table-cell>
          <table:table-cell office:value-type="float" office:value="7" calcext:value-type="float">
            <text:p>7</text:p>
          </table:table-cell>
          <table:table-cell office:value-type="float" office:value="2.06499981880188" calcext:value-type="float">
            <text:p>2.06499981880188</text:p>
          </table:table-cell>
          <table:table-cell office:value-type="float" office:value="7" calcext:value-type="float">
            <text:p>7</text:p>
          </table:table-cell>
          <table:table-cell office:value-type="float" office:value="2.04500079154968" calcext:value-type="float">
            <text:p>2.04500079154968</text:p>
          </table:table-cell>
          <table:table-cell office:value-type="float" office:value="7" calcext:value-type="float">
            <text:p>7</text:p>
          </table:table-cell>
          <table:table-cell office:value-type="float" office:value="2.40199780464172" calcext:value-type="float">
            <text:p>2.40199780464172</text:p>
          </table:table-cell>
          <table:table-cell office:value-type="float" office:value="7" calcext:value-type="float">
            <text:p>7</text:p>
          </table:table-cell>
          <table:table-cell office:value-type="float" office:value="2.26900053024292" calcext:value-type="float">
            <text:p>2.26900053024292</text:p>
          </table:table-cell>
          <table:table-cell office:value-type="float" office:value="7" calcext:value-type="float">
            <text:p>7</text:p>
          </table:table-cell>
          <table:table-cell office:value-type="float" office:value="2.15700006484985" calcext:value-type="float">
            <text:p>2.15700006484985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2.202000379562378</text:p>
          </table:table-cell>
          <table:table-cell office:value-type="float" office:value="8" calcext:value-type="float">
            <text:p>8</text:p>
          </table:table-cell>
          <table:table-cell office:value-type="float" office:value="2.13600087165833" calcext:value-type="float">
            <text:p>2.13600087165833</text:p>
          </table:table-cell>
          <table:table-cell office:value-type="float" office:value="8" calcext:value-type="float">
            <text:p>8</text:p>
          </table:table-cell>
          <table:table-cell office:value-type="float" office:value="2.11002564430237" calcext:value-type="float">
            <text:p>2.11002564430237</text:p>
          </table:table-cell>
          <table:table-cell office:value-type="float" office:value="8" calcext:value-type="float">
            <text:p>8</text:p>
          </table:table-cell>
          <table:table-cell office:value-type="float" office:value="2.09499645233154" calcext:value-type="float">
            <text:p>2.09499645233154</text:p>
          </table:table-cell>
          <table:table-cell office:value-type="float" office:value="8" calcext:value-type="float">
            <text:p>8</text:p>
          </table:table-cell>
          <table:table-cell office:value-type="float" office:value="2.16799998283386" calcext:value-type="float">
            <text:p>2.16799998283386</text:p>
          </table:table-cell>
          <table:table-cell office:value-type="float" office:value="8" calcext:value-type="float">
            <text:p>8</text:p>
          </table:table-cell>
          <table:table-cell office:value-type="float" office:value="2.15100026130676" calcext:value-type="float">
            <text:p>2.15100026130676</text:p>
          </table:table-cell>
          <table:table-cell office:value-type="float" office:value="8" calcext:value-type="float">
            <text:p>8</text:p>
          </table:table-cell>
          <table:table-cell office:value-type="float" office:value="2.10641288757324" calcext:value-type="float">
            <text:p>2.10641288757324</text:p>
          </table:table-cell>
          <table:table-cell office:value-type="float" office:value="8" calcext:value-type="float">
            <text:p>8</text:p>
          </table:table-cell>
          <table:table-cell office:value-type="float" office:value="2.0700044631958" calcext:value-type="float">
            <text:p>2.0700044631958</text:p>
          </table:table-cell>
          <table:table-cell office:value-type="float" office:value="8" calcext:value-type="float">
            <text:p>8</text:p>
          </table:table-cell>
          <table:table-cell office:value-type="float" office:value="2.04499912261963" calcext:value-type="float">
            <text:p>2.04499912261963</text:p>
          </table:table-cell>
          <table:table-cell office:value-type="float" office:value="8" calcext:value-type="float">
            <text:p>8</text:p>
          </table:table-cell>
          <table:table-cell office:value-type="float" office:value="2.1470000743866" calcext:value-type="float">
            <text:p>2.1470000743866</text:p>
          </table:table-cell>
          <table:table-cell office:value-type="float" office:value="8" calcext:value-type="float">
            <text:p>8</text:p>
          </table:table-cell>
          <table:table-cell office:value-type="float" office:value="2.12400007247925" calcext:value-type="float">
            <text:p>2.12400007247925</text:p>
          </table:table-cell>
          <table:table-cell office:value-type="float" office:value="8" calcext:value-type="float">
            <text:p>8</text:p>
          </table:table-cell>
          <table:table-cell office:value-type="float" office:value="2.07999992370605" calcext:value-type="float">
            <text:p>2.07999992370605</text:p>
          </table:table-cell>
          <table:table-cell office:value-type="float" office:value="8" calcext:value-type="float">
            <text:p>8</text:p>
          </table:table-cell>
          <table:table-cell office:value-type="float" office:value="2.04600024223328" calcext:value-type="float">
            <text:p>2.04600024223328</text:p>
          </table:table-cell>
          <table:table-cell office:value-type="float" office:value="8" calcext:value-type="float">
            <text:p>8</text:p>
          </table:table-cell>
          <table:table-cell office:value-type="float" office:value="2.40900015830994" calcext:value-type="float">
            <text:p>2.40900015830994</text:p>
          </table:table-cell>
          <table:table-cell office:value-type="float" office:value="8" calcext:value-type="float">
            <text:p>8</text:p>
          </table:table-cell>
          <table:table-cell office:value-type="float" office:value="2.26699781417847" calcext:value-type="float">
            <text:p>2.26699781417847</text:p>
          </table:table-cell>
          <table:table-cell office:value-type="float" office:value="8" calcext:value-type="float">
            <text:p>8</text:p>
          </table:table-cell>
          <table:table-cell office:value-type="float" office:value="2.13899970054626" calcext:value-type="float">
            <text:p>2.13899970054626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2.173999547958374</text:p>
          </table:table-cell>
          <table:table-cell office:value-type="float" office:value="9" calcext:value-type="float">
            <text:p>9</text:p>
          </table:table-cell>
          <table:table-cell office:value-type="float" office:value="2.12699890136719" calcext:value-type="float">
            <text:p>2.12699890136719</text:p>
          </table:table-cell>
          <table:table-cell office:value-type="float" office:value="9" calcext:value-type="float">
            <text:p>9</text:p>
          </table:table-cell>
          <table:table-cell office:value-type="float" office:value="2.11904668807983" calcext:value-type="float">
            <text:p>2.11904668807983</text:p>
          </table:table-cell>
          <table:table-cell office:value-type="float" office:value="9" calcext:value-type="float">
            <text:p>9</text:p>
          </table:table-cell>
          <table:table-cell office:value-type="float" office:value="2.0840003490448" calcext:value-type="float">
            <text:p>2.0840003490448</text:p>
          </table:table-cell>
          <table:table-cell office:value-type="float" office:value="9" calcext:value-type="float">
            <text:p>9</text:p>
          </table:table-cell>
          <table:table-cell office:value-type="float" office:value="2.17699980735779" calcext:value-type="float">
            <text:p>2.17699980735779</text:p>
          </table:table-cell>
          <table:table-cell office:value-type="float" office:value="9" calcext:value-type="float">
            <text:p>9</text:p>
          </table:table-cell>
          <table:table-cell office:value-type="float" office:value="2.13800096511841" calcext:value-type="float">
            <text:p>2.13800096511841</text:p>
          </table:table-cell>
          <table:table-cell office:value-type="float" office:value="9" calcext:value-type="float">
            <text:p>9</text:p>
          </table:table-cell>
          <table:table-cell office:value-type="float" office:value="2.10618901252747" calcext:value-type="float">
            <text:p>2.10618901252747</text:p>
          </table:table-cell>
          <table:table-cell office:value-type="float" office:value="9" calcext:value-type="float">
            <text:p>9</text:p>
          </table:table-cell>
          <table:table-cell office:value-type="float" office:value="2.07899522781372" calcext:value-type="float">
            <text:p>2.07899522781372</text:p>
          </table:table-cell>
          <table:table-cell office:value-type="float" office:value="9" calcext:value-type="float">
            <text:p>9</text:p>
          </table:table-cell>
          <table:table-cell office:value-type="float" office:value="2.03300094604492" calcext:value-type="float">
            <text:p>2.03300094604492</text:p>
          </table:table-cell>
          <table:table-cell office:value-type="float" office:value="9" calcext:value-type="float">
            <text:p>9</text:p>
          </table:table-cell>
          <table:table-cell office:value-type="float" office:value="2.13200211524963" calcext:value-type="float">
            <text:p>2.13200211524963</text:p>
          </table:table-cell>
          <table:table-cell office:value-type="float" office:value="9" calcext:value-type="float">
            <text:p>9</text:p>
          </table:table-cell>
          <table:table-cell office:value-type="float" office:value="2.1210024356842" calcext:value-type="float">
            <text:p>2.1210024356842</text:p>
          </table:table-cell>
          <table:table-cell office:value-type="float" office:value="9" calcext:value-type="float">
            <text:p>9</text:p>
          </table:table-cell>
          <table:table-cell office:value-type="float" office:value="2.0960009098053" calcext:value-type="float">
            <text:p>2.0960009098053</text:p>
          </table:table-cell>
          <table:table-cell office:value-type="float" office:value="9" calcext:value-type="float">
            <text:p>9</text:p>
          </table:table-cell>
          <table:table-cell office:value-type="float" office:value="2.05000185966492" calcext:value-type="float">
            <text:p>2.05000185966492</text:p>
          </table:table-cell>
          <table:table-cell office:value-type="float" office:value="9" calcext:value-type="float">
            <text:p>9</text:p>
          </table:table-cell>
          <table:table-cell office:value-type="float" office:value="2.38800048828125" calcext:value-type="float">
            <text:p>2.38800048828125</text:p>
          </table:table-cell>
          <table:table-cell office:value-type="float" office:value="9" calcext:value-type="float">
            <text:p>9</text:p>
          </table:table-cell>
          <table:table-cell office:value-type="float" office:value="2.26200008392334" calcext:value-type="float">
            <text:p>2.26200008392334</text:p>
          </table:table-cell>
          <table:table-cell office:value-type="float" office:value="9" calcext:value-type="float">
            <text:p>9</text:p>
          </table:table-cell>
          <table:table-cell office:value-type="float" office:value="2.15799999237061" calcext:value-type="float">
            <text:p>2.15799999237061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2.1936817169189453</text:p>
          </table:table-cell>
          <table:table-cell office:value-type="float" office:value="10" calcext:value-type="float">
            <text:p>10</text:p>
          </table:table-cell>
          <table:table-cell office:value-type="float" office:value="2.12881946563721" calcext:value-type="float">
            <text:p>2.12881946563721</text:p>
          </table:table-cell>
          <table:table-cell office:value-type="float" office:value="10" calcext:value-type="float">
            <text:p>10</text:p>
          </table:table-cell>
          <table:table-cell office:value-type="float" office:value="2.10992336273193" calcext:value-type="float">
            <text:p>2.10992336273193</text:p>
          </table:table-cell>
          <table:table-cell office:value-type="float" office:value="10" calcext:value-type="float">
            <text:p>10</text:p>
          </table:table-cell>
          <table:table-cell office:value-type="float" office:value="2.05899906158447" calcext:value-type="float">
            <text:p>2.05899906158447</text:p>
          </table:table-cell>
          <table:table-cell office:value-type="float" office:value="10" calcext:value-type="float">
            <text:p>10</text:p>
          </table:table-cell>
          <table:table-cell office:value-type="float" office:value="2.22207140922546" calcext:value-type="float">
            <text:p>2.22207140922546</text:p>
          </table:table-cell>
          <table:table-cell office:value-type="float" office:value="10" calcext:value-type="float">
            <text:p>10</text:p>
          </table:table-cell>
          <table:table-cell office:value-type="float" office:value="2.14203572273254" calcext:value-type="float">
            <text:p>2.14203572273254</text:p>
          </table:table-cell>
          <table:table-cell office:value-type="float" office:value="10" calcext:value-type="float">
            <text:p>10</text:p>
          </table:table-cell>
          <table:table-cell office:value-type="float" office:value="2.10180640220642" calcext:value-type="float">
            <text:p>2.10180640220642</text:p>
          </table:table-cell>
          <table:table-cell office:value-type="float" office:value="10" calcext:value-type="float">
            <text:p>10</text:p>
          </table:table-cell>
          <table:table-cell office:value-type="float" office:value="2.07199931144714" calcext:value-type="float">
            <text:p>2.07199931144714</text:p>
          </table:table-cell>
          <table:table-cell office:value-type="float" office:value="10" calcext:value-type="float">
            <text:p>10</text:p>
          </table:table-cell>
          <table:table-cell office:value-type="float" office:value="2.0459988117218" calcext:value-type="float">
            <text:p>2.0459988117218</text:p>
          </table:table-cell>
          <table:table-cell office:value-type="float" office:value="10" calcext:value-type="float">
            <text:p>10</text:p>
          </table:table-cell>
          <table:table-cell office:value-type="float" office:value="2.20500159263611" calcext:value-type="float">
            <text:p>2.20500159263611</text:p>
          </table:table-cell>
          <table:table-cell office:value-type="float" office:value="10" calcext:value-type="float">
            <text:p>10</text:p>
          </table:table-cell>
          <table:table-cell office:value-type="float" office:value="2.1159975528717" calcext:value-type="float">
            <text:p>2.1159975528717</text:p>
          </table:table-cell>
          <table:table-cell office:value-type="float" office:value="10" calcext:value-type="float">
            <text:p>10</text:p>
          </table:table-cell>
          <table:table-cell office:value-type="float" office:value="2.07799983024597" calcext:value-type="float">
            <text:p>2.07799983024597</text:p>
          </table:table-cell>
          <table:table-cell office:value-type="float" office:value="10" calcext:value-type="float">
            <text:p>10</text:p>
          </table:table-cell>
          <table:table-cell office:value-type="float" office:value="2.06499886512756" calcext:value-type="float">
            <text:p>2.06499886512756</text:p>
          </table:table-cell>
          <table:table-cell office:value-type="float" office:value="10" calcext:value-type="float">
            <text:p>10</text:p>
          </table:table-cell>
          <table:table-cell office:value-type="float" office:value="2.43413519859314" calcext:value-type="float">
            <text:p>2.43413519859314</text:p>
          </table:table-cell>
          <table:table-cell office:value-type="float" office:value="10" calcext:value-type="float">
            <text:p>10</text:p>
          </table:table-cell>
          <table:table-cell office:value-type="float" office:value="2.24799990653992" calcext:value-type="float">
            <text:p>2.24799990653992</text:p>
          </table:table-cell>
          <table:table-cell office:value-type="float" office:value="10" calcext:value-type="float">
            <text:p>10</text:p>
          </table:table-cell>
          <table:table-cell office:value-type="float" office:value="2.14799976348877" calcext:value-type="float">
            <text:p>2.14799976348877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2.1805813312530518</text:p>
          </table:table-cell>
          <table:table-cell office:value-type="float" office:value="11" calcext:value-type="float">
            <text:p>11</text:p>
          </table:table-cell>
          <table:table-cell office:value-type="float" office:value="2.12937426567078" calcext:value-type="float">
            <text:p>2.12937426567078</text:p>
          </table:table-cell>
          <table:table-cell office:value-type="float" office:value="11" calcext:value-type="float">
            <text:p>11</text:p>
          </table:table-cell>
          <table:table-cell office:value-type="float" office:value="2.11700654029846" calcext:value-type="float">
            <text:p>2.11700654029846</text:p>
          </table:table-cell>
          <table:table-cell office:value-type="float" office:value="11" calcext:value-type="float">
            <text:p>11</text:p>
          </table:table-cell>
          <table:table-cell office:value-type="float" office:value="2.08929395675659" calcext:value-type="float">
            <text:p>2.08929395675659</text:p>
          </table:table-cell>
          <table:table-cell office:value-type="float" office:value="11" calcext:value-type="float">
            <text:p>11</text:p>
          </table:table-cell>
          <table:table-cell office:value-type="float" office:value="2.18691897392273" calcext:value-type="float">
            <text:p>2.18691897392273</text:p>
          </table:table-cell>
          <table:table-cell office:value-type="float" office:value="11" calcext:value-type="float">
            <text:p>11</text:p>
          </table:table-cell>
          <table:table-cell office:value-type="float" office:value="2.14873385429382" calcext:value-type="float">
            <text:p>2.14873385429382</text:p>
          </table:table-cell>
          <table:table-cell office:value-type="float" office:value="11" calcext:value-type="float">
            <text:p>11</text:p>
          </table:table-cell>
          <table:table-cell office:value-type="float" office:value="2.11199879646301" calcext:value-type="float">
            <text:p>2.11199879646301</text:p>
          </table:table-cell>
          <table:table-cell office:value-type="float" office:value="11" calcext:value-type="float">
            <text:p>11</text:p>
          </table:table-cell>
          <table:table-cell office:value-type="float" office:value="2.07840013504028" calcext:value-type="float">
            <text:p>2.07840013504028</text:p>
          </table:table-cell>
          <table:table-cell office:value-type="float" office:value="11" calcext:value-type="float">
            <text:p>11</text:p>
          </table:table-cell>
          <table:table-cell office:value-type="float" office:value="2.03795409202576" calcext:value-type="float">
            <text:p>2.03795409202576</text:p>
          </table:table-cell>
          <table:table-cell office:value-type="float" office:value="11" calcext:value-type="float">
            <text:p>11</text:p>
          </table:table-cell>
          <table:table-cell office:value-type="float" office:value="2.14486956596375" calcext:value-type="float">
            <text:p>2.14486956596375</text:p>
          </table:table-cell>
          <table:table-cell office:value-type="float" office:value="11" calcext:value-type="float">
            <text:p>11</text:p>
          </table:table-cell>
          <table:table-cell office:value-type="float" office:value="2.11394023895264" calcext:value-type="float">
            <text:p>2.11394023895264</text:p>
          </table:table-cell>
          <table:table-cell office:value-type="float" office:value="11" calcext:value-type="float">
            <text:p>11</text:p>
          </table:table-cell>
          <table:table-cell office:value-type="float" office:value="2.06090188026428" calcext:value-type="float">
            <text:p>2.06090188026428</text:p>
          </table:table-cell>
          <table:table-cell office:value-type="float" office:value="11" calcext:value-type="float">
            <text:p>11</text:p>
          </table:table-cell>
          <table:table-cell office:value-type="float" office:value="2.05079770088196" calcext:value-type="float">
            <text:p>2.05079770088196</text:p>
          </table:table-cell>
          <table:table-cell office:value-type="float" office:value="11" calcext:value-type="float">
            <text:p>11</text:p>
          </table:table-cell>
          <table:table-cell office:value-type="float" office:value="2.40407466888428" calcext:value-type="float">
            <text:p>2.40407466888428</text:p>
          </table:table-cell>
          <table:table-cell office:value-type="float" office:value="11" calcext:value-type="float">
            <text:p>11</text:p>
          </table:table-cell>
          <table:table-cell office:value-type="float" office:value="2.25897550582886" calcext:value-type="float">
            <text:p>2.25897550582886</text:p>
          </table:table-cell>
          <table:table-cell office:value-type="float" office:value="11" calcext:value-type="float">
            <text:p>11</text:p>
          </table:table-cell>
          <table:table-cell office:value-type="float" office:value="2.14372444152832" calcext:value-type="float">
            <text:p>2.14372444152832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2.1735482215881348</text:p>
          </table:table-cell>
          <table:table-cell office:value-type="float" office:value="12" calcext:value-type="float">
            <text:p>12</text:p>
          </table:table-cell>
          <table:table-cell office:value-type="float" office:value="2.13846731185913" calcext:value-type="float">
            <text:p>2.13846731185913</text:p>
          </table:table-cell>
          <table:table-cell office:value-type="float" office:value="12" calcext:value-type="float">
            <text:p>12</text:p>
          </table:table-cell>
          <table:table-cell office:value-type="float" office:value="2.10866236686707" calcext:value-type="float">
            <text:p>2.10866236686707</text:p>
          </table:table-cell>
          <table:table-cell office:value-type="float" office:value="12" calcext:value-type="float">
            <text:p>12</text:p>
          </table:table-cell>
          <table:table-cell office:value-type="float" office:value="2.07650375366211" calcext:value-type="float">
            <text:p>2.07650375366211</text:p>
          </table:table-cell>
          <table:table-cell office:value-type="float" office:value="12" calcext:value-type="float">
            <text:p>12</text:p>
          </table:table-cell>
          <table:table-cell office:value-type="float" office:value="2.1760094165802" calcext:value-type="float">
            <text:p>2.1760094165802</text:p>
          </table:table-cell>
          <table:table-cell office:value-type="float" office:value="12" calcext:value-type="float">
            <text:p>12</text:p>
          </table:table-cell>
          <table:table-cell office:value-type="float" office:value="2.12856340408325" calcext:value-type="float">
            <text:p>2.12856340408325</text:p>
          </table:table-cell>
          <table:table-cell office:value-type="float" office:value="12" calcext:value-type="float">
            <text:p>12</text:p>
          </table:table-cell>
          <table:table-cell office:value-type="float" office:value="2.12452936172485" calcext:value-type="float">
            <text:p>2.12452936172485</text:p>
          </table:table-cell>
          <table:table-cell office:value-type="float" office:value="12" calcext:value-type="float">
            <text:p>12</text:p>
          </table:table-cell>
          <table:table-cell office:value-type="float" office:value="2.07799816131592" calcext:value-type="float">
            <text:p>2.07799816131592</text:p>
          </table:table-cell>
          <table:table-cell office:value-type="float" office:value="12" calcext:value-type="float">
            <text:p>12</text:p>
          </table:table-cell>
          <table:table-cell office:value-type="float" office:value="2.04201292991638" calcext:value-type="float">
            <text:p>2.04201292991638</text:p>
          </table:table-cell>
          <table:table-cell office:value-type="float" office:value="12" calcext:value-type="float">
            <text:p>12</text:p>
          </table:table-cell>
          <table:table-cell office:value-type="float" office:value="2.13591408729553" calcext:value-type="float">
            <text:p>2.13591408729553</text:p>
          </table:table-cell>
          <table:table-cell office:value-type="float" office:value="12" calcext:value-type="float">
            <text:p>12</text:p>
          </table:table-cell>
          <table:table-cell office:value-type="float" office:value="2.14115524291992" calcext:value-type="float">
            <text:p>2.14115524291992</text:p>
          </table:table-cell>
          <table:table-cell office:value-type="float" office:value="12" calcext:value-type="float">
            <text:p>12</text:p>
          </table:table-cell>
          <table:table-cell office:value-type="float" office:value="2.06799912452698" calcext:value-type="float">
            <text:p>2.06799912452698</text:p>
          </table:table-cell>
          <table:table-cell office:value-type="float" office:value="12" calcext:value-type="float">
            <text:p>12</text:p>
          </table:table-cell>
          <table:table-cell office:value-type="float" office:value="2.04384779930115" calcext:value-type="float">
            <text:p>2.04384779930115</text:p>
          </table:table-cell>
          <table:table-cell office:value-type="float" office:value="12" calcext:value-type="float">
            <text:p>12</text:p>
          </table:table-cell>
          <table:table-cell office:value-type="float" office:value="2.38979339599609" calcext:value-type="float">
            <text:p>2.38979339599609</text:p>
          </table:table-cell>
          <table:table-cell office:value-type="float" office:value="12" calcext:value-type="float">
            <text:p>12</text:p>
          </table:table-cell>
          <table:table-cell office:value-type="float" office:value="2.27994918823242" calcext:value-type="float">
            <text:p>2.27994918823242</text:p>
          </table:table-cell>
          <table:table-cell office:value-type="float" office:value="12" calcext:value-type="float">
            <text:p>12</text:p>
          </table:table-cell>
          <table:table-cell office:value-type="float" office:value="2.13099718093872" calcext:value-type="float">
            <text:p>2.13099718093872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2.1542727947235107</text:p>
          </table:table-cell>
          <table:table-cell office:value-type="float" office:value="13" calcext:value-type="float">
            <text:p>13</text:p>
          </table:table-cell>
          <table:table-cell office:value-type="float" office:value="2.13798141479492" calcext:value-type="float">
            <text:p>2.13798141479492</text:p>
          </table:table-cell>
          <table:table-cell office:value-type="float" office:value="13" calcext:value-type="float">
            <text:p>13</text:p>
          </table:table-cell>
          <table:table-cell office:value-type="float" office:value="2.12298274040222" calcext:value-type="float">
            <text:p>2.12298274040222</text:p>
          </table:table-cell>
          <table:table-cell office:value-type="float" office:value="13" calcext:value-type="float">
            <text:p>13</text:p>
          </table:table-cell>
          <table:table-cell office:value-type="float" office:value="2.07444405555725" calcext:value-type="float">
            <text:p>2.07444405555725</text:p>
          </table:table-cell>
          <table:table-cell office:value-type="float" office:value="13" calcext:value-type="float">
            <text:p>13</text:p>
          </table:table-cell>
          <table:table-cell office:value-type="float" office:value="2.167475938797" calcext:value-type="float">
            <text:p>2.167475938797</text:p>
          </table:table-cell>
          <table:table-cell office:value-type="float" office:value="13" calcext:value-type="float">
            <text:p>13</text:p>
          </table:table-cell>
          <table:table-cell office:value-type="float" office:value="2.13976764678955" calcext:value-type="float">
            <text:p>2.13976764678955</text:p>
          </table:table-cell>
          <table:table-cell office:value-type="float" office:value="13" calcext:value-type="float">
            <text:p>13</text:p>
          </table:table-cell>
          <table:table-cell office:value-type="float" office:value="2.11272430419922" calcext:value-type="float">
            <text:p>2.11272430419922</text:p>
          </table:table-cell>
          <table:table-cell office:value-type="float" office:value="13" calcext:value-type="float">
            <text:p>13</text:p>
          </table:table-cell>
          <table:table-cell office:value-type="float" office:value="2.07000064849854" calcext:value-type="float">
            <text:p>2.07000064849854</text:p>
          </table:table-cell>
          <table:table-cell office:value-type="float" office:value="13" calcext:value-type="float">
            <text:p>13</text:p>
          </table:table-cell>
          <table:table-cell office:value-type="float" office:value="2.03514003753662" calcext:value-type="float">
            <text:p>2.03514003753662</text:p>
          </table:table-cell>
          <table:table-cell office:value-type="float" office:value="13" calcext:value-type="float">
            <text:p>13</text:p>
          </table:table-cell>
          <table:table-cell office:value-type="float" office:value="2.13303828239441" calcext:value-type="float">
            <text:p>2.13303828239441</text:p>
          </table:table-cell>
          <table:table-cell office:value-type="float" office:value="13" calcext:value-type="float">
            <text:p>13</text:p>
          </table:table-cell>
          <table:table-cell office:value-type="float" office:value="2.1167893409729" calcext:value-type="float">
            <text:p>2.1167893409729</text:p>
          </table:table-cell>
          <table:table-cell office:value-type="float" office:value="13" calcext:value-type="float">
            <text:p>13</text:p>
          </table:table-cell>
          <table:table-cell office:value-type="float" office:value="2.07518982887268" calcext:value-type="float">
            <text:p>2.07518982887268</text:p>
          </table:table-cell>
          <table:table-cell office:value-type="float" office:value="13" calcext:value-type="float">
            <text:p>13</text:p>
          </table:table-cell>
          <table:table-cell office:value-type="float" office:value="2.03898334503174" calcext:value-type="float">
            <text:p>2.03898334503174</text:p>
          </table:table-cell>
          <table:table-cell office:value-type="float" office:value="13" calcext:value-type="float">
            <text:p>13</text:p>
          </table:table-cell>
          <table:table-cell office:value-type="float" office:value="2.3841700553894" calcext:value-type="float">
            <text:p>2.3841700553894</text:p>
          </table:table-cell>
          <table:table-cell office:value-type="float" office:value="13" calcext:value-type="float">
            <text:p>13</text:p>
          </table:table-cell>
          <table:table-cell office:value-type="float" office:value="2.26218748092651" calcext:value-type="float">
            <text:p>2.26218748092651</text:p>
          </table:table-cell>
          <table:table-cell office:value-type="float" office:value="13" calcext:value-type="float">
            <text:p>13</text:p>
          </table:table-cell>
          <table:table-cell office:value-type="float" office:value="2.14616727828979" calcext:value-type="float">
            <text:p>2.14616727828979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2.1660118103027344</text:p>
          </table:table-cell>
          <table:table-cell office:value-type="float" office:value="14" calcext:value-type="float">
            <text:p>14</text:p>
          </table:table-cell>
          <table:table-cell office:value-type="float" office:value="2.13998508453369" calcext:value-type="float">
            <text:p>2.13998508453369</text:p>
          </table:table-cell>
          <table:table-cell office:value-type="float" office:value="14" calcext:value-type="float">
            <text:p>14</text:p>
          </table:table-cell>
          <table:table-cell office:value-type="float" office:value="2.11298441886902" calcext:value-type="float">
            <text:p>2.11298441886902</text:p>
          </table:table-cell>
          <table:table-cell office:value-type="float" office:value="14" calcext:value-type="float">
            <text:p>14</text:p>
          </table:table-cell>
          <table:table-cell office:value-type="float" office:value="2.07001852989197" calcext:value-type="float">
            <text:p>2.07001852989197</text:p>
          </table:table-cell>
          <table:table-cell office:value-type="float" office:value="14" calcext:value-type="float">
            <text:p>14</text:p>
          </table:table-cell>
          <table:table-cell office:value-type="float" office:value="2.15799474716187" calcext:value-type="float">
            <text:p>2.15799474716187</text:p>
          </table:table-cell>
          <table:table-cell office:value-type="float" office:value="14" calcext:value-type="float">
            <text:p>14</text:p>
          </table:table-cell>
          <table:table-cell office:value-type="float" office:value="2.13316297531128" calcext:value-type="float">
            <text:p>2.13316297531128</text:p>
          </table:table-cell>
          <table:table-cell office:value-type="float" office:value="14" calcext:value-type="float">
            <text:p>14</text:p>
          </table:table-cell>
          <table:table-cell office:value-type="float" office:value="2.12576031684875" calcext:value-type="float">
            <text:p>2.12576031684875</text:p>
          </table:table-cell>
          <table:table-cell office:value-type="float" office:value="14" calcext:value-type="float">
            <text:p>14</text:p>
          </table:table-cell>
          <table:table-cell office:value-type="float" office:value="2.07497787475586" calcext:value-type="float">
            <text:p>2.07497787475586</text:p>
          </table:table-cell>
          <table:table-cell office:value-type="float" office:value="14" calcext:value-type="float">
            <text:p>14</text:p>
          </table:table-cell>
          <table:table-cell office:value-type="float" office:value="2.04301977157593" calcext:value-type="float">
            <text:p>2.04301977157593</text:p>
          </table:table-cell>
          <table:table-cell office:value-type="float" office:value="14" calcext:value-type="float">
            <text:p>14</text:p>
          </table:table-cell>
          <table:table-cell office:value-type="float" office:value="2.13602375984192" calcext:value-type="float">
            <text:p>2.13602375984192</text:p>
          </table:table-cell>
          <table:table-cell office:value-type="float" office:value="14" calcext:value-type="float">
            <text:p>14</text:p>
          </table:table-cell>
          <table:table-cell office:value-type="float" office:value="2.11779856681824" calcext:value-type="float">
            <text:p>2.11779856681824</text:p>
          </table:table-cell>
          <table:table-cell office:value-type="float" office:value="14" calcext:value-type="float">
            <text:p>14</text:p>
          </table:table-cell>
          <table:table-cell office:value-type="float" office:value="2.06948518753052" calcext:value-type="float">
            <text:p>2.06948518753052</text:p>
          </table:table-cell>
          <table:table-cell office:value-type="float" office:value="14" calcext:value-type="float">
            <text:p>14</text:p>
          </table:table-cell>
          <table:table-cell office:value-type="float" office:value="2.04019904136658" calcext:value-type="float">
            <text:p>2.04019904136658</text:p>
          </table:table-cell>
          <table:table-cell office:value-type="float" office:value="14" calcext:value-type="float">
            <text:p>14</text:p>
          </table:table-cell>
          <table:table-cell office:value-type="float" office:value="2.37698268890381" calcext:value-type="float">
            <text:p>2.37698268890381</text:p>
          </table:table-cell>
          <table:table-cell office:value-type="float" office:value="14" calcext:value-type="float">
            <text:p>14</text:p>
          </table:table-cell>
          <table:table-cell office:value-type="float" office:value="2.28157520294189" calcext:value-type="float">
            <text:p>2.28157520294189</text:p>
          </table:table-cell>
          <table:table-cell office:value-type="float" office:value="14" calcext:value-type="float">
            <text:p>14</text:p>
          </table:table-cell>
          <table:table-cell office:value-type="float" office:value="2.13950419425964" calcext:value-type="float">
            <text:p>2.13950419425964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2.160651206970215</text:p>
          </table:table-cell>
          <table:table-cell office:value-type="float" office:value="15" calcext:value-type="float">
            <text:p>15</text:p>
          </table:table-cell>
          <table:table-cell office:value-type="float" office:value="2.13716721534729" calcext:value-type="float">
            <text:p>2.13716721534729</text:p>
          </table:table-cell>
          <table:table-cell office:value-type="float" office:value="15" calcext:value-type="float">
            <text:p>15</text:p>
          </table:table-cell>
          <table:table-cell office:value-type="float" office:value="2.11236715316772" calcext:value-type="float">
            <text:p>2.11236715316772</text:p>
          </table:table-cell>
          <table:table-cell office:value-type="float" office:value="15" calcext:value-type="float">
            <text:p>15</text:p>
          </table:table-cell>
          <table:table-cell office:value-type="float" office:value="2.0739803314209" calcext:value-type="float">
            <text:p>2.0739803314209</text:p>
          </table:table-cell>
          <table:table-cell office:value-type="float" office:value="15" calcext:value-type="float">
            <text:p>15</text:p>
          </table:table-cell>
          <table:table-cell office:value-type="float" office:value="2.16933441162109" calcext:value-type="float">
            <text:p>2.16933441162109</text:p>
          </table:table-cell>
          <table:table-cell office:value-type="float" office:value="15" calcext:value-type="float">
            <text:p>15</text:p>
          </table:table-cell>
          <table:table-cell office:value-type="float" office:value="2.137615442276" calcext:value-type="float">
            <text:p>2.137615442276</text:p>
          </table:table-cell>
          <table:table-cell office:value-type="float" office:value="15" calcext:value-type="float">
            <text:p>15</text:p>
          </table:table-cell>
          <table:table-cell office:value-type="float" office:value="2.11920833587646" calcext:value-type="float">
            <text:p>2.11920833587646</text:p>
          </table:table-cell>
          <table:table-cell office:value-type="float" office:value="15" calcext:value-type="float">
            <text:p>15</text:p>
          </table:table-cell>
          <table:table-cell office:value-type="float" office:value="2.07105660438538" calcext:value-type="float">
            <text:p>2.07105660438538</text:p>
          </table:table-cell>
          <table:table-cell office:value-type="float" office:value="15" calcext:value-type="float">
            <text:p>15</text:p>
          </table:table-cell>
          <table:table-cell office:value-type="float" office:value="2.04780983924866" calcext:value-type="float">
            <text:p>2.04780983924866</text:p>
          </table:table-cell>
          <table:table-cell office:value-type="float" office:value="15" calcext:value-type="float">
            <text:p>15</text:p>
          </table:table-cell>
          <table:table-cell office:value-type="float" office:value="2.12395977973938" calcext:value-type="float">
            <text:p>2.12395977973938</text:p>
          </table:table-cell>
          <table:table-cell office:value-type="float" office:value="15" calcext:value-type="float">
            <text:p>15</text:p>
          </table:table-cell>
          <table:table-cell office:value-type="float" office:value="2.11938953399658" calcext:value-type="float">
            <text:p>2.11938953399658</text:p>
          </table:table-cell>
          <table:table-cell office:value-type="float" office:value="15" calcext:value-type="float">
            <text:p>15</text:p>
          </table:table-cell>
          <table:table-cell office:value-type="float" office:value="2.06882262229919" calcext:value-type="float">
            <text:p>2.06882262229919</text:p>
          </table:table-cell>
          <table:table-cell office:value-type="float" office:value="15" calcext:value-type="float">
            <text:p>15</text:p>
          </table:table-cell>
          <table:table-cell office:value-type="float" office:value="2.04518556594849" calcext:value-type="float">
            <text:p>2.04518556594849</text:p>
          </table:table-cell>
          <table:table-cell office:value-type="float" office:value="15" calcext:value-type="float">
            <text:p>15</text:p>
          </table:table-cell>
          <table:table-cell office:value-type="float" office:value="2.39208602905273" calcext:value-type="float">
            <text:p>2.39208602905273</text:p>
          </table:table-cell>
          <table:table-cell office:value-type="float" office:value="15" calcext:value-type="float">
            <text:p>15</text:p>
          </table:table-cell>
          <table:table-cell office:value-type="float" office:value="2.25232887268066" calcext:value-type="float">
            <text:p>2.25232887268066</text:p>
          </table:table-cell>
          <table:table-cell office:value-type="float" office:value="15" calcext:value-type="float">
            <text:p>15</text:p>
          </table:table-cell>
          <table:table-cell office:value-type="float" office:value="2.13749599456787" calcext:value-type="float">
            <text:p>2.13749599456787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2.165569543838501</text:p>
          </table:table-cell>
          <table:table-cell office:value-type="float" office:value="16" calcext:value-type="float">
            <text:p>16</text:p>
          </table:table-cell>
          <table:table-cell office:value-type="float" office:value="2.13746166229248" calcext:value-type="float">
            <text:p>2.13746166229248</text:p>
          </table:table-cell>
          <table:table-cell office:value-type="float" office:value="16" calcext:value-type="float">
            <text:p>16</text:p>
          </table:table-cell>
          <table:table-cell office:value-type="float" office:value="2.10400676727295" calcext:value-type="float">
            <text:p>2.10400676727295</text:p>
          </table:table-cell>
          <table:table-cell office:value-type="float" office:value="16" calcext:value-type="float">
            <text:p>16</text:p>
          </table:table-cell>
          <table:table-cell office:value-type="float" office:value="2.07063412666321" calcext:value-type="float">
            <text:p>2.07063412666321</text:p>
          </table:table-cell>
          <table:table-cell office:value-type="float" office:value="16" calcext:value-type="float">
            <text:p>16</text:p>
          </table:table-cell>
          <table:table-cell office:value-type="float" office:value="2.16618013381958" calcext:value-type="float">
            <text:p>2.16618013381958</text:p>
          </table:table-cell>
          <table:table-cell office:value-type="float" office:value="16" calcext:value-type="float">
            <text:p>16</text:p>
          </table:table-cell>
          <table:table-cell office:value-type="float" office:value="2.1340389251709" calcext:value-type="float">
            <text:p>2.1340389251709</text:p>
          </table:table-cell>
          <table:table-cell office:value-type="float" office:value="16" calcext:value-type="float">
            <text:p>16</text:p>
          </table:table-cell>
          <table:table-cell office:value-type="float" office:value="2.11253786087036" calcext:value-type="float">
            <text:p>2.11253786087036</text:p>
          </table:table-cell>
          <table:table-cell office:value-type="float" office:value="16" calcext:value-type="float">
            <text:p>16</text:p>
          </table:table-cell>
          <table:table-cell office:value-type="float" office:value="2.07896447181702" calcext:value-type="float">
            <text:p>2.07896447181702</text:p>
          </table:table-cell>
          <table:table-cell office:value-type="float" office:value="16" calcext:value-type="float">
            <text:p>16</text:p>
          </table:table-cell>
          <table:table-cell office:value-type="float" office:value="2.03395342826843" calcext:value-type="float">
            <text:p>2.03395342826843</text:p>
          </table:table-cell>
          <table:table-cell office:value-type="float" office:value="16" calcext:value-type="float">
            <text:p>16</text:p>
          </table:table-cell>
          <table:table-cell office:value-type="float" office:value="2.13505864143372" calcext:value-type="float">
            <text:p>2.13505864143372</text:p>
          </table:table-cell>
          <table:table-cell office:value-type="float" office:value="16" calcext:value-type="float">
            <text:p>16</text:p>
          </table:table-cell>
          <table:table-cell office:value-type="float" office:value="2.10672831535339" calcext:value-type="float">
            <text:p>2.10672831535339</text:p>
          </table:table-cell>
          <table:table-cell office:value-type="float" office:value="16" calcext:value-type="float">
            <text:p>16</text:p>
          </table:table-cell>
          <table:table-cell office:value-type="float" office:value="2.07269668579102" calcext:value-type="float">
            <text:p>2.07269668579102</text:p>
          </table:table-cell>
          <table:table-cell office:value-type="float" office:value="16" calcext:value-type="float">
            <text:p>16</text:p>
          </table:table-cell>
          <table:table-cell office:value-type="float" office:value="2.04835152626038" calcext:value-type="float">
            <text:p>2.04835152626038</text:p>
          </table:table-cell>
          <table:table-cell office:value-type="float" office:value="16" calcext:value-type="float">
            <text:p>16</text:p>
          </table:table-cell>
          <table:table-cell office:value-type="float" office:value="2.38089513778687" calcext:value-type="float">
            <text:p>2.38089513778687</text:p>
          </table:table-cell>
          <table:table-cell office:value-type="float" office:value="16" calcext:value-type="float">
            <text:p>16</text:p>
          </table:table-cell>
          <table:table-cell office:value-type="float" office:value="2.2693145275116" calcext:value-type="float">
            <text:p>2.2693145275116</text:p>
          </table:table-cell>
          <table:table-cell office:value-type="float" office:value="16" calcext:value-type="float">
            <text:p>16</text:p>
          </table:table-cell>
          <table:table-cell office:value-type="float" office:value="2.1318724155426" calcext:value-type="float">
            <text:p>2.1318724155426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2.1707444190979004</text:p>
          </table:table-cell>
          <table:table-cell office:value-type="float" office:value="17" calcext:value-type="float">
            <text:p>17</text:p>
          </table:table-cell>
          <table:table-cell office:value-type="float" office:value="2.13457798957825" calcext:value-type="float">
            <text:p>2.13457798957825</text:p>
          </table:table-cell>
          <table:table-cell office:value-type="float" office:value="17" calcext:value-type="float">
            <text:p>17</text:p>
          </table:table-cell>
          <table:table-cell office:value-type="float" office:value="2.11515331268311" calcext:value-type="float">
            <text:p>2.11515331268311</text:p>
          </table:table-cell>
          <table:table-cell office:value-type="float" office:value="17" calcext:value-type="float">
            <text:p>17</text:p>
          </table:table-cell>
          <table:table-cell office:value-type="float" office:value="2.07821846008301" calcext:value-type="float">
            <text:p>2.07821846008301</text:p>
          </table:table-cell>
          <table:table-cell office:value-type="float" office:value="17" calcext:value-type="float">
            <text:p>17</text:p>
          </table:table-cell>
          <table:table-cell office:value-type="float" office:value="2.1679093837738" calcext:value-type="float">
            <text:p>2.1679093837738</text:p>
          </table:table-cell>
          <table:table-cell office:value-type="float" office:value="17" calcext:value-type="float">
            <text:p>17</text:p>
          </table:table-cell>
          <table:table-cell office:value-type="float" office:value="2.13201856613159" calcext:value-type="float">
            <text:p>2.13201856613159</text:p>
          </table:table-cell>
          <table:table-cell office:value-type="float" office:value="17" calcext:value-type="float">
            <text:p>17</text:p>
          </table:table-cell>
          <table:table-cell office:value-type="float" office:value="2.11541056632996" calcext:value-type="float">
            <text:p>2.11541056632996</text:p>
          </table:table-cell>
          <table:table-cell office:value-type="float" office:value="17" calcext:value-type="float">
            <text:p>17</text:p>
          </table:table-cell>
          <table:table-cell office:value-type="float" office:value="2.07380962371826" calcext:value-type="float">
            <text:p>2.07380962371826</text:p>
          </table:table-cell>
          <table:table-cell office:value-type="float" office:value="17" calcext:value-type="float">
            <text:p>17</text:p>
          </table:table-cell>
          <table:table-cell office:value-type="float" office:value="2.04893279075623" calcext:value-type="float">
            <text:p>2.04893279075623</text:p>
          </table:table-cell>
          <table:table-cell office:value-type="float" office:value="17" calcext:value-type="float">
            <text:p>17</text:p>
          </table:table-cell>
          <table:table-cell office:value-type="float" office:value="2.13901710510254" calcext:value-type="float">
            <text:p>2.13901710510254</text:p>
          </table:table-cell>
          <table:table-cell office:value-type="float" office:value="17" calcext:value-type="float">
            <text:p>17</text:p>
          </table:table-cell>
          <table:table-cell office:value-type="float" office:value="2.11711597442627" calcext:value-type="float">
            <text:p>2.11711597442627</text:p>
          </table:table-cell>
          <table:table-cell office:value-type="float" office:value="17" calcext:value-type="float">
            <text:p>17</text:p>
          </table:table-cell>
          <table:table-cell office:value-type="float" office:value="2.07304191589355" calcext:value-type="float">
            <text:p>2.07304191589355</text:p>
          </table:table-cell>
          <table:table-cell office:value-type="float" office:value="17" calcext:value-type="float">
            <text:p>17</text:p>
          </table:table-cell>
          <table:table-cell office:value-type="float" office:value="2.05143404006958" calcext:value-type="float">
            <text:p>2.05143404006958</text:p>
          </table:table-cell>
          <table:table-cell office:value-type="float" office:value="17" calcext:value-type="float">
            <text:p>17</text:p>
          </table:table-cell>
          <table:table-cell office:value-type="float" office:value="2.41303634643555" calcext:value-type="float">
            <text:p>2.41303634643555</text:p>
          </table:table-cell>
          <table:table-cell office:value-type="float" office:value="17" calcext:value-type="float">
            <text:p>17</text:p>
          </table:table-cell>
          <table:table-cell office:value-type="float" office:value="2.25581073760986" calcext:value-type="float">
            <text:p>2.25581073760986</text:p>
          </table:table-cell>
          <table:table-cell office:value-type="float" office:value="17" calcext:value-type="float">
            <text:p>17</text:p>
          </table:table-cell>
          <table:table-cell office:value-type="float" office:value="2.12800121307373" calcext:value-type="float">
            <text:p>2.12800121307373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2.1620090007781982</text:p>
          </table:table-cell>
          <table:table-cell office:value-type="float" office:value="18" calcext:value-type="float">
            <text:p>18</text:p>
          </table:table-cell>
          <table:table-cell office:value-type="float" office:value="2.13198375701904" calcext:value-type="float">
            <text:p>2.13198375701904</text:p>
          </table:table-cell>
          <table:table-cell office:value-type="float" office:value="18" calcext:value-type="float">
            <text:p>18</text:p>
          </table:table-cell>
          <table:table-cell office:value-type="float" office:value="2.11213636398315" calcext:value-type="float">
            <text:p>2.11213636398315</text:p>
          </table:table-cell>
          <table:table-cell office:value-type="float" office:value="18" calcext:value-type="float">
            <text:p>18</text:p>
          </table:table-cell>
          <table:table-cell office:value-type="float" office:value="2.06908679008484" calcext:value-type="float">
            <text:p>2.06908679008484</text:p>
          </table:table-cell>
          <table:table-cell office:value-type="float" office:value="18" calcext:value-type="float">
            <text:p>18</text:p>
          </table:table-cell>
          <table:table-cell office:value-type="float" office:value="2.17368984222412" calcext:value-type="float">
            <text:p>2.17368984222412</text:p>
          </table:table-cell>
          <table:table-cell office:value-type="float" office:value="18" calcext:value-type="float">
            <text:p>18</text:p>
          </table:table-cell>
          <table:table-cell office:value-type="float" office:value="2.14197683334351" calcext:value-type="float">
            <text:p>2.14197683334351</text:p>
          </table:table-cell>
          <table:table-cell office:value-type="float" office:value="18" calcext:value-type="float">
            <text:p>18</text:p>
          </table:table-cell>
          <table:table-cell office:value-type="float" office:value="2.09904623031616" calcext:value-type="float">
            <text:p>2.09904623031616</text:p>
          </table:table-cell>
          <table:table-cell office:value-type="float" office:value="18" calcext:value-type="float">
            <text:p>18</text:p>
          </table:table-cell>
          <table:table-cell office:value-type="float" office:value="2.07476592063904" calcext:value-type="float">
            <text:p>2.07476592063904</text:p>
          </table:table-cell>
          <table:table-cell office:value-type="float" office:value="18" calcext:value-type="float">
            <text:p>18</text:p>
          </table:table-cell>
          <table:table-cell office:value-type="float" office:value="2.04282379150391" calcext:value-type="float">
            <text:p>2.04282379150391</text:p>
          </table:table-cell>
          <table:table-cell office:value-type="float" office:value="18" calcext:value-type="float">
            <text:p>18</text:p>
          </table:table-cell>
          <table:table-cell office:value-type="float" office:value="2.12972903251648" calcext:value-type="float">
            <text:p>2.12972903251648</text:p>
          </table:table-cell>
          <table:table-cell office:value-type="float" office:value="18" calcext:value-type="float">
            <text:p>18</text:p>
          </table:table-cell>
          <table:table-cell office:value-type="float" office:value="2.11302280426025" calcext:value-type="float">
            <text:p>2.11302280426025</text:p>
          </table:table-cell>
          <table:table-cell office:value-type="float" office:value="18" calcext:value-type="float">
            <text:p>18</text:p>
          </table:table-cell>
          <table:table-cell office:value-type="float" office:value="2.07155418395996" calcext:value-type="float">
            <text:p>2.07155418395996</text:p>
          </table:table-cell>
          <table:table-cell office:value-type="float" office:value="18" calcext:value-type="float">
            <text:p>18</text:p>
          </table:table-cell>
          <table:table-cell office:value-type="float" office:value="2.0470175743103" calcext:value-type="float">
            <text:p>2.0470175743103</text:p>
          </table:table-cell>
          <table:table-cell office:value-type="float" office:value="18" calcext:value-type="float">
            <text:p>18</text:p>
          </table:table-cell>
          <table:table-cell office:value-type="float" office:value="2.40040922164917" calcext:value-type="float">
            <text:p>2.40040922164917</text:p>
          </table:table-cell>
          <table:table-cell office:value-type="float" office:value="18" calcext:value-type="float">
            <text:p>18</text:p>
          </table:table-cell>
          <table:table-cell office:value-type="float" office:value="2.25578308105469" calcext:value-type="float">
            <text:p>2.25578308105469</text:p>
          </table:table-cell>
          <table:table-cell office:value-type="float" office:value="18" calcext:value-type="float">
            <text:p>18</text:p>
          </table:table-cell>
          <table:table-cell office:value-type="float" office:value="2.13163566589355" calcext:value-type="float">
            <text:p>2.13163566589355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2.17622709274292</text:p>
          </table:table-cell>
          <table:table-cell office:value-type="float" office:value="19" calcext:value-type="float">
            <text:p>19</text:p>
          </table:table-cell>
          <table:table-cell office:value-type="float" office:value="2.13297414779663" calcext:value-type="float">
            <text:p>2.13297414779663</text:p>
          </table:table-cell>
          <table:table-cell office:value-type="float" office:value="19" calcext:value-type="float">
            <text:p>19</text:p>
          </table:table-cell>
          <table:table-cell office:value-type="float" office:value="2.10787057876587" calcext:value-type="float">
            <text:p>2.10787057876587</text:p>
          </table:table-cell>
          <table:table-cell office:value-type="float" office:value="19" calcext:value-type="float">
            <text:p>19</text:p>
          </table:table-cell>
          <table:table-cell office:value-type="float" office:value="2.07607865333557" calcext:value-type="float">
            <text:p>2.07607865333557</text:p>
          </table:table-cell>
          <table:table-cell office:value-type="float" office:value="19" calcext:value-type="float">
            <text:p>19</text:p>
          </table:table-cell>
          <table:table-cell office:value-type="float" office:value="2.16854381561279" calcext:value-type="float">
            <text:p>2.16854381561279</text:p>
          </table:table-cell>
          <table:table-cell office:value-type="float" office:value="19" calcext:value-type="float">
            <text:p>19</text:p>
          </table:table-cell>
          <table:table-cell office:value-type="float" office:value="2.13116478919983" calcext:value-type="float">
            <text:p>2.13116478919983</text:p>
          </table:table-cell>
          <table:table-cell office:value-type="float" office:value="19" calcext:value-type="float">
            <text:p>19</text:p>
          </table:table-cell>
          <table:table-cell office:value-type="float" office:value="2.12079644203186" calcext:value-type="float">
            <text:p>2.12079644203186</text:p>
          </table:table-cell>
          <table:table-cell office:value-type="float" office:value="19" calcext:value-type="float">
            <text:p>19</text:p>
          </table:table-cell>
          <table:table-cell office:value-type="float" office:value="2.06743502616882" calcext:value-type="float">
            <text:p>2.06743502616882</text:p>
          </table:table-cell>
          <table:table-cell office:value-type="float" office:value="19" calcext:value-type="float">
            <text:p>19</text:p>
          </table:table-cell>
          <table:table-cell office:value-type="float" office:value="2.04636454582214" calcext:value-type="float">
            <text:p>2.04636454582214</text:p>
          </table:table-cell>
          <table:table-cell office:value-type="float" office:value="19" calcext:value-type="float">
            <text:p>19</text:p>
          </table:table-cell>
          <table:table-cell office:value-type="float" office:value="2.14519166946411" calcext:value-type="float">
            <text:p>2.14519166946411</text:p>
          </table:table-cell>
          <table:table-cell office:value-type="float" office:value="19" calcext:value-type="float">
            <text:p>19</text:p>
          </table:table-cell>
          <table:table-cell office:value-type="float" office:value="2.10594058036804" calcext:value-type="float">
            <text:p>2.10594058036804</text:p>
          </table:table-cell>
          <table:table-cell office:value-type="float" office:value="19" calcext:value-type="float">
            <text:p>19</text:p>
          </table:table-cell>
          <table:table-cell office:value-type="float" office:value="2.06404757499695" calcext:value-type="float">
            <text:p>2.06404757499695</text:p>
          </table:table-cell>
          <table:table-cell office:value-type="float" office:value="19" calcext:value-type="float">
            <text:p>19</text:p>
          </table:table-cell>
          <table:table-cell office:value-type="float" office:value="2.03793835639954" calcext:value-type="float">
            <text:p>2.03793835639954</text:p>
          </table:table-cell>
          <table:table-cell office:value-type="float" office:value="19" calcext:value-type="float">
            <text:p>19</text:p>
          </table:table-cell>
          <table:table-cell office:value-type="float" office:value="2.39214992523193" calcext:value-type="float">
            <text:p>2.39214992523193</text:p>
          </table:table-cell>
          <table:table-cell office:value-type="float" office:value="19" calcext:value-type="float">
            <text:p>19</text:p>
          </table:table-cell>
          <table:table-cell office:value-type="float" office:value="2.25151109695435" calcext:value-type="float">
            <text:p>2.25151109695435</text:p>
          </table:table-cell>
          <table:table-cell office:value-type="float" office:value="19" calcext:value-type="float">
            <text:p>19</text:p>
          </table:table-cell>
          <table:table-cell office:value-type="float" office:value="2.12955284118652" calcext:value-type="float">
            <text:p>2.12955284118652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2.1727938652038574</text:p>
          </table:table-cell>
          <table:table-cell office:value-type="float" office:value="20" calcext:value-type="float">
            <text:p>20</text:p>
          </table:table-cell>
          <table:table-cell office:value-type="float" office:value="2.13068246841431" calcext:value-type="float">
            <text:p>2.13068246841431</text:p>
          </table:table-cell>
          <table:table-cell office:value-type="float" office:value="20" calcext:value-type="float">
            <text:p>20</text:p>
          </table:table-cell>
          <table:table-cell office:value-type="float" office:value="2.11881136894226" calcext:value-type="float">
            <text:p>2.11881136894226</text:p>
          </table:table-cell>
          <table:table-cell office:value-type="float" office:value="20" calcext:value-type="float">
            <text:p>20</text:p>
          </table:table-cell>
          <table:table-cell office:value-type="float" office:value="2.07398080825806" calcext:value-type="float">
            <text:p>2.07398080825806</text:p>
          </table:table-cell>
          <table:table-cell office:value-type="float" office:value="20" calcext:value-type="float">
            <text:p>20</text:p>
          </table:table-cell>
          <table:table-cell office:value-type="float" office:value="2.16883778572083" calcext:value-type="float">
            <text:p>2.16883778572083</text:p>
          </table:table-cell>
          <table:table-cell office:value-type="float" office:value="20" calcext:value-type="float">
            <text:p>20</text:p>
          </table:table-cell>
          <table:table-cell office:value-type="float" office:value="2.13502192497253" calcext:value-type="float">
            <text:p>2.13502192497253</text:p>
          </table:table-cell>
          <table:table-cell office:value-type="float" office:value="20" calcext:value-type="float">
            <text:p>20</text:p>
          </table:table-cell>
          <table:table-cell office:value-type="float" office:value="2.11107587814331" calcext:value-type="float">
            <text:p>2.11107587814331</text:p>
          </table:table-cell>
          <table:table-cell office:value-type="float" office:value="20" calcext:value-type="float">
            <text:p>20</text:p>
          </table:table-cell>
          <table:table-cell office:value-type="float" office:value="2.0709867477417" calcext:value-type="float">
            <text:p>2.0709867477417</text:p>
          </table:table-cell>
          <table:table-cell office:value-type="float" office:value="20" calcext:value-type="float">
            <text:p>20</text:p>
          </table:table-cell>
          <table:table-cell office:value-type="float" office:value="2.04713559150696" calcext:value-type="float">
            <text:p>2.04713559150696</text:p>
          </table:table-cell>
          <table:table-cell office:value-type="float" office:value="20" calcext:value-type="float">
            <text:p>20</text:p>
          </table:table-cell>
          <table:table-cell office:value-type="float" office:value="2.13679766654968" calcext:value-type="float">
            <text:p>2.13679766654968</text:p>
          </table:table-cell>
          <table:table-cell office:value-type="float" office:value="20" calcext:value-type="float">
            <text:p>20</text:p>
          </table:table-cell>
          <table:table-cell office:value-type="float" office:value="2.10419583320618" calcext:value-type="float">
            <text:p>2.10419583320618</text:p>
          </table:table-cell>
          <table:table-cell office:value-type="float" office:value="20" calcext:value-type="float">
            <text:p>20</text:p>
          </table:table-cell>
          <table:table-cell office:value-type="float" office:value="2.07535338401794" calcext:value-type="float">
            <text:p>2.07535338401794</text:p>
          </table:table-cell>
          <table:table-cell office:value-type="float" office:value="20" calcext:value-type="float">
            <text:p>20</text:p>
          </table:table-cell>
          <table:table-cell office:value-type="float" office:value="2.02930784225464" calcext:value-type="float">
            <text:p>2.02930784225464</text:p>
          </table:table-cell>
          <table:table-cell office:value-type="float" office:value="20" calcext:value-type="float">
            <text:p>20</text:p>
          </table:table-cell>
          <table:table-cell office:value-type="float" office:value="2.39746880531311" calcext:value-type="float">
            <text:p>2.39746880531311</text:p>
          </table:table-cell>
          <table:table-cell office:value-type="float" office:value="20" calcext:value-type="float">
            <text:p>20</text:p>
          </table:table-cell>
          <table:table-cell office:value-type="float" office:value="2.27000212669373" calcext:value-type="float">
            <text:p>2.27000212669373</text:p>
          </table:table-cell>
          <table:table-cell office:value-type="float" office:value="20" calcext:value-type="float">
            <text:p>20</text:p>
          </table:table-cell>
          <table:table-cell office:value-type="float" office:value="2.1386411190033" calcext:value-type="float">
            <text:p>2.1386411190033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2.1761999130249023</text:p>
          </table:table-cell>
          <table:table-cell office:value-type="float" office:value="21" calcext:value-type="float">
            <text:p>21</text:p>
          </table:table-cell>
          <table:table-cell office:value-type="float" office:value="2.14733099937439" calcext:value-type="float">
            <text:p>2.14733099937439</text:p>
          </table:table-cell>
          <table:table-cell office:value-type="float" office:value="21" calcext:value-type="float">
            <text:p>21</text:p>
          </table:table-cell>
          <table:table-cell office:value-type="float" office:value="2.10801792144775" calcext:value-type="float">
            <text:p>2.10801792144775</text:p>
          </table:table-cell>
          <table:table-cell office:value-type="float" office:value="21" calcext:value-type="float">
            <text:p>21</text:p>
          </table:table-cell>
          <table:table-cell office:value-type="float" office:value="2.07600378990173" calcext:value-type="float">
            <text:p>2.07600378990173</text:p>
          </table:table-cell>
          <table:table-cell office:value-type="float" office:value="21" calcext:value-type="float">
            <text:p>21</text:p>
          </table:table-cell>
          <table:table-cell office:value-type="float" office:value="2.16649651527405" calcext:value-type="float">
            <text:p>2.16649651527405</text:p>
          </table:table-cell>
          <table:table-cell office:value-type="float" office:value="21" calcext:value-type="float">
            <text:p>21</text:p>
          </table:table-cell>
          <table:table-cell office:value-type="float" office:value="2.15081930160522" calcext:value-type="float">
            <text:p>2.15081930160522</text:p>
          </table:table-cell>
          <table:table-cell office:value-type="float" office:value="21" calcext:value-type="float">
            <text:p>21</text:p>
          </table:table-cell>
          <table:table-cell office:value-type="float" office:value="2.10295963287354" calcext:value-type="float">
            <text:p>2.10295963287354</text:p>
          </table:table-cell>
          <table:table-cell office:value-type="float" office:value="21" calcext:value-type="float">
            <text:p>21</text:p>
          </table:table-cell>
          <table:table-cell office:value-type="float" office:value="2.08337759971619" calcext:value-type="float">
            <text:p>2.08337759971619</text:p>
          </table:table-cell>
          <table:table-cell office:value-type="float" office:value="21" calcext:value-type="float">
            <text:p>21</text:p>
          </table:table-cell>
          <table:table-cell office:value-type="float" office:value="2.04299068450928" calcext:value-type="float">
            <text:p>2.04299068450928</text:p>
          </table:table-cell>
          <table:table-cell office:value-type="float" office:value="21" calcext:value-type="float">
            <text:p>21</text:p>
          </table:table-cell>
          <table:table-cell office:value-type="float" office:value="2.12920999526978" calcext:value-type="float">
            <text:p>2.12920999526978</text:p>
          </table:table-cell>
          <table:table-cell office:value-type="float" office:value="21" calcext:value-type="float">
            <text:p>21</text:p>
          </table:table-cell>
          <table:table-cell office:value-type="float" office:value="2.11900210380554" calcext:value-type="float">
            <text:p>2.11900210380554</text:p>
          </table:table-cell>
          <table:table-cell office:value-type="float" office:value="21" calcext:value-type="float">
            <text:p>21</text:p>
          </table:table-cell>
          <table:table-cell office:value-type="float" office:value="2.09500074386597" calcext:value-type="float">
            <text:p>2.09500074386597</text:p>
          </table:table-cell>
          <table:table-cell office:value-type="float" office:value="21" calcext:value-type="float">
            <text:p>21</text:p>
          </table:table-cell>
          <table:table-cell office:value-type="float" office:value="2.03539824485779" calcext:value-type="float">
            <text:p>2.03539824485779</text:p>
          </table:table-cell>
          <table:table-cell office:value-type="float" office:value="21" calcext:value-type="float">
            <text:p>21</text:p>
          </table:table-cell>
          <table:table-cell office:value-type="float" office:value="2.39605927467346" calcext:value-type="float">
            <text:p>2.39605927467346</text:p>
          </table:table-cell>
          <table:table-cell office:value-type="float" office:value="21" calcext:value-type="float">
            <text:p>21</text:p>
          </table:table-cell>
          <table:table-cell office:value-type="float" office:value="2.2656512260437" calcext:value-type="float">
            <text:p>2.2656512260437</text:p>
          </table:table-cell>
          <table:table-cell office:value-type="float" office:value="21" calcext:value-type="float">
            <text:p>21</text:p>
          </table:table-cell>
          <table:table-cell office:value-type="float" office:value="2.1334376335144" calcext:value-type="float">
            <text:p>2.1334376335144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2.163954019546509</text:p>
          </table:table-cell>
          <table:table-cell office:value-type="float" office:value="22" calcext:value-type="float">
            <text:p>22</text:p>
          </table:table-cell>
          <table:table-cell office:value-type="float" office:value="2.12581849098206" calcext:value-type="float">
            <text:p>2.12581849098206</text:p>
          </table:table-cell>
          <table:table-cell office:value-type="float" office:value="22" calcext:value-type="float">
            <text:p>22</text:p>
          </table:table-cell>
          <table:table-cell office:value-type="float" office:value="2.12002396583557" calcext:value-type="float">
            <text:p>2.12002396583557</text:p>
          </table:table-cell>
          <table:table-cell office:value-type="float" office:value="22" calcext:value-type="float">
            <text:p>22</text:p>
          </table:table-cell>
          <table:table-cell office:value-type="float" office:value="2.06301522254944" calcext:value-type="float">
            <text:p>2.06301522254944</text:p>
          </table:table-cell>
          <table:table-cell office:value-type="float" office:value="22" calcext:value-type="float">
            <text:p>22</text:p>
          </table:table-cell>
          <table:table-cell office:value-type="float" office:value="2.16573119163513" calcext:value-type="float">
            <text:p>2.16573119163513</text:p>
          </table:table-cell>
          <table:table-cell office:value-type="float" office:value="22" calcext:value-type="float">
            <text:p>22</text:p>
          </table:table-cell>
          <table:table-cell office:value-type="float" office:value="2.14535641670227" calcext:value-type="float">
            <text:p>2.14535641670227</text:p>
          </table:table-cell>
          <table:table-cell office:value-type="float" office:value="22" calcext:value-type="float">
            <text:p>22</text:p>
          </table:table-cell>
          <table:table-cell office:value-type="float" office:value="2.12358140945435" calcext:value-type="float">
            <text:p>2.12358140945435</text:p>
          </table:table-cell>
          <table:table-cell office:value-type="float" office:value="22" calcext:value-type="float">
            <text:p>22</text:p>
          </table:table-cell>
          <table:table-cell office:value-type="float" office:value="2.07526707649231" calcext:value-type="float">
            <text:p>2.07526707649231</text:p>
          </table:table-cell>
          <table:table-cell office:value-type="float" office:value="22" calcext:value-type="float">
            <text:p>22</text:p>
          </table:table-cell>
          <table:table-cell office:value-type="float" office:value="2.03474879264832" calcext:value-type="float">
            <text:p>2.03474879264832</text:p>
          </table:table-cell>
          <table:table-cell office:value-type="float" office:value="22" calcext:value-type="float">
            <text:p>22</text:p>
          </table:table-cell>
          <table:table-cell office:value-type="float" office:value="2.12823057174683" calcext:value-type="float">
            <text:p>2.12823057174683</text:p>
          </table:table-cell>
          <table:table-cell office:value-type="float" office:value="22" calcext:value-type="float">
            <text:p>22</text:p>
          </table:table-cell>
          <table:table-cell office:value-type="float" office:value="2.1169753074646" calcext:value-type="float">
            <text:p>2.1169753074646</text:p>
          </table:table-cell>
          <table:table-cell office:value-type="float" office:value="22" calcext:value-type="float">
            <text:p>22</text:p>
          </table:table-cell>
          <table:table-cell office:value-type="float" office:value="2.07402896881104" calcext:value-type="float">
            <text:p>2.07402896881104</text:p>
          </table:table-cell>
          <table:table-cell office:value-type="float" office:value="22" calcext:value-type="float">
            <text:p>22</text:p>
          </table:table-cell>
          <table:table-cell office:value-type="float" office:value="2.02783918380737" calcext:value-type="float">
            <text:p>2.02783918380737</text:p>
          </table:table-cell>
          <table:table-cell office:value-type="float" office:value="22" calcext:value-type="float">
            <text:p>22</text:p>
          </table:table-cell>
          <table:table-cell office:value-type="float" office:value="2.42784547805786" calcext:value-type="float">
            <text:p>2.42784547805786</text:p>
          </table:table-cell>
          <table:table-cell office:value-type="float" office:value="22" calcext:value-type="float">
            <text:p>22</text:p>
          </table:table-cell>
          <table:table-cell office:value-type="float" office:value="2.25787401199341" calcext:value-type="float">
            <text:p>2.25787401199341</text:p>
          </table:table-cell>
          <table:table-cell office:value-type="float" office:value="22" calcext:value-type="float">
            <text:p>22</text:p>
          </table:table-cell>
          <table:table-cell office:value-type="float" office:value="2.13987803459167" calcext:value-type="float">
            <text:p>2.13987803459167</text:p>
          </table:table-cell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2.1705527305603027</text:p>
          </table:table-cell>
          <table:table-cell office:value-type="float" office:value="23" calcext:value-type="float">
            <text:p>23</text:p>
          </table:table-cell>
          <table:table-cell office:value-type="float" office:value="2.13519358634949" calcext:value-type="float">
            <text:p>2.13519358634949</text:p>
          </table:table-cell>
          <table:table-cell office:value-type="float" office:value="23" calcext:value-type="float">
            <text:p>23</text:p>
          </table:table-cell>
          <table:table-cell office:value-type="float" office:value="2.12487745285034" calcext:value-type="float">
            <text:p>2.12487745285034</text:p>
          </table:table-cell>
          <table:table-cell office:value-type="float" office:value="23" calcext:value-type="float">
            <text:p>23</text:p>
          </table:table-cell>
          <table:table-cell office:value-type="float" office:value="2.07203793525696" calcext:value-type="float">
            <text:p>2.07203793525696</text:p>
          </table:table-cell>
          <table:table-cell office:value-type="float" office:value="23" calcext:value-type="float">
            <text:p>23</text:p>
          </table:table-cell>
          <table:table-cell office:value-type="float" office:value="2.16423892974854" calcext:value-type="float">
            <text:p>2.16423892974854</text:p>
          </table:table-cell>
          <table:table-cell office:value-type="float" office:value="23" calcext:value-type="float">
            <text:p>23</text:p>
          </table:table-cell>
          <table:table-cell office:value-type="float" office:value="2.12842893600464" calcext:value-type="float">
            <text:p>2.12842893600464</text:p>
          </table:table-cell>
          <table:table-cell office:value-type="float" office:value="23" calcext:value-type="float">
            <text:p>23</text:p>
          </table:table-cell>
          <table:table-cell office:value-type="float" office:value="2.10760855674744" calcext:value-type="float">
            <text:p>2.10760855674744</text:p>
          </table:table-cell>
          <table:table-cell office:value-type="float" office:value="23" calcext:value-type="float">
            <text:p>23</text:p>
          </table:table-cell>
          <table:table-cell office:value-type="float" office:value="2.07816433906555" calcext:value-type="float">
            <text:p>2.07816433906555</text:p>
          </table:table-cell>
          <table:table-cell office:value-type="float" office:value="23" calcext:value-type="float">
            <text:p>23</text:p>
          </table:table-cell>
          <table:table-cell office:value-type="float" office:value="2.05205392837524" calcext:value-type="float">
            <text:p>2.05205392837524</text:p>
          </table:table-cell>
          <table:table-cell office:value-type="float" office:value="23" calcext:value-type="float">
            <text:p>23</text:p>
          </table:table-cell>
          <table:table-cell office:value-type="float" office:value="2.13177299499512" calcext:value-type="float">
            <text:p>2.13177299499512</text:p>
          </table:table-cell>
          <table:table-cell office:value-type="float" office:value="23" calcext:value-type="float">
            <text:p>23</text:p>
          </table:table-cell>
          <table:table-cell office:value-type="float" office:value="2.11402630805969" calcext:value-type="float">
            <text:p>2.11402630805969</text:p>
          </table:table-cell>
          <table:table-cell office:value-type="float" office:value="23" calcext:value-type="float">
            <text:p>23</text:p>
          </table:table-cell>
          <table:table-cell office:value-type="float" office:value="2.07996797561645" calcext:value-type="float">
            <text:p>2.07996797561645</text:p>
          </table:table-cell>
          <table:table-cell office:value-type="float" office:value="23" calcext:value-type="float">
            <text:p>23</text:p>
          </table:table-cell>
          <table:table-cell office:value-type="float" office:value="2.03624296188354" calcext:value-type="float">
            <text:p>2.03624296188354</text:p>
          </table:table-cell>
          <table:table-cell office:value-type="float" office:value="23" calcext:value-type="float">
            <text:p>23</text:p>
          </table:table-cell>
          <table:table-cell office:value-type="float" office:value="2.37991786003113" calcext:value-type="float">
            <text:p>2.37991786003113</text:p>
          </table:table-cell>
          <table:table-cell office:value-type="float" office:value="23" calcext:value-type="float">
            <text:p>23</text:p>
          </table:table-cell>
          <table:table-cell office:value-type="float" office:value="2.26159620285034" calcext:value-type="float">
            <text:p>2.26159620285034</text:p>
          </table:table-cell>
          <table:table-cell office:value-type="float" office:value="23" calcext:value-type="float">
            <text:p>23</text:p>
          </table:table-cell>
          <table:table-cell office:value-type="float" office:value="2.1388795375824" calcext:value-type="float">
            <text:p>2.1388795375824</text:p>
          </table:table-cell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7" office:value-type="string" calcext:value-type="string">
            <text:p>2.1732940673828125</text:p>
          </table:table-cell>
          <table:table-cell office:value-type="float" office:value="24" calcext:value-type="float">
            <text:p>24</text:p>
          </table:table-cell>
          <table:table-cell office:value-type="float" office:value="2.14380621910095" calcext:value-type="float">
            <text:p>2.14380621910095</text:p>
          </table:table-cell>
          <table:table-cell office:value-type="float" office:value="24" calcext:value-type="float">
            <text:p>24</text:p>
          </table:table-cell>
          <table:table-cell office:value-type="float" office:value="2.12058019638062" calcext:value-type="float">
            <text:p>2.12058019638062</text:p>
          </table:table-cell>
          <table:table-cell office:value-type="float" office:value="24" calcext:value-type="float">
            <text:p>24</text:p>
          </table:table-cell>
          <table:table-cell office:value-type="float" office:value="2.07596373558044" calcext:value-type="float">
            <text:p>2.07596373558044</text:p>
          </table:table-cell>
          <table:table-cell office:value-type="float" office:value="24" calcext:value-type="float">
            <text:p>24</text:p>
          </table:table-cell>
          <table:table-cell office:value-type="float" office:value="2.16736316680908" calcext:value-type="float">
            <text:p>2.16736316680908</text:p>
          </table:table-cell>
          <table:table-cell office:value-type="float" office:value="24" calcext:value-type="float">
            <text:p>24</text:p>
          </table:table-cell>
          <table:table-cell office:value-type="float" office:value="2.14389419555664" calcext:value-type="float">
            <text:p>2.14389419555664</text:p>
          </table:table-cell>
          <table:table-cell office:value-type="float" office:value="24" calcext:value-type="float">
            <text:p>24</text:p>
          </table:table-cell>
          <table:table-cell office:value-type="float" office:value="2.12005424499512" calcext:value-type="float">
            <text:p>2.12005424499512</text:p>
          </table:table-cell>
          <table:table-cell office:value-type="float" office:value="24" calcext:value-type="float">
            <text:p>24</text:p>
          </table:table-cell>
          <table:table-cell office:value-type="float" office:value="2.08000516891479" calcext:value-type="float">
            <text:p>2.08000516891479</text:p>
          </table:table-cell>
          <table:table-cell office:value-type="float" office:value="24" calcext:value-type="float">
            <text:p>24</text:p>
          </table:table-cell>
          <table:table-cell office:value-type="float" office:value="2.04220414161682" calcext:value-type="float">
            <text:p>2.04220414161682</text:p>
          </table:table-cell>
          <table:table-cell office:value-type="float" office:value="24" calcext:value-type="float">
            <text:p>24</text:p>
          </table:table-cell>
          <table:table-cell office:value-type="float" office:value="2.13811230659485" calcext:value-type="float">
            <text:p>2.13811230659485</text:p>
          </table:table-cell>
          <table:table-cell office:value-type="float" office:value="24" calcext:value-type="float">
            <text:p>24</text:p>
          </table:table-cell>
          <table:table-cell office:value-type="float" office:value="2.11299824714661" calcext:value-type="float">
            <text:p>2.11299824714661</text:p>
          </table:table-cell>
          <table:table-cell office:value-type="float" office:value="24" calcext:value-type="float">
            <text:p>24</text:p>
          </table:table-cell>
          <table:table-cell office:value-type="float" office:value="2.09643816947937" calcext:value-type="float">
            <text:p>2.09643816947937</text:p>
          </table:table-cell>
          <table:table-cell office:value-type="float" office:value="24" calcext:value-type="float">
            <text:p>24</text:p>
          </table:table-cell>
          <table:table-cell office:value-type="float" office:value="2.03366899490356" calcext:value-type="float">
            <text:p>2.03366899490356</text:p>
          </table:table-cell>
          <table:table-cell office:value-type="float" office:value="24" calcext:value-type="float">
            <text:p>24</text:p>
          </table:table-cell>
          <table:table-cell office:value-type="float" office:value="2.38114929199219" calcext:value-type="float">
            <text:p>2.38114929199219</text:p>
          </table:table-cell>
          <table:table-cell office:value-type="float" office:value="24" calcext:value-type="float">
            <text:p>24</text:p>
          </table:table-cell>
          <table:table-cell office:value-type="float" office:value="2.25621628761291" calcext:value-type="float">
            <text:p>2.25621628761291</text:p>
          </table:table-cell>
          <table:table-cell office:value-type="float" office:value="24" calcext:value-type="float">
            <text:p>24</text:p>
          </table:table-cell>
          <table:table-cell office:value-type="float" office:value="2.12661957740784" calcext:value-type="float">
            <text:p>2.12661957740784</text:p>
          </table:table-cell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7" office:value-type="string" calcext:value-type="string">
            <text:p>2.170180082321167</text:p>
          </table:table-cell>
          <table:table-cell office:value-type="float" office:value="25" calcext:value-type="float">
            <text:p>25</text:p>
          </table:table-cell>
          <table:table-cell office:value-type="float" office:value="2.13820362091064" calcext:value-type="float">
            <text:p>2.13820362091064</text:p>
          </table:table-cell>
          <table:table-cell office:value-type="float" office:value="25" calcext:value-type="float">
            <text:p>25</text:p>
          </table:table-cell>
          <table:table-cell office:value-type="float" office:value="2.12157034873962" calcext:value-type="float">
            <text:p>2.12157034873962</text:p>
          </table:table-cell>
          <table:table-cell office:value-type="float" office:value="25" calcext:value-type="float">
            <text:p>25</text:p>
          </table:table-cell>
          <table:table-cell office:value-type="float" office:value="2.07781028747559" calcext:value-type="float">
            <text:p>2.07781028747559</text:p>
          </table:table-cell>
          <table:table-cell office:value-type="float" office:value="25" calcext:value-type="float">
            <text:p>25</text:p>
          </table:table-cell>
          <table:table-cell office:value-type="float" office:value="2.17227578163147" calcext:value-type="float">
            <text:p>2.17227578163147</text:p>
          </table:table-cell>
          <table:table-cell office:value-type="float" office:value="25" calcext:value-type="float">
            <text:p>25</text:p>
          </table:table-cell>
          <table:table-cell office:value-type="float" office:value="2.13231468200684" calcext:value-type="float">
            <text:p>2.13231468200684</text:p>
          </table:table-cell>
          <table:table-cell office:value-type="float" office:value="25" calcext:value-type="float">
            <text:p>25</text:p>
          </table:table-cell>
          <table:table-cell office:value-type="float" office:value="2.10492634773254" calcext:value-type="float">
            <text:p>2.10492634773254</text:p>
          </table:table-cell>
          <table:table-cell office:value-type="float" office:value="25" calcext:value-type="float">
            <text:p>25</text:p>
          </table:table-cell>
          <table:table-cell office:value-type="float" office:value="2.07485222816467" calcext:value-type="float">
            <text:p>2.07485222816467</text:p>
          </table:table-cell>
          <table:table-cell office:value-type="float" office:value="25" calcext:value-type="float">
            <text:p>25</text:p>
          </table:table-cell>
          <table:table-cell office:value-type="float" office:value="2.04360628128052" calcext:value-type="float">
            <text:p>2.04360628128052</text:p>
          </table:table-cell>
          <table:table-cell office:value-type="float" office:value="25" calcext:value-type="float">
            <text:p>25</text:p>
          </table:table-cell>
          <table:table-cell office:value-type="float" office:value="2.12889075279236" calcext:value-type="float">
            <text:p>2.12889075279236</text:p>
          </table:table-cell>
          <table:table-cell office:value-type="float" office:value="25" calcext:value-type="float">
            <text:p>25</text:p>
          </table:table-cell>
          <table:table-cell office:value-type="float" office:value="2.12500047683716" calcext:value-type="float">
            <text:p>2.12500047683716</text:p>
          </table:table-cell>
          <table:table-cell office:value-type="float" office:value="25" calcext:value-type="float">
            <text:p>25</text:p>
          </table:table-cell>
          <table:table-cell office:value-type="float" office:value="2.0662157535553" calcext:value-type="float">
            <text:p>2.0662157535553</text:p>
          </table:table-cell>
          <table:table-cell office:value-type="float" office:value="25" calcext:value-type="float">
            <text:p>25</text:p>
          </table:table-cell>
          <table:table-cell office:value-type="float" office:value="2.04579377174377" calcext:value-type="float">
            <text:p>2.04579377174377</text:p>
          </table:table-cell>
          <table:table-cell office:value-type="float" office:value="25" calcext:value-type="float">
            <text:p>25</text:p>
          </table:table-cell>
          <table:table-cell office:value-type="float" office:value="2.38502335548401" calcext:value-type="float">
            <text:p>2.38502335548401</text:p>
          </table:table-cell>
          <table:table-cell office:value-type="float" office:value="25" calcext:value-type="float">
            <text:p>25</text:p>
          </table:table-cell>
          <table:table-cell office:value-type="float" office:value="2.26168155670166" calcext:value-type="float">
            <text:p>2.26168155670166</text:p>
          </table:table-cell>
          <table:table-cell office:value-type="float" office:value="25" calcext:value-type="float">
            <text:p>25</text:p>
          </table:table-cell>
          <table:table-cell office:value-type="float" office:value="2.14805626869202" calcext:value-type="float">
            <text:p>2.14805626869202</text:p>
          </table:table-cell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2.187486410140991</text:p>
          </table:table-cell>
          <table:table-cell office:value-type="float" office:value="26" calcext:value-type="float">
            <text:p>26</text:p>
          </table:table-cell>
          <table:table-cell office:value-type="float" office:value="2.13955307006836" calcext:value-type="float">
            <text:p>2.13955307006836</text:p>
          </table:table-cell>
          <table:table-cell office:value-type="float" office:value="26" calcext:value-type="float">
            <text:p>26</text:p>
          </table:table-cell>
          <table:table-cell office:value-type="float" office:value="2.12398052215576" calcext:value-type="float">
            <text:p>2.12398052215576</text:p>
          </table:table-cell>
          <table:table-cell office:value-type="float" office:value="26" calcext:value-type="float">
            <text:p>26</text:p>
          </table:table-cell>
          <table:table-cell office:value-type="float" office:value="2.07800436019897" calcext:value-type="float">
            <text:p>2.07800436019897</text:p>
          </table:table-cell>
          <table:table-cell office:value-type="float" office:value="26" calcext:value-type="float">
            <text:p>26</text:p>
          </table:table-cell>
          <table:table-cell office:value-type="float" office:value="2.1591260433197" calcext:value-type="float">
            <text:p>2.1591260433197</text:p>
          </table:table-cell>
          <table:table-cell office:value-type="float" office:value="26" calcext:value-type="float">
            <text:p>26</text:p>
          </table:table-cell>
          <table:table-cell office:value-type="float" office:value="2.13217782974243" calcext:value-type="float">
            <text:p>2.13217782974243</text:p>
          </table:table-cell>
          <table:table-cell office:value-type="float" office:value="26" calcext:value-type="float">
            <text:p>26</text:p>
          </table:table-cell>
          <table:table-cell office:value-type="float" office:value="2.11500263214111" calcext:value-type="float">
            <text:p>2.11500263214111</text:p>
          </table:table-cell>
          <table:table-cell office:value-type="float" office:value="26" calcext:value-type="float">
            <text:p>26</text:p>
          </table:table-cell>
          <table:table-cell office:value-type="float" office:value="2.07515048980713" calcext:value-type="float">
            <text:p>2.07515048980713</text:p>
          </table:table-cell>
          <table:table-cell office:value-type="float" office:value="26" calcext:value-type="float">
            <text:p>26</text:p>
          </table:table-cell>
          <table:table-cell office:value-type="float" office:value="2.05244636535645" calcext:value-type="float">
            <text:p>2.05244636535645</text:p>
          </table:table-cell>
          <table:table-cell office:value-type="float" office:value="26" calcext:value-type="float">
            <text:p>26</text:p>
          </table:table-cell>
          <table:table-cell office:value-type="float" office:value="2.12904191017151" calcext:value-type="float">
            <text:p>2.12904191017151</text:p>
          </table:table-cell>
          <table:table-cell office:value-type="float" office:value="26" calcext:value-type="float">
            <text:p>26</text:p>
          </table:table-cell>
          <table:table-cell office:value-type="float" office:value="2.11701965332031" calcext:value-type="float">
            <text:p>2.11701965332031</text:p>
          </table:table-cell>
          <table:table-cell office:value-type="float" office:value="26" calcext:value-type="float">
            <text:p>26</text:p>
          </table:table-cell>
          <table:table-cell office:value-type="float" office:value="2.07816123962402" calcext:value-type="float">
            <text:p>2.07816123962402</text:p>
          </table:table-cell>
          <table:table-cell office:value-type="float" office:value="26" calcext:value-type="float">
            <text:p>26</text:p>
          </table:table-cell>
          <table:table-cell office:value-type="float" office:value="2.03436708450317" calcext:value-type="float">
            <text:p>2.03436708450317</text:p>
          </table:table-cell>
          <table:table-cell office:value-type="float" office:value="26" calcext:value-type="float">
            <text:p>26</text:p>
          </table:table-cell>
          <table:table-cell office:value-type="float" office:value="2.3920111656189" calcext:value-type="float">
            <text:p>2.3920111656189</text:p>
          </table:table-cell>
          <table:table-cell office:value-type="float" office:value="26" calcext:value-type="float">
            <text:p>26</text:p>
          </table:table-cell>
          <table:table-cell office:value-type="float" office:value="2.24965500831604" calcext:value-type="float">
            <text:p>2.24965500831604</text:p>
          </table:table-cell>
          <table:table-cell office:value-type="float" office:value="26" calcext:value-type="float">
            <text:p>26</text:p>
          </table:table-cell>
          <table:table-cell office:value-type="float" office:value="2.13375806808472" calcext:value-type="float">
            <text:p>2.13375806808472</text:p>
          </table:table-cell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2.1675665378570557</text:p>
          </table:table-cell>
          <table:table-cell office:value-type="float" office:value="27" calcext:value-type="float">
            <text:p>27</text:p>
          </table:table-cell>
          <table:table-cell office:value-type="float" office:value="2.12343788146973" calcext:value-type="float">
            <text:p>2.12343788146973</text:p>
          </table:table-cell>
          <table:table-cell office:value-type="float" office:value="27" calcext:value-type="float">
            <text:p>27</text:p>
          </table:table-cell>
          <table:table-cell office:value-type="float" office:value="2.13537883758545" calcext:value-type="float">
            <text:p>2.13537883758545</text:p>
          </table:table-cell>
          <table:table-cell office:value-type="float" office:value="27" calcext:value-type="float">
            <text:p>27</text:p>
          </table:table-cell>
          <table:table-cell office:value-type="float" office:value="2.06618905067444" calcext:value-type="float">
            <text:p>2.06618905067444</text:p>
          </table:table-cell>
          <table:table-cell office:value-type="float" office:value="27" calcext:value-type="float">
            <text:p>27</text:p>
          </table:table-cell>
          <table:table-cell office:value-type="float" office:value="2.17345452308655" calcext:value-type="float">
            <text:p>2.17345452308655</text:p>
          </table:table-cell>
          <table:table-cell office:value-type="float" office:value="27" calcext:value-type="float">
            <text:p>27</text:p>
          </table:table-cell>
          <table:table-cell office:value-type="float" office:value="2.13882970809937" calcext:value-type="float">
            <text:p>2.13882970809937</text:p>
          </table:table-cell>
          <table:table-cell office:value-type="float" office:value="27" calcext:value-type="float">
            <text:p>27</text:p>
          </table:table-cell>
          <table:table-cell office:value-type="float" office:value="2.10963654518127" calcext:value-type="float">
            <text:p>2.10963654518127</text:p>
          </table:table-cell>
          <table:table-cell office:value-type="float" office:value="27" calcext:value-type="float">
            <text:p>27</text:p>
          </table:table-cell>
          <table:table-cell office:value-type="float" office:value="2.07766819000244" calcext:value-type="float">
            <text:p>2.07766819000244</text:p>
          </table:table-cell>
          <table:table-cell office:value-type="float" office:value="27" calcext:value-type="float">
            <text:p>27</text:p>
          </table:table-cell>
          <table:table-cell office:value-type="float" office:value="2.05067014694214" calcext:value-type="float">
            <text:p>2.05067014694214</text:p>
          </table:table-cell>
          <table:table-cell office:value-type="float" office:value="27" calcext:value-type="float">
            <text:p>27</text:p>
          </table:table-cell>
          <table:table-cell office:value-type="float" office:value="2.12790465354919" calcext:value-type="float">
            <text:p>2.12790465354919</text:p>
          </table:table-cell>
          <table:table-cell office:value-type="float" office:value="27" calcext:value-type="float">
            <text:p>27</text:p>
          </table:table-cell>
          <table:table-cell office:value-type="float" office:value="2.12079191207886" calcext:value-type="float">
            <text:p>2.12079191207886</text:p>
          </table:table-cell>
          <table:table-cell office:value-type="float" office:value="27" calcext:value-type="float">
            <text:p>27</text:p>
          </table:table-cell>
          <table:table-cell office:value-type="float" office:value="2.06618595123291" calcext:value-type="float">
            <text:p>2.06618595123291</text:p>
          </table:table-cell>
          <table:table-cell office:value-type="float" office:value="27" calcext:value-type="float">
            <text:p>27</text:p>
          </table:table-cell>
          <table:table-cell office:value-type="float" office:value="2.03694152832031" calcext:value-type="float">
            <text:p>2.03694152832031</text:p>
          </table:table-cell>
          <table:table-cell office:value-type="float" office:value="27" calcext:value-type="float">
            <text:p>27</text:p>
          </table:table-cell>
          <table:table-cell office:value-type="float" office:value="2.39380145072937" calcext:value-type="float">
            <text:p>2.39380145072937</text:p>
          </table:table-cell>
          <table:table-cell office:value-type="float" office:value="27" calcext:value-type="float">
            <text:p>27</text:p>
          </table:table-cell>
          <table:table-cell office:value-type="float" office:value="2.27919793128967" calcext:value-type="float">
            <text:p>2.27919793128967</text:p>
          </table:table-cell>
          <table:table-cell office:value-type="float" office:value="27" calcext:value-type="float">
            <text:p>27</text:p>
          </table:table-cell>
          <table:table-cell office:value-type="float" office:value="2.13506245613098" calcext:value-type="float">
            <text:p>2.13506245613098</text:p>
          </table:table-cell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2.1680800914764404</text:p>
          </table:table-cell>
          <table:table-cell office:value-type="float" office:value="28" calcext:value-type="float">
            <text:p>28</text:p>
          </table:table-cell>
          <table:table-cell office:value-type="float" office:value="2.14896368980408" calcext:value-type="float">
            <text:p>2.14896368980408</text:p>
          </table:table-cell>
          <table:table-cell office:value-type="float" office:value="28" calcext:value-type="float">
            <text:p>28</text:p>
          </table:table-cell>
          <table:table-cell office:value-type="float" office:value="2.10245585441589" calcext:value-type="float">
            <text:p>2.10245585441589</text:p>
          </table:table-cell>
          <table:table-cell office:value-type="float" office:value="28" calcext:value-type="float">
            <text:p>28</text:p>
          </table:table-cell>
          <table:table-cell office:value-type="float" office:value="2.07515621185303" calcext:value-type="float">
            <text:p>2.07515621185303</text:p>
          </table:table-cell>
          <table:table-cell office:value-type="float" office:value="28" calcext:value-type="float">
            <text:p>28</text:p>
          </table:table-cell>
          <table:table-cell office:value-type="float" office:value="2.1723370552063" calcext:value-type="float">
            <text:p>2.1723370552063</text:p>
          </table:table-cell>
          <table:table-cell office:value-type="float" office:value="28" calcext:value-type="float">
            <text:p>28</text:p>
          </table:table-cell>
          <table:table-cell office:value-type="float" office:value="2.13519191741943" calcext:value-type="float">
            <text:p>2.13519191741943</text:p>
          </table:table-cell>
          <table:table-cell office:value-type="float" office:value="28" calcext:value-type="float">
            <text:p>28</text:p>
          </table:table-cell>
          <table:table-cell office:value-type="float" office:value="2.10755801200867" calcext:value-type="float">
            <text:p>2.10755801200867</text:p>
          </table:table-cell>
          <table:table-cell office:value-type="float" office:value="28" calcext:value-type="float">
            <text:p>28</text:p>
          </table:table-cell>
          <table:table-cell office:value-type="float" office:value="2.07045817375183" calcext:value-type="float">
            <text:p>2.07045817375183</text:p>
          </table:table-cell>
          <table:table-cell office:value-type="float" office:value="28" calcext:value-type="float">
            <text:p>28</text:p>
          </table:table-cell>
          <table:table-cell office:value-type="float" office:value="2.04265308380127" calcext:value-type="float">
            <text:p>2.04265308380127</text:p>
          </table:table-cell>
          <table:table-cell office:value-type="float" office:value="28" calcext:value-type="float">
            <text:p>28</text:p>
          </table:table-cell>
          <table:table-cell office:value-type="float" office:value="2.13680815696716" calcext:value-type="float">
            <text:p>2.13680815696716</text:p>
          </table:table-cell>
          <table:table-cell office:value-type="float" office:value="28" calcext:value-type="float">
            <text:p>28</text:p>
          </table:table-cell>
          <table:table-cell office:value-type="float" office:value="2.11240267753601" calcext:value-type="float">
            <text:p>2.11240267753601</text:p>
          </table:table-cell>
          <table:table-cell office:value-type="float" office:value="28" calcext:value-type="float">
            <text:p>28</text:p>
          </table:table-cell>
          <table:table-cell office:value-type="float" office:value="2.07897925376892" calcext:value-type="float">
            <text:p>2.07897925376892</text:p>
          </table:table-cell>
          <table:table-cell office:value-type="float" office:value="28" calcext:value-type="float">
            <text:p>28</text:p>
          </table:table-cell>
          <table:table-cell office:value-type="float" office:value="2.04167079925537" calcext:value-type="float">
            <text:p>2.04167079925537</text:p>
          </table:table-cell>
          <table:table-cell office:value-type="float" office:value="28" calcext:value-type="float">
            <text:p>28</text:p>
          </table:table-cell>
          <table:table-cell office:value-type="float" office:value="2.39842700958252" calcext:value-type="float">
            <text:p>2.39842700958252</text:p>
          </table:table-cell>
          <table:table-cell office:value-type="float" office:value="28" calcext:value-type="float">
            <text:p>28</text:p>
          </table:table-cell>
          <table:table-cell office:value-type="float" office:value="2.25366115570068" calcext:value-type="float">
            <text:p>2.25366115570068</text:p>
          </table:table-cell>
          <table:table-cell office:value-type="float" office:value="28" calcext:value-type="float">
            <text:p>28</text:p>
          </table:table-cell>
          <table:table-cell office:value-type="float" office:value="2.13717842102051" calcext:value-type="float">
            <text:p>2.13717842102051</text:p>
          </table:table-cell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7" office:value-type="string" calcext:value-type="string">
            <text:p>2.176232099533081</text:p>
          </table:table-cell>
          <table:table-cell office:value-type="float" office:value="29" calcext:value-type="float">
            <text:p>29</text:p>
          </table:table-cell>
          <table:table-cell office:value-type="float" office:value="2.13503074645996" calcext:value-type="float">
            <text:p>2.13503074645996</text:p>
          </table:table-cell>
          <table:table-cell office:value-type="float" office:value="29" calcext:value-type="float">
            <text:p>29</text:p>
          </table:table-cell>
          <table:table-cell office:value-type="float" office:value="2.11395454406738" calcext:value-type="float">
            <text:p>2.11395454406738</text:p>
          </table:table-cell>
          <table:table-cell office:value-type="float" office:value="29" calcext:value-type="float">
            <text:p>29</text:p>
          </table:table-cell>
          <table:table-cell office:value-type="float" office:value="2.07068943977356" calcext:value-type="float">
            <text:p>2.07068943977356</text:p>
          </table:table-cell>
          <table:table-cell office:value-type="float" office:value="29" calcext:value-type="float">
            <text:p>29</text:p>
          </table:table-cell>
          <table:table-cell office:value-type="float" office:value="2.16605472564697" calcext:value-type="float">
            <text:p>2.16605472564697</text:p>
          </table:table-cell>
          <table:table-cell office:value-type="float" office:value="29" calcext:value-type="float">
            <text:p>29</text:p>
          </table:table-cell>
          <table:table-cell office:value-type="float" office:value="2.15204381942749" calcext:value-type="float">
            <text:p>2.15204381942749</text:p>
          </table:table-cell>
          <table:table-cell office:value-type="float" office:value="29" calcext:value-type="float">
            <text:p>29</text:p>
          </table:table-cell>
          <table:table-cell office:value-type="float" office:value="2.105788230896" calcext:value-type="float">
            <text:p>2.105788230896</text:p>
          </table:table-cell>
          <table:table-cell office:value-type="float" office:value="29" calcext:value-type="float">
            <text:p>29</text:p>
          </table:table-cell>
          <table:table-cell office:value-type="float" office:value="2.07503652572632" calcext:value-type="float">
            <text:p>2.07503652572632</text:p>
          </table:table-cell>
          <table:table-cell office:value-type="float" office:value="29" calcext:value-type="float">
            <text:p>29</text:p>
          </table:table-cell>
          <table:table-cell office:value-type="float" office:value="2.05464363098145" calcext:value-type="float">
            <text:p>2.05464363098145</text:p>
          </table:table-cell>
          <table:table-cell office:value-type="float" office:value="29" calcext:value-type="float">
            <text:p>29</text:p>
          </table:table-cell>
          <table:table-cell office:value-type="float" office:value="2.13529682159424" calcext:value-type="float">
            <text:p>2.13529682159424</text:p>
          </table:table-cell>
          <table:table-cell office:value-type="float" office:value="29" calcext:value-type="float">
            <text:p>29</text:p>
          </table:table-cell>
          <table:table-cell office:value-type="float" office:value="2.11878633499145" calcext:value-type="float">
            <text:p>2.11878633499145</text:p>
          </table:table-cell>
          <table:table-cell office:value-type="float" office:value="29" calcext:value-type="float">
            <text:p>29</text:p>
          </table:table-cell>
          <table:table-cell office:value-type="float" office:value="2.06892895698547" calcext:value-type="float">
            <text:p>2.06892895698547</text:p>
          </table:table-cell>
          <table:table-cell office:value-type="float" office:value="29" calcext:value-type="float">
            <text:p>29</text:p>
          </table:table-cell>
          <table:table-cell office:value-type="float" office:value="2.03206372261047" calcext:value-type="float">
            <text:p>2.03206372261047</text:p>
          </table:table-cell>
          <table:table-cell office:value-type="float" office:value="29" calcext:value-type="float">
            <text:p>29</text:p>
          </table:table-cell>
          <table:table-cell office:value-type="float" office:value="2.38345766067505" calcext:value-type="float">
            <text:p>2.38345766067505</text:p>
          </table:table-cell>
          <table:table-cell office:value-type="float" office:value="29" calcext:value-type="float">
            <text:p>29</text:p>
          </table:table-cell>
          <table:table-cell office:value-type="float" office:value="2.26283240318298" calcext:value-type="float">
            <text:p>2.26283240318298</text:p>
          </table:table-cell>
          <table:table-cell office:value-type="float" office:value="29" calcext:value-type="float">
            <text:p>29</text:p>
          </table:table-cell>
          <table:table-cell office:value-type="float" office:value="2.1514298915863" calcext:value-type="float">
            <text:p>2.1514298915863</text:p>
          </table:table-cell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2.1744565963745117</text:p>
          </table:table-cell>
          <table:table-cell office:value-type="float" office:value="30" calcext:value-type="float">
            <text:p>30</text:p>
          </table:table-cell>
          <table:table-cell office:value-type="float" office:value="2.13562107086182" calcext:value-type="float">
            <text:p>2.13562107086182</text:p>
          </table:table-cell>
          <table:table-cell office:value-type="float" office:value="30" calcext:value-type="float">
            <text:p>30</text:p>
          </table:table-cell>
          <table:table-cell office:value-type="float" office:value="2.11416363716125" calcext:value-type="float">
            <text:p>2.11416363716125</text:p>
          </table:table-cell>
          <table:table-cell office:value-type="float" office:value="30" calcext:value-type="float">
            <text:p>30</text:p>
          </table:table-cell>
          <table:table-cell office:value-type="float" office:value="2.07796382904053" calcext:value-type="float">
            <text:p>2.07796382904053</text:p>
          </table:table-cell>
          <table:table-cell office:value-type="float" office:value="30" calcext:value-type="float">
            <text:p>30</text:p>
          </table:table-cell>
          <table:table-cell office:value-type="float" office:value="2.1634259223938" calcext:value-type="float">
            <text:p>2.1634259223938</text:p>
          </table:table-cell>
          <table:table-cell office:value-type="float" office:value="30" calcext:value-type="float">
            <text:p>30</text:p>
          </table:table-cell>
          <table:table-cell office:value-type="float" office:value="2.12194490432739" calcext:value-type="float">
            <text:p>2.12194490432739</text:p>
          </table:table-cell>
          <table:table-cell office:value-type="float" office:value="30" calcext:value-type="float">
            <text:p>30</text:p>
          </table:table-cell>
          <table:table-cell office:value-type="float" office:value="2.11179137229919" calcext:value-type="float">
            <text:p>2.11179137229919</text:p>
          </table:table-cell>
          <table:table-cell office:value-type="float" office:value="30" calcext:value-type="float">
            <text:p>30</text:p>
          </table:table-cell>
          <table:table-cell office:value-type="float" office:value="2.07802057266235" calcext:value-type="float">
            <text:p>2.07802057266235</text:p>
          </table:table-cell>
          <table:table-cell office:value-type="float" office:value="30" calcext:value-type="float">
            <text:p>30</text:p>
          </table:table-cell>
          <table:table-cell office:value-type="float" office:value="2.04696846008301" calcext:value-type="float">
            <text:p>2.04696846008301</text:p>
          </table:table-cell>
          <table:table-cell office:value-type="float" office:value="30" calcext:value-type="float">
            <text:p>30</text:p>
          </table:table-cell>
          <table:table-cell office:value-type="float" office:value="2.13928055763245" calcext:value-type="float">
            <text:p>2.13928055763245</text:p>
          </table:table-cell>
          <table:table-cell office:value-type="float" office:value="30" calcext:value-type="float">
            <text:p>30</text:p>
          </table:table-cell>
          <table:table-cell office:value-type="float" office:value="2.11799812316895" calcext:value-type="float">
            <text:p>2.11799812316895</text:p>
          </table:table-cell>
          <table:table-cell office:value-type="float" office:value="30" calcext:value-type="float">
            <text:p>30</text:p>
          </table:table-cell>
          <table:table-cell office:value-type="float" office:value="2.07109212875366" calcext:value-type="float">
            <text:p>2.07109212875366</text:p>
          </table:table-cell>
          <table:table-cell office:value-type="float" office:value="30" calcext:value-type="float">
            <text:p>30</text:p>
          </table:table-cell>
          <table:table-cell office:value-type="float" office:value="2.04456162452698" calcext:value-type="float">
            <text:p>2.04456162452698</text:p>
          </table:table-cell>
          <table:table-cell office:value-type="float" office:value="30" calcext:value-type="float">
            <text:p>30</text:p>
          </table:table-cell>
          <table:table-cell office:value-type="float" office:value="2.39933109283447" calcext:value-type="float">
            <text:p>2.39933109283447</text:p>
          </table:table-cell>
          <table:table-cell office:value-type="float" office:value="30" calcext:value-type="float">
            <text:p>30</text:p>
          </table:table-cell>
          <table:table-cell office:value-type="float" office:value="2.25628590583801" calcext:value-type="float">
            <text:p>2.25628590583801</text:p>
          </table:table-cell>
          <table:table-cell office:value-type="float" office:value="30" calcext:value-type="float">
            <text:p>30</text:p>
          </table:table-cell>
          <table:table-cell office:value-type="float" office:value="2.13900017738342" calcext:value-type="float">
            <text:p>2.13900017738342</text:p>
          </table:table-cell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7" office:value-type="string" calcext:value-type="string">
            <text:p>2.1783698320388796</text:p>
          </table:table-cell>
          <table:table-cell office:value-type="string" calcext:value-type="string">
            <text:p>Media</text:p>
          </table:table-cell>
          <table:table-cell office:value-type="float" office:value="2.13571961720785" calcext:value-type="float">
            <text:p>2.13571961720785</text:p>
          </table:table-cell>
          <table:table-cell office:value-type="string" calcext:value-type="string">
            <text:p>Media</text:p>
          </table:table-cell>
          <table:table-cell office:value-type="float" office:value="2.11526506741842" calcext:value-type="float">
            <text:p>2.11526506741842</text:p>
          </table:table-cell>
          <table:table-cell office:value-type="string" calcext:value-type="string">
            <text:p>Media</text:p>
          </table:table-cell>
          <table:table-cell office:value-type="float" office:value="2.07476522127787" calcext:value-type="float">
            <text:p>2.07476522127787</text:p>
          </table:table-cell>
          <table:table-cell office:value-type="string" calcext:value-type="string">
            <text:p>Media</text:p>
          </table:table-cell>
          <table:table-cell office:value-type="float" office:value="2.17144838174184" calcext:value-type="float">
            <text:p>2.17144838174184</text:p>
          </table:table-cell>
          <table:table-cell office:value-type="string" calcext:value-type="string">
            <text:p>Media</text:p>
          </table:table-cell>
          <table:table-cell office:value-type="float" office:value="2.13653292655945" calcext:value-type="float">
            <text:p>2.13653292655945</text:p>
          </table:table-cell>
          <table:table-cell office:value-type="string" calcext:value-type="string">
            <text:p>Media</text:p>
          </table:table-cell>
          <table:table-cell office:value-type="float" office:value="2.11137444972992" calcext:value-type="float">
            <text:p>2.11137444972992</text:p>
          </table:table-cell>
          <table:table-cell office:value-type="string" calcext:value-type="string">
            <text:p>Media</text:p>
          </table:table-cell>
          <table:table-cell office:value-type="float" office:value="2.07586748600006" calcext:value-type="float">
            <text:p>2.07586748600006</text:p>
          </table:table-cell>
          <table:table-cell office:value-type="string" calcext:value-type="string">
            <text:p>Media</text:p>
          </table:table-cell>
          <table:table-cell office:value-type="float" office:value="2.04327326615651" calcext:value-type="float">
            <text:p>2.04327326615651</text:p>
          </table:table-cell>
          <table:table-cell office:value-type="string" calcext:value-type="string">
            <text:p>Media</text:p>
          </table:table-cell>
          <table:table-cell office:value-type="float" office:value="2.1377494653066" calcext:value-type="float">
            <text:p>2.1377494653066</text:p>
          </table:table-cell>
          <table:table-cell office:value-type="string" calcext:value-type="string">
            <text:p>Media</text:p>
          </table:table-cell>
          <table:table-cell office:value-type="float" office:value="2.11809043884277" calcext:value-type="float">
            <text:p>2.11809043884277</text:p>
          </table:table-cell>
          <table:table-cell office:value-type="string" calcext:value-type="string">
            <text:p>Media</text:p>
          </table:table-cell>
          <table:table-cell office:value-type="float" office:value="2.07490537961324" calcext:value-type="float">
            <text:p>2.07490537961324</text:p>
          </table:table-cell>
          <table:table-cell office:value-type="string" calcext:value-type="string">
            <text:p>Media</text:p>
          </table:table-cell>
          <table:table-cell office:value-type="float" office:value="2.04250020186106" calcext:value-type="float">
            <text:p>2.04250020186106</text:p>
          </table:table-cell>
          <table:table-cell office:value-type="string" calcext:value-type="string">
            <text:p>Media</text:p>
          </table:table-cell>
          <table:table-cell office:value-type="float" office:value="2.39683474699656" calcext:value-type="float">
            <text:p>2.39683474699656</text:p>
          </table:table-cell>
          <table:table-cell office:value-type="string" calcext:value-type="string">
            <text:p>Media</text:p>
          </table:table-cell>
          <table:table-cell office:value-type="float" office:value="2.26379476388295" calcext:value-type="float">
            <text:p>2.26379476388295</text:p>
          </table:table-cell>
          <table:table-cell office:value-type="string" calcext:value-type="string">
            <text:p>Media</text:p>
          </table:table-cell>
          <table:table-cell office:value-type="float" office:value="2.14140988190969" calcext:value-type="float">
            <text:p>2.14140988190969</text:p>
          </table:table-cell>
        </table:table-row>
        <table:table-row table:style-name="ro4">
          <table:table-cell table:style-name="ce4" office:value-type="string" calcext:value-type="string">
            <text:p>Dev. Std.</text:p>
          </table:table-cell>
          <table:table-cell table:style-name="ce7" office:value-type="string" calcext:value-type="string">
            <text:p>0.026720007041453605</text:p>
          </table:table-cell>
          <table:table-cell office:value-type="string" calcext:value-type="string">
            <text:p>Dev. Std.</text:p>
          </table:table-cell>
          <table:table-cell office:value-type="float" office:value="0.00589381423230895" calcext:value-type="float">
            <text:p>0.00589381423230895</text:p>
          </table:table-cell>
          <table:table-cell office:value-type="string" calcext:value-type="string">
            <text:p>Dev. Std.</text:p>
          </table:table-cell>
          <table:table-cell office:value-type="float" office:value="0.00772451570853739" calcext:value-type="float">
            <text:p>0.00772451570853739</text:p>
          </table:table-cell>
          <table:table-cell office:value-type="string" calcext:value-type="string">
            <text:p>Dev. Std.</text:p>
          </table:table-cell>
          <table:table-cell office:value-type="float" office:value="0.00722175450674673" calcext:value-type="float">
            <text:p>0.00722175450674673</text:p>
          </table:table-cell>
          <table:table-cell office:value-type="string" calcext:value-type="string">
            <text:p>Dev. Std.</text:p>
          </table:table-cell>
          <table:table-cell office:value-type="float" office:value="0.0125277427774597" calcext:value-type="float">
            <text:p>0.0125277427774597</text:p>
          </table:table-cell>
          <table:table-cell office:value-type="string" calcext:value-type="string">
            <text:p>Dev. Std.</text:p>
          </table:table-cell>
          <table:table-cell office:value-type="float" office:value="0.00797825925491331" calcext:value-type="float">
            <text:p>0.00797825925491331</text:p>
          </table:table-cell>
          <table:table-cell office:value-type="string" calcext:value-type="string">
            <text:p>Dev. Std.</text:p>
          </table:table-cell>
          <table:table-cell office:value-type="float" office:value="0.00765355713038045" calcext:value-type="float">
            <text:p>0.00765355713038045</text:p>
          </table:table-cell>
          <table:table-cell office:value-type="string" calcext:value-type="string">
            <text:p>Dev. Std.</text:p>
          </table:table-cell>
          <table:table-cell office:value-type="float" office:value="0.00722607427796237" calcext:value-type="float">
            <text:p>0.00722607427796237</text:p>
          </table:table-cell>
          <table:table-cell office:value-type="string" calcext:value-type="string">
            <text:p>Dev. Std.</text:p>
          </table:table-cell>
          <table:table-cell office:value-type="float" office:value="0.00592351644061586" calcext:value-type="float">
            <text:p>0.00592351644061586</text:p>
          </table:table-cell>
          <table:table-cell office:value-type="string" calcext:value-type="string">
            <text:p>Dev. Std.</text:p>
          </table:table-cell>
          <table:table-cell office:value-type="float" office:value="0.0140137931755496" calcext:value-type="float">
            <text:p>0.0140137931755496</text:p>
          </table:table-cell>
          <table:table-cell office:value-type="string" calcext:value-type="string">
            <text:p>Dev. Std.</text:p>
          </table:table-cell>
          <table:table-cell office:value-type="float" office:value="0.00783899109657971" calcext:value-type="float">
            <text:p>0.00783899109657971</text:p>
          </table:table-cell>
          <table:table-cell office:value-type="string" calcext:value-type="string">
            <text:p>Dev. Std.</text:p>
          </table:table-cell>
          <table:table-cell office:value-type="float" office:value="0.00890727892165765" calcext:value-type="float">
            <text:p>0.00890727892165765</text:p>
          </table:table-cell>
          <table:table-cell office:value-type="string" calcext:value-type="string">
            <text:p>Dev. Std.</text:p>
          </table:table-cell>
          <table:table-cell office:value-type="float" office:value="0.00775890497704954" calcext:value-type="float">
            <text:p>0.00775890497704954</text:p>
          </table:table-cell>
          <table:table-cell office:value-type="string" calcext:value-type="string">
            <text:p>Dev. Std.</text:p>
          </table:table-cell>
          <table:table-cell office:value-type="float" office:value="0.0141940675656164" calcext:value-type="float">
            <text:p>0.0141940675656164</text:p>
          </table:table-cell>
          <table:table-cell office:value-type="string" calcext:value-type="string">
            <text:p>Dev. Std.</text:p>
          </table:table-cell>
          <table:table-cell office:value-type="float" office:value="0.0105313872143376" calcext:value-type="float">
            <text:p>0.0105313872143376</text:p>
          </table:table-cell>
          <table:table-cell office:value-type="string" calcext:value-type="string">
            <text:p>Dev. Std.</text:p>
          </table:table-cell>
          <table:table-cell office:value-type="float" office:value="0.010237979833318" calcext:value-type="float">
            <text:p>0.010237979833318</text:p>
          </table:table-cell>
        </table:table-row>
        <table:table-row table:style-name="ro1">
          <table:table-cell table:style-name="ce1" office:value-type="string" calcext:value-type="string" table:number-columns-spanned="32" table:number-rows-spanned="1">
            <text:p>MongoDB</text:p>
          </table:table-cell>
          <table:covered-table-cell table:number-columns-repeated="31"/>
        </table:table-row>
        <table:table-row table:style-name="ro2">
          <table:table-cell table:style-name="ce2" office:value-type="string" calcext:value-type="string" table:number-columns-spanned="8" table:number-rows-spanned="1">
            <text:p>Query #1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2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3</text:p>
          </table:table-cell>
          <table:covered-table-cell table:number-columns-repeated="7"/>
          <table:table-cell table:style-name="ce2" office:value-type="string" calcext:value-type="string" table:number-columns-spanned="8" table:number-rows-spanned="1">
            <text:p>Query #4</text:p>
          </table:table-cell>
          <table:covered-table-cell table:number-columns-repeated="7"/>
        </table:table-row>
        <table:table-row table:style-name="ro3"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  <table:table-cell table:style-name="ce3" office:value-type="percentage" office:value="1" calcext:value-type="percentage" table:number-columns-spanned="2" table:number-rows-spanned="1">
            <text:p>100.00%</text:p>
          </table:table-cell>
          <table:covered-table-cell table:style-name="ce6"/>
          <table:table-cell table:style-name="ce3" office:value-type="percentage" office:value="0.75" calcext:value-type="percentage" table:number-columns-spanned="2" table:number-rows-spanned="1">
            <text:p>75.00%</text:p>
          </table:table-cell>
          <table:covered-table-cell table:style-name="ce6"/>
          <table:table-cell table:style-name="ce3" office:value-type="percentage" office:value="0.5" calcext:value-type="percentage" table:number-columns-spanned="2" table:number-rows-spanned="1">
            <text:p>50.00%</text:p>
          </table:table-cell>
          <table:covered-table-cell table:style-name="ce6"/>
          <table:table-cell table:style-name="ce3" office:value-type="percentage" office:value="0.25" calcext:value-type="percentage" table:number-columns-spanned="2" table:number-rows-spanned="1">
            <text:p>25.00%</text:p>
          </table:table-cell>
          <table:covered-table-cell table:style-name="ce6"/>
        </table:table-row>
        <table:table-row table:style-name="ro4">
          <table:table-cell office:value-type="string" calcext:value-type="string">
            <table:cell-range-source table:name="CSV_all" xlink:type="simple" xlink:href="../data/results/mongo/100/query_1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54399847984314" calcext:value-type="float">
            <text:p>0.54399847984314</text:p>
          </table:table-cell>
          <table:table-cell office:value-type="string" calcext:value-type="string">
            <table:cell-range-source table:name="CSV_all" xlink:type="simple" xlink:href="../data/results/mongo/75/query_1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395135402679443" calcext:value-type="float">
            <text:p>0.395135402679443</text:p>
          </table:table-cell>
          <table:table-cell office:value-type="string" calcext:value-type="string">
            <table:cell-range-source table:name="CSV_all" xlink:type="simple" xlink:href="../data/results/mongo/50/query_1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71000862121582" calcext:value-type="float">
            <text:p>0.271000862121582</text:p>
          </table:table-cell>
          <table:table-cell office:value-type="string" calcext:value-type="string">
            <table:cell-range-source table:name="CSV_all" xlink:type="simple" xlink:href="../data/results/mongo/25/query_1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32995843887329" calcext:value-type="float">
            <text:p>0.132995843887329</text:p>
          </table:table-cell>
          <table:table-cell office:value-type="string" calcext:value-type="string">
            <table:cell-range-source table:name="CSV_all" xlink:type="simple" xlink:href="../data/results/mongo/100/query_2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528998851776123" calcext:value-type="float">
            <text:p>0.528998851776123</text:p>
          </table:table-cell>
          <table:table-cell office:value-type="string" calcext:value-type="string">
            <table:cell-range-source table:name="CSV_all" xlink:type="simple" xlink:href="../data/results/mongo/50/query_2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69000053405762" calcext:value-type="float">
            <text:p>0.269000053405762</text:p>
          </table:table-cell>
          <table:table-cell office:value-type="string" calcext:value-type="string">
            <table:cell-range-source table:name="CSV_all" xlink:type="simple" xlink:href="../data/results/mongo/50/query_2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69000053405762" calcext:value-type="float">
            <text:p>0.269000053405762</text:p>
          </table:table-cell>
          <table:table-cell office:value-type="string" calcext:value-type="string">
            <table:cell-range-source table:name="CSV_all" xlink:type="simple" xlink:href="../data/results/mongo/25/query_2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34003639221191" calcext:value-type="float">
            <text:p>0.134003639221191</text:p>
          </table:table-cell>
          <table:table-cell office:value-type="string" calcext:value-type="string">
            <table:cell-range-source table:name="CSV_all" xlink:type="simple" xlink:href="../data/results/mongo/100/query_3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447998285293579" calcext:value-type="float">
            <text:p>0.447998285293579</text:p>
          </table:table-cell>
          <table:table-cell office:value-type="string" calcext:value-type="string">
            <table:cell-range-source table:name="CSV_all" xlink:type="simple" xlink:href="../data/results/mongo/75/query_3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319998502731323" calcext:value-type="float">
            <text:p>0.319998502731323</text:p>
          </table:table-cell>
          <table:table-cell office:value-type="string" calcext:value-type="string">
            <table:cell-range-source table:name="CSV_all" xlink:type="simple" xlink:href="../data/results/mongo/50/query_3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16000080108643" calcext:value-type="float">
            <text:p>0.216000080108643</text:p>
          </table:table-cell>
          <table:table-cell office:value-type="string" calcext:value-type="string">
            <table:cell-range-source table:name="CSV_all" xlink:type="simple" xlink:href="../data/results/mongo/25/query_3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06998443603516" calcext:value-type="float">
            <text:p>0.106998443603516</text:p>
          </table:table-cell>
          <table:table-cell office:value-type="string" calcext:value-type="string">
            <table:cell-range-source table:name="CSV_all" xlink:type="simple" xlink:href="../data/results/mongo/100/query_4_load_10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429996967315674" calcext:value-type="float">
            <text:p>0.429996967315674</text:p>
          </table:table-cell>
          <table:table-cell office:value-type="string" calcext:value-type="string">
            <table:cell-range-source table:name="CSV_all" xlink:type="simple" xlink:href="../data/results/mongo/75/query_4_load_7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318001270294189" calcext:value-type="float">
            <text:p>0.318001270294189</text:p>
          </table:table-cell>
          <table:table-cell office:value-type="string" calcext:value-type="string">
            <table:cell-range-source table:name="CSV_all" xlink:type="simple" xlink:href="../data/results/mongo/50/query_4_load_50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216998815536499" calcext:value-type="float">
            <text:p>0.216998815536499</text:p>
          </table:table-cell>
          <table:table-cell office:value-type="string" calcext:value-type="string">
            <table:cell-range-source table:name="CSV_all" xlink:type="simple" xlink:href="../data/results/mongo/25/query_4_load_25.csv" table:filter-name="Text - txt - csv (StarCalc)" table:filter-options="44,34,76,1,,0,false,false,true,false,false,0,false" table:last-column-spanned="2" table:last-row-spanned="33"/>
            <text:p>Prima Run</text:p>
          </table:table-cell>
          <table:table-cell office:value-type="float" office:value="0.11899995803833" calcext:value-type="float">
            <text:p>0.118999958038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523998975753784" calcext:value-type="float">
            <text:p>0.523998975753784</text:p>
          </table:table-cell>
          <table:table-cell office:value-type="float" office:value="1" calcext:value-type="float">
            <text:p>1</text:p>
          </table:table-cell>
          <table:table-cell office:value-type="float" office:value="0.398000240325928" calcext:value-type="float">
            <text:p>0.398000240325928</text:p>
          </table:table-cell>
          <table:table-cell office:value-type="float" office:value="1" calcext:value-type="float">
            <text:p>1</text:p>
          </table:table-cell>
          <table:table-cell office:value-type="float" office:value="0.266998291015625" calcext:value-type="float">
            <text:p>0.266998291015625</text:p>
          </table:table-cell>
          <table:table-cell office:value-type="float" office:value="1" calcext:value-type="float">
            <text:p>1</text:p>
          </table:table-cell>
          <table:table-cell office:value-type="float" office:value="0.132003307342529" calcext:value-type="float">
            <text:p>0.132003307342529</text:p>
          </table:table-cell>
          <table:table-cell office:value-type="float" office:value="1" calcext:value-type="float">
            <text:p>1</text:p>
          </table:table-cell>
          <table:table-cell office:value-type="float" office:value="0.530001401901245" calcext:value-type="float">
            <text:p>0.530001401901245</text:p>
          </table:table-cell>
          <table:table-cell office:value-type="float" office:value="1" calcext:value-type="float">
            <text:p>1</text:p>
          </table:table-cell>
          <table:table-cell office:value-type="float" office:value="0.269000291824341" calcext:value-type="float">
            <text:p>0.269000291824341</text:p>
          </table:table-cell>
          <table:table-cell office:value-type="float" office:value="1" calcext:value-type="float">
            <text:p>1</text:p>
          </table:table-cell>
          <table:table-cell office:value-type="float" office:value="0.269000291824341" calcext:value-type="float">
            <text:p>0.269000291824341</text:p>
          </table:table-cell>
          <table:table-cell office:value-type="float" office:value="1" calcext:value-type="float">
            <text:p>1</text:p>
          </table:table-cell>
          <table:table-cell office:value-type="float" office:value="0.131994962692261" calcext:value-type="float">
            <text:p>0.131994962692261</text:p>
          </table:table-cell>
          <table:table-cell office:value-type="float" office:value="1" calcext:value-type="float">
            <text:p>1</text:p>
          </table:table-cell>
          <table:table-cell office:value-type="float" office:value="0.428001642227173" calcext:value-type="float">
            <text:p>0.428001642227173</text:p>
          </table:table-cell>
          <table:table-cell office:value-type="float" office:value="1" calcext:value-type="float">
            <text:p>1</text:p>
          </table:table-cell>
          <table:table-cell office:value-type="float" office:value="0.322999715805054" calcext:value-type="float">
            <text:p>0.322999715805054</text:p>
          </table:table-cell>
          <table:table-cell office:value-type="float" office:value="1" calcext:value-type="float">
            <text:p>1</text:p>
          </table:table-cell>
          <table:table-cell office:value-type="float" office:value="0.213000774383545" calcext:value-type="float">
            <text:p>0.213000774383545</text:p>
          </table:table-cell>
          <table:table-cell office:value-type="float" office:value="1" calcext:value-type="float">
            <text:p>1</text:p>
          </table:table-cell>
          <table:table-cell office:value-type="float" office:value="0.106000185012817" calcext:value-type="float">
            <text:p>0.106000185012817</text:p>
          </table:table-cell>
          <table:table-cell office:value-type="float" office:value="1" calcext:value-type="float">
            <text:p>1</text:p>
          </table:table-cell>
          <table:table-cell office:value-type="float" office:value="0.429998159408569" calcext:value-type="float">
            <text:p>0.429998159408569</text:p>
          </table:table-cell>
          <table:table-cell office:value-type="float" office:value="1" calcext:value-type="float">
            <text:p>1</text:p>
          </table:table-cell>
          <table:table-cell office:value-type="float" office:value="0.319998741149902" calcext:value-type="float">
            <text:p>0.319998741149902</text:p>
          </table:table-cell>
          <table:table-cell office:value-type="float" office:value="1" calcext:value-type="float">
            <text:p>1</text:p>
          </table:table-cell>
          <table:table-cell office:value-type="float" office:value="0.220002889633179" calcext:value-type="float">
            <text:p>0.220002889633179</text:p>
          </table:table-cell>
          <table:table-cell office:value-type="float" office:value="1" calcext:value-type="float">
            <text:p>1</text:p>
          </table:table-cell>
          <table:table-cell office:value-type="float" office:value="0.117000818252563" calcext:value-type="float">
            <text:p>0.11700081825256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524998903274536" calcext:value-type="float">
            <text:p>0.524998903274536</text:p>
          </table:table-cell>
          <table:table-cell office:value-type="float" office:value="2" calcext:value-type="float">
            <text:p>2</text:p>
          </table:table-cell>
          <table:table-cell office:value-type="float" office:value="0.395015954971313" calcext:value-type="float">
            <text:p>0.395015954971313</text:p>
          </table:table-cell>
          <table:table-cell office:value-type="float" office:value="2" calcext:value-type="float">
            <text:p>2</text:p>
          </table:table-cell>
          <table:table-cell office:value-type="float" office:value="0.265000343322754" calcext:value-type="float">
            <text:p>0.265000343322754</text:p>
          </table:table-cell>
          <table:table-cell office:value-type="float" office:value="2" calcext:value-type="float">
            <text:p>2</text:p>
          </table:table-cell>
          <table:table-cell office:value-type="float" office:value="0.131996870040894" calcext:value-type="float">
            <text:p>0.131996870040894</text:p>
          </table:table-cell>
          <table:table-cell office:value-type="float" office:value="2" calcext:value-type="float">
            <text:p>2</text:p>
          </table:table-cell>
          <table:table-cell office:value-type="float" office:value="0.531997680664063" calcext:value-type="float">
            <text:p>0.531997680664063</text:p>
          </table:table-cell>
          <table:table-cell office:value-type="float" office:value="2" calcext:value-type="float">
            <text:p>2</text:p>
          </table:table-cell>
          <table:table-cell office:value-type="float" office:value="0.266998291015625" calcext:value-type="float">
            <text:p>0.266998291015625</text:p>
          </table:table-cell>
          <table:table-cell office:value-type="float" office:value="2" calcext:value-type="float">
            <text:p>2</text:p>
          </table:table-cell>
          <table:table-cell office:value-type="float" office:value="0.266998291015625" calcext:value-type="float">
            <text:p>0.266998291015625</text:p>
          </table:table-cell>
          <table:table-cell office:value-type="float" office:value="2" calcext:value-type="float">
            <text:p>2</text:p>
          </table:table-cell>
          <table:table-cell office:value-type="float" office:value="0.134000062942505" calcext:value-type="float">
            <text:p>0.134000062942505</text:p>
          </table:table-cell>
          <table:table-cell office:value-type="float" office:value="2" calcext:value-type="float">
            <text:p>2</text:p>
          </table:table-cell>
          <table:table-cell office:value-type="float" office:value="0.428998231887817" calcext:value-type="float">
            <text:p>0.428998231887817</text:p>
          </table:table-cell>
          <table:table-cell office:value-type="float" office:value="2" calcext:value-type="float">
            <text:p>2</text:p>
          </table:table-cell>
          <table:table-cell office:value-type="float" office:value="0.32200026512146" calcext:value-type="float">
            <text:p>0.32200026512146</text:p>
          </table:table-cell>
          <table:table-cell office:value-type="float" office:value="2" calcext:value-type="float">
            <text:p>2</text:p>
          </table:table-cell>
          <table:table-cell office:value-type="float" office:value="0.21299934387207" calcext:value-type="float">
            <text:p>0.21299934387207</text:p>
          </table:table-cell>
          <table:table-cell office:value-type="float" office:value="2" calcext:value-type="float">
            <text:p>2</text:p>
          </table:table-cell>
          <table:table-cell office:value-type="float" office:value="0.108005046844482" calcext:value-type="float">
            <text:p>0.108005046844482</text:p>
          </table:table-cell>
          <table:table-cell office:value-type="float" office:value="2" calcext:value-type="float">
            <text:p>2</text:p>
          </table:table-cell>
          <table:table-cell office:value-type="float" office:value="0.430000305175781" calcext:value-type="float">
            <text:p>0.430000305175781</text:p>
          </table:table-cell>
          <table:table-cell office:value-type="float" office:value="2" calcext:value-type="float">
            <text:p>2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" calcext:value-type="float">
            <text:p>2</text:p>
          </table:table-cell>
          <table:table-cell office:value-type="float" office:value="0.216996669769287" calcext:value-type="float">
            <text:p>0.216996669769287</text:p>
          </table:table-cell>
          <table:table-cell office:value-type="float" office:value="2" calcext:value-type="float">
            <text:p>2</text:p>
          </table:table-cell>
          <table:table-cell office:value-type="float" office:value="0.118999242782593" calcext:value-type="float">
            <text:p>0.11899924278259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525001049041748" calcext:value-type="float">
            <text:p>0.525001049041748</text:p>
          </table:table-cell>
          <table:table-cell office:value-type="float" office:value="3" calcext:value-type="float">
            <text:p>3</text:p>
          </table:table-cell>
          <table:table-cell office:value-type="float" office:value="0.395034551620483" calcext:value-type="float">
            <text:p>0.395034551620483</text:p>
          </table:table-cell>
          <table:table-cell office:value-type="float" office:value="3" calcext:value-type="float">
            <text:p>3</text:p>
          </table:table-cell>
          <table:table-cell office:value-type="float" office:value="0.263002157211304" calcext:value-type="float">
            <text:p>0.263002157211304</text:p>
          </table:table-cell>
          <table:table-cell office:value-type="float" office:value="3" calcext:value-type="float">
            <text:p>3</text:p>
          </table:table-cell>
          <table:table-cell office:value-type="float" office:value="0.134000778198242" calcext:value-type="float">
            <text:p>0.134000778198242</text:p>
          </table:table-cell>
          <table:table-cell office:value-type="float" office:value="3" calcext:value-type="float">
            <text:p>3</text:p>
          </table:table-cell>
          <table:table-cell office:value-type="float" office:value="0.529999732971191" calcext:value-type="float">
            <text:p>0.529999732971191</text:p>
          </table:table-cell>
          <table:table-cell office:value-type="float" office:value="3" calcext:value-type="float">
            <text:p>3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3" calcext:value-type="float">
            <text:p>3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3" calcext:value-type="float">
            <text:p>3</text:p>
          </table:table-cell>
          <table:table-cell office:value-type="float" office:value="0.13300085067749" calcext:value-type="float">
            <text:p>0.13300085067749</text:p>
          </table:table-cell>
          <table:table-cell office:value-type="float" office:value="3" calcext:value-type="float">
            <text:p>3</text:p>
          </table:table-cell>
          <table:table-cell office:value-type="float" office:value="0.429002523422241" calcext:value-type="float">
            <text:p>0.429002523422241</text:p>
          </table:table-cell>
          <table:table-cell office:value-type="float" office:value="3" calcext:value-type="float">
            <text:p>3</text:p>
          </table:table-cell>
          <table:table-cell office:value-type="float" office:value="0.322000026702881" calcext:value-type="float">
            <text:p>0.322000026702881</text:p>
          </table:table-cell>
          <table:table-cell office:value-type="float" office:value="3" calcext:value-type="float">
            <text:p>3</text:p>
          </table:table-cell>
          <table:table-cell office:value-type="float" office:value="0.212000131607056" calcext:value-type="float">
            <text:p>0.212000131607056</text:p>
          </table:table-cell>
          <table:table-cell office:value-type="float" office:value="3" calcext:value-type="float">
            <text:p>3</text:p>
          </table:table-cell>
          <table:table-cell office:value-type="float" office:value="0.107997417449951" calcext:value-type="float">
            <text:p>0.107997417449951</text:p>
          </table:table-cell>
          <table:table-cell office:value-type="float" office:value="3" calcext:value-type="float">
            <text:p>3</text:p>
          </table:table-cell>
          <table:table-cell office:value-type="float" office:value="0.427999973297119" calcext:value-type="float">
            <text:p>0.427999973297119</text:p>
          </table:table-cell>
          <table:table-cell office:value-type="float" office:value="3" calcext:value-type="float">
            <text:p>3</text:p>
          </table:table-cell>
          <table:table-cell office:value-type="float" office:value="0.318000078201294" calcext:value-type="float">
            <text:p>0.318000078201294</text:p>
          </table:table-cell>
          <table:table-cell office:value-type="float" office:value="3" calcext:value-type="float">
            <text:p>3</text:p>
          </table:table-cell>
          <table:table-cell office:value-type="float" office:value="0.217000722885132" calcext:value-type="float">
            <text:p>0.217000722885132</text:p>
          </table:table-cell>
          <table:table-cell office:value-type="float" office:value="3" calcext:value-type="float">
            <text:p>3</text:p>
          </table:table-cell>
          <table:table-cell office:value-type="float" office:value="0.119999885559082" calcext:value-type="float">
            <text:p>0.119999885559082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527001142501831" calcext:value-type="float">
            <text:p>0.527001142501831</text:p>
          </table:table-cell>
          <table:table-cell office:value-type="float" office:value="4" calcext:value-type="float">
            <text:p>4</text:p>
          </table:table-cell>
          <table:table-cell office:value-type="float" office:value="0.395009756088257" calcext:value-type="float">
            <text:p>0.395009756088257</text:p>
          </table:table-cell>
          <table:table-cell office:value-type="float" office:value="4" calcext:value-type="float">
            <text:p>4</text:p>
          </table:table-cell>
          <table:table-cell office:value-type="float" office:value="0.266997337341309" calcext:value-type="float">
            <text:p>0.266997337341309</text:p>
          </table:table-cell>
          <table:table-cell office:value-type="float" office:value="4" calcext:value-type="float">
            <text:p>4</text:p>
          </table:table-cell>
          <table:table-cell office:value-type="float" office:value="0.136001825332642" calcext:value-type="float">
            <text:p>0.136001825332642</text:p>
          </table:table-cell>
          <table:table-cell office:value-type="float" office:value="4" calcext:value-type="float">
            <text:p>4</text:p>
          </table:table-cell>
          <table:table-cell office:value-type="float" office:value="0.53000020980835" calcext:value-type="float">
            <text:p>0.53000020980835</text:p>
          </table:table-cell>
          <table:table-cell office:value-type="float" office:value="4" calcext:value-type="float">
            <text:p>4</text:p>
          </table:table-cell>
          <table:table-cell office:value-type="float" office:value="0.269000768661499" calcext:value-type="float">
            <text:p>0.269000768661499</text:p>
          </table:table-cell>
          <table:table-cell office:value-type="float" office:value="4" calcext:value-type="float">
            <text:p>4</text:p>
          </table:table-cell>
          <table:table-cell office:value-type="float" office:value="0.269000768661499" calcext:value-type="float">
            <text:p>0.269000768661499</text:p>
          </table:table-cell>
          <table:table-cell office:value-type="float" office:value="4" calcext:value-type="float">
            <text:p>4</text:p>
          </table:table-cell>
          <table:table-cell office:value-type="float" office:value="0.135000705718994" calcext:value-type="float">
            <text:p>0.135000705718994</text:p>
          </table:table-cell>
          <table:table-cell office:value-type="float" office:value="4" calcext:value-type="float">
            <text:p>4</text:p>
          </table:table-cell>
          <table:table-cell office:value-type="float" office:value="0.42599892616272" calcext:value-type="float">
            <text:p>0.42599892616272</text:p>
          </table:table-cell>
          <table:table-cell office:value-type="float" office:value="4" calcext:value-type="float">
            <text:p>4</text:p>
          </table:table-cell>
          <table:table-cell office:value-type="float" office:value="0.319999694824219" calcext:value-type="float">
            <text:p>0.319999694824219</text:p>
          </table:table-cell>
          <table:table-cell office:value-type="float" office:value="4" calcext:value-type="float">
            <text:p>4</text:p>
          </table:table-cell>
          <table:table-cell office:value-type="float" office:value="0.215002298355103" calcext:value-type="float">
            <text:p>0.215002298355103</text:p>
          </table:table-cell>
          <table:table-cell office:value-type="float" office:value="4" calcext:value-type="float">
            <text:p>4</text:p>
          </table:table-cell>
          <table:table-cell office:value-type="float" office:value="0.104997634887695" calcext:value-type="float">
            <text:p>0.104997634887695</text:p>
          </table:table-cell>
          <table:table-cell office:value-type="float" office:value="4" calcext:value-type="float">
            <text:p>4</text:p>
          </table:table-cell>
          <table:table-cell office:value-type="float" office:value="0.435001611709595" calcext:value-type="float">
            <text:p>0.435001611709595</text:p>
          </table:table-cell>
          <table:table-cell office:value-type="float" office:value="4" calcext:value-type="float">
            <text:p>4</text:p>
          </table:table-cell>
          <table:table-cell office:value-type="float" office:value="0.322000503540039" calcext:value-type="float">
            <text:p>0.322000503540039</text:p>
          </table:table-cell>
          <table:table-cell office:value-type="float" office:value="4" calcext:value-type="float">
            <text:p>4</text:p>
          </table:table-cell>
          <table:table-cell office:value-type="float" office:value="0.22100043296814" calcext:value-type="float">
            <text:p>0.22100043296814</text:p>
          </table:table-cell>
          <table:table-cell office:value-type="float" office:value="4" calcext:value-type="float">
            <text:p>4</text:p>
          </table:table-cell>
          <table:table-cell office:value-type="float" office:value="0.117999315261841" calcext:value-type="float">
            <text:p>0.117999315261841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0.53099799156189" calcext:value-type="float">
            <text:p>0.53099799156189</text:p>
          </table:table-cell>
          <table:table-cell office:value-type="float" office:value="5" calcext:value-type="float">
            <text:p>5</text:p>
          </table:table-cell>
          <table:table-cell office:value-type="float" office:value="0.394998550415039" calcext:value-type="float">
            <text:p>0.394998550415039</text:p>
          </table:table-cell>
          <table:table-cell office:value-type="float" office:value="5" calcext:value-type="float">
            <text:p>5</text:p>
          </table:table-cell>
          <table:table-cell office:value-type="float" office:value="0.264001131057739" calcext:value-type="float">
            <text:p>0.264001131057739</text:p>
          </table:table-cell>
          <table:table-cell office:value-type="float" office:value="5" calcext:value-type="float">
            <text:p>5</text:p>
          </table:table-cell>
          <table:table-cell office:value-type="float" office:value="0.1309974193573" calcext:value-type="float">
            <text:p>0.1309974193573</text:p>
          </table:table-cell>
          <table:table-cell office:value-type="float" office:value="5" calcext:value-type="float">
            <text:p>5</text:p>
          </table:table-cell>
          <table:table-cell office:value-type="float" office:value="0.52800440788269" calcext:value-type="float">
            <text:p>0.52800440788269</text:p>
          </table:table-cell>
          <table:table-cell office:value-type="float" office:value="5" calcext:value-type="float">
            <text:p>5</text:p>
          </table:table-cell>
          <table:table-cell office:value-type="float" office:value="0.268999338150024" calcext:value-type="float">
            <text:p>0.268999338150024</text:p>
          </table:table-cell>
          <table:table-cell office:value-type="float" office:value="5" calcext:value-type="float">
            <text:p>5</text:p>
          </table:table-cell>
          <table:table-cell office:value-type="float" office:value="0.268999338150024" calcext:value-type="float">
            <text:p>0.268999338150024</text:p>
          </table:table-cell>
          <table:table-cell office:value-type="float" office:value="5" calcext:value-type="float">
            <text:p>5</text:p>
          </table:table-cell>
          <table:table-cell office:value-type="float" office:value="0.132001399993896" calcext:value-type="float">
            <text:p>0.132001399993896</text:p>
          </table:table-cell>
          <table:table-cell office:value-type="float" office:value="5" calcext:value-type="float">
            <text:p>5</text:p>
          </table:table-cell>
          <table:table-cell office:value-type="float" office:value="0.427000999450684" calcext:value-type="float">
            <text:p>0.427000999450684</text:p>
          </table:table-cell>
          <table:table-cell office:value-type="float" office:value="5" calcext:value-type="float">
            <text:p>5</text:p>
          </table:table-cell>
          <table:table-cell office:value-type="float" office:value="0.321000337600708" calcext:value-type="float">
            <text:p>0.321000337600708</text:p>
          </table:table-cell>
          <table:table-cell office:value-type="float" office:value="5" calcext:value-type="float">
            <text:p>5</text:p>
          </table:table-cell>
          <table:table-cell office:value-type="float" office:value="0.213997364044189" calcext:value-type="float">
            <text:p>0.213997364044189</text:p>
          </table:table-cell>
          <table:table-cell office:value-type="float" office:value="5" calcext:value-type="float">
            <text:p>5</text:p>
          </table:table-cell>
          <table:table-cell office:value-type="float" office:value="0.107004880905151" calcext:value-type="float">
            <text:p>0.107004880905151</text:p>
          </table:table-cell>
          <table:table-cell office:value-type="float" office:value="5" calcext:value-type="float">
            <text:p>5</text:p>
          </table:table-cell>
          <table:table-cell office:value-type="float" office:value="0.427998304367065" calcext:value-type="float">
            <text:p>0.427998304367065</text:p>
          </table:table-cell>
          <table:table-cell office:value-type="float" office:value="5" calcext:value-type="float">
            <text:p>5</text:p>
          </table:table-cell>
          <table:table-cell office:value-type="float" office:value="0.317999124526978" calcext:value-type="float">
            <text:p>0.317999124526978</text:p>
          </table:table-cell>
          <table:table-cell office:value-type="float" office:value="5" calcext:value-type="float">
            <text:p>5</text:p>
          </table:table-cell>
          <table:table-cell office:value-type="float" office:value="0.217000246047974" calcext:value-type="float">
            <text:p>0.217000246047974</text:p>
          </table:table-cell>
          <table:table-cell office:value-type="float" office:value="5" calcext:value-type="float">
            <text:p>5</text:p>
          </table:table-cell>
          <table:table-cell office:value-type="float" office:value="0.119998931884766" calcext:value-type="float">
            <text:p>0.119998931884766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0.529001474380493" calcext:value-type="float">
            <text:p>0.529001474380493</text:p>
          </table:table-cell>
          <table:table-cell office:value-type="float" office:value="6" calcext:value-type="float">
            <text:p>6</text:p>
          </table:table-cell>
          <table:table-cell office:value-type="float" office:value="0.398999929428101" calcext:value-type="float">
            <text:p>0.398999929428101</text:p>
          </table:table-cell>
          <table:table-cell office:value-type="float" office:value="6" calcext:value-type="float">
            <text:p>6</text:p>
          </table:table-cell>
          <table:table-cell office:value-type="float" office:value="0.263998508453369" calcext:value-type="float">
            <text:p>0.263998508453369</text:p>
          </table:table-cell>
          <table:table-cell office:value-type="float" office:value="6" calcext:value-type="float">
            <text:p>6</text:p>
          </table:table-cell>
          <table:table-cell office:value-type="float" office:value="0.132004737854004" calcext:value-type="float">
            <text:p>0.132004737854004</text:p>
          </table:table-cell>
          <table:table-cell office:value-type="float" office:value="6" calcext:value-type="float">
            <text:p>6</text:p>
          </table:table-cell>
          <table:table-cell office:value-type="float" office:value="0.526999235153198" calcext:value-type="float">
            <text:p>0.526999235153198</text:p>
          </table:table-cell>
          <table:table-cell office:value-type="float" office:value="6" calcext:value-type="float">
            <text:p>6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6" calcext:value-type="float">
            <text:p>6</text:p>
          </table:table-cell>
          <table:table-cell office:value-type="float" office:value="0.267999887466431" calcext:value-type="float">
            <text:p>0.267999887466431</text:p>
          </table:table-cell>
          <table:table-cell office:value-type="float" office:value="6" calcext:value-type="float">
            <text:p>6</text:p>
          </table:table-cell>
          <table:table-cell office:value-type="float" office:value="0.132997512817383" calcext:value-type="float">
            <text:p>0.132997512817383</text:p>
          </table:table-cell>
          <table:table-cell office:value-type="float" office:value="6" calcext:value-type="float">
            <text:p>6</text:p>
          </table:table-cell>
          <table:table-cell office:value-type="float" office:value="0.426997661590576" calcext:value-type="float">
            <text:p>0.426997661590576</text:p>
          </table:table-cell>
          <table:table-cell office:value-type="float" office:value="6" calcext:value-type="float">
            <text:p>6</text:p>
          </table:table-cell>
          <table:table-cell office:value-type="float" office:value="0.320001840591431" calcext:value-type="float">
            <text:p>0.320001840591431</text:p>
          </table:table-cell>
          <table:table-cell office:value-type="float" office:value="6" calcext:value-type="float">
            <text:p>6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6" calcext:value-type="float">
            <text:p>6</text:p>
          </table:table-cell>
          <table:table-cell office:value-type="float" office:value="0.10799503326416" calcext:value-type="float">
            <text:p>0.10799503326416</text:p>
          </table:table-cell>
          <table:table-cell office:value-type="float" office:value="6" calcext:value-type="float">
            <text:p>6</text:p>
          </table:table-cell>
          <table:table-cell office:value-type="float" office:value="0.428999662399292" calcext:value-type="float">
            <text:p>0.428999662399292</text:p>
          </table:table-cell>
          <table:table-cell office:value-type="float" office:value="6" calcext:value-type="float">
            <text:p>6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6" calcext:value-type="float">
            <text:p>6</text:p>
          </table:table-cell>
          <table:table-cell office:value-type="float" office:value="0.219998359680176" calcext:value-type="float">
            <text:p>0.219998359680176</text:p>
          </table:table-cell>
          <table:table-cell office:value-type="float" office:value="6" calcext:value-type="float">
            <text:p>6</text:p>
          </table:table-cell>
          <table:table-cell office:value-type="float" office:value="0.118001699447632" calcext:value-type="float">
            <text:p>0.118001699447632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520998954772949" calcext:value-type="float">
            <text:p>0.520998954772949</text:p>
          </table:table-cell>
          <table:table-cell office:value-type="float" office:value="7" calcext:value-type="float">
            <text:p>7</text:p>
          </table:table-cell>
          <table:table-cell office:value-type="float" office:value="0.398999929428101" calcext:value-type="float">
            <text:p>0.398999929428101</text:p>
          </table:table-cell>
          <table:table-cell office:value-type="float" office:value="7" calcext:value-type="float">
            <text:p>7</text:p>
          </table:table-cell>
          <table:table-cell office:value-type="float" office:value="0.265002489089966" calcext:value-type="float">
            <text:p>0.265002489089966</text:p>
          </table:table-cell>
          <table:table-cell office:value-type="float" office:value="7" calcext:value-type="float">
            <text:p>7</text:p>
          </table:table-cell>
          <table:table-cell office:value-type="float" office:value="0.132995367050171" calcext:value-type="float">
            <text:p>0.132995367050171</text:p>
          </table:table-cell>
          <table:table-cell office:value-type="float" office:value="7" calcext:value-type="float">
            <text:p>7</text:p>
          </table:table-cell>
          <table:table-cell office:value-type="float" office:value="0.526997566223145" calcext:value-type="float">
            <text:p>0.526997566223145</text:p>
          </table:table-cell>
          <table:table-cell office:value-type="float" office:value="7" calcext:value-type="float">
            <text:p>7</text:p>
          </table:table-cell>
          <table:table-cell office:value-type="float" office:value="0.272002220153809" calcext:value-type="float">
            <text:p>0.272002220153809</text:p>
          </table:table-cell>
          <table:table-cell office:value-type="float" office:value="7" calcext:value-type="float">
            <text:p>7</text:p>
          </table:table-cell>
          <table:table-cell office:value-type="float" office:value="0.272002220153809" calcext:value-type="float">
            <text:p>0.272002220153809</text:p>
          </table:table-cell>
          <table:table-cell office:value-type="float" office:value="7" calcext:value-type="float">
            <text:p>7</text:p>
          </table:table-cell>
          <table:table-cell office:value-type="float" office:value="0.133999109268188" calcext:value-type="float">
            <text:p>0.133999109268188</text:p>
          </table:table-cell>
          <table:table-cell office:value-type="float" office:value="7" calcext:value-type="float">
            <text:p>7</text:p>
          </table:table-cell>
          <table:table-cell office:value-type="float" office:value="0.429001569747925" calcext:value-type="float">
            <text:p>0.429001569747925</text:p>
          </table:table-cell>
          <table:table-cell office:value-type="float" office:value="7" calcext:value-type="float">
            <text:p>7</text:p>
          </table:table-cell>
          <table:table-cell office:value-type="float" office:value="0.318998098373413" calcext:value-type="float">
            <text:p>0.318998098373413</text:p>
          </table:table-cell>
          <table:table-cell office:value-type="float" office:value="7" calcext:value-type="float">
            <text:p>7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7" calcext:value-type="float">
            <text:p>7</text:p>
          </table:table-cell>
          <table:table-cell office:value-type="float" office:value="0.10800051689148" calcext:value-type="float">
            <text:p>0.10800051689148</text:p>
          </table:table-cell>
          <table:table-cell office:value-type="float" office:value="7" calcext:value-type="float">
            <text:p>7</text:p>
          </table:table-cell>
          <table:table-cell office:value-type="float" office:value="0.435001373291016" calcext:value-type="float">
            <text:p>0.435001373291016</text:p>
          </table:table-cell>
          <table:table-cell office:value-type="float" office:value="7" calcext:value-type="float">
            <text:p>7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7" calcext:value-type="float">
            <text:p>7</text:p>
          </table:table-cell>
          <table:table-cell office:value-type="float" office:value="0.216000556945801" calcext:value-type="float">
            <text:p>0.216000556945801</text:p>
          </table:table-cell>
          <table:table-cell office:value-type="float" office:value="7" calcext:value-type="float">
            <text:p>7</text:p>
          </table:table-cell>
          <table:table-cell office:value-type="float" office:value="0.117998838424683" calcext:value-type="float">
            <text:p>0.117998838424683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540001630783081" calcext:value-type="float">
            <text:p>0.540001630783081</text:p>
          </table:table-cell>
          <table:table-cell office:value-type="float" office:value="8" calcext:value-type="float">
            <text:p>8</text:p>
          </table:table-cell>
          <table:table-cell office:value-type="float" office:value="0.396007537841797" calcext:value-type="float">
            <text:p>0.396007537841797</text:p>
          </table:table-cell>
          <table:table-cell office:value-type="float" office:value="8" calcext:value-type="float">
            <text:p>8</text:p>
          </table:table-cell>
          <table:table-cell office:value-type="float" office:value="0.26299786567688" calcext:value-type="float">
            <text:p>0.26299786567688</text:p>
          </table:table-cell>
          <table:table-cell office:value-type="float" office:value="8" calcext:value-type="float">
            <text:p>8</text:p>
          </table:table-cell>
          <table:table-cell office:value-type="float" office:value="0.134997844696045" calcext:value-type="float">
            <text:p>0.134997844696045</text:p>
          </table:table-cell>
          <table:table-cell office:value-type="float" office:value="8" calcext:value-type="float">
            <text:p>8</text:p>
          </table:table-cell>
          <table:table-cell office:value-type="float" office:value="0.532001495361328" calcext:value-type="float">
            <text:p>0.532001495361328</text:p>
          </table:table-cell>
          <table:table-cell office:value-type="float" office:value="8" calcext:value-type="float">
            <text:p>8</text:p>
          </table:table-cell>
          <table:table-cell office:value-type="float" office:value="0.270996570587158" calcext:value-type="float">
            <text:p>0.270996570587158</text:p>
          </table:table-cell>
          <table:table-cell office:value-type="float" office:value="8" calcext:value-type="float">
            <text:p>8</text:p>
          </table:table-cell>
          <table:table-cell office:value-type="float" office:value="0.270996570587158" calcext:value-type="float">
            <text:p>0.270996570587158</text:p>
          </table:table-cell>
          <table:table-cell office:value-type="float" office:value="8" calcext:value-type="float">
            <text:p>8</text:p>
          </table:table-cell>
          <table:table-cell office:value-type="float" office:value="0.134000539779663" calcext:value-type="float">
            <text:p>0.134000539779663</text:p>
          </table:table-cell>
          <table:table-cell office:value-type="float" office:value="8" calcext:value-type="float">
            <text:p>8</text:p>
          </table:table-cell>
          <table:table-cell office:value-type="float" office:value="0.427998542785645" calcext:value-type="float">
            <text:p>0.427998542785645</text:p>
          </table:table-cell>
          <table:table-cell office:value-type="float" office:value="8" calcext:value-type="float">
            <text:p>8</text:p>
          </table:table-cell>
          <table:table-cell office:value-type="float" office:value="0.319002628326416" calcext:value-type="float">
            <text:p>0.319002628326416</text:p>
          </table:table-cell>
          <table:table-cell office:value-type="float" office:value="8" calcext:value-type="float">
            <text:p>8</text:p>
          </table:table-cell>
          <table:table-cell office:value-type="float" office:value="0.213000774383545" calcext:value-type="float">
            <text:p>0.213000774383545</text:p>
          </table:table-cell>
          <table:table-cell office:value-type="float" office:value="8" calcext:value-type="float">
            <text:p>8</text:p>
          </table:table-cell>
          <table:table-cell office:value-type="float" office:value="0.10800051689148" calcext:value-type="float">
            <text:p>0.10800051689148</text:p>
          </table:table-cell>
          <table:table-cell office:value-type="float" office:value="8" calcext:value-type="float">
            <text:p>8</text:p>
          </table:table-cell>
          <table:table-cell office:value-type="float" office:value="0.431998729705811" calcext:value-type="float">
            <text:p>0.431998729705811</text:p>
          </table:table-cell>
          <table:table-cell office:value-type="float" office:value="8" calcext:value-type="float">
            <text:p>8</text:p>
          </table:table-cell>
          <table:table-cell office:value-type="float" office:value="0.32099986076355" calcext:value-type="float">
            <text:p>0.32099986076355</text:p>
          </table:table-cell>
          <table:table-cell office:value-type="float" office:value="8" calcext:value-type="float">
            <text:p>8</text:p>
          </table:table-cell>
          <table:table-cell office:value-type="float" office:value="0.216001987457275" calcext:value-type="float">
            <text:p>0.216001987457275</text:p>
          </table:table-cell>
          <table:table-cell office:value-type="float" office:value="8" calcext:value-type="float">
            <text:p>8</text:p>
          </table:table-cell>
          <table:table-cell office:value-type="float" office:value="0.118999719619751" calcext:value-type="float">
            <text:p>0.118999719619751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529999017715454" calcext:value-type="float">
            <text:p>0.529999017715454</text:p>
          </table:table-cell>
          <table:table-cell office:value-type="float" office:value="9" calcext:value-type="float">
            <text:p>9</text:p>
          </table:table-cell>
          <table:table-cell office:value-type="float" office:value="0.398000240325928" calcext:value-type="float">
            <text:p>0.398000240325928</text:p>
          </table:table-cell>
          <table:table-cell office:value-type="float" office:value="9" calcext:value-type="float">
            <text:p>9</text:p>
          </table:table-cell>
          <table:table-cell office:value-type="float" office:value="0.267001628875732" calcext:value-type="float">
            <text:p>0.267001628875732</text:p>
          </table:table-cell>
          <table:table-cell office:value-type="float" office:value="9" calcext:value-type="float">
            <text:p>9</text:p>
          </table:table-cell>
          <table:table-cell office:value-type="float" office:value="0.132001399993896" calcext:value-type="float">
            <text:p>0.132001399993896</text:p>
          </table:table-cell>
          <table:table-cell office:value-type="float" office:value="9" calcext:value-type="float">
            <text:p>9</text:p>
          </table:table-cell>
          <table:table-cell office:value-type="float" office:value="0.542997360229492" calcext:value-type="float">
            <text:p>0.542997360229492</text:p>
          </table:table-cell>
          <table:table-cell office:value-type="float" office:value="9" calcext:value-type="float">
            <text:p>9</text:p>
          </table:table-cell>
          <table:table-cell office:value-type="float" office:value="0.268000841140747" calcext:value-type="float">
            <text:p>0.268000841140747</text:p>
          </table:table-cell>
          <table:table-cell office:value-type="float" office:value="9" calcext:value-type="float">
            <text:p>9</text:p>
          </table:table-cell>
          <table:table-cell office:value-type="float" office:value="0.268000841140747" calcext:value-type="float">
            <text:p>0.268000841140747</text:p>
          </table:table-cell>
          <table:table-cell office:value-type="float" office:value="9" calcext:value-type="float">
            <text:p>9</text:p>
          </table:table-cell>
          <table:table-cell office:value-type="float" office:value="0.132000684738159" calcext:value-type="float">
            <text:p>0.132000684738159</text:p>
          </table:table-cell>
          <table:table-cell office:value-type="float" office:value="9" calcext:value-type="float">
            <text:p>9</text:p>
          </table:table-cell>
          <table:table-cell office:value-type="float" office:value="0.429999828338623" calcext:value-type="float">
            <text:p>0.429999828338623</text:p>
          </table:table-cell>
          <table:table-cell office:value-type="float" office:value="9" calcext:value-type="float">
            <text:p>9</text:p>
          </table:table-cell>
          <table:table-cell office:value-type="float" office:value="0.319997310638428" calcext:value-type="float">
            <text:p>0.319997310638428</text:p>
          </table:table-cell>
          <table:table-cell office:value-type="float" office:value="9" calcext:value-type="float">
            <text:p>9</text:p>
          </table:table-cell>
          <table:table-cell office:value-type="float" office:value="0.213999032974243" calcext:value-type="float">
            <text:p>0.213999032974243</text:p>
          </table:table-cell>
          <table:table-cell office:value-type="float" office:value="9" calcext:value-type="float">
            <text:p>9</text:p>
          </table:table-cell>
          <table:table-cell office:value-type="float" office:value="0.107000827789307" calcext:value-type="float">
            <text:p>0.107000827789307</text:p>
          </table:table-cell>
          <table:table-cell office:value-type="float" office:value="9" calcext:value-type="float">
            <text:p>9</text:p>
          </table:table-cell>
          <table:table-cell office:value-type="float" office:value="0.434000015258789" calcext:value-type="float">
            <text:p>0.434000015258789</text:p>
          </table:table-cell>
          <table:table-cell office:value-type="float" office:value="9" calcext:value-type="float">
            <text:p>9</text:p>
          </table:table-cell>
          <table:table-cell office:value-type="float" office:value="0.319000244140625" calcext:value-type="float">
            <text:p>0.319000244140625</text:p>
          </table:table-cell>
          <table:table-cell office:value-type="float" office:value="9" calcext:value-type="float">
            <text:p>9</text:p>
          </table:table-cell>
          <table:table-cell office:value-type="float" office:value="0.219997882843018" calcext:value-type="float">
            <text:p>0.219997882843018</text:p>
          </table:table-cell>
          <table:table-cell office:value-type="float" office:value="9" calcext:value-type="float">
            <text:p>9</text:p>
          </table:table-cell>
          <table:table-cell office:value-type="float" office:value="0.11799955368042" calcext:value-type="float">
            <text:p>0.11799955368042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.524998903274536" calcext:value-type="float">
            <text:p>0.524998903274536</text:p>
          </table:table-cell>
          <table:table-cell office:value-type="float" office:value="10" calcext:value-type="float">
            <text:p>10</text:p>
          </table:table-cell>
          <table:table-cell office:value-type="float" office:value="0.402000188827515" calcext:value-type="float">
            <text:p>0.402000188827515</text:p>
          </table:table-cell>
          <table:table-cell office:value-type="float" office:value="10" calcext:value-type="float">
            <text:p>10</text:p>
          </table:table-cell>
          <table:table-cell office:value-type="float" office:value="0.265997648239136" calcext:value-type="float">
            <text:p>0.265997648239136</text:p>
          </table:table-cell>
          <table:table-cell office:value-type="float" office:value="10" calcext:value-type="float">
            <text:p>10</text:p>
          </table:table-cell>
          <table:table-cell office:value-type="float" office:value="0.132998943328857" calcext:value-type="float">
            <text:p>0.132998943328857</text:p>
          </table:table-cell>
          <table:table-cell office:value-type="float" office:value="10" calcext:value-type="float">
            <text:p>10</text:p>
          </table:table-cell>
          <table:table-cell office:value-type="float" office:value="0.523999929428101" calcext:value-type="float">
            <text:p>0.523999929428101</text:p>
          </table:table-cell>
          <table:table-cell office:value-type="float" office:value="10" calcext:value-type="float">
            <text:p>10</text:p>
          </table:table-cell>
          <table:table-cell office:value-type="float" office:value="0.268000602722168" calcext:value-type="float">
            <text:p>0.268000602722168</text:p>
          </table:table-cell>
          <table:table-cell office:value-type="float" office:value="10" calcext:value-type="float">
            <text:p>10</text:p>
          </table:table-cell>
          <table:table-cell office:value-type="float" office:value="0.268000602722168" calcext:value-type="float">
            <text:p>0.268000602722168</text:p>
          </table:table-cell>
          <table:table-cell office:value-type="float" office:value="10" calcext:value-type="float">
            <text:p>10</text:p>
          </table:table-cell>
          <table:table-cell office:value-type="float" office:value="0.133001804351807" calcext:value-type="float">
            <text:p>0.133001804351807</text:p>
          </table:table-cell>
          <table:table-cell office:value-type="float" office:value="10" calcext:value-type="float">
            <text:p>10</text:p>
          </table:table-cell>
          <table:table-cell office:value-type="float" office:value="0.428000688552856" calcext:value-type="float">
            <text:p>0.428000688552856</text:p>
          </table:table-cell>
          <table:table-cell office:value-type="float" office:value="10" calcext:value-type="float">
            <text:p>10</text:p>
          </table:table-cell>
          <table:table-cell office:value-type="float" office:value="0.319000005722046" calcext:value-type="float">
            <text:p>0.319000005722046</text:p>
          </table:table-cell>
          <table:table-cell office:value-type="float" office:value="10" calcext:value-type="float">
            <text:p>10</text:p>
          </table:table-cell>
          <table:table-cell office:value-type="float" office:value="0.213000059127808" calcext:value-type="float">
            <text:p>0.213000059127808</text:p>
          </table:table-cell>
          <table:table-cell office:value-type="float" office:value="10" calcext:value-type="float">
            <text:p>10</text:p>
          </table:table-cell>
          <table:table-cell office:value-type="float" office:value="0.106997966766357" calcext:value-type="float">
            <text:p>0.106997966766357</text:p>
          </table:table-cell>
          <table:table-cell office:value-type="float" office:value="10" calcext:value-type="float">
            <text:p>10</text:p>
          </table:table-cell>
          <table:table-cell office:value-type="float" office:value="0.433001518249512" calcext:value-type="float">
            <text:p>0.433001518249512</text:p>
          </table:table-cell>
          <table:table-cell office:value-type="float" office:value="10" calcext:value-type="float">
            <text:p>10</text:p>
          </table:table-cell>
          <table:table-cell office:value-type="float" office:value="0.318001747131348" calcext:value-type="float">
            <text:p>0.318001747131348</text:p>
          </table:table-cell>
          <table:table-cell office:value-type="float" office:value="10" calcext:value-type="float">
            <text:p>10</text:p>
          </table:table-cell>
          <table:table-cell office:value-type="float" office:value="0.22000241279602" calcext:value-type="float">
            <text:p>0.22000241279602</text:p>
          </table:table-cell>
          <table:table-cell office:value-type="float" office:value="10" calcext:value-type="float">
            <text:p>10</text:p>
          </table:table-cell>
          <table:table-cell office:value-type="float" office:value="0.120000123977661" calcext:value-type="float">
            <text:p>0.120000123977661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.523999691009522" calcext:value-type="float">
            <text:p>0.523999691009522</text:p>
          </table:table-cell>
          <table:table-cell office:value-type="float" office:value="11" calcext:value-type="float">
            <text:p>11</text:p>
          </table:table-cell>
          <table:table-cell office:value-type="float" office:value="0.394999504089355" calcext:value-type="float">
            <text:p>0.394999504089355</text:p>
          </table:table-cell>
          <table:table-cell office:value-type="float" office:value="11" calcext:value-type="float">
            <text:p>11</text:p>
          </table:table-cell>
          <table:table-cell office:value-type="float" office:value="0.269000768661499" calcext:value-type="float">
            <text:p>0.269000768661499</text:p>
          </table:table-cell>
          <table:table-cell office:value-type="float" office:value="11" calcext:value-type="float">
            <text:p>11</text:p>
          </table:table-cell>
          <table:table-cell office:value-type="float" office:value="0.13100004196167" calcext:value-type="float">
            <text:p>0.13100004196167</text:p>
          </table:table-cell>
          <table:table-cell office:value-type="float" office:value="11" calcext:value-type="float">
            <text:p>11</text:p>
          </table:table-cell>
          <table:table-cell office:value-type="float" office:value="0.525004148483276" calcext:value-type="float">
            <text:p>0.525004148483276</text:p>
          </table:table-cell>
          <table:table-cell office:value-type="float" office:value="11" calcext:value-type="float">
            <text:p>11</text:p>
          </table:table-cell>
          <table:table-cell office:value-type="float" office:value="0.26800012588501" calcext:value-type="float">
            <text:p>0.26800012588501</text:p>
          </table:table-cell>
          <table:table-cell office:value-type="float" office:value="11" calcext:value-type="float">
            <text:p>11</text:p>
          </table:table-cell>
          <table:table-cell office:value-type="float" office:value="0.26800012588501" calcext:value-type="float">
            <text:p>0.26800012588501</text:p>
          </table:table-cell>
          <table:table-cell office:value-type="float" office:value="11" calcext:value-type="float">
            <text:p>11</text:p>
          </table:table-cell>
          <table:table-cell office:value-type="float" office:value="0.132997274398804" calcext:value-type="float">
            <text:p>0.132997274398804</text:p>
          </table:table-cell>
          <table:table-cell office:value-type="float" office:value="11" calcext:value-type="float">
            <text:p>11</text:p>
          </table:table-cell>
          <table:table-cell office:value-type="float" office:value="0.425999641418457" calcext:value-type="float">
            <text:p>0.425999641418457</text:p>
          </table:table-cell>
          <table:table-cell office:value-type="float" office:value="11" calcext:value-type="float">
            <text:p>11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11" calcext:value-type="float">
            <text:p>11</text:p>
          </table:table-cell>
          <table:table-cell office:value-type="float" office:value="0.213999509811401" calcext:value-type="float">
            <text:p>0.213999509811401</text:p>
          </table:table-cell>
          <table:table-cell office:value-type="float" office:value="11" calcext:value-type="float">
            <text:p>11</text:p>
          </table:table-cell>
          <table:table-cell office:value-type="float" office:value="0.108000040054321" calcext:value-type="float">
            <text:p>0.108000040054321</text:p>
          </table:table-cell>
          <table:table-cell office:value-type="float" office:value="11" calcext:value-type="float">
            <text:p>11</text:p>
          </table:table-cell>
          <table:table-cell office:value-type="float" office:value="0.430000066757202" calcext:value-type="float">
            <text:p>0.430000066757202</text:p>
          </table:table-cell>
          <table:table-cell office:value-type="float" office:value="11" calcext:value-type="float">
            <text:p>11</text:p>
          </table:table-cell>
          <table:table-cell office:value-type="float" office:value="0.317998170852661" calcext:value-type="float">
            <text:p>0.317998170852661</text:p>
          </table:table-cell>
          <table:table-cell office:value-type="float" office:value="11" calcext:value-type="float">
            <text:p>11</text:p>
          </table:table-cell>
          <table:table-cell office:value-type="float" office:value="0.219998121261597" calcext:value-type="float">
            <text:p>0.219998121261597</text:p>
          </table:table-cell>
          <table:table-cell office:value-type="float" office:value="11" calcext:value-type="float">
            <text:p>11</text:p>
          </table:table-cell>
          <table:table-cell office:value-type="float" office:value="0.119000911712646" calcext:value-type="float">
            <text:p>0.119000911712646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.526002645492554" calcext:value-type="float">
            <text:p>0.526002645492554</text:p>
          </table:table-cell>
          <table:table-cell office:value-type="float" office:value="12" calcext:value-type="float">
            <text:p>12</text:p>
          </table:table-cell>
          <table:table-cell office:value-type="float" office:value="0.398000001907349" calcext:value-type="float">
            <text:p>0.398000001907349</text:p>
          </table:table-cell>
          <table:table-cell office:value-type="float" office:value="12" calcext:value-type="float">
            <text:p>12</text:p>
          </table:table-cell>
          <table:table-cell office:value-type="float" office:value="0.272003412246704" calcext:value-type="float">
            <text:p>0.272003412246704</text:p>
          </table:table-cell>
          <table:table-cell office:value-type="float" office:value="12" calcext:value-type="float">
            <text:p>12</text:p>
          </table:table-cell>
          <table:table-cell office:value-type="float" office:value="0.136000633239746" calcext:value-type="float">
            <text:p>0.136000633239746</text:p>
          </table:table-cell>
          <table:table-cell office:value-type="float" office:value="12" calcext:value-type="float">
            <text:p>12</text:p>
          </table:table-cell>
          <table:table-cell office:value-type="float" office:value="0.528999805450439" calcext:value-type="float">
            <text:p>0.528999805450439</text:p>
          </table:table-cell>
          <table:table-cell office:value-type="float" office:value="12" calcext:value-type="float">
            <text:p>12</text:p>
          </table:table-cell>
          <table:table-cell office:value-type="float" office:value="0.273001670837402" calcext:value-type="float">
            <text:p>0.273001670837402</text:p>
          </table:table-cell>
          <table:table-cell office:value-type="float" office:value="12" calcext:value-type="float">
            <text:p>12</text:p>
          </table:table-cell>
          <table:table-cell office:value-type="float" office:value="0.273001670837402" calcext:value-type="float">
            <text:p>0.273001670837402</text:p>
          </table:table-cell>
          <table:table-cell office:value-type="float" office:value="12" calcext:value-type="float">
            <text:p>12</text:p>
          </table:table-cell>
          <table:table-cell office:value-type="float" office:value="0.136000394821167" calcext:value-type="float">
            <text:p>0.136000394821167</text:p>
          </table:table-cell>
          <table:table-cell office:value-type="float" office:value="12" calcext:value-type="float">
            <text:p>12</text:p>
          </table:table-cell>
          <table:table-cell office:value-type="float" office:value="0.428003311157227" calcext:value-type="float">
            <text:p>0.428003311157227</text:p>
          </table:table-cell>
          <table:table-cell office:value-type="float" office:value="12" calcext:value-type="float">
            <text:p>12</text:p>
          </table:table-cell>
          <table:table-cell office:value-type="float" office:value="0.321999549865723" calcext:value-type="float">
            <text:p>0.321999549865723</text:p>
          </table:table-cell>
          <table:table-cell office:value-type="float" office:value="12" calcext:value-type="float">
            <text:p>12</text:p>
          </table:table-cell>
          <table:table-cell office:value-type="float" office:value="0.214000940322876" calcext:value-type="float">
            <text:p>0.214000940322876</text:p>
          </table:table-cell>
          <table:table-cell office:value-type="float" office:value="12" calcext:value-type="float">
            <text:p>12</text:p>
          </table:table-cell>
          <table:table-cell office:value-type="float" office:value="0.107999801635742" calcext:value-type="float">
            <text:p>0.107999801635742</text:p>
          </table:table-cell>
          <table:table-cell office:value-type="float" office:value="12" calcext:value-type="float">
            <text:p>12</text:p>
          </table:table-cell>
          <table:table-cell office:value-type="float" office:value="0.426998615264893" calcext:value-type="float">
            <text:p>0.426998615264893</text:p>
          </table:table-cell>
          <table:table-cell office:value-type="float" office:value="12" calcext:value-type="float">
            <text:p>12</text:p>
          </table:table-cell>
          <table:table-cell office:value-type="float" office:value="0.322004079818726" calcext:value-type="float">
            <text:p>0.322004079818726</text:p>
          </table:table-cell>
          <table:table-cell office:value-type="float" office:value="12" calcext:value-type="float">
            <text:p>12</text:p>
          </table:table-cell>
          <table:table-cell office:value-type="float" office:value="0.218000888824463" calcext:value-type="float">
            <text:p>0.218000888824463</text:p>
          </table:table-cell>
          <table:table-cell office:value-type="float" office:value="12" calcext:value-type="float">
            <text:p>12</text:p>
          </table:table-cell>
          <table:table-cell office:value-type="float" office:value="0.118000984191895" calcext:value-type="float">
            <text:p>0.118000984191895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.523999929428101" calcext:value-type="float">
            <text:p>0.523999929428101</text:p>
          </table:table-cell>
          <table:table-cell office:value-type="float" office:value="13" calcext:value-type="float">
            <text:p>13</text:p>
          </table:table-cell>
          <table:table-cell office:value-type="float" office:value="0.398000001907349" calcext:value-type="float">
            <text:p>0.398000001907349</text:p>
          </table:table-cell>
          <table:table-cell office:value-type="float" office:value="13" calcext:value-type="float">
            <text:p>13</text:p>
          </table:table-cell>
          <table:table-cell office:value-type="float" office:value="0.263996362686157" calcext:value-type="float">
            <text:p>0.263996362686157</text:p>
          </table:table-cell>
          <table:table-cell office:value-type="float" office:value="13" calcext:value-type="float">
            <text:p>13</text:p>
          </table:table-cell>
          <table:table-cell office:value-type="float" office:value="0.130998849868774" calcext:value-type="float">
            <text:p>0.130998849868774</text:p>
          </table:table-cell>
          <table:table-cell office:value-type="float" office:value="13" calcext:value-type="float">
            <text:p>13</text:p>
          </table:table-cell>
          <table:table-cell office:value-type="float" office:value="0.527998685836792" calcext:value-type="float">
            <text:p>0.527998685836792</text:p>
          </table:table-cell>
          <table:table-cell office:value-type="float" office:value="13" calcext:value-type="float">
            <text:p>13</text:p>
          </table:table-cell>
          <table:table-cell office:value-type="float" office:value="0.268999099731445" calcext:value-type="float">
            <text:p>0.268999099731445</text:p>
          </table:table-cell>
          <table:table-cell office:value-type="float" office:value="13" calcext:value-type="float">
            <text:p>13</text:p>
          </table:table-cell>
          <table:table-cell office:value-type="float" office:value="0.268999099731445" calcext:value-type="float">
            <text:p>0.268999099731445</text:p>
          </table:table-cell>
          <table:table-cell office:value-type="float" office:value="13" calcext:value-type="float">
            <text:p>13</text:p>
          </table:table-cell>
          <table:table-cell office:value-type="float" office:value="0.133001089096069" calcext:value-type="float">
            <text:p>0.133001089096069</text:p>
          </table:table-cell>
          <table:table-cell office:value-type="float" office:value="13" calcext:value-type="float">
            <text:p>13</text:p>
          </table:table-cell>
          <table:table-cell office:value-type="float" office:value="0.426999092102051" calcext:value-type="float">
            <text:p>0.426999092102051</text:p>
          </table:table-cell>
          <table:table-cell office:value-type="float" office:value="13" calcext:value-type="float">
            <text:p>13</text:p>
          </table:table-cell>
          <table:table-cell office:value-type="float" office:value="0.319000244140625" calcext:value-type="float">
            <text:p>0.319000244140625</text:p>
          </table:table-cell>
          <table:table-cell office:value-type="float" office:value="13" calcext:value-type="float">
            <text:p>13</text:p>
          </table:table-cell>
          <table:table-cell office:value-type="float" office:value="0.211999893188477" calcext:value-type="float">
            <text:p>0.211999893188477</text:p>
          </table:table-cell>
          <table:table-cell office:value-type="float" office:value="13" calcext:value-type="float">
            <text:p>13</text:p>
          </table:table-cell>
          <table:table-cell office:value-type="float" office:value="0.108000993728638" calcext:value-type="float">
            <text:p>0.108000993728638</text:p>
          </table:table-cell>
          <table:table-cell office:value-type="float" office:value="13" calcext:value-type="float">
            <text:p>13</text:p>
          </table:table-cell>
          <table:table-cell office:value-type="float" office:value="0.42800235748291" calcext:value-type="float">
            <text:p>0.42800235748291</text:p>
          </table:table-cell>
          <table:table-cell office:value-type="float" office:value="13" calcext:value-type="float">
            <text:p>13</text:p>
          </table:table-cell>
          <table:table-cell office:value-type="float" office:value="0.320998191833496" calcext:value-type="float">
            <text:p>0.320998191833496</text:p>
          </table:table-cell>
          <table:table-cell office:value-type="float" office:value="13" calcext:value-type="float">
            <text:p>13</text:p>
          </table:table-cell>
          <table:table-cell office:value-type="float" office:value="0.219002723693848" calcext:value-type="float">
            <text:p>0.219002723693848</text:p>
          </table:table-cell>
          <table:table-cell office:value-type="float" office:value="13" calcext:value-type="float">
            <text:p>13</text:p>
          </table:table-cell>
          <table:table-cell office:value-type="float" office:value="0.120000600814819" calcext:value-type="float">
            <text:p>0.120000600814819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.529000759124756" calcext:value-type="float">
            <text:p>0.529000759124756</text:p>
          </table:table-cell>
          <table:table-cell office:value-type="float" office:value="14" calcext:value-type="float">
            <text:p>14</text:p>
          </table:table-cell>
          <table:table-cell office:value-type="float" office:value="0.39400053024292" calcext:value-type="float">
            <text:p>0.39400053024292</text:p>
          </table:table-cell>
          <table:table-cell office:value-type="float" office:value="14" calcext:value-type="float">
            <text:p>14</text:p>
          </table:table-cell>
          <table:table-cell office:value-type="float" office:value="0.27100133895874" calcext:value-type="float">
            <text:p>0.27100133895874</text:p>
          </table:table-cell>
          <table:table-cell office:value-type="float" office:value="14" calcext:value-type="float">
            <text:p>14</text:p>
          </table:table-cell>
          <table:table-cell office:value-type="float" office:value="0.135001659393311" calcext:value-type="float">
            <text:p>0.135001659393311</text:p>
          </table:table-cell>
          <table:table-cell office:value-type="float" office:value="14" calcext:value-type="float">
            <text:p>14</text:p>
          </table:table-cell>
          <table:table-cell office:value-type="float" office:value="0.5299973487854" calcext:value-type="float">
            <text:p>0.5299973487854</text:p>
          </table:table-cell>
          <table:table-cell office:value-type="float" office:value="14" calcext:value-type="float">
            <text:p>14</text:p>
          </table:table-cell>
          <table:table-cell office:value-type="float" office:value="0.263998746871948" calcext:value-type="float">
            <text:p>0.263998746871948</text:p>
          </table:table-cell>
          <table:table-cell office:value-type="float" office:value="14" calcext:value-type="float">
            <text:p>14</text:p>
          </table:table-cell>
          <table:table-cell office:value-type="float" office:value="0.263998746871948" calcext:value-type="float">
            <text:p>0.263998746871948</text:p>
          </table:table-cell>
          <table:table-cell office:value-type="float" office:value="14" calcext:value-type="float">
            <text:p>14</text:p>
          </table:table-cell>
          <table:table-cell office:value-type="float" office:value="0.13399863243103" calcext:value-type="float">
            <text:p>0.13399863243103</text:p>
          </table:table-cell>
          <table:table-cell office:value-type="float" office:value="14" calcext:value-type="float">
            <text:p>14</text:p>
          </table:table-cell>
          <table:table-cell office:value-type="float" office:value="0.425999879837036" calcext:value-type="float">
            <text:p>0.425999879837036</text:p>
          </table:table-cell>
          <table:table-cell office:value-type="float" office:value="14" calcext:value-type="float">
            <text:p>14</text:p>
          </table:table-cell>
          <table:table-cell office:value-type="float" office:value="0.318999767303467" calcext:value-type="float">
            <text:p>0.318999767303467</text:p>
          </table:table-cell>
          <table:table-cell office:value-type="float" office:value="14" calcext:value-type="float">
            <text:p>14</text:p>
          </table:table-cell>
          <table:table-cell office:value-type="float" office:value="0.217000484466553" calcext:value-type="float">
            <text:p>0.217000484466553</text:p>
          </table:table-cell>
          <table:table-cell office:value-type="float" office:value="14" calcext:value-type="float">
            <text:p>14</text:p>
          </table:table-cell>
          <table:table-cell office:value-type="float" office:value="0.106999635696411" calcext:value-type="float">
            <text:p>0.106999635696411</text:p>
          </table:table-cell>
          <table:table-cell office:value-type="float" office:value="14" calcext:value-type="float">
            <text:p>14</text:p>
          </table:table-cell>
          <table:table-cell office:value-type="float" office:value="0.435997724533081" calcext:value-type="float">
            <text:p>0.435997724533081</text:p>
          </table:table-cell>
          <table:table-cell office:value-type="float" office:value="14" calcext:value-type="float">
            <text:p>14</text:p>
          </table:table-cell>
          <table:table-cell office:value-type="float" office:value="0.317997694015503" calcext:value-type="float">
            <text:p>0.317997694015503</text:p>
          </table:table-cell>
          <table:table-cell office:value-type="float" office:value="14" calcext:value-type="float">
            <text:p>14</text:p>
          </table:table-cell>
          <table:table-cell office:value-type="float" office:value="0.217997789382935" calcext:value-type="float">
            <text:p>0.217997789382935</text:p>
          </table:table-cell>
          <table:table-cell office:value-type="float" office:value="14" calcext:value-type="float">
            <text:p>14</text:p>
          </table:table-cell>
          <table:table-cell office:value-type="float" office:value="0.118997573852539" calcext:value-type="float">
            <text:p>0.118997573852539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.529999494552612" calcext:value-type="float">
            <text:p>0.529999494552612</text:p>
          </table:table-cell>
          <table:table-cell office:value-type="float" office:value="15" calcext:value-type="float">
            <text:p>15</text:p>
          </table:table-cell>
          <table:table-cell office:value-type="float" office:value="0.394999980926514" calcext:value-type="float">
            <text:p>0.394999980926514</text:p>
          </table:table-cell>
          <table:table-cell office:value-type="float" office:value="15" calcext:value-type="float">
            <text:p>15</text:p>
          </table:table-cell>
          <table:table-cell office:value-type="float" office:value="0.269000053405762" calcext:value-type="float">
            <text:p>0.269000053405762</text:p>
          </table:table-cell>
          <table:table-cell office:value-type="float" office:value="15" calcext:value-type="float">
            <text:p>15</text:p>
          </table:table-cell>
          <table:table-cell office:value-type="float" office:value="0.133002996444702" calcext:value-type="float">
            <text:p>0.133002996444702</text:p>
          </table:table-cell>
          <table:table-cell office:value-type="float" office:value="15" calcext:value-type="float">
            <text:p>15</text:p>
          </table:table-cell>
          <table:table-cell office:value-type="float" office:value="0.529000282287598" calcext:value-type="float">
            <text:p>0.529000282287598</text:p>
          </table:table-cell>
          <table:table-cell office:value-type="float" office:value="15" calcext:value-type="float">
            <text:p>15</text:p>
          </table:table-cell>
          <table:table-cell office:value-type="float" office:value="0.264999628067017" calcext:value-type="float">
            <text:p>0.264999628067017</text:p>
          </table:table-cell>
          <table:table-cell office:value-type="float" office:value="15" calcext:value-type="float">
            <text:p>15</text:p>
          </table:table-cell>
          <table:table-cell office:value-type="float" office:value="0.264999628067017" calcext:value-type="float">
            <text:p>0.264999628067017</text:p>
          </table:table-cell>
          <table:table-cell office:value-type="float" office:value="15" calcext:value-type="float">
            <text:p>15</text:p>
          </table:table-cell>
          <table:table-cell office:value-type="float" office:value="0.133001565933228" calcext:value-type="float">
            <text:p>0.133001565933228</text:p>
          </table:table-cell>
          <table:table-cell office:value-type="float" office:value="15" calcext:value-type="float">
            <text:p>15</text:p>
          </table:table-cell>
          <table:table-cell office:value-type="float" office:value="0.426997423171997" calcext:value-type="float">
            <text:p>0.426997423171997</text:p>
          </table:table-cell>
          <table:table-cell office:value-type="float" office:value="15" calcext:value-type="float">
            <text:p>15</text:p>
          </table:table-cell>
          <table:table-cell office:value-type="float" office:value="0.321997880935669" calcext:value-type="float">
            <text:p>0.321997880935669</text:p>
          </table:table-cell>
          <table:table-cell office:value-type="float" office:value="15" calcext:value-type="float">
            <text:p>15</text:p>
          </table:table-cell>
          <table:table-cell office:value-type="float" office:value="0.212998867034912" calcext:value-type="float">
            <text:p>0.212998867034912</text:p>
          </table:table-cell>
          <table:table-cell office:value-type="float" office:value="15" calcext:value-type="float">
            <text:p>15</text:p>
          </table:table-cell>
          <table:table-cell office:value-type="float" office:value="0.107002019882202" calcext:value-type="float">
            <text:p>0.107002019882202</text:p>
          </table:table-cell>
          <table:table-cell office:value-type="float" office:value="15" calcext:value-type="float">
            <text:p>15</text:p>
          </table:table-cell>
          <table:table-cell office:value-type="float" office:value="0.429000616073608" calcext:value-type="float">
            <text:p>0.429000616073608</text:p>
          </table:table-cell>
          <table:table-cell office:value-type="float" office:value="15" calcext:value-type="float">
            <text:p>15</text:p>
          </table:table-cell>
          <table:table-cell office:value-type="float" office:value="0.317000389099121" calcext:value-type="float">
            <text:p>0.317000389099121</text:p>
          </table:table-cell>
          <table:table-cell office:value-type="float" office:value="15" calcext:value-type="float">
            <text:p>15</text:p>
          </table:table-cell>
          <table:table-cell office:value-type="float" office:value="0.217999696731567" calcext:value-type="float">
            <text:p>0.217999696731567</text:p>
          </table:table-cell>
          <table:table-cell office:value-type="float" office:value="15" calcext:value-type="float">
            <text:p>15</text:p>
          </table:table-cell>
          <table:table-cell office:value-type="float" office:value="0.118002414703369" calcext:value-type="float">
            <text:p>0.118002414703369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.530997753143311" calcext:value-type="float">
            <text:p>0.530997753143311</text:p>
          </table:table-cell>
          <table:table-cell office:value-type="float" office:value="16" calcext:value-type="float">
            <text:p>16</text:p>
          </table:table-cell>
          <table:table-cell office:value-type="float" office:value="0.398000478744507" calcext:value-type="float">
            <text:p>0.398000478744507</text:p>
          </table:table-cell>
          <table:table-cell office:value-type="float" office:value="16" calcext:value-type="float">
            <text:p>16</text:p>
          </table:table-cell>
          <table:table-cell office:value-type="float" office:value="0.271999359130859" calcext:value-type="float">
            <text:p>0.271999359130859</text:p>
          </table:table-cell>
          <table:table-cell office:value-type="float" office:value="16" calcext:value-type="float">
            <text:p>16</text:p>
          </table:table-cell>
          <table:table-cell office:value-type="float" office:value="0.134996175765991" calcext:value-type="float">
            <text:p>0.134996175765991</text:p>
          </table:table-cell>
          <table:table-cell office:value-type="float" office:value="16" calcext:value-type="float">
            <text:p>16</text:p>
          </table:table-cell>
          <table:table-cell office:value-type="float" office:value="0.532002925872803" calcext:value-type="float">
            <text:p>0.532002925872803</text:p>
          </table:table-cell>
          <table:table-cell office:value-type="float" office:value="16" calcext:value-type="float">
            <text:p>16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16" calcext:value-type="float">
            <text:p>16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16" calcext:value-type="float">
            <text:p>16</text:p>
          </table:table-cell>
          <table:table-cell office:value-type="float" office:value="0.132999181747437" calcext:value-type="float">
            <text:p>0.132999181747437</text:p>
          </table:table-cell>
          <table:table-cell office:value-type="float" office:value="16" calcext:value-type="float">
            <text:p>16</text:p>
          </table:table-cell>
          <table:table-cell office:value-type="float" office:value="0.427001237869263" calcext:value-type="float">
            <text:p>0.427001237869263</text:p>
          </table:table-cell>
          <table:table-cell office:value-type="float" office:value="16" calcext:value-type="float">
            <text:p>16</text:p>
          </table:table-cell>
          <table:table-cell office:value-type="float" office:value="0.322000503540039" calcext:value-type="float">
            <text:p>0.322000503540039</text:p>
          </table:table-cell>
          <table:table-cell office:value-type="float" office:value="16" calcext:value-type="float">
            <text:p>16</text:p>
          </table:table-cell>
          <table:table-cell office:value-type="float" office:value="0.213999271392822" calcext:value-type="float">
            <text:p>0.213999271392822</text:p>
          </table:table-cell>
          <table:table-cell office:value-type="float" office:value="16" calcext:value-type="float">
            <text:p>16</text:p>
          </table:table-cell>
          <table:table-cell office:value-type="float" office:value="0.107998609542847" calcext:value-type="float">
            <text:p>0.107998609542847</text:p>
          </table:table-cell>
          <table:table-cell office:value-type="float" office:value="16" calcext:value-type="float">
            <text:p>16</text:p>
          </table:table-cell>
          <table:table-cell office:value-type="float" office:value="0.427999019622803" calcext:value-type="float">
            <text:p>0.427999019622803</text:p>
          </table:table-cell>
          <table:table-cell office:value-type="float" office:value="16" calcext:value-type="float">
            <text:p>16</text:p>
          </table:table-cell>
          <table:table-cell office:value-type="float" office:value="0.324999094009399" calcext:value-type="float">
            <text:p>0.324999094009399</text:p>
          </table:table-cell>
          <table:table-cell office:value-type="float" office:value="16" calcext:value-type="float">
            <text:p>16</text:p>
          </table:table-cell>
          <table:table-cell office:value-type="float" office:value="0.2180016040802" calcext:value-type="float">
            <text:p>0.2180016040802</text:p>
          </table:table-cell>
          <table:table-cell office:value-type="float" office:value="16" calcext:value-type="float">
            <text:p>16</text:p>
          </table:table-cell>
          <table:table-cell office:value-type="float" office:value="0.118998289108276" calcext:value-type="float">
            <text:p>0.118998289108276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.529002189636231" calcext:value-type="float">
            <text:p>0.529002189636231</text:p>
          </table:table-cell>
          <table:table-cell office:value-type="float" office:value="17" calcext:value-type="float">
            <text:p>17</text:p>
          </table:table-cell>
          <table:table-cell office:value-type="float" office:value="0.404999017715454" calcext:value-type="float">
            <text:p>0.404999017715454</text:p>
          </table:table-cell>
          <table:table-cell office:value-type="float" office:value="17" calcext:value-type="float">
            <text:p>17</text:p>
          </table:table-cell>
          <table:table-cell office:value-type="float" office:value="0.27000093460083" calcext:value-type="float">
            <text:p>0.27000093460083</text:p>
          </table:table-cell>
          <table:table-cell office:value-type="float" office:value="17" calcext:value-type="float">
            <text:p>17</text:p>
          </table:table-cell>
          <table:table-cell office:value-type="float" office:value="0.133998870849609" calcext:value-type="float">
            <text:p>0.133998870849609</text:p>
          </table:table-cell>
          <table:table-cell office:value-type="float" office:value="17" calcext:value-type="float">
            <text:p>17</text:p>
          </table:table-cell>
          <table:table-cell office:value-type="float" office:value="0.527997016906738" calcext:value-type="float">
            <text:p>0.527997016906738</text:p>
          </table:table-cell>
          <table:table-cell office:value-type="float" office:value="17" calcext:value-type="float">
            <text:p>17</text:p>
          </table:table-cell>
          <table:table-cell office:value-type="float" office:value="0.265002965927124" calcext:value-type="float">
            <text:p>0.265002965927124</text:p>
          </table:table-cell>
          <table:table-cell office:value-type="float" office:value="17" calcext:value-type="float">
            <text:p>17</text:p>
          </table:table-cell>
          <table:table-cell office:value-type="float" office:value="0.265002965927124" calcext:value-type="float">
            <text:p>0.265002965927124</text:p>
          </table:table-cell>
          <table:table-cell office:value-type="float" office:value="17" calcext:value-type="float">
            <text:p>17</text:p>
          </table:table-cell>
          <table:table-cell office:value-type="float" office:value="0.132999181747437" calcext:value-type="float">
            <text:p>0.132999181747437</text:p>
          </table:table-cell>
          <table:table-cell office:value-type="float" office:value="17" calcext:value-type="float">
            <text:p>17</text:p>
          </table:table-cell>
          <table:table-cell office:value-type="float" office:value="0.427000045776367" calcext:value-type="float">
            <text:p>0.427000045776367</text:p>
          </table:table-cell>
          <table:table-cell office:value-type="float" office:value="17" calcext:value-type="float">
            <text:p>17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17" calcext:value-type="float">
            <text:p>17</text:p>
          </table:table-cell>
          <table:table-cell office:value-type="float" office:value="0.21399998664856" calcext:value-type="float">
            <text:p>0.21399998664856</text:p>
          </table:table-cell>
          <table:table-cell office:value-type="float" office:value="17" calcext:value-type="float">
            <text:p>17</text:p>
          </table:table-cell>
          <table:table-cell office:value-type="float" office:value="0.107999801635742" calcext:value-type="float">
            <text:p>0.107999801635742</text:p>
          </table:table-cell>
          <table:table-cell office:value-type="float" office:value="17" calcext:value-type="float">
            <text:p>17</text:p>
          </table:table-cell>
          <table:table-cell office:value-type="float" office:value="0.427002191543579" calcext:value-type="float">
            <text:p>0.427002191543579</text:p>
          </table:table-cell>
          <table:table-cell office:value-type="float" office:value="17" calcext:value-type="float">
            <text:p>17</text:p>
          </table:table-cell>
          <table:table-cell office:value-type="float" office:value="0.326001167297363" calcext:value-type="float">
            <text:p>0.326001167297363</text:p>
          </table:table-cell>
          <table:table-cell office:value-type="float" office:value="17" calcext:value-type="float">
            <text:p>17</text:p>
          </table:table-cell>
          <table:table-cell office:value-type="float" office:value="0.21599817276001" calcext:value-type="float">
            <text:p>0.21599817276001</text:p>
          </table:table-cell>
          <table:table-cell office:value-type="float" office:value="17" calcext:value-type="float">
            <text:p>17</text:p>
          </table:table-cell>
          <table:table-cell office:value-type="float" office:value="0.119000196456909" calcext:value-type="float">
            <text:p>0.119000196456909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.532999753952026" calcext:value-type="float">
            <text:p>0.532999753952026</text:p>
          </table:table-cell>
          <table:table-cell office:value-type="float" office:value="18" calcext:value-type="float">
            <text:p>18</text:p>
          </table:table-cell>
          <table:table-cell office:value-type="float" office:value="0.400008916854858" calcext:value-type="float">
            <text:p>0.400008916854858</text:p>
          </table:table-cell>
          <table:table-cell office:value-type="float" office:value="18" calcext:value-type="float">
            <text:p>18</text:p>
          </table:table-cell>
          <table:table-cell office:value-type="float" office:value="0.268001079559326" calcext:value-type="float">
            <text:p>0.268001079559326</text:p>
          </table:table-cell>
          <table:table-cell office:value-type="float" office:value="18" calcext:value-type="float">
            <text:p>18</text:p>
          </table:table-cell>
          <table:table-cell office:value-type="float" office:value="0.132000684738159" calcext:value-type="float">
            <text:p>0.132000684738159</text:p>
          </table:table-cell>
          <table:table-cell office:value-type="float" office:value="18" calcext:value-type="float">
            <text:p>18</text:p>
          </table:table-cell>
          <table:table-cell office:value-type="float" office:value="0.528002262115479" calcext:value-type="float">
            <text:p>0.528002262115479</text:p>
          </table:table-cell>
          <table:table-cell office:value-type="float" office:value="18" calcext:value-type="float">
            <text:p>18</text:p>
          </table:table-cell>
          <table:table-cell office:value-type="float" office:value="0.260996580123901" calcext:value-type="float">
            <text:p>0.260996580123901</text:p>
          </table:table-cell>
          <table:table-cell office:value-type="float" office:value="18" calcext:value-type="float">
            <text:p>18</text:p>
          </table:table-cell>
          <table:table-cell office:value-type="float" office:value="0.260996580123901" calcext:value-type="float">
            <text:p>0.260996580123901</text:p>
          </table:table-cell>
          <table:table-cell office:value-type="float" office:value="18" calcext:value-type="float">
            <text:p>18</text:p>
          </table:table-cell>
          <table:table-cell office:value-type="float" office:value="0.133004903793335" calcext:value-type="float">
            <text:p>0.133004903793335</text:p>
          </table:table-cell>
          <table:table-cell office:value-type="float" office:value="18" calcext:value-type="float">
            <text:p>18</text:p>
          </table:table-cell>
          <table:table-cell office:value-type="float" office:value="0.427999019622803" calcext:value-type="float">
            <text:p>0.427999019622803</text:p>
          </table:table-cell>
          <table:table-cell office:value-type="float" office:value="18" calcext:value-type="float">
            <text:p>18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18" calcext:value-type="float">
            <text:p>18</text:p>
          </table:table-cell>
          <table:table-cell office:value-type="float" office:value="0.217002391815186" calcext:value-type="float">
            <text:p>0.217002391815186</text:p>
          </table:table-cell>
          <table:table-cell office:value-type="float" office:value="18" calcext:value-type="float">
            <text:p>18</text:p>
          </table:table-cell>
          <table:table-cell office:value-type="float" office:value="0.108003616333008" calcext:value-type="float">
            <text:p>0.108003616333008</text:p>
          </table:table-cell>
          <table:table-cell office:value-type="float" office:value="18" calcext:value-type="float">
            <text:p>18</text:p>
          </table:table-cell>
          <table:table-cell office:value-type="float" office:value="0.425997734069824" calcext:value-type="float">
            <text:p>0.425997734069824</text:p>
          </table:table-cell>
          <table:table-cell office:value-type="float" office:value="18" calcext:value-type="float">
            <text:p>18</text:p>
          </table:table-cell>
          <table:table-cell office:value-type="float" office:value="0.320999622344971" calcext:value-type="float">
            <text:p>0.320999622344971</text:p>
          </table:table-cell>
          <table:table-cell office:value-type="float" office:value="18" calcext:value-type="float">
            <text:p>18</text:p>
          </table:table-cell>
          <table:table-cell office:value-type="float" office:value="0.218000173568726" calcext:value-type="float">
            <text:p>0.218000173568726</text:p>
          </table:table-cell>
          <table:table-cell office:value-type="float" office:value="18" calcext:value-type="float">
            <text:p>18</text:p>
          </table:table-cell>
          <table:table-cell office:value-type="float" office:value="0.118999004364014" calcext:value-type="float">
            <text:p>0.118999004364014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.534998416900635" calcext:value-type="float">
            <text:p>0.534998416900635</text:p>
          </table:table-cell>
          <table:table-cell office:value-type="float" office:value="19" calcext:value-type="float">
            <text:p>19</text:p>
          </table:table-cell>
          <table:table-cell office:value-type="float" office:value="0.404010057449341" calcext:value-type="float">
            <text:p>0.404010057449341</text:p>
          </table:table-cell>
          <table:table-cell office:value-type="float" office:value="19" calcext:value-type="float">
            <text:p>19</text:p>
          </table:table-cell>
          <table:table-cell office:value-type="float" office:value="0.270996570587158" calcext:value-type="float">
            <text:p>0.270996570587158</text:p>
          </table:table-cell>
          <table:table-cell office:value-type="float" office:value="19" calcext:value-type="float">
            <text:p>19</text:p>
          </table:table-cell>
          <table:table-cell office:value-type="float" office:value="0.134999752044678" calcext:value-type="float">
            <text:p>0.134999752044678</text:p>
          </table:table-cell>
          <table:table-cell office:value-type="float" office:value="19" calcext:value-type="float">
            <text:p>19</text:p>
          </table:table-cell>
          <table:table-cell office:value-type="float" office:value="0.532997846603394" calcext:value-type="float">
            <text:p>0.532997846603394</text:p>
          </table:table-cell>
          <table:table-cell office:value-type="float" office:value="19" calcext:value-type="float">
            <text:p>19</text:p>
          </table:table-cell>
          <table:table-cell office:value-type="float" office:value="0.26300048828125" calcext:value-type="float">
            <text:p>0.26300048828125</text:p>
          </table:table-cell>
          <table:table-cell office:value-type="float" office:value="19" calcext:value-type="float">
            <text:p>19</text:p>
          </table:table-cell>
          <table:table-cell office:value-type="float" office:value="0.26300048828125" calcext:value-type="float">
            <text:p>0.26300048828125</text:p>
          </table:table-cell>
          <table:table-cell office:value-type="float" office:value="19" calcext:value-type="float">
            <text:p>19</text:p>
          </table:table-cell>
          <table:table-cell office:value-type="float" office:value="0.132996559143066" calcext:value-type="float">
            <text:p>0.132996559143066</text:p>
          </table:table-cell>
          <table:table-cell office:value-type="float" office:value="19" calcext:value-type="float">
            <text:p>19</text:p>
          </table:table-cell>
          <table:table-cell office:value-type="float" office:value="0.425000190734863" calcext:value-type="float">
            <text:p>0.425000190734863</text:p>
          </table:table-cell>
          <table:table-cell office:value-type="float" office:value="19" calcext:value-type="float">
            <text:p>19</text:p>
          </table:table-cell>
          <table:table-cell office:value-type="float" office:value="0.316999912261963" calcext:value-type="float">
            <text:p>0.316999912261963</text:p>
          </table:table-cell>
          <table:table-cell office:value-type="float" office:value="19" calcext:value-type="float">
            <text:p>19</text:p>
          </table:table-cell>
          <table:table-cell office:value-type="float" office:value="0.21399712562561" calcext:value-type="float">
            <text:p>0.21399712562561</text:p>
          </table:table-cell>
          <table:table-cell office:value-type="float" office:value="19" calcext:value-type="float">
            <text:p>19</text:p>
          </table:table-cell>
          <table:table-cell office:value-type="float" office:value="0.106995582580566" calcext:value-type="float">
            <text:p>0.106995582580566</text:p>
          </table:table-cell>
          <table:table-cell office:value-type="float" office:value="19" calcext:value-type="float">
            <text:p>19</text:p>
          </table:table-cell>
          <table:table-cell office:value-type="float" office:value="0.42800235748291" calcext:value-type="float">
            <text:p>0.42800235748291</text:p>
          </table:table-cell>
          <table:table-cell office:value-type="float" office:value="19" calcext:value-type="float">
            <text:p>19</text:p>
          </table:table-cell>
          <table:table-cell office:value-type="float" office:value="0.320999622344971" calcext:value-type="float">
            <text:p>0.320999622344971</text:p>
          </table:table-cell>
          <table:table-cell office:value-type="float" office:value="19" calcext:value-type="float">
            <text:p>19</text:p>
          </table:table-cell>
          <table:table-cell office:value-type="float" office:value="0.216999769210815" calcext:value-type="float">
            <text:p>0.216999769210815</text:p>
          </table:table-cell>
          <table:table-cell office:value-type="float" office:value="19" calcext:value-type="float">
            <text:p>19</text:p>
          </table:table-cell>
          <table:table-cell office:value-type="float" office:value="0.120003700256348" calcext:value-type="float">
            <text:p>0.120003700256348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.526000738143921" calcext:value-type="float">
            <text:p>0.526000738143921</text:p>
          </table:table-cell>
          <table:table-cell office:value-type="float" office:value="20" calcext:value-type="float">
            <text:p>20</text:p>
          </table:table-cell>
          <table:table-cell office:value-type="float" office:value="0.400000095367432" calcext:value-type="float">
            <text:p>0.400000095367432</text:p>
          </table:table-cell>
          <table:table-cell office:value-type="float" office:value="20" calcext:value-type="float">
            <text:p>20</text:p>
          </table:table-cell>
          <table:table-cell office:value-type="float" office:value="0.268000602722168" calcext:value-type="float">
            <text:p>0.268000602722168</text:p>
          </table:table-cell>
          <table:table-cell office:value-type="float" office:value="20" calcext:value-type="float">
            <text:p>20</text:p>
          </table:table-cell>
          <table:table-cell office:value-type="float" office:value="0.134004592895508" calcext:value-type="float">
            <text:p>0.134004592895508</text:p>
          </table:table-cell>
          <table:table-cell office:value-type="float" office:value="20" calcext:value-type="float">
            <text:p>20</text:p>
          </table:table-cell>
          <table:table-cell office:value-type="float" office:value="0.524999380111694" calcext:value-type="float">
            <text:p>0.524999380111694</text:p>
          </table:table-cell>
          <table:table-cell office:value-type="float" office:value="20" calcext:value-type="float">
            <text:p>20</text:p>
          </table:table-cell>
          <table:table-cell office:value-type="float" office:value="0.261999607086182" calcext:value-type="float">
            <text:p>0.261999607086182</text:p>
          </table:table-cell>
          <table:table-cell office:value-type="float" office:value="20" calcext:value-type="float">
            <text:p>20</text:p>
          </table:table-cell>
          <table:table-cell office:value-type="float" office:value="0.261999607086182" calcext:value-type="float">
            <text:p>0.261999607086182</text:p>
          </table:table-cell>
          <table:table-cell office:value-type="float" office:value="20" calcext:value-type="float">
            <text:p>20</text:p>
          </table:table-cell>
          <table:table-cell office:value-type="float" office:value="0.133001804351807" calcext:value-type="float">
            <text:p>0.133001804351807</text:p>
          </table:table-cell>
          <table:table-cell office:value-type="float" office:value="20" calcext:value-type="float">
            <text:p>20</text:p>
          </table:table-cell>
          <table:table-cell office:value-type="float" office:value="0.428001880645752" calcext:value-type="float">
            <text:p>0.428001880645752</text:p>
          </table:table-cell>
          <table:table-cell office:value-type="float" office:value="20" calcext:value-type="float">
            <text:p>20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20" calcext:value-type="float">
            <text:p>20</text:p>
          </table:table-cell>
          <table:table-cell office:value-type="float" office:value="0.212003707885742" calcext:value-type="float">
            <text:p>0.212003707885742</text:p>
          </table:table-cell>
          <table:table-cell office:value-type="float" office:value="20" calcext:value-type="float">
            <text:p>20</text:p>
          </table:table-cell>
          <table:table-cell office:value-type="float" office:value="0.108000993728638" calcext:value-type="float">
            <text:p>0.108000993728638</text:p>
          </table:table-cell>
          <table:table-cell office:value-type="float" office:value="20" calcext:value-type="float">
            <text:p>20</text:p>
          </table:table-cell>
          <table:table-cell office:value-type="float" office:value="0.428002595901489" calcext:value-type="float">
            <text:p>0.428002595901489</text:p>
          </table:table-cell>
          <table:table-cell office:value-type="float" office:value="20" calcext:value-type="float">
            <text:p>20</text:p>
          </table:table-cell>
          <table:table-cell office:value-type="float" office:value="0.322000026702881" calcext:value-type="float">
            <text:p>0.322000026702881</text:p>
          </table:table-cell>
          <table:table-cell office:value-type="float" office:value="20" calcext:value-type="float">
            <text:p>20</text:p>
          </table:table-cell>
          <table:table-cell office:value-type="float" office:value="0.215999126434326" calcext:value-type="float">
            <text:p>0.215999126434326</text:p>
          </table:table-cell>
          <table:table-cell office:value-type="float" office:value="20" calcext:value-type="float">
            <text:p>20</text:p>
          </table:table-cell>
          <table:table-cell office:value-type="float" office:value="0.118996143341064" calcext:value-type="float">
            <text:p>0.118996143341064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.530001640319824" calcext:value-type="float">
            <text:p>0.530001640319824</text:p>
          </table:table-cell>
          <table:table-cell office:value-type="float" office:value="21" calcext:value-type="float">
            <text:p>21</text:p>
          </table:table-cell>
          <table:table-cell office:value-type="float" office:value="0.410999298095703" calcext:value-type="float">
            <text:p>0.410999298095703</text:p>
          </table:table-cell>
          <table:table-cell office:value-type="float" office:value="21" calcext:value-type="float">
            <text:p>21</text:p>
          </table:table-cell>
          <table:table-cell office:value-type="float" office:value="0.264001846313477" calcext:value-type="float">
            <text:p>0.264001846313477</text:p>
          </table:table-cell>
          <table:table-cell office:value-type="float" office:value="21" calcext:value-type="float">
            <text:p>21</text:p>
          </table:table-cell>
          <table:table-cell office:value-type="float" office:value="0.131994962692261" calcext:value-type="float">
            <text:p>0.131994962692261</text:p>
          </table:table-cell>
          <table:table-cell office:value-type="float" office:value="21" calcext:value-type="float">
            <text:p>21</text:p>
          </table:table-cell>
          <table:table-cell office:value-type="float" office:value="0.525000333786011" calcext:value-type="float">
            <text:p>0.525000333786011</text:p>
          </table:table-cell>
          <table:table-cell office:value-type="float" office:value="21" calcext:value-type="float">
            <text:p>21</text:p>
          </table:table-cell>
          <table:table-cell office:value-type="float" office:value="0.266000270843506" calcext:value-type="float">
            <text:p>0.266000270843506</text:p>
          </table:table-cell>
          <table:table-cell office:value-type="float" office:value="21" calcext:value-type="float">
            <text:p>21</text:p>
          </table:table-cell>
          <table:table-cell office:value-type="float" office:value="0.266000270843506" calcext:value-type="float">
            <text:p>0.266000270843506</text:p>
          </table:table-cell>
          <table:table-cell office:value-type="float" office:value="21" calcext:value-type="float">
            <text:p>21</text:p>
          </table:table-cell>
          <table:table-cell office:value-type="float" office:value="0.13400149345398" calcext:value-type="float">
            <text:p>0.13400149345398</text:p>
          </table:table-cell>
          <table:table-cell office:value-type="float" office:value="21" calcext:value-type="float">
            <text:p>21</text:p>
          </table:table-cell>
          <table:table-cell office:value-type="float" office:value="0.425998210906982" calcext:value-type="float">
            <text:p>0.425998210906982</text:p>
          </table:table-cell>
          <table:table-cell office:value-type="float" office:value="21" calcext:value-type="float">
            <text:p>21</text:p>
          </table:table-cell>
          <table:table-cell office:value-type="float" office:value="0.317999839782715" calcext:value-type="float">
            <text:p>0.317999839782715</text:p>
          </table:table-cell>
          <table:table-cell office:value-type="float" office:value="21" calcext:value-type="float">
            <text:p>21</text:p>
          </table:table-cell>
          <table:table-cell office:value-type="float" office:value="0.213998079299927" calcext:value-type="float">
            <text:p>0.213998079299927</text:p>
          </table:table-cell>
          <table:table-cell office:value-type="float" office:value="21" calcext:value-type="float">
            <text:p>21</text:p>
          </table:table-cell>
          <table:table-cell office:value-type="float" office:value="0.107999563217163" calcext:value-type="float">
            <text:p>0.107999563217163</text:p>
          </table:table-cell>
          <table:table-cell office:value-type="float" office:value="21" calcext:value-type="float">
            <text:p>21</text:p>
          </table:table-cell>
          <table:table-cell office:value-type="float" office:value="0.427995204925537" calcext:value-type="float">
            <text:p>0.427995204925537</text:p>
          </table:table-cell>
          <table:table-cell office:value-type="float" office:value="21" calcext:value-type="float">
            <text:p>21</text:p>
          </table:table-cell>
          <table:table-cell office:value-type="float" office:value="0.321000099182129" calcext:value-type="float">
            <text:p>0.321000099182129</text:p>
          </table:table-cell>
          <table:table-cell office:value-type="float" office:value="21" calcext:value-type="float">
            <text:p>21</text:p>
          </table:table-cell>
          <table:table-cell office:value-type="float" office:value="0.216999769210815" calcext:value-type="float">
            <text:p>0.216999769210815</text:p>
          </table:table-cell>
          <table:table-cell office:value-type="float" office:value="21" calcext:value-type="float">
            <text:p>21</text:p>
          </table:table-cell>
          <table:table-cell office:value-type="float" office:value="0.119001388549805" calcext:value-type="float">
            <text:p>0.119001388549805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.530755281448364" calcext:value-type="float">
            <text:p>0.530755281448364</text:p>
          </table:table-cell>
          <table:table-cell office:value-type="float" office:value="22" calcext:value-type="float">
            <text:p>22</text:p>
          </table:table-cell>
          <table:table-cell office:value-type="float" office:value="0.410000085830689" calcext:value-type="float">
            <text:p>0.410000085830689</text:p>
          </table:table-cell>
          <table:table-cell office:value-type="float" office:value="22" calcext:value-type="float">
            <text:p>22</text:p>
          </table:table-cell>
          <table:table-cell office:value-type="float" office:value="0.270999908447266" calcext:value-type="float">
            <text:p>0.270999908447266</text:p>
          </table:table-cell>
          <table:table-cell office:value-type="float" office:value="22" calcext:value-type="float">
            <text:p>22</text:p>
          </table:table-cell>
          <table:table-cell office:value-type="float" office:value="0.132999897003174" calcext:value-type="float">
            <text:p>0.132999897003174</text:p>
          </table:table-cell>
          <table:table-cell office:value-type="float" office:value="22" calcext:value-type="float">
            <text:p>22</text:p>
          </table:table-cell>
          <table:table-cell office:value-type="float" office:value="0.525999784469605" calcext:value-type="float">
            <text:p>0.525999784469605</text:p>
          </table:table-cell>
          <table:table-cell office:value-type="float" office:value="22" calcext:value-type="float">
            <text:p>22</text:p>
          </table:table-cell>
          <table:table-cell office:value-type="float" office:value="0.262002229690552" calcext:value-type="float">
            <text:p>0.262002229690552</text:p>
          </table:table-cell>
          <table:table-cell office:value-type="float" office:value="22" calcext:value-type="float">
            <text:p>22</text:p>
          </table:table-cell>
          <table:table-cell office:value-type="float" office:value="0.262002229690552" calcext:value-type="float">
            <text:p>0.262002229690552</text:p>
          </table:table-cell>
          <table:table-cell office:value-type="float" office:value="22" calcext:value-type="float">
            <text:p>22</text:p>
          </table:table-cell>
          <table:table-cell office:value-type="float" office:value="0.133996486663818" calcext:value-type="float">
            <text:p>0.133996486663818</text:p>
          </table:table-cell>
          <table:table-cell office:value-type="float" office:value="22" calcext:value-type="float">
            <text:p>22</text:p>
          </table:table-cell>
          <table:table-cell office:value-type="float" office:value="0.426999568939209" calcext:value-type="float">
            <text:p>0.426999568939209</text:p>
          </table:table-cell>
          <table:table-cell office:value-type="float" office:value="22" calcext:value-type="float">
            <text:p>22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2" calcext:value-type="float">
            <text:p>22</text:p>
          </table:table-cell>
          <table:table-cell office:value-type="float" office:value="0.216000080108643" calcext:value-type="float">
            <text:p>0.216000080108643</text:p>
          </table:table-cell>
          <table:table-cell office:value-type="float" office:value="22" calcext:value-type="float">
            <text:p>22</text:p>
          </table:table-cell>
          <table:table-cell office:value-type="float" office:value="0.107004880905151" calcext:value-type="float">
            <text:p>0.107004880905151</text:p>
          </table:table-cell>
          <table:table-cell office:value-type="float" office:value="22" calcext:value-type="float">
            <text:p>22</text:p>
          </table:table-cell>
          <table:table-cell office:value-type="float" office:value="0.430000066757202" calcext:value-type="float">
            <text:p>0.430000066757202</text:p>
          </table:table-cell>
          <table:table-cell office:value-type="float" office:value="22" calcext:value-type="float">
            <text:p>22</text:p>
          </table:table-cell>
          <table:table-cell office:value-type="float" office:value="0.321999788284302" calcext:value-type="float">
            <text:p>0.321999788284302</text:p>
          </table:table-cell>
          <table:table-cell office:value-type="float" office:value="22" calcext:value-type="float">
            <text:p>22</text:p>
          </table:table-cell>
          <table:table-cell office:value-type="float" office:value="0.218002319335937" calcext:value-type="float">
            <text:p>0.218002319335937</text:p>
          </table:table-cell>
          <table:table-cell office:value-type="float" office:value="22" calcext:value-type="float">
            <text:p>22</text:p>
          </table:table-cell>
          <table:table-cell office:value-type="float" office:value="0.118000745773315" calcext:value-type="float">
            <text:p>0.118000745773315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0.530051231384277" calcext:value-type="float">
            <text:p>0.530051231384277</text:p>
          </table:table-cell>
          <table:table-cell office:value-type="float" office:value="23" calcext:value-type="float">
            <text:p>23</text:p>
          </table:table-cell>
          <table:table-cell office:value-type="float" office:value="0.409000158309937" calcext:value-type="float">
            <text:p>0.409000158309937</text:p>
          </table:table-cell>
          <table:table-cell office:value-type="float" office:value="23" calcext:value-type="float">
            <text:p>23</text:p>
          </table:table-cell>
          <table:table-cell office:value-type="float" office:value="0.273998260498047" calcext:value-type="float">
            <text:p>0.273998260498047</text:p>
          </table:table-cell>
          <table:table-cell office:value-type="float" office:value="23" calcext:value-type="float">
            <text:p>23</text:p>
          </table:table-cell>
          <table:table-cell office:value-type="float" office:value="0.132000207901001" calcext:value-type="float">
            <text:p>0.132000207901001</text:p>
          </table:table-cell>
          <table:table-cell office:value-type="float" office:value="23" calcext:value-type="float">
            <text:p>23</text:p>
          </table:table-cell>
          <table:table-cell office:value-type="float" office:value="0.533000230789185" calcext:value-type="float">
            <text:p>0.533000230789185</text:p>
          </table:table-cell>
          <table:table-cell office:value-type="float" office:value="23" calcext:value-type="float">
            <text:p>23</text:p>
          </table:table-cell>
          <table:table-cell office:value-type="float" office:value="0.270000219345093" calcext:value-type="float">
            <text:p>0.270000219345093</text:p>
          </table:table-cell>
          <table:table-cell office:value-type="float" office:value="23" calcext:value-type="float">
            <text:p>23</text:p>
          </table:table-cell>
          <table:table-cell office:value-type="float" office:value="0.270000219345093" calcext:value-type="float">
            <text:p>0.270000219345093</text:p>
          </table:table-cell>
          <table:table-cell office:value-type="float" office:value="23" calcext:value-type="float">
            <text:p>23</text:p>
          </table:table-cell>
          <table:table-cell office:value-type="float" office:value="0.133999824523926" calcext:value-type="float">
            <text:p>0.133999824523926</text:p>
          </table:table-cell>
          <table:table-cell office:value-type="float" office:value="23" calcext:value-type="float">
            <text:p>23</text:p>
          </table:table-cell>
          <table:table-cell office:value-type="float" office:value="0.428001165390015" calcext:value-type="float">
            <text:p>0.428001165390015</text:p>
          </table:table-cell>
          <table:table-cell office:value-type="float" office:value="23" calcext:value-type="float">
            <text:p>23</text:p>
          </table:table-cell>
          <table:table-cell office:value-type="float" office:value="0.315999984741211" calcext:value-type="float">
            <text:p>0.315999984741211</text:p>
          </table:table-cell>
          <table:table-cell office:value-type="float" office:value="23" calcext:value-type="float">
            <text:p>23</text:p>
          </table:table-cell>
          <table:table-cell office:value-type="float" office:value="0.214999437332153" calcext:value-type="float">
            <text:p>0.214999437332153</text:p>
          </table:table-cell>
          <table:table-cell office:value-type="float" office:value="23" calcext:value-type="float">
            <text:p>23</text:p>
          </table:table-cell>
          <table:table-cell office:value-type="float" office:value="0.106995105743408" calcext:value-type="float">
            <text:p>0.106995105743408</text:p>
          </table:table-cell>
          <table:table-cell office:value-type="float" office:value="23" calcext:value-type="float">
            <text:p>23</text:p>
          </table:table-cell>
          <table:table-cell office:value-type="float" office:value="0.426997900009155" calcext:value-type="float">
            <text:p>0.426997900009155</text:p>
          </table:table-cell>
          <table:table-cell office:value-type="float" office:value="23" calcext:value-type="float">
            <text:p>23</text:p>
          </table:table-cell>
          <table:table-cell office:value-type="float" office:value="0.321000337600708" calcext:value-type="float">
            <text:p>0.321000337600708</text:p>
          </table:table-cell>
          <table:table-cell office:value-type="float" office:value="23" calcext:value-type="float">
            <text:p>23</text:p>
          </table:table-cell>
          <table:table-cell office:value-type="float" office:value="0.217000246047974" calcext:value-type="float">
            <text:p>0.217000246047974</text:p>
          </table:table-cell>
          <table:table-cell office:value-type="float" office:value="23" calcext:value-type="float">
            <text:p>23</text:p>
          </table:table-cell>
          <table:table-cell office:value-type="float" office:value="0.117998123168945" calcext:value-type="float">
            <text:p>0.117998123168945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0.530999422073364" calcext:value-type="float">
            <text:p>0.530999422073364</text:p>
          </table:table-cell>
          <table:table-cell office:value-type="float" office:value="24" calcext:value-type="float">
            <text:p>24</text:p>
          </table:table-cell>
          <table:table-cell office:value-type="float" office:value="0.396000146865845" calcext:value-type="float">
            <text:p>0.396000146865845</text:p>
          </table:table-cell>
          <table:table-cell office:value-type="float" office:value="24" calcext:value-type="float">
            <text:p>24</text:p>
          </table:table-cell>
          <table:table-cell office:value-type="float" office:value="0.268001317977905" calcext:value-type="float">
            <text:p>0.268001317977905</text:p>
          </table:table-cell>
          <table:table-cell office:value-type="float" office:value="24" calcext:value-type="float">
            <text:p>24</text:p>
          </table:table-cell>
          <table:table-cell office:value-type="float" office:value="0.134001970291138" calcext:value-type="float">
            <text:p>0.134001970291138</text:p>
          </table:table-cell>
          <table:table-cell office:value-type="float" office:value="24" calcext:value-type="float">
            <text:p>24</text:p>
          </table:table-cell>
          <table:table-cell office:value-type="float" office:value="0.527002096176147" calcext:value-type="float">
            <text:p>0.527002096176147</text:p>
          </table:table-cell>
          <table:table-cell office:value-type="float" office:value="24" calcext:value-type="float">
            <text:p>24</text:p>
          </table:table-cell>
          <table:table-cell office:value-type="float" office:value="0.264998197555542" calcext:value-type="float">
            <text:p>0.264998197555542</text:p>
          </table:table-cell>
          <table:table-cell office:value-type="float" office:value="24" calcext:value-type="float">
            <text:p>24</text:p>
          </table:table-cell>
          <table:table-cell office:value-type="float" office:value="0.264998197555542" calcext:value-type="float">
            <text:p>0.264998197555542</text:p>
          </table:table-cell>
          <table:table-cell office:value-type="float" office:value="24" calcext:value-type="float">
            <text:p>24</text:p>
          </table:table-cell>
          <table:table-cell office:value-type="float" office:value="0.132999658584595" calcext:value-type="float">
            <text:p>0.132999658584595</text:p>
          </table:table-cell>
          <table:table-cell office:value-type="float" office:value="24" calcext:value-type="float">
            <text:p>24</text:p>
          </table:table-cell>
          <table:table-cell office:value-type="float" office:value="0.425999164581299" calcext:value-type="float">
            <text:p>0.425999164581299</text:p>
          </table:table-cell>
          <table:table-cell office:value-type="float" office:value="24" calcext:value-type="float">
            <text:p>24</text:p>
          </table:table-cell>
          <table:table-cell office:value-type="float" office:value="0.321002721786499" calcext:value-type="float">
            <text:p>0.321002721786499</text:p>
          </table:table-cell>
          <table:table-cell office:value-type="float" office:value="24" calcext:value-type="float">
            <text:p>24</text:p>
          </table:table-cell>
          <table:table-cell office:value-type="float" office:value="0.216999053955078" calcext:value-type="float">
            <text:p>0.216999053955078</text:p>
          </table:table-cell>
          <table:table-cell office:value-type="float" office:value="24" calcext:value-type="float">
            <text:p>24</text:p>
          </table:table-cell>
          <table:table-cell office:value-type="float" office:value="0.107999801635742" calcext:value-type="float">
            <text:p>0.107999801635742</text:p>
          </table:table-cell>
          <table:table-cell office:value-type="float" office:value="24" calcext:value-type="float">
            <text:p>24</text:p>
          </table:table-cell>
          <table:table-cell office:value-type="float" office:value="0.426002025604248" calcext:value-type="float">
            <text:p>0.426002025604248</text:p>
          </table:table-cell>
          <table:table-cell office:value-type="float" office:value="24" calcext:value-type="float">
            <text:p>24</text:p>
          </table:table-cell>
          <table:table-cell office:value-type="float" office:value="0.319002866744995" calcext:value-type="float">
            <text:p>0.319002866744995</text:p>
          </table:table-cell>
          <table:table-cell office:value-type="float" office:value="24" calcext:value-type="float">
            <text:p>24</text:p>
          </table:table-cell>
          <table:table-cell office:value-type="float" office:value="0.216998815536499" calcext:value-type="float">
            <text:p>0.216998815536499</text:p>
          </table:table-cell>
          <table:table-cell office:value-type="float" office:value="24" calcext:value-type="float">
            <text:p>24</text:p>
          </table:table-cell>
          <table:table-cell office:value-type="float" office:value="0.117999792098999" calcext:value-type="float">
            <text:p>0.117999792098999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0.531002044677734" calcext:value-type="float">
            <text:p>0.531002044677734</text:p>
          </table:table-cell>
          <table:table-cell office:value-type="float" office:value="25" calcext:value-type="float">
            <text:p>25</text:p>
          </table:table-cell>
          <table:table-cell office:value-type="float" office:value="0.404999971389771" calcext:value-type="float">
            <text:p>0.404999971389771</text:p>
          </table:table-cell>
          <table:table-cell office:value-type="float" office:value="25" calcext:value-type="float">
            <text:p>25</text:p>
          </table:table-cell>
          <table:table-cell office:value-type="float" office:value="0.264998912811279" calcext:value-type="float">
            <text:p>0.264998912811279</text:p>
          </table:table-cell>
          <table:table-cell office:value-type="float" office:value="25" calcext:value-type="float">
            <text:p>25</text:p>
          </table:table-cell>
          <table:table-cell office:value-type="float" office:value="0.130998373031616" calcext:value-type="float">
            <text:p>0.130998373031616</text:p>
          </table:table-cell>
          <table:table-cell office:value-type="float" office:value="25" calcext:value-type="float">
            <text:p>25</text:p>
          </table:table-cell>
          <table:table-cell office:value-type="float" office:value="0.532997846603394" calcext:value-type="float">
            <text:p>0.532997846603394</text:p>
          </table:table-cell>
          <table:table-cell office:value-type="float" office:value="25" calcext:value-type="float">
            <text:p>25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25" calcext:value-type="float">
            <text:p>25</text:p>
          </table:table-cell>
          <table:table-cell office:value-type="float" office:value="0.264999389648437" calcext:value-type="float">
            <text:p>0.264999389648437</text:p>
          </table:table-cell>
          <table:table-cell office:value-type="float" office:value="25" calcext:value-type="float">
            <text:p>25</text:p>
          </table:table-cell>
          <table:table-cell office:value-type="float" office:value="0.131999254226685" calcext:value-type="float">
            <text:p>0.131999254226685</text:p>
          </table:table-cell>
          <table:table-cell office:value-type="float" office:value="25" calcext:value-type="float">
            <text:p>25</text:p>
          </table:table-cell>
          <table:table-cell office:value-type="float" office:value="0.428999423980713" calcext:value-type="float">
            <text:p>0.428999423980713</text:p>
          </table:table-cell>
          <table:table-cell office:value-type="float" office:value="25" calcext:value-type="float">
            <text:p>25</text:p>
          </table:table-cell>
          <table:table-cell office:value-type="float" office:value="0.317997217178345" calcext:value-type="float">
            <text:p>0.317997217178345</text:p>
          </table:table-cell>
          <table:table-cell office:value-type="float" office:value="25" calcext:value-type="float">
            <text:p>25</text:p>
          </table:table-cell>
          <table:table-cell office:value-type="float" office:value="0.217002630233765" calcext:value-type="float">
            <text:p>0.217002630233765</text:p>
          </table:table-cell>
          <table:table-cell office:value-type="float" office:value="25" calcext:value-type="float">
            <text:p>25</text:p>
          </table:table-cell>
          <table:table-cell office:value-type="float" office:value="0.10900092124939" calcext:value-type="float">
            <text:p>0.10900092124939</text:p>
          </table:table-cell>
          <table:table-cell office:value-type="float" office:value="25" calcext:value-type="float">
            <text:p>25</text:p>
          </table:table-cell>
          <table:table-cell office:value-type="float" office:value="0.427000999450684" calcext:value-type="float">
            <text:p>0.427000999450684</text:p>
          </table:table-cell>
          <table:table-cell office:value-type="float" office:value="25" calcext:value-type="float">
            <text:p>25</text:p>
          </table:table-cell>
          <table:table-cell office:value-type="float" office:value="0.321997165679932" calcext:value-type="float">
            <text:p>0.321997165679932</text:p>
          </table:table-cell>
          <table:table-cell office:value-type="float" office:value="25" calcext:value-type="float">
            <text:p>25</text:p>
          </table:table-cell>
          <table:table-cell office:value-type="float" office:value="0.218999862670898" calcext:value-type="float">
            <text:p>0.218999862670898</text:p>
          </table:table-cell>
          <table:table-cell office:value-type="float" office:value="25" calcext:value-type="float">
            <text:p>25</text:p>
          </table:table-cell>
          <table:table-cell office:value-type="float" office:value="0.119000673294067" calcext:value-type="float">
            <text:p>0.119000673294067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0.531030178070068" calcext:value-type="float">
            <text:p>0.531030178070068</text:p>
          </table:table-cell>
          <table:table-cell office:value-type="float" office:value="26" calcext:value-type="float">
            <text:p>26</text:p>
          </table:table-cell>
          <table:table-cell office:value-type="float" office:value="0.409999847412109" calcext:value-type="float">
            <text:p>0.409999847412109</text:p>
          </table:table-cell>
          <table:table-cell office:value-type="float" office:value="26" calcext:value-type="float">
            <text:p>26</text:p>
          </table:table-cell>
          <table:table-cell office:value-type="float" office:value="0.268001556396484" calcext:value-type="float">
            <text:p>0.268001556396484</text:p>
          </table:table-cell>
          <table:table-cell office:value-type="float" office:value="26" calcext:value-type="float">
            <text:p>26</text:p>
          </table:table-cell>
          <table:table-cell office:value-type="float" office:value="0.132000207901001" calcext:value-type="float">
            <text:p>0.132000207901001</text:p>
          </table:table-cell>
          <table:table-cell office:value-type="float" office:value="26" calcext:value-type="float">
            <text:p>26</text:p>
          </table:table-cell>
          <table:table-cell office:value-type="float" office:value="0.529000043869019" calcext:value-type="float">
            <text:p>0.529000043869019</text:p>
          </table:table-cell>
          <table:table-cell office:value-type="float" office:value="26" calcext:value-type="float">
            <text:p>26</text:p>
          </table:table-cell>
          <table:table-cell office:value-type="float" office:value="0.263999938964844" calcext:value-type="float">
            <text:p>0.263999938964844</text:p>
          </table:table-cell>
          <table:table-cell office:value-type="float" office:value="26" calcext:value-type="float">
            <text:p>26</text:p>
          </table:table-cell>
          <table:table-cell office:value-type="float" office:value="0.263999938964844" calcext:value-type="float">
            <text:p>0.263999938964844</text:p>
          </table:table-cell>
          <table:table-cell office:value-type="float" office:value="26" calcext:value-type="float">
            <text:p>26</text:p>
          </table:table-cell>
          <table:table-cell office:value-type="float" office:value="0.133000135421753" calcext:value-type="float">
            <text:p>0.133000135421753</text:p>
          </table:table-cell>
          <table:table-cell office:value-type="float" office:value="26" calcext:value-type="float">
            <text:p>26</text:p>
          </table:table-cell>
          <table:table-cell office:value-type="float" office:value="0.426000118255615" calcext:value-type="float">
            <text:p>0.426000118255615</text:p>
          </table:table-cell>
          <table:table-cell office:value-type="float" office:value="26" calcext:value-type="float">
            <text:p>26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6" calcext:value-type="float">
            <text:p>26</text:p>
          </table:table-cell>
          <table:table-cell office:value-type="float" office:value="0.214997053146362" calcext:value-type="float">
            <text:p>0.214997053146362</text:p>
          </table:table-cell>
          <table:table-cell office:value-type="float" office:value="26" calcext:value-type="float">
            <text:p>26</text:p>
          </table:table-cell>
          <table:table-cell office:value-type="float" office:value="0.108999967575073" calcext:value-type="float">
            <text:p>0.108999967575073</text:p>
          </table:table-cell>
          <table:table-cell office:value-type="float" office:value="26" calcext:value-type="float">
            <text:p>26</text:p>
          </table:table-cell>
          <table:table-cell office:value-type="float" office:value="0.426997900009155" calcext:value-type="float">
            <text:p>0.426997900009155</text:p>
          </table:table-cell>
          <table:table-cell office:value-type="float" office:value="26" calcext:value-type="float">
            <text:p>26</text:p>
          </table:table-cell>
          <table:table-cell office:value-type="float" office:value="0.316999673843384" calcext:value-type="float">
            <text:p>0.316999673843384</text:p>
          </table:table-cell>
          <table:table-cell office:value-type="float" office:value="26" calcext:value-type="float">
            <text:p>26</text:p>
          </table:table-cell>
          <table:table-cell office:value-type="float" office:value="0.216000318527222" calcext:value-type="float">
            <text:p>0.216000318527222</text:p>
          </table:table-cell>
          <table:table-cell office:value-type="float" office:value="26" calcext:value-type="float">
            <text:p>26</text:p>
          </table:table-cell>
          <table:table-cell office:value-type="float" office:value="0.11799955368042" calcext:value-type="float">
            <text:p>0.11799955368042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0.531840324401856" calcext:value-type="float">
            <text:p>0.531840324401856</text:p>
          </table:table-cell>
          <table:table-cell office:value-type="float" office:value="27" calcext:value-type="float">
            <text:p>27</text:p>
          </table:table-cell>
          <table:table-cell office:value-type="float" office:value="0.403000116348267" calcext:value-type="float">
            <text:p>0.403000116348267</text:p>
          </table:table-cell>
          <table:table-cell office:value-type="float" office:value="27" calcext:value-type="float">
            <text:p>27</text:p>
          </table:table-cell>
          <table:table-cell office:value-type="float" office:value="0.269999265670776" calcext:value-type="float">
            <text:p>0.269999265670776</text:p>
          </table:table-cell>
          <table:table-cell office:value-type="float" office:value="27" calcext:value-type="float">
            <text:p>27</text:p>
          </table:table-cell>
          <table:table-cell office:value-type="float" office:value="0.131999731063843" calcext:value-type="float">
            <text:p>0.131999731063843</text:p>
          </table:table-cell>
          <table:table-cell office:value-type="float" office:value="27" calcext:value-type="float">
            <text:p>27</text:p>
          </table:table-cell>
          <table:table-cell office:value-type="float" office:value="0.525000095367432" calcext:value-type="float">
            <text:p>0.525000095367432</text:p>
          </table:table-cell>
          <table:table-cell office:value-type="float" office:value="27" calcext:value-type="float">
            <text:p>27</text:p>
          </table:table-cell>
          <table:table-cell office:value-type="float" office:value="0.262000799179077" calcext:value-type="float">
            <text:p>0.262000799179077</text:p>
          </table:table-cell>
          <table:table-cell office:value-type="float" office:value="27" calcext:value-type="float">
            <text:p>27</text:p>
          </table:table-cell>
          <table:table-cell office:value-type="float" office:value="0.262000799179077" calcext:value-type="float">
            <text:p>0.262000799179077</text:p>
          </table:table-cell>
          <table:table-cell office:value-type="float" office:value="27" calcext:value-type="float">
            <text:p>27</text:p>
          </table:table-cell>
          <table:table-cell office:value-type="float" office:value="0.134004831314087" calcext:value-type="float">
            <text:p>0.134004831314087</text:p>
          </table:table-cell>
          <table:table-cell office:value-type="float" office:value="27" calcext:value-type="float">
            <text:p>27</text:p>
          </table:table-cell>
          <table:table-cell office:value-type="float" office:value="0.425000190734863" calcext:value-type="float">
            <text:p>0.425000190734863</text:p>
          </table:table-cell>
          <table:table-cell office:value-type="float" office:value="27" calcext:value-type="float">
            <text:p>27</text:p>
          </table:table-cell>
          <table:table-cell office:value-type="float" office:value="0.318999767303467" calcext:value-type="float">
            <text:p>0.318999767303467</text:p>
          </table:table-cell>
          <table:table-cell office:value-type="float" office:value="27" calcext:value-type="float">
            <text:p>27</text:p>
          </table:table-cell>
          <table:table-cell office:value-type="float" office:value="0.217999935150146" calcext:value-type="float">
            <text:p>0.217999935150146</text:p>
          </table:table-cell>
          <table:table-cell office:value-type="float" office:value="27" calcext:value-type="float">
            <text:p>27</text:p>
          </table:table-cell>
          <table:table-cell office:value-type="float" office:value="0.107003927230835" calcext:value-type="float">
            <text:p>0.107003927230835</text:p>
          </table:table-cell>
          <table:table-cell office:value-type="float" office:value="27" calcext:value-type="float">
            <text:p>27</text:p>
          </table:table-cell>
          <table:table-cell office:value-type="float" office:value="0.421998500823975" calcext:value-type="float">
            <text:p>0.421998500823975</text:p>
          </table:table-cell>
          <table:table-cell office:value-type="float" office:value="27" calcext:value-type="float">
            <text:p>27</text:p>
          </table:table-cell>
          <table:table-cell office:value-type="float" office:value="0.321999788284302" calcext:value-type="float">
            <text:p>0.321999788284302</text:p>
          </table:table-cell>
          <table:table-cell office:value-type="float" office:value="27" calcext:value-type="float">
            <text:p>27</text:p>
          </table:table-cell>
          <table:table-cell office:value-type="float" office:value="0.219001531600952" calcext:value-type="float">
            <text:p>0.219001531600952</text:p>
          </table:table-cell>
          <table:table-cell office:value-type="float" office:value="27" calcext:value-type="float">
            <text:p>27</text:p>
          </table:table-cell>
          <table:table-cell office:value-type="float" office:value="0.12000036239624" calcext:value-type="float">
            <text:p>0.12000036239624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0.532001972198486" calcext:value-type="float">
            <text:p>0.532001972198486</text:p>
          </table:table-cell>
          <table:table-cell office:value-type="float" office:value="28" calcext:value-type="float">
            <text:p>28</text:p>
          </table:table-cell>
          <table:table-cell office:value-type="float" office:value="0.405000925064087" calcext:value-type="float">
            <text:p>0.405000925064087</text:p>
          </table:table-cell>
          <table:table-cell office:value-type="float" office:value="28" calcext:value-type="float">
            <text:p>28</text:p>
          </table:table-cell>
          <table:table-cell office:value-type="float" office:value="0.266000509262085" calcext:value-type="float">
            <text:p>0.266000509262085</text:p>
          </table:table-cell>
          <table:table-cell office:value-type="float" office:value="28" calcext:value-type="float">
            <text:p>28</text:p>
          </table:table-cell>
          <table:table-cell office:value-type="float" office:value="0.133001089096069" calcext:value-type="float">
            <text:p>0.133001089096069</text:p>
          </table:table-cell>
          <table:table-cell office:value-type="float" office:value="28" calcext:value-type="float">
            <text:p>28</text:p>
          </table:table-cell>
          <table:table-cell office:value-type="float" office:value="0.538003206253052" calcext:value-type="float">
            <text:p>0.538003206253052</text:p>
          </table:table-cell>
          <table:table-cell office:value-type="float" office:value="28" calcext:value-type="float">
            <text:p>28</text:p>
          </table:table-cell>
          <table:table-cell office:value-type="float" office:value="0.262999057769775" calcext:value-type="float">
            <text:p>0.262999057769775</text:p>
          </table:table-cell>
          <table:table-cell office:value-type="float" office:value="28" calcext:value-type="float">
            <text:p>28</text:p>
          </table:table-cell>
          <table:table-cell office:value-type="float" office:value="0.262999057769775" calcext:value-type="float">
            <text:p>0.262999057769775</text:p>
          </table:table-cell>
          <table:table-cell office:value-type="float" office:value="28" calcext:value-type="float">
            <text:p>28</text:p>
          </table:table-cell>
          <table:table-cell office:value-type="float" office:value="0.133996248245239" calcext:value-type="float">
            <text:p>0.133996248245239</text:p>
          </table:table-cell>
          <table:table-cell office:value-type="float" office:value="28" calcext:value-type="float">
            <text:p>28</text:p>
          </table:table-cell>
          <table:table-cell office:value-type="float" office:value="0.425999641418457" calcext:value-type="float">
            <text:p>0.425999641418457</text:p>
          </table:table-cell>
          <table:table-cell office:value-type="float" office:value="28" calcext:value-type="float">
            <text:p>28</text:p>
          </table:table-cell>
          <table:table-cell office:value-type="float" office:value="0.322000503540039" calcext:value-type="float">
            <text:p>0.322000503540039</text:p>
          </table:table-cell>
          <table:table-cell office:value-type="float" office:value="28" calcext:value-type="float">
            <text:p>28</text:p>
          </table:table-cell>
          <table:table-cell office:value-type="float" office:value="0.218000411987305" calcext:value-type="float">
            <text:p>0.218000411987305</text:p>
          </table:table-cell>
          <table:table-cell office:value-type="float" office:value="28" calcext:value-type="float">
            <text:p>28</text:p>
          </table:table-cell>
          <table:table-cell office:value-type="float" office:value="0.10799503326416" calcext:value-type="float">
            <text:p>0.10799503326416</text:p>
          </table:table-cell>
          <table:table-cell office:value-type="float" office:value="28" calcext:value-type="float">
            <text:p>28</text:p>
          </table:table-cell>
          <table:table-cell office:value-type="float" office:value="0.426000118255615" calcext:value-type="float">
            <text:p>0.426000118255615</text:p>
          </table:table-cell>
          <table:table-cell office:value-type="float" office:value="28" calcext:value-type="float">
            <text:p>28</text:p>
          </table:table-cell>
          <table:table-cell office:value-type="float" office:value="0.320000648498535" calcext:value-type="float">
            <text:p>0.320000648498535</text:p>
          </table:table-cell>
          <table:table-cell office:value-type="float" office:value="28" calcext:value-type="float">
            <text:p>28</text:p>
          </table:table-cell>
          <table:table-cell office:value-type="float" office:value="0.215997219085693" calcext:value-type="float">
            <text:p>0.215997219085693</text:p>
          </table:table-cell>
          <table:table-cell office:value-type="float" office:value="28" calcext:value-type="float">
            <text:p>28</text:p>
          </table:table-cell>
          <table:table-cell office:value-type="float" office:value="0.118002414703369" calcext:value-type="float">
            <text:p>0.118002414703369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0.53399920463562" calcext:value-type="float">
            <text:p>0.53399920463562</text:p>
          </table:table-cell>
          <table:table-cell office:value-type="float" office:value="29" calcext:value-type="float">
            <text:p>29</text:p>
          </table:table-cell>
          <table:table-cell office:value-type="float" office:value="0.394998788833618" calcext:value-type="float">
            <text:p>0.394998788833618</text:p>
          </table:table-cell>
          <table:table-cell office:value-type="float" office:value="29" calcext:value-type="float">
            <text:p>29</text:p>
          </table:table-cell>
          <table:table-cell office:value-type="float" office:value="0.269001245498657" calcext:value-type="float">
            <text:p>0.269001245498657</text:p>
          </table:table-cell>
          <table:table-cell office:value-type="float" office:value="29" calcext:value-type="float">
            <text:p>29</text:p>
          </table:table-cell>
          <table:table-cell office:value-type="float" office:value="0.13399863243103" calcext:value-type="float">
            <text:p>0.13399863243103</text:p>
          </table:table-cell>
          <table:table-cell office:value-type="float" office:value="29" calcext:value-type="float">
            <text:p>29</text:p>
          </table:table-cell>
          <table:table-cell office:value-type="float" office:value="0.531996488571167" calcext:value-type="float">
            <text:p>0.531996488571167</text:p>
          </table:table-cell>
          <table:table-cell office:value-type="float" office:value="29" calcext:value-type="float">
            <text:p>29</text:p>
          </table:table-cell>
          <table:table-cell office:value-type="float" office:value="0.265999794006348" calcext:value-type="float">
            <text:p>0.265999794006348</text:p>
          </table:table-cell>
          <table:table-cell office:value-type="float" office:value="29" calcext:value-type="float">
            <text:p>29</text:p>
          </table:table-cell>
          <table:table-cell office:value-type="float" office:value="0.265999794006348" calcext:value-type="float">
            <text:p>0.265999794006348</text:p>
          </table:table-cell>
          <table:table-cell office:value-type="float" office:value="29" calcext:value-type="float">
            <text:p>29</text:p>
          </table:table-cell>
          <table:table-cell office:value-type="float" office:value="0.131998777389526" calcext:value-type="float">
            <text:p>0.131998777389526</text:p>
          </table:table-cell>
          <table:table-cell office:value-type="float" office:value="29" calcext:value-type="float">
            <text:p>29</text:p>
          </table:table-cell>
          <table:table-cell office:value-type="float" office:value="0.423000335693359" calcext:value-type="float">
            <text:p>0.423000335693359</text:p>
          </table:table-cell>
          <table:table-cell office:value-type="float" office:value="29" calcext:value-type="float">
            <text:p>29</text:p>
          </table:table-cell>
          <table:table-cell office:value-type="float" office:value="0.319999933242798" calcext:value-type="float">
            <text:p>0.319999933242798</text:p>
          </table:table-cell>
          <table:table-cell office:value-type="float" office:value="29" calcext:value-type="float">
            <text:p>29</text:p>
          </table:table-cell>
          <table:table-cell office:value-type="float" office:value="0.220000028610229" calcext:value-type="float">
            <text:p>0.220000028610229</text:p>
          </table:table-cell>
          <table:table-cell office:value-type="float" office:value="29" calcext:value-type="float">
            <text:p>29</text:p>
          </table:table-cell>
          <table:table-cell office:value-type="float" office:value="0.109999895095825" calcext:value-type="float">
            <text:p>0.109999895095825</text:p>
          </table:table-cell>
          <table:table-cell office:value-type="float" office:value="29" calcext:value-type="float">
            <text:p>29</text:p>
          </table:table-cell>
          <table:table-cell office:value-type="float" office:value="0.427000045776367" calcext:value-type="float">
            <text:p>0.427000045776367</text:p>
          </table:table-cell>
          <table:table-cell office:value-type="float" office:value="29" calcext:value-type="float">
            <text:p>29</text:p>
          </table:table-cell>
          <table:table-cell office:value-type="float" office:value="0.318999528884888" calcext:value-type="float">
            <text:p>0.318999528884888</text:p>
          </table:table-cell>
          <table:table-cell office:value-type="float" office:value="29" calcext:value-type="float">
            <text:p>29</text:p>
          </table:table-cell>
          <table:table-cell office:value-type="float" office:value="0.217000961303711" calcext:value-type="float">
            <text:p>0.217000961303711</text:p>
          </table:table-cell>
          <table:table-cell office:value-type="float" office:value="29" calcext:value-type="float">
            <text:p>29</text:p>
          </table:table-cell>
          <table:table-cell office:value-type="float" office:value="0.11799955368042" calcext:value-type="float">
            <text:p>0.11799955368042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0.528999328613281" calcext:value-type="float">
            <text:p>0.528999328613281</text:p>
          </table:table-cell>
          <table:table-cell office:value-type="float" office:value="30" calcext:value-type="float">
            <text:p>30</text:p>
          </table:table-cell>
          <table:table-cell office:value-type="float" office:value="0.396000623703003" calcext:value-type="float">
            <text:p>0.396000623703003</text:p>
          </table:table-cell>
          <table:table-cell office:value-type="float" office:value="30" calcext:value-type="float">
            <text:p>30</text:p>
          </table:table-cell>
          <table:table-cell office:value-type="float" office:value="0.266999006271362" calcext:value-type="float">
            <text:p>0.266999006271362</text:p>
          </table:table-cell>
          <table:table-cell office:value-type="float" office:value="30" calcext:value-type="float">
            <text:p>30</text:p>
          </table:table-cell>
          <table:table-cell office:value-type="float" office:value="0.132000207901001" calcext:value-type="float">
            <text:p>0.132000207901001</text:p>
          </table:table-cell>
          <table:table-cell office:value-type="float" office:value="30" calcext:value-type="float">
            <text:p>30</text:p>
          </table:table-cell>
          <table:table-cell office:value-type="float" office:value="0.532001733779907" calcext:value-type="float">
            <text:p>0.532001733779907</text:p>
          </table:table-cell>
          <table:table-cell office:value-type="float" office:value="30" calcext:value-type="float">
            <text:p>30</text:p>
          </table:table-cell>
          <table:table-cell office:value-type="float" office:value="0.265000343322754" calcext:value-type="float">
            <text:p>0.265000343322754</text:p>
          </table:table-cell>
          <table:table-cell office:value-type="float" office:value="30" calcext:value-type="float">
            <text:p>30</text:p>
          </table:table-cell>
          <table:table-cell office:value-type="float" office:value="0.265000343322754" calcext:value-type="float">
            <text:p>0.265000343322754</text:p>
          </table:table-cell>
          <table:table-cell office:value-type="float" office:value="30" calcext:value-type="float">
            <text:p>30</text:p>
          </table:table-cell>
          <table:table-cell office:value-type="float" office:value="0.133001327514648" calcext:value-type="float">
            <text:p>0.133001327514648</text:p>
          </table:table-cell>
          <table:table-cell office:value-type="float" office:value="30" calcext:value-type="float">
            <text:p>30</text:p>
          </table:table-cell>
          <table:table-cell office:value-type="float" office:value="0.429004669189453" calcext:value-type="float">
            <text:p>0.429004669189453</text:p>
          </table:table-cell>
          <table:table-cell office:value-type="float" office:value="30" calcext:value-type="float">
            <text:p>30</text:p>
          </table:table-cell>
          <table:table-cell office:value-type="float" office:value="0.320000171661377" calcext:value-type="float">
            <text:p>0.320000171661377</text:p>
          </table:table-cell>
          <table:table-cell office:value-type="float" office:value="30" calcext:value-type="float">
            <text:p>30</text:p>
          </table:table-cell>
          <table:table-cell office:value-type="float" office:value="0.218001365661621" calcext:value-type="float">
            <text:p>0.218001365661621</text:p>
          </table:table-cell>
          <table:table-cell office:value-type="float" office:value="30" calcext:value-type="float">
            <text:p>30</text:p>
          </table:table-cell>
          <table:table-cell office:value-type="float" office:value="0.107001066207886" calcext:value-type="float">
            <text:p>0.107001066207886</text:p>
          </table:table-cell>
          <table:table-cell office:value-type="float" office:value="30" calcext:value-type="float">
            <text:p>30</text:p>
          </table:table-cell>
          <table:table-cell office:value-type="float" office:value="0.426000595092773" calcext:value-type="float">
            <text:p>0.426000595092773</text:p>
          </table:table-cell>
          <table:table-cell office:value-type="float" office:value="30" calcext:value-type="float">
            <text:p>30</text:p>
          </table:table-cell>
          <table:table-cell office:value-type="float" office:value="0.320000410079956" calcext:value-type="float">
            <text:p>0.320000410079956</text:p>
          </table:table-cell>
          <table:table-cell office:value-type="float" office:value="30" calcext:value-type="float">
            <text:p>30</text:p>
          </table:table-cell>
          <table:table-cell office:value-type="float" office:value="0.217002153396606" calcext:value-type="float">
            <text:p>0.217002153396606</text:p>
          </table:table-cell>
          <table:table-cell office:value-type="float" office:value="30" calcext:value-type="float">
            <text:p>30</text:p>
          </table:table-cell>
          <table:table-cell office:value-type="float" office:value="0.119997978210449" calcext:value-type="float">
            <text:p>0.119997978210449</text:p>
          </table:table-cell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0.529156001408895" calcext:value-type="float">
            <text:p>0.529156001408895</text:p>
          </table:table-cell>
          <table:table-cell office:value-type="string" calcext:value-type="string">
            <text:p>Media</text:p>
          </table:table-cell>
          <table:table-cell office:value-type="float" office:value="0.399969514211019" calcext:value-type="float">
            <text:p>0.399969514211019</text:p>
          </table:table-cell>
          <table:table-cell office:value-type="string" calcext:value-type="string">
            <text:p>Media</text:p>
          </table:table-cell>
          <table:table-cell office:value-type="float" office:value="0.267566657066345" calcext:value-type="float">
            <text:p>0.267566657066345</text:p>
          </table:table-cell>
          <table:table-cell office:value-type="string" calcext:value-type="string">
            <text:p>Media</text:p>
          </table:table-cell>
          <table:table-cell office:value-type="float" office:value="0.133033267656962" calcext:value-type="float">
            <text:p>0.133033267656962</text:p>
          </table:table-cell>
          <table:table-cell office:value-type="string" calcext:value-type="string">
            <text:p>Media</text:p>
          </table:table-cell>
          <table:table-cell office:value-type="float" office:value="0.529666686058044" calcext:value-type="float">
            <text:p>0.529666686058044</text:p>
          </table:table-cell>
          <table:table-cell office:value-type="string" calcext:value-type="string">
            <text:p>Media</text:p>
          </table:table-cell>
          <table:table-cell office:value-type="float" office:value="0.266399908065796" calcext:value-type="float">
            <text:p>0.266399908065796</text:p>
          </table:table-cell>
          <table:table-cell office:value-type="string" calcext:value-type="string">
            <text:p>Media</text:p>
          </table:table-cell>
          <table:table-cell office:value-type="float" office:value="0.266399908065796" calcext:value-type="float">
            <text:p>0.266399908065796</text:p>
          </table:table-cell>
          <table:table-cell office:value-type="string" calcext:value-type="string">
            <text:p>Media</text:p>
          </table:table-cell>
          <table:table-cell office:value-type="float" office:value="0.133299875259399" calcext:value-type="float">
            <text:p>0.133299875259399</text:p>
          </table:table-cell>
          <table:table-cell office:value-type="string" calcext:value-type="string">
            <text:p>Media</text:p>
          </table:table-cell>
          <table:table-cell office:value-type="float" office:value="0.427166827519735" calcext:value-type="float">
            <text:p>0.427166827519735</text:p>
          </table:table-cell>
          <table:table-cell office:value-type="string" calcext:value-type="string">
            <text:p>Media</text:p>
          </table:table-cell>
          <table:table-cell office:value-type="float" office:value="0.31999994913737" calcext:value-type="float">
            <text:p>0.31999994913737</text:p>
          </table:table-cell>
          <table:table-cell office:value-type="string" calcext:value-type="string">
            <text:p>Media</text:p>
          </table:table-cell>
          <table:table-cell office:value-type="float" office:value="0.214833331108093" calcext:value-type="float">
            <text:p>0.214833331108093</text:p>
          </table:table-cell>
          <table:table-cell office:value-type="string" calcext:value-type="string">
            <text:p>Media</text:p>
          </table:table-cell>
          <table:table-cell office:value-type="float" office:value="0.107633376121521" calcext:value-type="float">
            <text:p>0.107633376121521</text:p>
          </table:table-cell>
          <table:table-cell office:value-type="string" calcext:value-type="string">
            <text:p>Media</text:p>
          </table:table-cell>
          <table:table-cell office:value-type="float" office:value="0.428899876276652" calcext:value-type="float">
            <text:p>0.428899876276652</text:p>
          </table:table-cell>
          <table:table-cell office:value-type="string" calcext:value-type="string">
            <text:p>Media</text:p>
          </table:table-cell>
          <table:table-cell office:value-type="float" office:value="0.320333298047384" calcext:value-type="float">
            <text:p>0.320333298047384</text:p>
          </table:table-cell>
          <table:table-cell office:value-type="string" calcext:value-type="string">
            <text:p>Media</text:p>
          </table:table-cell>
          <table:table-cell office:value-type="float" office:value="0.21783344745636" calcext:value-type="float">
            <text:p>0.21783344745636</text:p>
          </table:table-cell>
          <table:table-cell office:value-type="string" calcext:value-type="string">
            <text:p>Media</text:p>
          </table:table-cell>
          <table:table-cell office:value-type="float" office:value="0.118766617774963" calcext:value-type="float">
            <text:p>0.118766617774963</text:p>
          </table:table-cell>
        </table:table-row>
        <table:table-row table:style-name="ro4">
          <table:table-cell office:value-type="string" calcext:value-type="string">
            <text:p>Dev. Std.</text:p>
          </table:table-cell>
          <table:table-cell office:value-type="float" office:value="0.00394211613974181" calcext:value-type="float">
            <text:p>0.00394211613974181</text:p>
          </table:table-cell>
          <table:table-cell office:value-type="string" calcext:value-type="string">
            <text:p>Dev. Std.</text:p>
          </table:table-cell>
          <table:table-cell office:value-type="float" office:value="0.00520740111185523" calcext:value-type="float">
            <text:p>0.00520740111185523</text:p>
          </table:table-cell>
          <table:table-cell office:value-type="string" calcext:value-type="string">
            <text:p>Dev. Std.</text:p>
          </table:table-cell>
          <table:table-cell office:value-type="float" office:value="0.0029558883785184" calcext:value-type="float">
            <text:p>0.0029558883785184</text:p>
          </table:table-cell>
          <table:table-cell office:value-type="string" calcext:value-type="string">
            <text:p>Dev. Std.</text:p>
          </table:table-cell>
          <table:table-cell office:value-type="float" office:value="0.00149700578905726" calcext:value-type="float">
            <text:p>0.00149700578905726</text:p>
          </table:table-cell>
          <table:table-cell office:value-type="string" calcext:value-type="string">
            <text:p>Dev. Std.</text:p>
          </table:table-cell>
          <table:table-cell office:value-type="float" office:value="0.00404537431350885" calcext:value-type="float">
            <text:p>0.00404537431350885</text:p>
          </table:table-cell>
          <table:table-cell office:value-type="string" calcext:value-type="string">
            <text:p>Dev. Std.</text:p>
          </table:table-cell>
          <table:table-cell office:value-type="float" office:value="0.00312520329413059" calcext:value-type="float">
            <text:p>0.00312520329413059</text:p>
          </table:table-cell>
          <table:table-cell office:value-type="string" calcext:value-type="string">
            <text:p>Dev. Std.</text:p>
          </table:table-cell>
          <table:table-cell office:value-type="float" office:value="0.00312520329413059" calcext:value-type="float">
            <text:p>0.00312520329413059</text:p>
          </table:table-cell>
          <table:table-cell office:value-type="string" calcext:value-type="string">
            <text:p>Dev. Std.</text:p>
          </table:table-cell>
          <table:table-cell office:value-type="float" office:value="0.000915609556359231" calcext:value-type="float">
            <text:p>0.000915609556359231</text:p>
          </table:table-cell>
          <table:table-cell office:value-type="string" calcext:value-type="string">
            <text:p>Dev. Std.</text:p>
          </table:table-cell>
          <table:table-cell office:value-type="float" office:value="0.00151095884023477" calcext:value-type="float">
            <text:p>0.00151095884023477</text:p>
          </table:table-cell>
          <table:table-cell office:value-type="string" calcext:value-type="string">
            <text:p>Dev. Std.</text:p>
          </table:table-cell>
          <table:table-cell office:value-type="float" office:value="0.00159752797300415" calcext:value-type="float">
            <text:p>0.00159752797300415</text:p>
          </table:table-cell>
          <table:table-cell office:value-type="string" calcext:value-type="string">
            <text:p>Dev. Std.</text:p>
          </table:table-cell>
          <table:table-cell office:value-type="float" office:value="0.0020694111511983" calcext:value-type="float">
            <text:p>0.0020694111511983</text:p>
          </table:table-cell>
          <table:table-cell office:value-type="string" calcext:value-type="string">
            <text:p>Dev. Std.</text:p>
          </table:table-cell>
          <table:table-cell office:value-type="float" office:value="0.000927935262580338" calcext:value-type="float">
            <text:p>0.000927935262580338</text:p>
          </table:table-cell>
          <table:table-cell office:value-type="string" calcext:value-type="string">
            <text:p>Dev. Std.</text:p>
          </table:table-cell>
          <table:table-cell office:value-type="float" office:value="0.0031662721487799" calcext:value-type="float">
            <text:p>0.0031662721487799</text:p>
          </table:table-cell>
          <table:table-cell office:value-type="string" calcext:value-type="string">
            <text:p>Dev. Std.</text:p>
          </table:table-cell>
          <table:table-cell office:value-type="float" office:value="0.00210647880550988" calcext:value-type="float">
            <text:p>0.00210647880550988</text:p>
          </table:table-cell>
          <table:table-cell office:value-type="string" calcext:value-type="string">
            <text:p>Dev. Std.</text:p>
          </table:table-cell>
          <table:table-cell office:value-type="float" office:value="0.00148775644606548" calcext:value-type="float">
            <text:p>0.00148775644606548</text:p>
          </table:table-cell>
          <table:table-cell office:value-type="string" calcext:value-type="string">
            <text:p>Dev. Std.</text:p>
          </table:table-cell>
          <table:table-cell office:value-type="float" office:value="0.00085822528224198" calcext:value-type="float">
            <text:p>0.00085822528224198</text:p>
          </table:table-cell>
        </table:table-row>
        <table:table-row table:style-name="ro4" table:number-rows-repeated="5">
          <table:table-cell table:number-columns-repeated="32"/>
        </table:table-row>
        <table:table-row table:style-name="ro4">
          <table:table-cell table:number-columns-repeated="6"/>
          <table:table-cell table:style-name="ce8"/>
          <table:table-cell table:style-name="ce7"/>
          <table:table-cell table:number-columns-repeated="24"/>
        </table:table-row>
        <table:table-row table:style-name="ro4">
          <table:table-cell/>
          <table:table-cell table:style-name="ce7" table:number-columns-repeated="4"/>
          <table:table-cell/>
          <table:table-cell table:style-name="ce8"/>
          <table:table-cell table:style-name="ce7"/>
          <table:table-cell table:number-columns-repeated="24"/>
        </table:table-row>
        <table:table-row table:style-name="ro4" table:number-rows-repeated="2">
          <table:table-cell table:number-columns-repeated="6"/>
          <table:table-cell table:style-name="ce8"/>
          <table:table-cell table:style-name="ce7"/>
          <table:table-cell table:number-columns-repeated="24"/>
        </table:table-row>
        <table:table-row table:style-name="ro4" table:number-rows-repeated="4">
          <table:table-cell table:number-columns-repeated="32"/>
        </table:table-row>
        <table:table-row table:style-name="ro4">
          <table:table-cell table:number-columns-repeated="7"/>
          <table:table-cell table:style-name="ce7"/>
          <table:table-cell table:number-columns-repeated="24"/>
        </table:table-row>
      </table:table>
      <table:table table:name="Query #1" table:style-name="ta1">
        <table:shapes>
          <draw:frame draw:z-index="0" draw:style-name="gr1" draw:text-style-name="P1" svg:width="9.3776in" svg:height="5.2701in" svg:x="5.3543in" svg:y="0.4819in">
            <draw:object draw:notify-on-update-of-ranges="'Query #1'.B1:'Query #1'.E1 'Query #1'.B36:'Query #1'.E36 'Query #1'.B69:'Query #1'.E69 'Query #1'.B69:'Query #1'.E69 'Query #1'.B2:'Query #1'.E2 'Query #1'.B35:'Query #1'.E35 'Query #1'.B35:'Query #1'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1'.B1:'Query #1'.E1 'Query #1'.B67:'Query #1'.E67 'Query #1'.B68:'Query #1'.E68 'Query #1'.B68:'Query #1'.E68 'Query #1'.B33:'Query #1'.E33 'Query #1'.B34:'Query #1'.E34 'Query #1'.B34:'Query #1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4387.58635520935" calcext:value-type="float">
            <text:p>4387.586</text:p>
          </table:table-cell>
          <table:table-cell table:style-name="ce35" office:value-type="float" office:value="4178.19809913635" calcext:value-type="float">
            <text:p>4178.198</text:p>
          </table:table-cell>
          <table:table-cell table:style-name="ce35" office:value-type="float" office:value="4188.81130218506" calcext:value-type="float">
            <text:p>4188.811</text:p>
          </table:table-cell>
          <table:table-cell table:style-name="ce35" office:value-type="float" office:value="4175.38261413574" calcext:value-type="float">
            <text:p>4175.383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307.0023059845" calcext:value-type="float">
            <text:p>2307.002</text:p>
          </table:table-cell>
          <table:table-cell office:value-type="float" office:value="2143.15676689148" calcext:value-type="float">
            <text:p>2143.157</text:p>
          </table:table-cell>
          <table:table-cell office:value-type="float" office:value="2108.99972915649" calcext:value-type="float">
            <text:p>2109.000</text:p>
          </table:table-cell>
          <table:table-cell office:value-type="float" office:value="2083.00018310547" calcext:value-type="float">
            <text:p>2083.000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187.99901008606" calcext:value-type="float">
            <text:p>2187.999</text:p>
          </table:table-cell>
          <table:table-cell office:value-type="float" office:value="2140.99860191345" calcext:value-type="float">
            <text:p>2140.999</text:p>
          </table:table-cell>
          <table:table-cell office:value-type="float" office:value="2105.00144958496" calcext:value-type="float">
            <text:p>2105.001</text:p>
          </table:table-cell>
          <table:table-cell office:value-type="float" office:value="2076.00116729736" calcext:value-type="float">
            <text:p>2076.001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192.99840927124" calcext:value-type="float">
            <text:p>2192.998</text:p>
          </table:table-cell>
          <table:table-cell office:value-type="float" office:value="2137.00127601624" calcext:value-type="float">
            <text:p>2137.001</text:p>
          </table:table-cell>
          <table:table-cell office:value-type="float" office:value="2119.00115013123" calcext:value-type="float">
            <text:p>2119.001</text:p>
          </table:table-cell>
          <table:table-cell office:value-type="float" office:value="2063.88211250305" calcext:value-type="float">
            <text:p>2063.88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180.0000667572" calcext:value-type="float">
            <text:p>2180.000</text:p>
          </table:table-cell>
          <table:table-cell office:value-type="float" office:value="2131.00028038025" calcext:value-type="float">
            <text:p>2131.000</text:p>
          </table:table-cell>
          <table:table-cell office:value-type="float" office:value="2124.00031089783" calcext:value-type="float">
            <text:p>2124.000</text:p>
          </table:table-cell>
          <table:table-cell office:value-type="float" office:value="2073.00019264221" calcext:value-type="float">
            <text:p>2073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60.00199317932" calcext:value-type="float">
            <text:p>2160.002</text:p>
          </table:table-cell>
          <table:table-cell office:value-type="float" office:value="2135.9977722168" calcext:value-type="float">
            <text:p>2135.998</text:p>
          </table:table-cell>
          <table:table-cell office:value-type="float" office:value="2126.99961662292" calcext:value-type="float">
            <text:p>2127.000</text:p>
          </table:table-cell>
          <table:table-cell office:value-type="float" office:value="2077.0001411438" calcext:value-type="float">
            <text:p>2077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158.99968147278" calcext:value-type="float">
            <text:p>2159.000</text:p>
          </table:table-cell>
          <table:table-cell office:value-type="float" office:value="2134.00173187256" calcext:value-type="float">
            <text:p>2134.002</text:p>
          </table:table-cell>
          <table:table-cell office:value-type="float" office:value="2109.9705696106" calcext:value-type="float">
            <text:p>2109.971</text:p>
          </table:table-cell>
          <table:table-cell office:value-type="float" office:value="2073.99916648865" calcext:value-type="float">
            <text:p>2073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184.00001525879" calcext:value-type="float">
            <text:p>2184.000</text:p>
          </table:table-cell>
          <table:table-cell office:value-type="float" office:value="2133.99815559387" calcext:value-type="float">
            <text:p>2133.998</text:p>
          </table:table-cell>
          <table:table-cell office:value-type="float" office:value="2107.99860954285" calcext:value-type="float">
            <text:p>2107.999</text:p>
          </table:table-cell>
          <table:table-cell office:value-type="float" office:value="2073.00448417664" calcext:value-type="float">
            <text:p>2073.0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202.00037956238" calcext:value-type="float">
            <text:p>2202.000</text:p>
          </table:table-cell>
          <table:table-cell office:value-type="float" office:value="2136.00087165833" calcext:value-type="float">
            <text:p>2136.001</text:p>
          </table:table-cell>
          <table:table-cell office:value-type="float" office:value="2110.02564430237" calcext:value-type="float">
            <text:p>2110.026</text:p>
          </table:table-cell>
          <table:table-cell office:value-type="float" office:value="2094.99645233154" calcext:value-type="float">
            <text:p>2094.996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173.99954795837" calcext:value-type="float">
            <text:p>2174.000</text:p>
          </table:table-cell>
          <table:table-cell office:value-type="float" office:value="2126.99890136719" calcext:value-type="float">
            <text:p>2126.999</text:p>
          </table:table-cell>
          <table:table-cell office:value-type="float" office:value="2119.04668807983" calcext:value-type="float">
            <text:p>2119.047</text:p>
          </table:table-cell>
          <table:table-cell office:value-type="float" office:value="2084.0003490448" calcext:value-type="float">
            <text:p>2084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193.68171691895" calcext:value-type="float">
            <text:p>2193.682</text:p>
          </table:table-cell>
          <table:table-cell office:value-type="float" office:value="2128.81946563721" calcext:value-type="float">
            <text:p>2128.819</text:p>
          </table:table-cell>
          <table:table-cell office:value-type="float" office:value="2109.92336273193" calcext:value-type="float">
            <text:p>2109.923</text:p>
          </table:table-cell>
          <table:table-cell office:value-type="float" office:value="2058.99906158447" calcext:value-type="float">
            <text:p>2058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180.58133125305" calcext:value-type="float">
            <text:p>2180.581</text:p>
          </table:table-cell>
          <table:table-cell office:value-type="float" office:value="2129.37426567078" calcext:value-type="float">
            <text:p>2129.374</text:p>
          </table:table-cell>
          <table:table-cell office:value-type="float" office:value="2117.00654029846" calcext:value-type="float">
            <text:p>2117.007</text:p>
          </table:table-cell>
          <table:table-cell office:value-type="float" office:value="2089.29395675659" calcext:value-type="float">
            <text:p>2089.29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173.54822158813" calcext:value-type="float">
            <text:p>2173.548</text:p>
          </table:table-cell>
          <table:table-cell office:value-type="float" office:value="2138.46731185913" calcext:value-type="float">
            <text:p>2138.467</text:p>
          </table:table-cell>
          <table:table-cell office:value-type="float" office:value="2108.66236686707" calcext:value-type="float">
            <text:p>2108.662</text:p>
          </table:table-cell>
          <table:table-cell office:value-type="float" office:value="2076.50375366211" calcext:value-type="float">
            <text:p>2076.5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154.27279472351" calcext:value-type="float">
            <text:p>2154.273</text:p>
          </table:table-cell>
          <table:table-cell office:value-type="float" office:value="2137.98141479492" calcext:value-type="float">
            <text:p>2137.981</text:p>
          </table:table-cell>
          <table:table-cell office:value-type="float" office:value="2122.98274040222" calcext:value-type="float">
            <text:p>2122.983</text:p>
          </table:table-cell>
          <table:table-cell office:value-type="float" office:value="2074.44405555725" calcext:value-type="float">
            <text:p>2074.44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166.01181030273" calcext:value-type="float">
            <text:p>2166.012</text:p>
          </table:table-cell>
          <table:table-cell office:value-type="float" office:value="2139.98508453369" calcext:value-type="float">
            <text:p>2139.985</text:p>
          </table:table-cell>
          <table:table-cell office:value-type="float" office:value="2112.98441886902" calcext:value-type="float">
            <text:p>2112.984</text:p>
          </table:table-cell>
          <table:table-cell office:value-type="float" office:value="2070.01852989197" calcext:value-type="float">
            <text:p>2070.01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160.65120697021" calcext:value-type="float">
            <text:p>2160.651</text:p>
          </table:table-cell>
          <table:table-cell office:value-type="float" office:value="2137.16721534729" calcext:value-type="float">
            <text:p>2137.167</text:p>
          </table:table-cell>
          <table:table-cell office:value-type="float" office:value="2112.36715316772" calcext:value-type="float">
            <text:p>2112.367</text:p>
          </table:table-cell>
          <table:table-cell office:value-type="float" office:value="2073.9803314209" calcext:value-type="float">
            <text:p>2073.98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165.5695438385" calcext:value-type="float">
            <text:p>2165.570</text:p>
          </table:table-cell>
          <table:table-cell office:value-type="float" office:value="2137.46166229248" calcext:value-type="float">
            <text:p>2137.462</text:p>
          </table:table-cell>
          <table:table-cell office:value-type="float" office:value="2104.00676727295" calcext:value-type="float">
            <text:p>2104.007</text:p>
          </table:table-cell>
          <table:table-cell office:value-type="float" office:value="2070.63412666321" calcext:value-type="float">
            <text:p>2070.63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170.7444190979" calcext:value-type="float">
            <text:p>2170.744</text:p>
          </table:table-cell>
          <table:table-cell office:value-type="float" office:value="2134.57798957825" calcext:value-type="float">
            <text:p>2134.578</text:p>
          </table:table-cell>
          <table:table-cell office:value-type="float" office:value="2115.15331268311" calcext:value-type="float">
            <text:p>2115.153</text:p>
          </table:table-cell>
          <table:table-cell office:value-type="float" office:value="2078.21846008301" calcext:value-type="float">
            <text:p>2078.21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162.0090007782" calcext:value-type="float">
            <text:p>2162.009</text:p>
          </table:table-cell>
          <table:table-cell office:value-type="float" office:value="2131.98375701904" calcext:value-type="float">
            <text:p>2131.984</text:p>
          </table:table-cell>
          <table:table-cell office:value-type="float" office:value="2112.13636398315" calcext:value-type="float">
            <text:p>2112.136</text:p>
          </table:table-cell>
          <table:table-cell office:value-type="float" office:value="2069.08679008484" calcext:value-type="float">
            <text:p>2069.08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176.22709274292" calcext:value-type="float">
            <text:p>2176.227</text:p>
          </table:table-cell>
          <table:table-cell office:value-type="float" office:value="2132.97414779663" calcext:value-type="float">
            <text:p>2132.974</text:p>
          </table:table-cell>
          <table:table-cell office:value-type="float" office:value="2107.87057876587" calcext:value-type="float">
            <text:p>2107.871</text:p>
          </table:table-cell>
          <table:table-cell office:value-type="float" office:value="2076.07865333557" calcext:value-type="float">
            <text:p>2076.07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172.79386520386" calcext:value-type="float">
            <text:p>2172.794</text:p>
          </table:table-cell>
          <table:table-cell office:value-type="float" office:value="2130.68246841431" calcext:value-type="float">
            <text:p>2130.682</text:p>
          </table:table-cell>
          <table:table-cell office:value-type="float" office:value="2118.81136894226" calcext:value-type="float">
            <text:p>2118.811</text:p>
          </table:table-cell>
          <table:table-cell office:value-type="float" office:value="2073.98080825806" calcext:value-type="float">
            <text:p>2073.98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176.1999130249" calcext:value-type="float">
            <text:p>2176.200</text:p>
          </table:table-cell>
          <table:table-cell office:value-type="float" office:value="2147.33099937439" calcext:value-type="float">
            <text:p>2147.331</text:p>
          </table:table-cell>
          <table:table-cell office:value-type="float" office:value="2108.01792144775" calcext:value-type="float">
            <text:p>2108.018</text:p>
          </table:table-cell>
          <table:table-cell office:value-type="float" office:value="2076.00378990173" calcext:value-type="float">
            <text:p>2076.00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163.95401954651" calcext:value-type="float">
            <text:p>2163.954</text:p>
          </table:table-cell>
          <table:table-cell office:value-type="float" office:value="2125.81849098206" calcext:value-type="float">
            <text:p>2125.818</text:p>
          </table:table-cell>
          <table:table-cell office:value-type="float" office:value="2120.02396583557" calcext:value-type="float">
            <text:p>2120.024</text:p>
          </table:table-cell>
          <table:table-cell office:value-type="float" office:value="2063.01522254944" calcext:value-type="float">
            <text:p>2063.015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170.5527305603" calcext:value-type="float">
            <text:p>2170.553</text:p>
          </table:table-cell>
          <table:table-cell office:value-type="float" office:value="2135.19358634949" calcext:value-type="float">
            <text:p>2135.194</text:p>
          </table:table-cell>
          <table:table-cell office:value-type="float" office:value="2124.87745285034" calcext:value-type="float">
            <text:p>2124.877</text:p>
          </table:table-cell>
          <table:table-cell office:value-type="float" office:value="2072.03793525696" calcext:value-type="float">
            <text:p>2072.03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173.29406738281" calcext:value-type="float">
            <text:p>2173.294</text:p>
          </table:table-cell>
          <table:table-cell office:value-type="float" office:value="2143.80621910095" calcext:value-type="float">
            <text:p>2143.806</text:p>
          </table:table-cell>
          <table:table-cell office:value-type="float" office:value="2120.58019638062" calcext:value-type="float">
            <text:p>2120.580</text:p>
          </table:table-cell>
          <table:table-cell office:value-type="float" office:value="2075.96373558044" calcext:value-type="float">
            <text:p>2075.96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170.18008232117" calcext:value-type="float">
            <text:p>2170.180</text:p>
          </table:table-cell>
          <table:table-cell office:value-type="float" office:value="2138.20362091064" calcext:value-type="float">
            <text:p>2138.204</text:p>
          </table:table-cell>
          <table:table-cell office:value-type="float" office:value="2121.57034873962" calcext:value-type="float">
            <text:p>2121.570</text:p>
          </table:table-cell>
          <table:table-cell office:value-type="float" office:value="2077.81028747559" calcext:value-type="float">
            <text:p>2077.81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187.48641014099" calcext:value-type="float">
            <text:p>2187.486</text:p>
          </table:table-cell>
          <table:table-cell office:value-type="float" office:value="2139.55307006836" calcext:value-type="float">
            <text:p>2139.553</text:p>
          </table:table-cell>
          <table:table-cell office:value-type="float" office:value="2123.98052215576" calcext:value-type="float">
            <text:p>2123.981</text:p>
          </table:table-cell>
          <table:table-cell office:value-type="float" office:value="2078.00436019897" calcext:value-type="float">
            <text:p>2078.00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167.56653785706" calcext:value-type="float">
            <text:p>2167.567</text:p>
          </table:table-cell>
          <table:table-cell office:value-type="float" office:value="2123.43788146973" calcext:value-type="float">
            <text:p>2123.438</text:p>
          </table:table-cell>
          <table:table-cell office:value-type="float" office:value="2135.37883758545" calcext:value-type="float">
            <text:p>2135.379</text:p>
          </table:table-cell>
          <table:table-cell office:value-type="float" office:value="2066.18905067444" calcext:value-type="float">
            <text:p>2066.18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168.08009147644" calcext:value-type="float">
            <text:p>2168.080</text:p>
          </table:table-cell>
          <table:table-cell office:value-type="float" office:value="2148.96368980408" calcext:value-type="float">
            <text:p>2148.964</text:p>
          </table:table-cell>
          <table:table-cell office:value-type="float" office:value="2102.45585441589" calcext:value-type="float">
            <text:p>2102.456</text:p>
          </table:table-cell>
          <table:table-cell office:value-type="float" office:value="2075.15621185303" calcext:value-type="float">
            <text:p>2075.15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176.23209953308" calcext:value-type="float">
            <text:p>2176.232</text:p>
          </table:table-cell>
          <table:table-cell office:value-type="float" office:value="2135.03074645996" calcext:value-type="float">
            <text:p>2135.031</text:p>
          </table:table-cell>
          <table:table-cell office:value-type="float" office:value="2113.95454406738" calcext:value-type="float">
            <text:p>2113.955</text:p>
          </table:table-cell>
          <table:table-cell office:value-type="float" office:value="2070.68943977356" calcext:value-type="float">
            <text:p>2070.68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174.45659637451" calcext:value-type="float">
            <text:p>2174.457</text:p>
          </table:table-cell>
          <table:table-cell office:value-type="float" office:value="2135.62107086182" calcext:value-type="float">
            <text:p>2135.621</text:p>
          </table:table-cell>
          <table:table-cell office:value-type="float" office:value="2114.16363716125" calcext:value-type="float">
            <text:p>2114.164</text:p>
          </table:table-cell>
          <table:table-cell office:value-type="float" office:value="2077.96382904053" calcext:value-type="float">
            <text:p>2077.964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178.36983203888" calcext:value-type="float">
            <text:p>2178.370</text:p>
          </table:table-cell>
          <table:table-cell office:value-type="float" office:value="2135.71961720785" calcext:value-type="float">
            <text:p>2135.720</text:p>
          </table:table-cell>
          <table:table-cell office:value-type="float" office:value="2115.26506741842" calcext:value-type="float">
            <text:p>2115.265</text:p>
          </table:table-cell>
          <table:table-cell office:value-type="float" office:value="2074.76522127787" calcext:value-type="float">
            <text:p>2074.765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26.7200070414536" calcext:value-type="float">
            <text:p>26.720</text:p>
          </table:table-cell>
          <table:table-cell table:style-name="ce37" office:value-type="float" office:value="5.89381423230895" calcext:value-type="float">
            <text:p>5.894</text:p>
          </table:table-cell>
          <table:table-cell table:style-name="ce37" office:value-type="float" office:value="7.72451570853739" calcext:value-type="float">
            <text:p>7.725</text:p>
          </table:table-cell>
          <table:table-cell table:style-name="ce37" office:value-type="float" office:value="7.22175450674673" calcext:value-type="float">
            <text:p>7.222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26.2708993073869" calcext:value-type="float">
            <text:p>26.271</text:p>
          </table:table-cell>
          <table:table-cell table:style-name="ce38" table:formula="of:=COM.MICROSOFT.STDEV.P([.C3:.C32])" office:value-type="float" office:value="5.79475147567095" calcext:value-type="float">
            <text:p>5.795</text:p>
          </table:table-cell>
          <table:table-cell table:style-name="ce38" table:formula="of:=COM.MICROSOFT.STDEV.P([.D3:.D32])" office:value-type="float" office:value="7.59468266840196" calcext:value-type="float">
            <text:p>7.595</text:p>
          </table:table-cell>
          <table:table-cell table:style-name="ce38" table:formula="of:=COM.MICROSOFT.STDEV.P([.E3:.E32])" office:value-type="float" office:value="7.100371836544" calcext:value-type="float">
            <text:p>7.100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543.99847984314" calcext:value-type="float">
            <text:p>543.998</text:p>
          </table:table-cell>
          <table:table-cell table:style-name="ce39" office:value-type="float" office:value="395.135402679443" calcext:value-type="float">
            <text:p>395.135</text:p>
          </table:table-cell>
          <table:table-cell table:style-name="ce39" office:value-type="float" office:value="271.000862121582" calcext:value-type="float">
            <text:p>271.001</text:p>
          </table:table-cell>
          <table:table-cell table:style-name="ce39" office:value-type="float" office:value="132.995843887329" calcext:value-type="float">
            <text:p>132.996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523.998975753784" calcext:value-type="float">
            <text:p>523.999</text:p>
          </table:table-cell>
          <table:table-cell table:style-name="ce40" office:value-type="float" office:value="398.000240325928" calcext:value-type="float">
            <text:p>398.000</text:p>
          </table:table-cell>
          <table:table-cell table:style-name="ce40" office:value-type="float" office:value="266.998291015625" calcext:value-type="float">
            <text:p>266.998</text:p>
          </table:table-cell>
          <table:table-cell table:style-name="ce40" office:value-type="float" office:value="132.003307342529" calcext:value-type="float">
            <text:p>132.003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524.998903274536" calcext:value-type="float">
            <text:p>524.999</text:p>
          </table:table-cell>
          <table:table-cell table:style-name="ce40" office:value-type="float" office:value="395.015954971313" calcext:value-type="float">
            <text:p>395.016</text:p>
          </table:table-cell>
          <table:table-cell table:style-name="ce40" office:value-type="float" office:value="265.000343322754" calcext:value-type="float">
            <text:p>265.000</text:p>
          </table:table-cell>
          <table:table-cell table:style-name="ce40" office:value-type="float" office:value="131.996870040894" calcext:value-type="float">
            <text:p>131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525.001049041748" calcext:value-type="float">
            <text:p>525.001</text:p>
          </table:table-cell>
          <table:table-cell table:style-name="ce40" office:value-type="float" office:value="395.034551620483" calcext:value-type="float">
            <text:p>395.035</text:p>
          </table:table-cell>
          <table:table-cell table:style-name="ce40" office:value-type="float" office:value="263.002157211304" calcext:value-type="float">
            <text:p>263.002</text:p>
          </table:table-cell>
          <table:table-cell table:style-name="ce40" office:value-type="float" office:value="134.000778198242" calcext:value-type="float">
            <text:p>134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527.001142501831" calcext:value-type="float">
            <text:p>527.001</text:p>
          </table:table-cell>
          <table:table-cell table:style-name="ce40" office:value-type="float" office:value="395.009756088257" calcext:value-type="float">
            <text:p>395.010</text:p>
          </table:table-cell>
          <table:table-cell table:style-name="ce40" office:value-type="float" office:value="266.997337341309" calcext:value-type="float">
            <text:p>266.997</text:p>
          </table:table-cell>
          <table:table-cell table:style-name="ce40" office:value-type="float" office:value="136.001825332642" calcext:value-type="float">
            <text:p>136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530.99799156189" calcext:value-type="float">
            <text:p>530.998</text:p>
          </table:table-cell>
          <table:table-cell table:style-name="ce40" office:value-type="float" office:value="394.998550415039" calcext:value-type="float">
            <text:p>394.999</text:p>
          </table:table-cell>
          <table:table-cell table:style-name="ce40" office:value-type="float" office:value="264.001131057739" calcext:value-type="float">
            <text:p>264.001</text:p>
          </table:table-cell>
          <table:table-cell table:style-name="ce40" office:value-type="float" office:value="130.9974193573" calcext:value-type="float">
            <text:p>130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529.001474380493" calcext:value-type="float">
            <text:p>529.001</text:p>
          </table:table-cell>
          <table:table-cell table:style-name="ce40" office:value-type="float" office:value="398.999929428101" calcext:value-type="float">
            <text:p>399.000</text:p>
          </table:table-cell>
          <table:table-cell table:style-name="ce40" office:value-type="float" office:value="263.998508453369" calcext:value-type="float">
            <text:p>263.999</text:p>
          </table:table-cell>
          <table:table-cell table:style-name="ce40" office:value-type="float" office:value="132.004737854004" calcext:value-type="float">
            <text:p>132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520.998954772949" calcext:value-type="float">
            <text:p>520.999</text:p>
          </table:table-cell>
          <table:table-cell table:style-name="ce40" office:value-type="float" office:value="398.999929428101" calcext:value-type="float">
            <text:p>399.000</text:p>
          </table:table-cell>
          <table:table-cell table:style-name="ce40" office:value-type="float" office:value="265.002489089966" calcext:value-type="float">
            <text:p>265.002</text:p>
          </table:table-cell>
          <table:table-cell table:style-name="ce40" office:value-type="float" office:value="132.995367050171" calcext:value-type="float">
            <text:p>132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540.001630783081" calcext:value-type="float">
            <text:p>540.002</text:p>
          </table:table-cell>
          <table:table-cell table:style-name="ce40" office:value-type="float" office:value="396.007537841797" calcext:value-type="float">
            <text:p>396.008</text:p>
          </table:table-cell>
          <table:table-cell table:style-name="ce40" office:value-type="float" office:value="262.99786567688" calcext:value-type="float">
            <text:p>262.998</text:p>
          </table:table-cell>
          <table:table-cell table:style-name="ce40" office:value-type="float" office:value="134.997844696045" calcext:value-type="float">
            <text:p>134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529.999017715454" calcext:value-type="float">
            <text:p>529.999</text:p>
          </table:table-cell>
          <table:table-cell table:style-name="ce40" office:value-type="float" office:value="398.000240325928" calcext:value-type="float">
            <text:p>398.000</text:p>
          </table:table-cell>
          <table:table-cell table:style-name="ce40" office:value-type="float" office:value="267.001628875732" calcext:value-type="float">
            <text:p>267.002</text:p>
          </table:table-cell>
          <table:table-cell table:style-name="ce40" office:value-type="float" office:value="132.001399993896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524.998903274536" calcext:value-type="float">
            <text:p>524.999</text:p>
          </table:table-cell>
          <table:table-cell table:style-name="ce40" office:value-type="float" office:value="402.000188827515" calcext:value-type="float">
            <text:p>402.000</text:p>
          </table:table-cell>
          <table:table-cell table:style-name="ce40" office:value-type="float" office:value="265.997648239136" calcext:value-type="float">
            <text:p>265.998</text:p>
          </table:table-cell>
          <table:table-cell table:style-name="ce40" office:value-type="float" office:value="132.998943328857" calcext:value-type="float">
            <text:p>132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523.999691009522" calcext:value-type="float">
            <text:p>524.000</text:p>
          </table:table-cell>
          <table:table-cell table:style-name="ce40" office:value-type="float" office:value="394.999504089355" calcext:value-type="float">
            <text:p>395.000</text:p>
          </table:table-cell>
          <table:table-cell table:style-name="ce40" office:value-type="float" office:value="269.000768661499" calcext:value-type="float">
            <text:p>269.001</text:p>
          </table:table-cell>
          <table:table-cell table:style-name="ce40" office:value-type="float" office:value="131.00004196167" calcext:value-type="float">
            <text:p>131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526.002645492554" calcext:value-type="float">
            <text:p>526.003</text:p>
          </table:table-cell>
          <table:table-cell table:style-name="ce40" office:value-type="float" office:value="398.000001907349" calcext:value-type="float">
            <text:p>398.000</text:p>
          </table:table-cell>
          <table:table-cell table:style-name="ce40" office:value-type="float" office:value="272.003412246704" calcext:value-type="float">
            <text:p>272.003</text:p>
          </table:table-cell>
          <table:table-cell table:style-name="ce40" office:value-type="float" office:value="136.000633239746" calcext:value-type="float">
            <text:p>136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523.999929428101" calcext:value-type="float">
            <text:p>524.000</text:p>
          </table:table-cell>
          <table:table-cell table:style-name="ce40" office:value-type="float" office:value="398.000001907349" calcext:value-type="float">
            <text:p>398.000</text:p>
          </table:table-cell>
          <table:table-cell table:style-name="ce40" office:value-type="float" office:value="263.996362686157" calcext:value-type="float">
            <text:p>263.996</text:p>
          </table:table-cell>
          <table:table-cell table:style-name="ce40" office:value-type="float" office:value="130.998849868774" calcext:value-type="float">
            <text:p>130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529.000759124756" calcext:value-type="float">
            <text:p>529.001</text:p>
          </table:table-cell>
          <table:table-cell table:style-name="ce40" office:value-type="float" office:value="394.00053024292" calcext:value-type="float">
            <text:p>394.001</text:p>
          </table:table-cell>
          <table:table-cell table:style-name="ce40" office:value-type="float" office:value="271.00133895874" calcext:value-type="float">
            <text:p>271.001</text:p>
          </table:table-cell>
          <table:table-cell table:style-name="ce40" office:value-type="float" office:value="135.001659393311" calcext:value-type="float">
            <text:p>135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529.999494552612" calcext:value-type="float">
            <text:p>529.999</text:p>
          </table:table-cell>
          <table:table-cell table:style-name="ce40" office:value-type="float" office:value="394.999980926514" calcext:value-type="float">
            <text:p>395.000</text:p>
          </table:table-cell>
          <table:table-cell table:style-name="ce40" office:value-type="float" office:value="269.000053405762" calcext:value-type="float">
            <text:p>269.000</text:p>
          </table:table-cell>
          <table:table-cell table:style-name="ce40" office:value-type="float" office:value="133.002996444702" calcext:value-type="float">
            <text:p>133.003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530.997753143311" calcext:value-type="float">
            <text:p>530.998</text:p>
          </table:table-cell>
          <table:table-cell table:style-name="ce40" office:value-type="float" office:value="398.000478744507" calcext:value-type="float">
            <text:p>398.000</text:p>
          </table:table-cell>
          <table:table-cell table:style-name="ce40" office:value-type="float" office:value="271.999359130859" calcext:value-type="float">
            <text:p>271.999</text:p>
          </table:table-cell>
          <table:table-cell table:style-name="ce40" office:value-type="float" office:value="134.996175765991" calcext:value-type="float">
            <text:p>134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529.002189636231" calcext:value-type="float">
            <text:p>529.002</text:p>
          </table:table-cell>
          <table:table-cell table:style-name="ce40" office:value-type="float" office:value="404.999017715454" calcext:value-type="float">
            <text:p>404.999</text:p>
          </table:table-cell>
          <table:table-cell table:style-name="ce40" office:value-type="float" office:value="270.00093460083" calcext:value-type="float">
            <text:p>270.001</text:p>
          </table:table-cell>
          <table:table-cell table:style-name="ce40" office:value-type="float" office:value="133.998870849609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532.999753952026" calcext:value-type="float">
            <text:p>533.000</text:p>
          </table:table-cell>
          <table:table-cell table:style-name="ce40" office:value-type="float" office:value="400.008916854858" calcext:value-type="float">
            <text:p>400.009</text:p>
          </table:table-cell>
          <table:table-cell table:style-name="ce40" office:value-type="float" office:value="268.001079559326" calcext:value-type="float">
            <text:p>268.001</text:p>
          </table:table-cell>
          <table:table-cell table:style-name="ce40" office:value-type="float" office:value="132.000684738159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534.998416900635" calcext:value-type="float">
            <text:p>534.998</text:p>
          </table:table-cell>
          <table:table-cell table:style-name="ce40" office:value-type="float" office:value="404.010057449341" calcext:value-type="float">
            <text:p>404.010</text:p>
          </table:table-cell>
          <table:table-cell table:style-name="ce40" office:value-type="float" office:value="270.996570587158" calcext:value-type="float">
            <text:p>270.997</text:p>
          </table:table-cell>
          <table:table-cell table:style-name="ce40" office:value-type="float" office:value="134.999752044678" calcext:value-type="float">
            <text:p>135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526.000738143921" calcext:value-type="float">
            <text:p>526.001</text:p>
          </table:table-cell>
          <table:table-cell table:style-name="ce40" office:value-type="float" office:value="400.000095367432" calcext:value-type="float">
            <text:p>400.000</text:p>
          </table:table-cell>
          <table:table-cell table:style-name="ce40" office:value-type="float" office:value="268.000602722168" calcext:value-type="float">
            <text:p>268.001</text:p>
          </table:table-cell>
          <table:table-cell table:style-name="ce40" office:value-type="float" office:value="134.004592895508" calcext:value-type="float">
            <text:p>134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530.001640319824" calcext:value-type="float">
            <text:p>530.002</text:p>
          </table:table-cell>
          <table:table-cell table:style-name="ce40" office:value-type="float" office:value="410.999298095703" calcext:value-type="float">
            <text:p>410.999</text:p>
          </table:table-cell>
          <table:table-cell table:style-name="ce40" office:value-type="float" office:value="264.001846313477" calcext:value-type="float">
            <text:p>264.002</text:p>
          </table:table-cell>
          <table:table-cell table:style-name="ce40" office:value-type="float" office:value="131.994962692261" calcext:value-type="float">
            <text:p>131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530.755281448364" calcext:value-type="float">
            <text:p>530.755</text:p>
          </table:table-cell>
          <table:table-cell table:style-name="ce40" office:value-type="float" office:value="410.000085830689" calcext:value-type="float">
            <text:p>410.000</text:p>
          </table:table-cell>
          <table:table-cell table:style-name="ce40" office:value-type="float" office:value="270.999908447266" calcext:value-type="float">
            <text:p>271.000</text:p>
          </table:table-cell>
          <table:table-cell table:style-name="ce40" office:value-type="float" office:value="132.999897003174" calcext:value-type="float">
            <text:p>133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530.051231384277" calcext:value-type="float">
            <text:p>530.051</text:p>
          </table:table-cell>
          <table:table-cell table:style-name="ce40" office:value-type="float" office:value="409.000158309937" calcext:value-type="float">
            <text:p>409.000</text:p>
          </table:table-cell>
          <table:table-cell table:style-name="ce40" office:value-type="float" office:value="273.998260498047" calcext:value-type="float">
            <text:p>273.998</text:p>
          </table:table-cell>
          <table:table-cell table:style-name="ce40" office:value-type="float" office:value="132.000207901001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530.999422073364" calcext:value-type="float">
            <text:p>530.999</text:p>
          </table:table-cell>
          <table:table-cell table:style-name="ce40" office:value-type="float" office:value="396.000146865845" calcext:value-type="float">
            <text:p>396.000</text:p>
          </table:table-cell>
          <table:table-cell table:style-name="ce40" office:value-type="float" office:value="268.001317977905" calcext:value-type="float">
            <text:p>268.001</text:p>
          </table:table-cell>
          <table:table-cell table:style-name="ce40" office:value-type="float" office:value="134.001970291138" calcext:value-type="float">
            <text:p>134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531.002044677734" calcext:value-type="float">
            <text:p>531.002</text:p>
          </table:table-cell>
          <table:table-cell table:style-name="ce40" office:value-type="float" office:value="404.999971389771" calcext:value-type="float">
            <text:p>405.000</text:p>
          </table:table-cell>
          <table:table-cell table:style-name="ce40" office:value-type="float" office:value="264.998912811279" calcext:value-type="float">
            <text:p>264.999</text:p>
          </table:table-cell>
          <table:table-cell table:style-name="ce40" office:value-type="float" office:value="130.998373031616" calcext:value-type="float">
            <text:p>130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531.030178070068" calcext:value-type="float">
            <text:p>531.030</text:p>
          </table:table-cell>
          <table:table-cell table:style-name="ce40" office:value-type="float" office:value="409.999847412109" calcext:value-type="float">
            <text:p>410.000</text:p>
          </table:table-cell>
          <table:table-cell table:style-name="ce40" office:value-type="float" office:value="268.001556396484" calcext:value-type="float">
            <text:p>268.002</text:p>
          </table:table-cell>
          <table:table-cell table:style-name="ce40" office:value-type="float" office:value="132.000207901001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531.840324401856" calcext:value-type="float">
            <text:p>531.840</text:p>
          </table:table-cell>
          <table:table-cell table:style-name="ce40" office:value-type="float" office:value="403.000116348267" calcext:value-type="float">
            <text:p>403.000</text:p>
          </table:table-cell>
          <table:table-cell table:style-name="ce40" office:value-type="float" office:value="269.999265670776" calcext:value-type="float">
            <text:p>269.999</text:p>
          </table:table-cell>
          <table:table-cell table:style-name="ce40" office:value-type="float" office:value="131.999731063843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532.001972198486" calcext:value-type="float">
            <text:p>532.002</text:p>
          </table:table-cell>
          <table:table-cell table:style-name="ce40" office:value-type="float" office:value="405.000925064087" calcext:value-type="float">
            <text:p>405.001</text:p>
          </table:table-cell>
          <table:table-cell table:style-name="ce40" office:value-type="float" office:value="266.000509262085" calcext:value-type="float">
            <text:p>266.001</text:p>
          </table:table-cell>
          <table:table-cell table:style-name="ce40" office:value-type="float" office:value="133.001089096069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533.99920463562" calcext:value-type="float">
            <text:p>533.999</text:p>
          </table:table-cell>
          <table:table-cell table:style-name="ce40" office:value-type="float" office:value="394.998788833618" calcext:value-type="float">
            <text:p>394.999</text:p>
          </table:table-cell>
          <table:table-cell table:style-name="ce40" office:value-type="float" office:value="269.001245498657" calcext:value-type="float">
            <text:p>269.001</text:p>
          </table:table-cell>
          <table:table-cell table:style-name="ce40" office:value-type="float" office:value="133.99863243103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528.999328613281" calcext:value-type="float">
            <text:p>528.999</text:p>
          </table:table-cell>
          <table:table-cell table:style-name="ce40" office:value-type="float" office:value="396.000623703003" calcext:value-type="float">
            <text:p>396.001</text:p>
          </table:table-cell>
          <table:table-cell table:style-name="ce40" office:value-type="float" office:value="266.999006271362" calcext:value-type="float">
            <text:p>266.999</text:p>
          </table:table-cell>
          <table:table-cell table:style-name="ce40" office:value-type="float" office:value="132.000207901001" calcext:value-type="float">
            <text:p>132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529.156001408895" calcext:value-type="float">
            <text:p>529.156</text:p>
          </table:table-cell>
          <table:table-cell table:style-name="ce40" office:value-type="float" office:value="399.969514211019" calcext:value-type="float">
            <text:p>399.970</text:p>
          </table:table-cell>
          <table:table-cell table:style-name="ce40" office:value-type="float" office:value="267.566657066345" calcext:value-type="float">
            <text:p>267.567</text:p>
          </table:table-cell>
          <table:table-cell table:style-name="ce40" office:value-type="float" office:value="133.033267656962" calcext:value-type="float">
            <text:p>133.033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3.94211613974181" calcext:value-type="float">
            <text:p>3.942</text:p>
          </table:table-cell>
          <table:table-cell table:style-name="ce41" office:value-type="float" office:value="5.20740111185523" calcext:value-type="float">
            <text:p>5.207</text:p>
          </table:table-cell>
          <table:table-cell table:style-name="ce41" office:value-type="float" office:value="2.9558883785184" calcext:value-type="float">
            <text:p>2.956</text:p>
          </table:table-cell>
          <table:table-cell table:style-name="ce41" office:value-type="float" office:value="1.49700578905726" calcext:value-type="float">
            <text:p>1.497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3.8758573680205" calcext:value-type="float">
            <text:p>3.876</text:p>
          </table:table-cell>
          <table:table-cell table:style-name="ce42" table:formula="of:=COM.MICROSOFT.STDEV.P([.C37:.C66])" office:value-type="float" office:value="5.11987553186208" calcext:value-type="float">
            <text:p>5.120</text:p>
          </table:table-cell>
          <table:table-cell table:style-name="ce42" table:formula="of:=COM.MICROSOFT.STDEV.P([.D37:.D66])" office:value-type="float" office:value="2.90620604386277" calcext:value-type="float">
            <text:p>2.906</text:p>
          </table:table-cell>
          <table:table-cell table:style-name="ce42" table:formula="of:=COM.MICROSOFT.STDEV.P([.E37:.E66])" office:value-type="float" office:value="1.47184423588982" calcext:value-type="float">
            <text:p>1.472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1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4387.58635520935" calcext:value-type="float">
            <text:p>4387.586</text:p>
          </table:table-cell>
          <table:table-cell table:style-name="ce55" table:formula="of:=[.C2]" office:value-type="float" office:value="4178.19809913635" calcext:value-type="float">
            <text:p>4178.198</text:p>
          </table:table-cell>
          <table:table-cell table:style-name="ce55" table:formula="of:=[.D2]" office:value-type="float" office:value="4188.81130218506" calcext:value-type="float">
            <text:p>4188.811</text:p>
          </table:table-cell>
          <table:table-cell table:style-name="ce55" table:formula="of:=[.E2]" office:value-type="float" office:value="4175.38261413574" calcext:value-type="float">
            <text:p>4175.383</text:p>
          </table:table-cell>
          <table:table-cell table:style-name="ce57" table:formula="of:=[.B36]" office:value-type="float" office:value="543.99847984314" calcext:value-type="float">
            <text:p>543.998</text:p>
          </table:table-cell>
          <table:table-cell table:style-name="ce57" table:formula="of:=[.C36]" office:value-type="float" office:value="395.135402679443" calcext:value-type="float">
            <text:p>395.135</text:p>
          </table:table-cell>
          <table:table-cell table:style-name="ce57" table:formula="of:=[.D36]" office:value-type="float" office:value="271.000862121582" calcext:value-type="float">
            <text:p>271.001</text:p>
          </table:table-cell>
          <table:table-cell table:style-name="ce57" table:formula="of:=[.E36]" office:value-type="float" office:value="132.995843887329" calcext:value-type="float">
            <text:p>132.996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178.36983203888" calcext:value-type="float">
            <text:p>2178.370</text:p>
          </table:table-cell>
          <table:table-cell table:style-name="ce55" table:formula="of:=[.C33]" office:value-type="float" office:value="2135.71961720785" calcext:value-type="float">
            <text:p>2135.720</text:p>
          </table:table-cell>
          <table:table-cell table:style-name="ce55" table:formula="of:=[.D33]" office:value-type="float" office:value="2115.26506741842" calcext:value-type="float">
            <text:p>2115.265</text:p>
          </table:table-cell>
          <table:table-cell table:style-name="ce55" table:formula="of:=[.E33]" office:value-type="float" office:value="2074.76522127787" calcext:value-type="float">
            <text:p>2074.765</text:p>
          </table:table-cell>
          <table:table-cell table:style-name="ce57" table:formula="of:=[.B67]" office:value-type="float" office:value="529.156001408895" calcext:value-type="float">
            <text:p>529.156</text:p>
          </table:table-cell>
          <table:table-cell table:style-name="ce57" table:formula="of:=[.C67]" office:value-type="float" office:value="399.969514211019" calcext:value-type="float">
            <text:p>399.970</text:p>
          </table:table-cell>
          <table:table-cell table:style-name="ce57" table:formula="of:=[.D67]" office:value-type="float" office:value="267.566657066345" calcext:value-type="float">
            <text:p>267.567</text:p>
          </table:table-cell>
          <table:table-cell table:style-name="ce57" table:formula="of:=[.E67]" office:value-type="float" office:value="133.033267656962" calcext:value-type="float">
            <text:p>133.033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26.7200070414536" calcext:value-type="float">
            <text:p>26.720</text:p>
          </table:table-cell>
          <table:table-cell table:style-name="ce55" table:formula="of:=[.C34]" office:value-type="float" office:value="5.89381423230895" calcext:value-type="float">
            <text:p>5.894</text:p>
          </table:table-cell>
          <table:table-cell table:style-name="ce55" table:formula="of:=[.D34]" office:value-type="float" office:value="7.72451570853739" calcext:value-type="float">
            <text:p>7.725</text:p>
          </table:table-cell>
          <table:table-cell table:style-name="ce55" table:formula="of:=[.E34]" office:value-type="float" office:value="7.22175450674673" calcext:value-type="float">
            <text:p>7.222</text:p>
          </table:table-cell>
          <table:table-cell table:style-name="ce57" table:formula="of:=[.B68]" office:value-type="float" office:value="3.94211613974181" calcext:value-type="float">
            <text:p>3.942</text:p>
          </table:table-cell>
          <table:table-cell table:style-name="ce57" table:formula="of:=[.C68]" office:value-type="float" office:value="5.20740111185523" calcext:value-type="float">
            <text:p>5.207</text:p>
          </table:table-cell>
          <table:table-cell table:style-name="ce57" table:formula="of:=[.D68]" office:value-type="float" office:value="2.9558883785184" calcext:value-type="float">
            <text:p>2.956</text:p>
          </table:table-cell>
          <table:table-cell table:style-name="ce57" table:formula="of:=[.E68]" office:value-type="float" office:value="1.49700578905726" calcext:value-type="float">
            <text:p>1.497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26.2708993073869" calcext:value-type="float">
            <text:p>26.271</text:p>
          </table:table-cell>
          <table:table-cell table:style-name="ce55" table:formula="of:=[.C35]" office:value-type="float" office:value="5.79475147567095" calcext:value-type="float">
            <text:p>5.795</text:p>
          </table:table-cell>
          <table:table-cell table:style-name="ce55" table:formula="of:=[.D35]" office:value-type="float" office:value="7.59468266840196" calcext:value-type="float">
            <text:p>7.595</text:p>
          </table:table-cell>
          <table:table-cell table:style-name="ce55" table:formula="of:=[.E35]" office:value-type="float" office:value="7.100371836544" calcext:value-type="float">
            <text:p>7.100</text:p>
          </table:table-cell>
          <table:table-cell table:style-name="ce57" table:formula="of:=[.B69]" office:value-type="float" office:value="3.8758573680205" calcext:value-type="float">
            <text:p>3.876</text:p>
          </table:table-cell>
          <table:table-cell table:style-name="ce57" table:formula="of:=[.C69]" office:value-type="float" office:value="5.11987553186208" calcext:value-type="float">
            <text:p>5.120</text:p>
          </table:table-cell>
          <table:table-cell table:style-name="ce57" table:formula="of:=[.D69]" office:value-type="float" office:value="2.90620604386277" calcext:value-type="float">
            <text:p>2.906</text:p>
          </table:table-cell>
          <table:table-cell table:style-name="ce57" table:formula="of:=[.E69]" office:value-type="float" office:value="1.47184423588982" calcext:value-type="float">
            <text:p>1.472</text:p>
          </table:table-cell>
        </table:table-row>
      </table:table>
      <table:table table:name="Query #2" table:style-name="ta1">
        <table:shapes>
          <draw:frame draw:z-index="0" draw:style-name="gr1" draw:text-style-name="P1" svg:width="9.3776in" svg:height="5.2701in" svg:x="5.4693in" svg:y="0.5181in">
            <draw:object draw:notify-on-update-of-ranges="'Query #2'.B1:'Query #2'.E1 'Query #2'.B36:'Query #2'.E36 'Query #1'.B69:'Query #1'.E69 'Query #1'.B69:'Query #1'.E69 'Query #2'.B2:'Query #2'.E2 'Query #1'.B35:'Query #1'.E35 'Query #1'.B35:'Query #1'.E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2'.B1:'Query #2'.E1 'Query #2'.B67:'Query #2'.E67 'Query #1'.B68:'Query #1'.E68 'Query #1'.B68:'Query #1'.E68 'Query #2'.B33:'Query #2'.E33 'Query #1'.B34:'Query #1'.E34 'Query #1'.B34:'Query #1'.E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2239.20035362244" calcext:value-type="float">
            <text:p>2239.200</text:p>
          </table:table-cell>
          <table:table-cell table:style-name="ce35" office:value-type="float" office:value="2132.39526748657" calcext:value-type="float">
            <text:p>2132.395</text:p>
          </table:table-cell>
          <table:table-cell table:style-name="ce35" office:value-type="float" office:value="2105.5908203125" calcext:value-type="float">
            <text:p>2105.591</text:p>
          </table:table-cell>
          <table:table-cell table:style-name="ce35" office:value-type="float" office:value="2105.16309738159" calcext:value-type="float">
            <text:p>2105.163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191.98131561279" calcext:value-type="float">
            <text:p>2191.981</text:p>
          </table:table-cell>
          <table:table-cell office:value-type="float" office:value="2138.00072669983" calcext:value-type="float">
            <text:p>2138.001</text:p>
          </table:table-cell>
          <table:table-cell office:value-type="float" office:value="2109.24673080444" calcext:value-type="float">
            <text:p>2109.247</text:p>
          </table:table-cell>
          <table:table-cell office:value-type="float" office:value="2105.62825202942" calcext:value-type="float">
            <text:p>2105.628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169.00014877319" calcext:value-type="float">
            <text:p>2169.000</text:p>
          </table:table-cell>
          <table:table-cell office:value-type="float" office:value="2123.0001449585" calcext:value-type="float">
            <text:p>2123.000</text:p>
          </table:table-cell>
          <table:table-cell office:value-type="float" office:value="2117.23613739014" calcext:value-type="float">
            <text:p>2117.236</text:p>
          </table:table-cell>
          <table:table-cell office:value-type="float" office:value="2080.00087738037" calcext:value-type="float">
            <text:p>2080.001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178.0002117157" calcext:value-type="float">
            <text:p>2178.000</text:p>
          </table:table-cell>
          <table:table-cell office:value-type="float" office:value="2138.00001144409" calcext:value-type="float">
            <text:p>2138.000</text:p>
          </table:table-cell>
          <table:table-cell office:value-type="float" office:value="2100.97074508667" calcext:value-type="float">
            <text:p>2100.971</text:p>
          </table:table-cell>
          <table:table-cell office:value-type="float" office:value="2065.00029563904" calcext:value-type="float">
            <text:p>2065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152.99916267395" calcext:value-type="float">
            <text:p>2152.999</text:p>
          </table:table-cell>
          <table:table-cell office:value-type="float" office:value="2130.90705871582" calcext:value-type="float">
            <text:p>2130.907</text:p>
          </table:table-cell>
          <table:table-cell office:value-type="float" office:value="2102.05554962158" calcext:value-type="float">
            <text:p>2102.056</text:p>
          </table:table-cell>
          <table:table-cell office:value-type="float" office:value="2079.99968528748" calcext:value-type="float">
            <text:p>2080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78.00045013428" calcext:value-type="float">
            <text:p>2178.000</text:p>
          </table:table-cell>
          <table:table-cell office:value-type="float" office:value="2125.02717971802" calcext:value-type="float">
            <text:p>2125.027</text:p>
          </table:table-cell>
          <table:table-cell office:value-type="float" office:value="2122.93601036072" calcext:value-type="float">
            <text:p>2122.936</text:p>
          </table:table-cell>
          <table:table-cell office:value-type="float" office:value="2067.0006275177" calcext:value-type="float">
            <text:p>2067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175.00281333923" calcext:value-type="float">
            <text:p>2175.003</text:p>
          </table:table-cell>
          <table:table-cell office:value-type="float" office:value="2135.95008850098" calcext:value-type="float">
            <text:p>2135.950</text:p>
          </table:table-cell>
          <table:table-cell office:value-type="float" office:value="2109.29179191589" calcext:value-type="float">
            <text:p>2109.292</text:p>
          </table:table-cell>
          <table:table-cell office:value-type="float" office:value="2071.00081443787" calcext:value-type="float">
            <text:p>2071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157.99784660339" calcext:value-type="float">
            <text:p>2157.998</text:p>
          </table:table-cell>
          <table:table-cell office:value-type="float" office:value="2130.99956512451" calcext:value-type="float">
            <text:p>2131.000</text:p>
          </table:table-cell>
          <table:table-cell office:value-type="float" office:value="2103.09314727783" calcext:value-type="float">
            <text:p>2103.093</text:p>
          </table:table-cell>
          <table:table-cell office:value-type="float" office:value="2079.9994468689" calcext:value-type="float">
            <text:p>2079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167.99998283386" calcext:value-type="float">
            <text:p>2168.000</text:p>
          </table:table-cell>
          <table:table-cell office:value-type="float" office:value="2151.00026130676" calcext:value-type="float">
            <text:p>2151.000</text:p>
          </table:table-cell>
          <table:table-cell office:value-type="float" office:value="2106.41288757324" calcext:value-type="float">
            <text:p>2106.413</text:p>
          </table:table-cell>
          <table:table-cell office:value-type="float" office:value="2070.0044631958" calcext:value-type="float">
            <text:p>2070.0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176.99980735779" calcext:value-type="float">
            <text:p>2177.000</text:p>
          </table:table-cell>
          <table:table-cell office:value-type="float" office:value="2138.00096511841" calcext:value-type="float">
            <text:p>2138.001</text:p>
          </table:table-cell>
          <table:table-cell office:value-type="float" office:value="2106.18901252747" calcext:value-type="float">
            <text:p>2106.189</text:p>
          </table:table-cell>
          <table:table-cell office:value-type="float" office:value="2078.99522781372" calcext:value-type="float">
            <text:p>2078.995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222.07140922546" calcext:value-type="float">
            <text:p>2222.071</text:p>
          </table:table-cell>
          <table:table-cell office:value-type="float" office:value="2142.03572273254" calcext:value-type="float">
            <text:p>2142.036</text:p>
          </table:table-cell>
          <table:table-cell office:value-type="float" office:value="2101.80640220642" calcext:value-type="float">
            <text:p>2101.806</text:p>
          </table:table-cell>
          <table:table-cell office:value-type="float" office:value="2071.99931144714" calcext:value-type="float">
            <text:p>2071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186.91897392273" calcext:value-type="float">
            <text:p>2186.919</text:p>
          </table:table-cell>
          <table:table-cell office:value-type="float" office:value="2148.73385429382" calcext:value-type="float">
            <text:p>2148.734</text:p>
          </table:table-cell>
          <table:table-cell office:value-type="float" office:value="2111.99879646301" calcext:value-type="float">
            <text:p>2111.999</text:p>
          </table:table-cell>
          <table:table-cell office:value-type="float" office:value="2078.40013504028" calcext:value-type="float">
            <text:p>2078.4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176.0094165802" calcext:value-type="float">
            <text:p>2176.009</text:p>
          </table:table-cell>
          <table:table-cell office:value-type="float" office:value="2128.56340408325" calcext:value-type="float">
            <text:p>2128.563</text:p>
          </table:table-cell>
          <table:table-cell office:value-type="float" office:value="2124.52936172485" calcext:value-type="float">
            <text:p>2124.529</text:p>
          </table:table-cell>
          <table:table-cell office:value-type="float" office:value="2077.99816131592" calcext:value-type="float">
            <text:p>2077.99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167.475938797" calcext:value-type="float">
            <text:p>2167.476</text:p>
          </table:table-cell>
          <table:table-cell office:value-type="float" office:value="2139.76764678955" calcext:value-type="float">
            <text:p>2139.768</text:p>
          </table:table-cell>
          <table:table-cell office:value-type="float" office:value="2112.72430419922" calcext:value-type="float">
            <text:p>2112.724</text:p>
          </table:table-cell>
          <table:table-cell office:value-type="float" office:value="2070.00064849854" calcext:value-type="float">
            <text:p>2070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157.99474716187" calcext:value-type="float">
            <text:p>2157.995</text:p>
          </table:table-cell>
          <table:table-cell office:value-type="float" office:value="2133.16297531128" calcext:value-type="float">
            <text:p>2133.163</text:p>
          </table:table-cell>
          <table:table-cell office:value-type="float" office:value="2125.76031684875" calcext:value-type="float">
            <text:p>2125.760</text:p>
          </table:table-cell>
          <table:table-cell office:value-type="float" office:value="2074.97787475586" calcext:value-type="float">
            <text:p>2074.97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169.33441162109" calcext:value-type="float">
            <text:p>2169.334</text:p>
          </table:table-cell>
          <table:table-cell office:value-type="float" office:value="2137.615442276" calcext:value-type="float">
            <text:p>2137.615</text:p>
          </table:table-cell>
          <table:table-cell office:value-type="float" office:value="2119.20833587646" calcext:value-type="float">
            <text:p>2119.208</text:p>
          </table:table-cell>
          <table:table-cell office:value-type="float" office:value="2071.05660438538" calcext:value-type="float">
            <text:p>2071.05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166.18013381958" calcext:value-type="float">
            <text:p>2166.180</text:p>
          </table:table-cell>
          <table:table-cell office:value-type="float" office:value="2134.0389251709" calcext:value-type="float">
            <text:p>2134.039</text:p>
          </table:table-cell>
          <table:table-cell office:value-type="float" office:value="2112.53786087036" calcext:value-type="float">
            <text:p>2112.538</text:p>
          </table:table-cell>
          <table:table-cell office:value-type="float" office:value="2078.96447181702" calcext:value-type="float">
            <text:p>2078.96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167.9093837738" calcext:value-type="float">
            <text:p>2167.909</text:p>
          </table:table-cell>
          <table:table-cell office:value-type="float" office:value="2132.01856613159" calcext:value-type="float">
            <text:p>2132.019</text:p>
          </table:table-cell>
          <table:table-cell office:value-type="float" office:value="2115.41056632996" calcext:value-type="float">
            <text:p>2115.411</text:p>
          </table:table-cell>
          <table:table-cell office:value-type="float" office:value="2073.80962371826" calcext:value-type="float">
            <text:p>2073.81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173.68984222412" calcext:value-type="float">
            <text:p>2173.690</text:p>
          </table:table-cell>
          <table:table-cell office:value-type="float" office:value="2141.97683334351" calcext:value-type="float">
            <text:p>2141.977</text:p>
          </table:table-cell>
          <table:table-cell office:value-type="float" office:value="2099.04623031616" calcext:value-type="float">
            <text:p>2099.046</text:p>
          </table:table-cell>
          <table:table-cell office:value-type="float" office:value="2074.76592063904" calcext:value-type="float">
            <text:p>2074.76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168.54381561279" calcext:value-type="float">
            <text:p>2168.544</text:p>
          </table:table-cell>
          <table:table-cell office:value-type="float" office:value="2131.16478919983" calcext:value-type="float">
            <text:p>2131.165</text:p>
          </table:table-cell>
          <table:table-cell office:value-type="float" office:value="2120.79644203186" calcext:value-type="float">
            <text:p>2120.796</text:p>
          </table:table-cell>
          <table:table-cell office:value-type="float" office:value="2067.43502616882" calcext:value-type="float">
            <text:p>2067.435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168.83778572083" calcext:value-type="float">
            <text:p>2168.838</text:p>
          </table:table-cell>
          <table:table-cell office:value-type="float" office:value="2135.02192497253" calcext:value-type="float">
            <text:p>2135.022</text:p>
          </table:table-cell>
          <table:table-cell office:value-type="float" office:value="2111.07587814331" calcext:value-type="float">
            <text:p>2111.076</text:p>
          </table:table-cell>
          <table:table-cell office:value-type="float" office:value="2070.9867477417" calcext:value-type="float">
            <text:p>2070.98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166.49651527405" calcext:value-type="float">
            <text:p>2166.497</text:p>
          </table:table-cell>
          <table:table-cell office:value-type="float" office:value="2150.81930160522" calcext:value-type="float">
            <text:p>2150.819</text:p>
          </table:table-cell>
          <table:table-cell office:value-type="float" office:value="2102.95963287354" calcext:value-type="float">
            <text:p>2102.960</text:p>
          </table:table-cell>
          <table:table-cell office:value-type="float" office:value="2083.37759971619" calcext:value-type="float">
            <text:p>2083.37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165.73119163513" calcext:value-type="float">
            <text:p>2165.731</text:p>
          </table:table-cell>
          <table:table-cell office:value-type="float" office:value="2145.35641670227" calcext:value-type="float">
            <text:p>2145.356</text:p>
          </table:table-cell>
          <table:table-cell office:value-type="float" office:value="2123.58140945435" calcext:value-type="float">
            <text:p>2123.581</text:p>
          </table:table-cell>
          <table:table-cell office:value-type="float" office:value="2075.26707649231" calcext:value-type="float">
            <text:p>2075.26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164.23892974854" calcext:value-type="float">
            <text:p>2164.239</text:p>
          </table:table-cell>
          <table:table-cell office:value-type="float" office:value="2128.42893600464" calcext:value-type="float">
            <text:p>2128.429</text:p>
          </table:table-cell>
          <table:table-cell office:value-type="float" office:value="2107.60855674744" calcext:value-type="float">
            <text:p>2107.609</text:p>
          </table:table-cell>
          <table:table-cell office:value-type="float" office:value="2078.16433906555" calcext:value-type="float">
            <text:p>2078.16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167.36316680908" calcext:value-type="float">
            <text:p>2167.363</text:p>
          </table:table-cell>
          <table:table-cell office:value-type="float" office:value="2143.89419555664" calcext:value-type="float">
            <text:p>2143.894</text:p>
          </table:table-cell>
          <table:table-cell office:value-type="float" office:value="2120.05424499512" calcext:value-type="float">
            <text:p>2120.054</text:p>
          </table:table-cell>
          <table:table-cell office:value-type="float" office:value="2080.00516891479" calcext:value-type="float">
            <text:p>2080.005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172.27578163147" calcext:value-type="float">
            <text:p>2172.276</text:p>
          </table:table-cell>
          <table:table-cell office:value-type="float" office:value="2132.31468200684" calcext:value-type="float">
            <text:p>2132.315</text:p>
          </table:table-cell>
          <table:table-cell office:value-type="float" office:value="2104.92634773254" calcext:value-type="float">
            <text:p>2104.926</text:p>
          </table:table-cell>
          <table:table-cell office:value-type="float" office:value="2074.85222816467" calcext:value-type="float">
            <text:p>2074.852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159.1260433197" calcext:value-type="float">
            <text:p>2159.126</text:p>
          </table:table-cell>
          <table:table-cell office:value-type="float" office:value="2132.17782974243" calcext:value-type="float">
            <text:p>2132.178</text:p>
          </table:table-cell>
          <table:table-cell office:value-type="float" office:value="2115.00263214111" calcext:value-type="float">
            <text:p>2115.003</text:p>
          </table:table-cell>
          <table:table-cell office:value-type="float" office:value="2075.15048980713" calcext:value-type="float">
            <text:p>2075.15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173.45452308655" calcext:value-type="float">
            <text:p>2173.455</text:p>
          </table:table-cell>
          <table:table-cell office:value-type="float" office:value="2138.82970809937" calcext:value-type="float">
            <text:p>2138.830</text:p>
          </table:table-cell>
          <table:table-cell office:value-type="float" office:value="2109.63654518127" calcext:value-type="float">
            <text:p>2109.637</text:p>
          </table:table-cell>
          <table:table-cell office:value-type="float" office:value="2077.66819000244" calcext:value-type="float">
            <text:p>2077.66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172.3370552063" calcext:value-type="float">
            <text:p>2172.337</text:p>
          </table:table-cell>
          <table:table-cell office:value-type="float" office:value="2135.19191741943" calcext:value-type="float">
            <text:p>2135.192</text:p>
          </table:table-cell>
          <table:table-cell office:value-type="float" office:value="2107.55801200867" calcext:value-type="float">
            <text:p>2107.558</text:p>
          </table:table-cell>
          <table:table-cell office:value-type="float" office:value="2070.45817375183" calcext:value-type="float">
            <text:p>2070.45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166.05472564697" calcext:value-type="float">
            <text:p>2166.055</text:p>
          </table:table-cell>
          <table:table-cell office:value-type="float" office:value="2152.04381942749" calcext:value-type="float">
            <text:p>2152.044</text:p>
          </table:table-cell>
          <table:table-cell office:value-type="float" office:value="2105.788230896" calcext:value-type="float">
            <text:p>2105.788</text:p>
          </table:table-cell>
          <table:table-cell office:value-type="float" office:value="2075.03652572632" calcext:value-type="float">
            <text:p>2075.037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163.4259223938" calcext:value-type="float">
            <text:p>2163.426</text:p>
          </table:table-cell>
          <table:table-cell office:value-type="float" office:value="2121.94490432739" calcext:value-type="float">
            <text:p>2121.945</text:p>
          </table:table-cell>
          <table:table-cell office:value-type="float" office:value="2111.79137229919" calcext:value-type="float">
            <text:p>2111.791</text:p>
          </table:table-cell>
          <table:table-cell office:value-type="float" office:value="2078.02057266235" calcext:value-type="float">
            <text:p>2078.021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171.44838174184" calcext:value-type="float">
            <text:p>2171.448</text:p>
          </table:table-cell>
          <table:table-cell office:value-type="float" office:value="2136.53292655945" calcext:value-type="float">
            <text:p>2136.533</text:p>
          </table:table-cell>
          <table:table-cell office:value-type="float" office:value="2111.37444972992" calcext:value-type="float">
            <text:p>2111.374</text:p>
          </table:table-cell>
          <table:table-cell office:value-type="float" office:value="2075.86748600006" calcext:value-type="float">
            <text:p>2075.867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12.5277427774597" calcext:value-type="float">
            <text:p>12.528</text:p>
          </table:table-cell>
          <table:table-cell table:style-name="ce37" office:value-type="float" office:value="7.97825925491331" calcext:value-type="float">
            <text:p>7.978</text:p>
          </table:table-cell>
          <table:table-cell table:style-name="ce37" office:value-type="float" office:value="7.65355713038045" calcext:value-type="float">
            <text:p>7.654</text:p>
          </table:table-cell>
          <table:table-cell table:style-name="ce37" office:value-type="float" office:value="7.22607427796237" calcext:value-type="float">
            <text:p>7.226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12.3171774822097" calcext:value-type="float">
            <text:p>12.317</text:p>
          </table:table-cell>
          <table:table-cell table:style-name="ce38" table:formula="of:=COM.MICROSOFT.STDEV.P([.C3:.C32])" office:value-type="float" office:value="7.84416131361342" calcext:value-type="float">
            <text:p>7.844</text:p>
          </table:table-cell>
          <table:table-cell table:style-name="ce38" table:formula="of:=COM.MICROSOFT.STDEV.P([.D3:.D32])" office:value-type="float" office:value="7.52491675633231" calcext:value-type="float">
            <text:p>7.525</text:p>
          </table:table-cell>
          <table:table-cell table:style-name="ce38" table:formula="of:=COM.MICROSOFT.STDEV.P([.E3:.E32])" office:value-type="float" office:value="7.1046190013921" calcext:value-type="float">
            <text:p>7.105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528.998851776123" calcext:value-type="float">
            <text:p>528.999</text:p>
          </table:table-cell>
          <table:table-cell table:number-columns-repeated="2" table:style-name="ce39" office:value-type="float" office:value="269.000053405762" calcext:value-type="float">
            <text:p>269.000</text:p>
          </table:table-cell>
          <table:table-cell table:style-name="ce39" office:value-type="float" office:value="134.003639221191" calcext:value-type="float">
            <text:p>134.004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530.001401901245" calcext:value-type="float">
            <text:p>530.001</text:p>
          </table:table-cell>
          <table:table-cell table:number-columns-repeated="2" table:style-name="ce40" office:value-type="float" office:value="269.000291824341" calcext:value-type="float">
            <text:p>269.000</text:p>
          </table:table-cell>
          <table:table-cell table:style-name="ce40" office:value-type="float" office:value="131.994962692261" calcext:value-type="float">
            <text:p>131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531.997680664063" calcext:value-type="float">
            <text:p>531.998</text:p>
          </table:table-cell>
          <table:table-cell table:number-columns-repeated="2" table:style-name="ce40" office:value-type="float" office:value="266.998291015625" calcext:value-type="float">
            <text:p>266.998</text:p>
          </table:table-cell>
          <table:table-cell table:style-name="ce40" office:value-type="float" office:value="134.000062942505" calcext:value-type="float">
            <text:p>134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529.999732971191" calcext:value-type="float">
            <text:p>530.000</text:p>
          </table:table-cell>
          <table:table-cell table:number-columns-repeated="2" table:style-name="ce40" office:value-type="float" office:value="267.999887466431" calcext:value-type="float">
            <text:p>268.000</text:p>
          </table:table-cell>
          <table:table-cell table:style-name="ce40" office:value-type="float" office:value="133.00085067749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530.00020980835" calcext:value-type="float">
            <text:p>530.000</text:p>
          </table:table-cell>
          <table:table-cell table:number-columns-repeated="2" table:style-name="ce40" office:value-type="float" office:value="269.000768661499" calcext:value-type="float">
            <text:p>269.001</text:p>
          </table:table-cell>
          <table:table-cell table:style-name="ce40" office:value-type="float" office:value="135.000705718994" calcext:value-type="float">
            <text:p>135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528.00440788269" calcext:value-type="float">
            <text:p>528.004</text:p>
          </table:table-cell>
          <table:table-cell table:number-columns-repeated="2" table:style-name="ce40" office:value-type="float" office:value="268.999338150024" calcext:value-type="float">
            <text:p>268.999</text:p>
          </table:table-cell>
          <table:table-cell table:style-name="ce40" office:value-type="float" office:value="132.001399993896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526.999235153198" calcext:value-type="float">
            <text:p>526.999</text:p>
          </table:table-cell>
          <table:table-cell table:number-columns-repeated="2" table:style-name="ce40" office:value-type="float" office:value="267.999887466431" calcext:value-type="float">
            <text:p>268.000</text:p>
          </table:table-cell>
          <table:table-cell table:style-name="ce40" office:value-type="float" office:value="132.997512817383" calcext:value-type="float">
            <text:p>132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526.997566223145" calcext:value-type="float">
            <text:p>526.998</text:p>
          </table:table-cell>
          <table:table-cell table:number-columns-repeated="2" table:style-name="ce40" office:value-type="float" office:value="272.002220153809" calcext:value-type="float">
            <text:p>272.002</text:p>
          </table:table-cell>
          <table:table-cell table:style-name="ce40" office:value-type="float" office:value="133.999109268188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532.001495361328" calcext:value-type="float">
            <text:p>532.001</text:p>
          </table:table-cell>
          <table:table-cell table:number-columns-repeated="2" table:style-name="ce40" office:value-type="float" office:value="270.996570587158" calcext:value-type="float">
            <text:p>270.997</text:p>
          </table:table-cell>
          <table:table-cell table:style-name="ce40" office:value-type="float" office:value="134.000539779663" calcext:value-type="float">
            <text:p>134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542.997360229492" calcext:value-type="float">
            <text:p>542.997</text:p>
          </table:table-cell>
          <table:table-cell table:number-columns-repeated="2" table:style-name="ce40" office:value-type="float" office:value="268.000841140747" calcext:value-type="float">
            <text:p>268.001</text:p>
          </table:table-cell>
          <table:table-cell table:style-name="ce40" office:value-type="float" office:value="132.000684738159" calcext:value-type="float">
            <text:p>132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523.999929428101" calcext:value-type="float">
            <text:p>524.000</text:p>
          </table:table-cell>
          <table:table-cell table:number-columns-repeated="2" table:style-name="ce40" office:value-type="float" office:value="268.000602722168" calcext:value-type="float">
            <text:p>268.001</text:p>
          </table:table-cell>
          <table:table-cell table:style-name="ce40" office:value-type="float" office:value="133.001804351807" calcext:value-type="float">
            <text:p>133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525.004148483276" calcext:value-type="float">
            <text:p>525.004</text:p>
          </table:table-cell>
          <table:table-cell table:number-columns-repeated="2" table:style-name="ce40" office:value-type="float" office:value="268.00012588501" calcext:value-type="float">
            <text:p>268.000</text:p>
          </table:table-cell>
          <table:table-cell table:style-name="ce40" office:value-type="float" office:value="132.997274398804" calcext:value-type="float">
            <text:p>132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528.999805450439" calcext:value-type="float">
            <text:p>529.000</text:p>
          </table:table-cell>
          <table:table-cell table:number-columns-repeated="2" table:style-name="ce40" office:value-type="float" office:value="273.001670837402" calcext:value-type="float">
            <text:p>273.002</text:p>
          </table:table-cell>
          <table:table-cell table:style-name="ce40" office:value-type="float" office:value="136.000394821167" calcext:value-type="float">
            <text:p>136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527.998685836792" calcext:value-type="float">
            <text:p>527.999</text:p>
          </table:table-cell>
          <table:table-cell table:number-columns-repeated="2" table:style-name="ce40" office:value-type="float" office:value="268.999099731445" calcext:value-type="float">
            <text:p>268.999</text:p>
          </table:table-cell>
          <table:table-cell table:style-name="ce40" office:value-type="float" office:value="133.001089096069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529.9973487854" calcext:value-type="float">
            <text:p>529.997</text:p>
          </table:table-cell>
          <table:table-cell table:number-columns-repeated="2" table:style-name="ce40" office:value-type="float" office:value="263.998746871948" calcext:value-type="float">
            <text:p>263.999</text:p>
          </table:table-cell>
          <table:table-cell table:style-name="ce40" office:value-type="float" office:value="133.99863243103" calcext:value-type="float">
            <text:p>133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529.000282287598" calcext:value-type="float">
            <text:p>529.000</text:p>
          </table:table-cell>
          <table:table-cell table:number-columns-repeated="2" table:style-name="ce40" office:value-type="float" office:value="264.999628067017" calcext:value-type="float">
            <text:p>265.000</text:p>
          </table:table-cell>
          <table:table-cell table:style-name="ce40" office:value-type="float" office:value="133.001565933228" calcext:value-type="float">
            <text:p>133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532.002925872803" calcext:value-type="float">
            <text:p>532.003</text:p>
          </table:table-cell>
          <table:table-cell table:number-columns-repeated="2" table:style-name="ce40" office:value-type="float" office:value="264.999389648437" calcext:value-type="float">
            <text:p>264.999</text:p>
          </table:table-cell>
          <table:table-cell table:style-name="ce40" office:value-type="float" office:value="132.999181747437" calcext:value-type="float">
            <text:p>132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527.997016906738" calcext:value-type="float">
            <text:p>527.997</text:p>
          </table:table-cell>
          <table:table-cell table:number-columns-repeated="2" table:style-name="ce40" office:value-type="float" office:value="265.002965927124" calcext:value-type="float">
            <text:p>265.003</text:p>
          </table:table-cell>
          <table:table-cell table:style-name="ce40" office:value-type="float" office:value="132.999181747437" calcext:value-type="float">
            <text:p>132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528.002262115479" calcext:value-type="float">
            <text:p>528.002</text:p>
          </table:table-cell>
          <table:table-cell table:number-columns-repeated="2" table:style-name="ce40" office:value-type="float" office:value="260.996580123901" calcext:value-type="float">
            <text:p>260.997</text:p>
          </table:table-cell>
          <table:table-cell table:style-name="ce40" office:value-type="float" office:value="133.004903793335" calcext:value-type="float">
            <text:p>133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532.997846603394" calcext:value-type="float">
            <text:p>532.998</text:p>
          </table:table-cell>
          <table:table-cell table:number-columns-repeated="2" table:style-name="ce40" office:value-type="float" office:value="263.00048828125" calcext:value-type="float">
            <text:p>263.000</text:p>
          </table:table-cell>
          <table:table-cell table:style-name="ce40" office:value-type="float" office:value="132.996559143066" calcext:value-type="float">
            <text:p>132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524.999380111694" calcext:value-type="float">
            <text:p>524.999</text:p>
          </table:table-cell>
          <table:table-cell table:number-columns-repeated="2" table:style-name="ce40" office:value-type="float" office:value="261.999607086182" calcext:value-type="float">
            <text:p>262.000</text:p>
          </table:table-cell>
          <table:table-cell table:style-name="ce40" office:value-type="float" office:value="133.001804351807" calcext:value-type="float">
            <text:p>133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525.000333786011" calcext:value-type="float">
            <text:p>525.000</text:p>
          </table:table-cell>
          <table:table-cell table:number-columns-repeated="2" table:style-name="ce40" office:value-type="float" office:value="266.000270843506" calcext:value-type="float">
            <text:p>266.000</text:p>
          </table:table-cell>
          <table:table-cell table:style-name="ce40" office:value-type="float" office:value="134.00149345398" calcext:value-type="float">
            <text:p>134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525.999784469605" calcext:value-type="float">
            <text:p>526.000</text:p>
          </table:table-cell>
          <table:table-cell table:number-columns-repeated="2" table:style-name="ce40" office:value-type="float" office:value="262.002229690552" calcext:value-type="float">
            <text:p>262.002</text:p>
          </table:table-cell>
          <table:table-cell table:style-name="ce40" office:value-type="float" office:value="133.996486663818" calcext:value-type="float">
            <text:p>133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533.000230789185" calcext:value-type="float">
            <text:p>533.000</text:p>
          </table:table-cell>
          <table:table-cell table:number-columns-repeated="2" table:style-name="ce40" office:value-type="float" office:value="270.000219345093" calcext:value-type="float">
            <text:p>270.000</text:p>
          </table:table-cell>
          <table:table-cell table:style-name="ce40" office:value-type="float" office:value="133.999824523926" calcext:value-type="float">
            <text:p>134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527.002096176147" calcext:value-type="float">
            <text:p>527.002</text:p>
          </table:table-cell>
          <table:table-cell table:number-columns-repeated="2" table:style-name="ce40" office:value-type="float" office:value="264.998197555542" calcext:value-type="float">
            <text:p>264.998</text:p>
          </table:table-cell>
          <table:table-cell table:style-name="ce40" office:value-type="float" office:value="132.999658584595" calcext:value-type="float">
            <text:p>133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532.997846603394" calcext:value-type="float">
            <text:p>532.998</text:p>
          </table:table-cell>
          <table:table-cell table:number-columns-repeated="2" table:style-name="ce40" office:value-type="float" office:value="264.999389648437" calcext:value-type="float">
            <text:p>264.999</text:p>
          </table:table-cell>
          <table:table-cell table:style-name="ce40" office:value-type="float" office:value="131.999254226685" calcext:value-type="float">
            <text:p>131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529.000043869019" calcext:value-type="float">
            <text:p>529.000</text:p>
          </table:table-cell>
          <table:table-cell table:number-columns-repeated="2" table:style-name="ce40" office:value-type="float" office:value="263.999938964844" calcext:value-type="float">
            <text:p>264.000</text:p>
          </table:table-cell>
          <table:table-cell table:style-name="ce40" office:value-type="float" office:value="133.000135421753" calcext:value-type="float">
            <text:p>133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525.000095367432" calcext:value-type="float">
            <text:p>525.000</text:p>
          </table:table-cell>
          <table:table-cell table:number-columns-repeated="2" table:style-name="ce40" office:value-type="float" office:value="262.000799179077" calcext:value-type="float">
            <text:p>262.001</text:p>
          </table:table-cell>
          <table:table-cell table:style-name="ce40" office:value-type="float" office:value="134.004831314087" calcext:value-type="float">
            <text:p>134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538.003206253052" calcext:value-type="float">
            <text:p>538.003</text:p>
          </table:table-cell>
          <table:table-cell table:number-columns-repeated="2" table:style-name="ce40" office:value-type="float" office:value="262.999057769775" calcext:value-type="float">
            <text:p>262.999</text:p>
          </table:table-cell>
          <table:table-cell table:style-name="ce40" office:value-type="float" office:value="133.996248245239" calcext:value-type="float">
            <text:p>133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531.996488571167" calcext:value-type="float">
            <text:p>531.996</text:p>
          </table:table-cell>
          <table:table-cell table:number-columns-repeated="2" table:style-name="ce40" office:value-type="float" office:value="265.999794006348" calcext:value-type="float">
            <text:p>266.000</text:p>
          </table:table-cell>
          <table:table-cell table:style-name="ce40" office:value-type="float" office:value="131.998777389526" calcext:value-type="float">
            <text:p>131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532.001733779907" calcext:value-type="float">
            <text:p>532.002</text:p>
          </table:table-cell>
          <table:table-cell table:number-columns-repeated="2" table:style-name="ce40" office:value-type="float" office:value="265.000343322754" calcext:value-type="float">
            <text:p>265.000</text:p>
          </table:table-cell>
          <table:table-cell table:style-name="ce40" office:value-type="float" office:value="133.001327514648" calcext:value-type="float">
            <text:p>133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529.666686058044" calcext:value-type="float">
            <text:p>529.667</text:p>
          </table:table-cell>
          <table:table-cell table:number-columns-repeated="2" table:style-name="ce40" office:value-type="float" office:value="266.399908065796" calcext:value-type="float">
            <text:p>266.400</text:p>
          </table:table-cell>
          <table:table-cell table:style-name="ce40" office:value-type="float" office:value="133.299875259399" calcext:value-type="float">
            <text:p>133.300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4.04537431350885" calcext:value-type="float">
            <text:p>4.045</text:p>
          </table:table-cell>
          <table:table-cell table:number-columns-repeated="2" table:style-name="ce41" office:value-type="float" office:value="3.12520329413059" calcext:value-type="float">
            <text:p>3.125</text:p>
          </table:table-cell>
          <table:table-cell table:style-name="ce41" office:value-type="float" office:value="0.915609556359231" calcext:value-type="float">
            <text:p>0.916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3.97737998668939" calcext:value-type="float">
            <text:p>3.977</text:p>
          </table:table-cell>
          <table:table-cell table:style-name="ce42" table:formula="of:=COM.MICROSOFT.STDEV.P([.C37:.C66])" office:value-type="float" office:value="3.07267512796096" calcext:value-type="float">
            <text:p>3.073</text:p>
          </table:table-cell>
          <table:table-cell table:style-name="ce42" table:formula="of:=COM.MICROSOFT.STDEV.P([.D37:.D66])" office:value-type="float" office:value="3.07267512796096" calcext:value-type="float">
            <text:p>3.073</text:p>
          </table:table-cell>
          <table:table-cell table:style-name="ce42" table:formula="of:=COM.MICROSOFT.STDEV.P([.E37:.E66])" office:value-type="float" office:value="0.900220064413772" calcext:value-type="float">
            <text:p>0.900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2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2239.20035362244" calcext:value-type="float">
            <text:p>2239.200</text:p>
          </table:table-cell>
          <table:table-cell table:style-name="ce55" table:formula="of:=[.C2]" office:value-type="float" office:value="2132.39526748657" calcext:value-type="float">
            <text:p>2132.395</text:p>
          </table:table-cell>
          <table:table-cell table:style-name="ce55" table:formula="of:=[.D2]" office:value-type="float" office:value="2105.5908203125" calcext:value-type="float">
            <text:p>2105.591</text:p>
          </table:table-cell>
          <table:table-cell table:style-name="ce55" table:formula="of:=[.E2]" office:value-type="float" office:value="2105.16309738159" calcext:value-type="float">
            <text:p>2105.163</text:p>
          </table:table-cell>
          <table:table-cell table:style-name="ce57" table:formula="of:=[.B36]" office:value-type="float" office:value="528.998851776123" calcext:value-type="float">
            <text:p>528.999</text:p>
          </table:table-cell>
          <table:table-cell table:style-name="ce57" table:formula="of:=[.C36]" office:value-type="float" office:value="269.000053405762" calcext:value-type="float">
            <text:p>269.000</text:p>
          </table:table-cell>
          <table:table-cell table:style-name="ce57" table:formula="of:=[.D36]" office:value-type="float" office:value="269.000053405762" calcext:value-type="float">
            <text:p>269.000</text:p>
          </table:table-cell>
          <table:table-cell table:style-name="ce57" table:formula="of:=[.E36]" office:value-type="float" office:value="134.003639221191" calcext:value-type="float">
            <text:p>134.004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171.44838174184" calcext:value-type="float">
            <text:p>2171.448</text:p>
          </table:table-cell>
          <table:table-cell table:style-name="ce55" table:formula="of:=[.C33]" office:value-type="float" office:value="2136.53292655945" calcext:value-type="float">
            <text:p>2136.533</text:p>
          </table:table-cell>
          <table:table-cell table:style-name="ce55" table:formula="of:=[.D33]" office:value-type="float" office:value="2111.37444972992" calcext:value-type="float">
            <text:p>2111.374</text:p>
          </table:table-cell>
          <table:table-cell table:style-name="ce55" table:formula="of:=[.E33]" office:value-type="float" office:value="2075.86748600006" calcext:value-type="float">
            <text:p>2075.867</text:p>
          </table:table-cell>
          <table:table-cell table:style-name="ce57" table:formula="of:=[.B67]" office:value-type="float" office:value="529.666686058044" calcext:value-type="float">
            <text:p>529.667</text:p>
          </table:table-cell>
          <table:table-cell table:style-name="ce57" table:formula="of:=[.C67]" office:value-type="float" office:value="266.399908065796" calcext:value-type="float">
            <text:p>266.400</text:p>
          </table:table-cell>
          <table:table-cell table:style-name="ce57" table:formula="of:=[.D67]" office:value-type="float" office:value="266.399908065796" calcext:value-type="float">
            <text:p>266.400</text:p>
          </table:table-cell>
          <table:table-cell table:style-name="ce57" table:formula="of:=[.E67]" office:value-type="float" office:value="133.299875259399" calcext:value-type="float">
            <text:p>133.300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12.5277427774597" calcext:value-type="float">
            <text:p>12.528</text:p>
          </table:table-cell>
          <table:table-cell table:style-name="ce55" table:formula="of:=[.C34]" office:value-type="float" office:value="7.97825925491331" calcext:value-type="float">
            <text:p>7.978</text:p>
          </table:table-cell>
          <table:table-cell table:style-name="ce55" table:formula="of:=[.D34]" office:value-type="float" office:value="7.65355713038045" calcext:value-type="float">
            <text:p>7.654</text:p>
          </table:table-cell>
          <table:table-cell table:style-name="ce55" table:formula="of:=[.E34]" office:value-type="float" office:value="7.22607427796237" calcext:value-type="float">
            <text:p>7.226</text:p>
          </table:table-cell>
          <table:table-cell table:style-name="ce57" table:formula="of:=[.B68]" office:value-type="float" office:value="4.04537431350885" calcext:value-type="float">
            <text:p>4.045</text:p>
          </table:table-cell>
          <table:table-cell table:style-name="ce57" table:formula="of:=[.C68]" office:value-type="float" office:value="3.12520329413059" calcext:value-type="float">
            <text:p>3.125</text:p>
          </table:table-cell>
          <table:table-cell table:style-name="ce57" table:formula="of:=[.D68]" office:value-type="float" office:value="3.12520329413059" calcext:value-type="float">
            <text:p>3.125</text:p>
          </table:table-cell>
          <table:table-cell table:style-name="ce57" table:formula="of:=[.E68]" office:value-type="float" office:value="0.915609556359231" calcext:value-type="float">
            <text:p>0.916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12.3171774822097" calcext:value-type="float">
            <text:p>12.317</text:p>
          </table:table-cell>
          <table:table-cell table:style-name="ce55" table:formula="of:=[.C35]" office:value-type="float" office:value="7.84416131361342" calcext:value-type="float">
            <text:p>7.844</text:p>
          </table:table-cell>
          <table:table-cell table:style-name="ce55" table:formula="of:=[.D35]" office:value-type="float" office:value="7.52491675633231" calcext:value-type="float">
            <text:p>7.525</text:p>
          </table:table-cell>
          <table:table-cell table:style-name="ce55" table:formula="of:=[.E35]" office:value-type="float" office:value="7.1046190013921" calcext:value-type="float">
            <text:p>7.105</text:p>
          </table:table-cell>
          <table:table-cell table:style-name="ce57" table:formula="of:=[.B69]" office:value-type="float" office:value="3.97737998668939" calcext:value-type="float">
            <text:p>3.977</text:p>
          </table:table-cell>
          <table:table-cell table:style-name="ce57" table:formula="of:=[.C69]" office:value-type="float" office:value="3.07267512796096" calcext:value-type="float">
            <text:p>3.073</text:p>
          </table:table-cell>
          <table:table-cell table:style-name="ce57" table:formula="of:=[.D69]" office:value-type="float" office:value="3.07267512796096" calcext:value-type="float">
            <text:p>3.073</text:p>
          </table:table-cell>
          <table:table-cell table:style-name="ce57" table:formula="of:=[.E69]" office:value-type="float" office:value="0.900220064413772" calcext:value-type="float">
            <text:p>0.900</text:p>
          </table:table-cell>
        </table:table-row>
      </table:table>
      <table:table table:name="Query #3" table:style-name="ta1">
        <table:shapes>
          <draw:frame draw:z-index="0" draw:style-name="gr1" draw:text-style-name="P1" svg:width="9.3776in" svg:height="5.2701in" svg:x="5.4693in" svg:y="0.5181in">
            <draw:object draw:notify-on-update-of-ranges="'Query #3'.B1:'Query #3'.E1 'Query #3'.B36:'Query #3'.E36 'Query #1'.B69:'Query #1'.E69 'Query #1'.B69:'Query #1'.E69 'Query #3'.B2:'Query #3'.E2 'Query #1'.B35:'Query #1'.E35 'Query #1'.B35:'Query #1'.E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3'.B1:'Query #3'.E1 'Query #3'.B67:'Query #3'.E67 'Query #1'.B68:'Query #1'.E68 'Query #1'.B68:'Query #1'.E68 'Query #3'.B33:'Query #3'.E33 'Query #1'.B34:'Query #1'.E34 'Query #1'.B34:'Query #1'.E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2070.32346725464" calcext:value-type="float">
            <text:p>2070.323</text:p>
          </table:table-cell>
          <table:table-cell table:style-name="ce35" office:value-type="float" office:value="2176.86200141907" calcext:value-type="float">
            <text:p>2176.862</text:p>
          </table:table-cell>
          <table:table-cell table:style-name="ce35" office:value-type="float" office:value="2108.48021507263" calcext:value-type="float">
            <text:p>2108.480</text:p>
          </table:table-cell>
          <table:table-cell table:style-name="ce35" office:value-type="float" office:value="2124.84169006348" calcext:value-type="float">
            <text:p>2124.842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47.61457443237" calcext:value-type="float">
            <text:p>2047.615</text:p>
          </table:table-cell>
          <table:table-cell office:value-type="float" office:value="2140.33007621765" calcext:value-type="float">
            <text:p>2140.330</text:p>
          </table:table-cell>
          <table:table-cell office:value-type="float" office:value="2126.83296203613" calcext:value-type="float">
            <text:p>2126.833</text:p>
          </table:table-cell>
          <table:table-cell office:value-type="float" office:value="2079.07056808472" calcext:value-type="float">
            <text:p>2079.071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43.43247413635" calcext:value-type="float">
            <text:p>2043.432</text:p>
          </table:table-cell>
          <table:table-cell office:value-type="float" office:value="2136.0023021698" calcext:value-type="float">
            <text:p>2136.002</text:p>
          </table:table-cell>
          <table:table-cell office:value-type="float" office:value="2112.80226707458" calcext:value-type="float">
            <text:p>2112.802</text:p>
          </table:table-cell>
          <table:table-cell office:value-type="float" office:value="2080.00040054321" calcext:value-type="float">
            <text:p>2080.000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037.99891471863" calcext:value-type="float">
            <text:p>2037.999</text:p>
          </table:table-cell>
          <table:table-cell office:value-type="float" office:value="2133.00037384033" calcext:value-type="float">
            <text:p>2133.000</text:p>
          </table:table-cell>
          <table:table-cell office:value-type="float" office:value="2117.00081825256" calcext:value-type="float">
            <text:p>2117.001</text:p>
          </table:table-cell>
          <table:table-cell office:value-type="float" office:value="2076.99823379517" calcext:value-type="float">
            <text:p>2076.998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47.00183868408" calcext:value-type="float">
            <text:p>2047.002</text:p>
          </table:table-cell>
          <table:table-cell office:value-type="float" office:value="2135.99848747253" calcext:value-type="float">
            <text:p>2135.998</text:p>
          </table:table-cell>
          <table:table-cell office:value-type="float" office:value="2118.9980506897" calcext:value-type="float">
            <text:p>2118.998</text:p>
          </table:table-cell>
          <table:table-cell office:value-type="float" office:value="2065.0007724762" calcext:value-type="float">
            <text:p>2065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34.99794006348" calcext:value-type="float">
            <text:p>2034.998</text:p>
          </table:table-cell>
          <table:table-cell office:value-type="float" office:value="2132.00092315674" calcext:value-type="float">
            <text:p>2132.001</text:p>
          </table:table-cell>
          <table:table-cell office:value-type="float" office:value="2133.99982452393" calcext:value-type="float">
            <text:p>2134.000</text:p>
          </table:table-cell>
          <table:table-cell office:value-type="float" office:value="2075.99949836731" calcext:value-type="float">
            <text:p>2075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040.02118110657" calcext:value-type="float">
            <text:p>2040.021</text:p>
          </table:table-cell>
          <table:table-cell office:value-type="float" office:value="2149.00135993958" calcext:value-type="float">
            <text:p>2149.001</text:p>
          </table:table-cell>
          <table:table-cell office:value-type="float" office:value="2130.0003528595" calcext:value-type="float">
            <text:p>2130.000</text:p>
          </table:table-cell>
          <table:table-cell office:value-type="float" office:value="2076.99990272522" calcext:value-type="float">
            <text:p>2077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034.99984741211" calcext:value-type="float">
            <text:p>2035.000</text:p>
          </table:table-cell>
          <table:table-cell office:value-type="float" office:value="2137.99834251404" calcext:value-type="float">
            <text:p>2137.998</text:p>
          </table:table-cell>
          <table:table-cell office:value-type="float" office:value="2111.00125312805" calcext:value-type="float">
            <text:p>2111.001</text:p>
          </table:table-cell>
          <table:table-cell office:value-type="float" office:value="2064.99981880188" calcext:value-type="float">
            <text:p>2065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44.99912261963" calcext:value-type="float">
            <text:p>2044.999</text:p>
          </table:table-cell>
          <table:table-cell office:value-type="float" office:value="2147.0000743866" calcext:value-type="float">
            <text:p>2147.000</text:p>
          </table:table-cell>
          <table:table-cell office:value-type="float" office:value="2124.00007247925" calcext:value-type="float">
            <text:p>2124.000</text:p>
          </table:table-cell>
          <table:table-cell office:value-type="float" office:value="2079.99992370605" calcext:value-type="float">
            <text:p>2080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033.00094604492" calcext:value-type="float">
            <text:p>2033.001</text:p>
          </table:table-cell>
          <table:table-cell office:value-type="float" office:value="2132.00211524963" calcext:value-type="float">
            <text:p>2132.002</text:p>
          </table:table-cell>
          <table:table-cell office:value-type="float" office:value="2121.0024356842" calcext:value-type="float">
            <text:p>2121.002</text:p>
          </table:table-cell>
          <table:table-cell office:value-type="float" office:value="2096.0009098053" calcext:value-type="float">
            <text:p>2096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045.9988117218" calcext:value-type="float">
            <text:p>2045.999</text:p>
          </table:table-cell>
          <table:table-cell office:value-type="float" office:value="2205.00159263611" calcext:value-type="float">
            <text:p>2205.002</text:p>
          </table:table-cell>
          <table:table-cell office:value-type="float" office:value="2115.9975528717" calcext:value-type="float">
            <text:p>2115.998</text:p>
          </table:table-cell>
          <table:table-cell office:value-type="float" office:value="2077.99983024597" calcext:value-type="float">
            <text:p>2078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037.95409202576" calcext:value-type="float">
            <text:p>2037.954</text:p>
          </table:table-cell>
          <table:table-cell office:value-type="float" office:value="2144.86956596375" calcext:value-type="float">
            <text:p>2144.870</text:p>
          </table:table-cell>
          <table:table-cell office:value-type="float" office:value="2113.94023895264" calcext:value-type="float">
            <text:p>2113.940</text:p>
          </table:table-cell>
          <table:table-cell office:value-type="float" office:value="2060.90188026428" calcext:value-type="float">
            <text:p>2060.90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042.01292991638" calcext:value-type="float">
            <text:p>2042.013</text:p>
          </table:table-cell>
          <table:table-cell office:value-type="float" office:value="2135.91408729553" calcext:value-type="float">
            <text:p>2135.914</text:p>
          </table:table-cell>
          <table:table-cell office:value-type="float" office:value="2141.15524291992" calcext:value-type="float">
            <text:p>2141.155</text:p>
          </table:table-cell>
          <table:table-cell office:value-type="float" office:value="2067.99912452698" calcext:value-type="float">
            <text:p>2067.999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035.14003753662" calcext:value-type="float">
            <text:p>2035.140</text:p>
          </table:table-cell>
          <table:table-cell office:value-type="float" office:value="2133.03828239441" calcext:value-type="float">
            <text:p>2133.038</text:p>
          </table:table-cell>
          <table:table-cell office:value-type="float" office:value="2116.7893409729" calcext:value-type="float">
            <text:p>2116.789</text:p>
          </table:table-cell>
          <table:table-cell office:value-type="float" office:value="2075.18982887268" calcext:value-type="float">
            <text:p>2075.19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043.01977157593" calcext:value-type="float">
            <text:p>2043.020</text:p>
          </table:table-cell>
          <table:table-cell office:value-type="float" office:value="2136.02375984192" calcext:value-type="float">
            <text:p>2136.024</text:p>
          </table:table-cell>
          <table:table-cell office:value-type="float" office:value="2117.79856681824" calcext:value-type="float">
            <text:p>2117.799</text:p>
          </table:table-cell>
          <table:table-cell office:value-type="float" office:value="2069.48518753052" calcext:value-type="float">
            <text:p>2069.485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047.80983924866" calcext:value-type="float">
            <text:p>2047.810</text:p>
          </table:table-cell>
          <table:table-cell office:value-type="float" office:value="2123.95977973938" calcext:value-type="float">
            <text:p>2123.960</text:p>
          </table:table-cell>
          <table:table-cell office:value-type="float" office:value="2119.38953399658" calcext:value-type="float">
            <text:p>2119.390</text:p>
          </table:table-cell>
          <table:table-cell office:value-type="float" office:value="2068.82262229919" calcext:value-type="float">
            <text:p>2068.823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33.95342826843" calcext:value-type="float">
            <text:p>2033.953</text:p>
          </table:table-cell>
          <table:table-cell office:value-type="float" office:value="2135.05864143372" calcext:value-type="float">
            <text:p>2135.059</text:p>
          </table:table-cell>
          <table:table-cell office:value-type="float" office:value="2106.72831535339" calcext:value-type="float">
            <text:p>2106.728</text:p>
          </table:table-cell>
          <table:table-cell office:value-type="float" office:value="2072.69668579102" calcext:value-type="float">
            <text:p>2072.69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048.93279075623" calcext:value-type="float">
            <text:p>2048.933</text:p>
          </table:table-cell>
          <table:table-cell office:value-type="float" office:value="2139.01710510254" calcext:value-type="float">
            <text:p>2139.017</text:p>
          </table:table-cell>
          <table:table-cell office:value-type="float" office:value="2117.11597442627" calcext:value-type="float">
            <text:p>2117.116</text:p>
          </table:table-cell>
          <table:table-cell office:value-type="float" office:value="2073.04191589355" calcext:value-type="float">
            <text:p>2073.04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042.82379150391" calcext:value-type="float">
            <text:p>2042.824</text:p>
          </table:table-cell>
          <table:table-cell office:value-type="float" office:value="2129.72903251648" calcext:value-type="float">
            <text:p>2129.729</text:p>
          </table:table-cell>
          <table:table-cell office:value-type="float" office:value="2113.02280426025" calcext:value-type="float">
            <text:p>2113.023</text:p>
          </table:table-cell>
          <table:table-cell office:value-type="float" office:value="2071.55418395996" calcext:value-type="float">
            <text:p>2071.554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046.36454582214" calcext:value-type="float">
            <text:p>2046.365</text:p>
          </table:table-cell>
          <table:table-cell office:value-type="float" office:value="2145.19166946411" calcext:value-type="float">
            <text:p>2145.192</text:p>
          </table:table-cell>
          <table:table-cell office:value-type="float" office:value="2105.94058036804" calcext:value-type="float">
            <text:p>2105.941</text:p>
          </table:table-cell>
          <table:table-cell office:value-type="float" office:value="2064.04757499695" calcext:value-type="float">
            <text:p>2064.04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047.13559150696" calcext:value-type="float">
            <text:p>2047.136</text:p>
          </table:table-cell>
          <table:table-cell office:value-type="float" office:value="2136.79766654968" calcext:value-type="float">
            <text:p>2136.798</text:p>
          </table:table-cell>
          <table:table-cell office:value-type="float" office:value="2104.19583320618" calcext:value-type="float">
            <text:p>2104.196</text:p>
          </table:table-cell>
          <table:table-cell office:value-type="float" office:value="2075.35338401794" calcext:value-type="float">
            <text:p>2075.353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042.99068450928" calcext:value-type="float">
            <text:p>2042.991</text:p>
          </table:table-cell>
          <table:table-cell office:value-type="float" office:value="2129.20999526978" calcext:value-type="float">
            <text:p>2129.210</text:p>
          </table:table-cell>
          <table:table-cell office:value-type="float" office:value="2119.00210380554" calcext:value-type="float">
            <text:p>2119.002</text:p>
          </table:table-cell>
          <table:table-cell office:value-type="float" office:value="2095.00074386597" calcext:value-type="float">
            <text:p>2095.00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034.74879264832" calcext:value-type="float">
            <text:p>2034.749</text:p>
          </table:table-cell>
          <table:table-cell office:value-type="float" office:value="2128.23057174683" calcext:value-type="float">
            <text:p>2128.231</text:p>
          </table:table-cell>
          <table:table-cell office:value-type="float" office:value="2116.9753074646" calcext:value-type="float">
            <text:p>2116.975</text:p>
          </table:table-cell>
          <table:table-cell office:value-type="float" office:value="2074.02896881104" calcext:value-type="float">
            <text:p>2074.02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052.05392837524" calcext:value-type="float">
            <text:p>2052.054</text:p>
          </table:table-cell>
          <table:table-cell office:value-type="float" office:value="2131.77299499512" calcext:value-type="float">
            <text:p>2131.773</text:p>
          </table:table-cell>
          <table:table-cell office:value-type="float" office:value="2114.02630805969" calcext:value-type="float">
            <text:p>2114.026</text:p>
          </table:table-cell>
          <table:table-cell office:value-type="float" office:value="2079.96797561645" calcext:value-type="float">
            <text:p>2079.96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042.20414161682" calcext:value-type="float">
            <text:p>2042.204</text:p>
          </table:table-cell>
          <table:table-cell office:value-type="float" office:value="2138.11230659485" calcext:value-type="float">
            <text:p>2138.112</text:p>
          </table:table-cell>
          <table:table-cell office:value-type="float" office:value="2112.99824714661" calcext:value-type="float">
            <text:p>2112.998</text:p>
          </table:table-cell>
          <table:table-cell office:value-type="float" office:value="2096.43816947937" calcext:value-type="float">
            <text:p>2096.43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043.60628128052" calcext:value-type="float">
            <text:p>2043.606</text:p>
          </table:table-cell>
          <table:table-cell office:value-type="float" office:value="2128.89075279236" calcext:value-type="float">
            <text:p>2128.891</text:p>
          </table:table-cell>
          <table:table-cell office:value-type="float" office:value="2125.00047683716" calcext:value-type="float">
            <text:p>2125.000</text:p>
          </table:table-cell>
          <table:table-cell office:value-type="float" office:value="2066.2157535553" calcext:value-type="float">
            <text:p>2066.21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052.44636535645" calcext:value-type="float">
            <text:p>2052.446</text:p>
          </table:table-cell>
          <table:table-cell office:value-type="float" office:value="2129.04191017151" calcext:value-type="float">
            <text:p>2129.042</text:p>
          </table:table-cell>
          <table:table-cell office:value-type="float" office:value="2117.01965332031" calcext:value-type="float">
            <text:p>2117.020</text:p>
          </table:table-cell>
          <table:table-cell office:value-type="float" office:value="2078.16123962402" calcext:value-type="float">
            <text:p>2078.16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050.67014694214" calcext:value-type="float">
            <text:p>2050.670</text:p>
          </table:table-cell>
          <table:table-cell office:value-type="float" office:value="2127.90465354919" calcext:value-type="float">
            <text:p>2127.905</text:p>
          </table:table-cell>
          <table:table-cell office:value-type="float" office:value="2120.79191207886" calcext:value-type="float">
            <text:p>2120.792</text:p>
          </table:table-cell>
          <table:table-cell office:value-type="float" office:value="2066.18595123291" calcext:value-type="float">
            <text:p>2066.18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042.65308380127" calcext:value-type="float">
            <text:p>2042.653</text:p>
          </table:table-cell>
          <table:table-cell office:value-type="float" office:value="2136.80815696716" calcext:value-type="float">
            <text:p>2136.808</text:p>
          </table:table-cell>
          <table:table-cell office:value-type="float" office:value="2112.40267753601" calcext:value-type="float">
            <text:p>2112.403</text:p>
          </table:table-cell>
          <table:table-cell office:value-type="float" office:value="2078.97925376892" calcext:value-type="float">
            <text:p>2078.97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054.64363098145" calcext:value-type="float">
            <text:p>2054.644</text:p>
          </table:table-cell>
          <table:table-cell office:value-type="float" office:value="2135.29682159424" calcext:value-type="float">
            <text:p>2135.297</text:p>
          </table:table-cell>
          <table:table-cell office:value-type="float" office:value="2118.78633499145" calcext:value-type="float">
            <text:p>2118.786</text:p>
          </table:table-cell>
          <table:table-cell office:value-type="float" office:value="2068.92895698547" calcext:value-type="float">
            <text:p>2068.929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046.96846008301" calcext:value-type="float">
            <text:p>2046.968</text:p>
          </table:table-cell>
          <table:table-cell office:value-type="float" office:value="2139.28055763245" calcext:value-type="float">
            <text:p>2139.281</text:p>
          </table:table-cell>
          <table:table-cell office:value-type="float" office:value="2117.99812316895" calcext:value-type="float">
            <text:p>2117.998</text:p>
          </table:table-cell>
          <table:table-cell office:value-type="float" office:value="2071.09212875366" calcext:value-type="float">
            <text:p>2071.092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043.27326615651" calcext:value-type="float">
            <text:p>2043.273</text:p>
          </table:table-cell>
          <table:table-cell office:value-type="float" office:value="2137.7494653066" calcext:value-type="float">
            <text:p>2137.749</text:p>
          </table:table-cell>
          <table:table-cell office:value-type="float" office:value="2118.09043884277" calcext:value-type="float">
            <text:p>2118.090</text:p>
          </table:table-cell>
          <table:table-cell office:value-type="float" office:value="2074.90537961324" calcext:value-type="float">
            <text:p>2074.905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5.92351644061586" calcext:value-type="float">
            <text:p>5.924</text:p>
          </table:table-cell>
          <table:table-cell table:style-name="ce37" office:value-type="float" office:value="14.0137931755496" calcext:value-type="float">
            <text:p>14.014</text:p>
          </table:table-cell>
          <table:table-cell table:style-name="ce37" office:value-type="float" office:value="7.83899109657971" calcext:value-type="float">
            <text:p>7.839</text:p>
          </table:table-cell>
          <table:table-cell table:style-name="ce37" office:value-type="float" office:value="8.90727892165765" calcext:value-type="float">
            <text:p>8.907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5.82395445164522" calcext:value-type="float">
            <text:p>5.824</text:p>
          </table:table-cell>
          <table:table-cell table:style-name="ce38" table:formula="of:=COM.MICROSOFT.STDEV.P([.C3:.C32])" office:value-type="float" office:value="13.7782504644643" calcext:value-type="float">
            <text:p>13.778</text:p>
          </table:table-cell>
          <table:table-cell table:style-name="ce38" table:formula="of:=COM.MICROSOFT.STDEV.P([.D3:.D32])" office:value-type="float" office:value="7.70723396330881" calcext:value-type="float">
            <text:p>7.707</text:p>
          </table:table-cell>
          <table:table-cell table:style-name="ce38" table:formula="of:=COM.MICROSOFT.STDEV.P([.E3:.E32])" office:value-type="float" office:value="8.75756609235312" calcext:value-type="float">
            <text:p>8.758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447.998285293579" calcext:value-type="float">
            <text:p>447.998</text:p>
          </table:table-cell>
          <table:table-cell table:style-name="ce39" office:value-type="float" office:value="319.998502731323" calcext:value-type="float">
            <text:p>319.999</text:p>
          </table:table-cell>
          <table:table-cell table:style-name="ce39" office:value-type="float" office:value="216.000080108643" calcext:value-type="float">
            <text:p>216.000</text:p>
          </table:table-cell>
          <table:table-cell table:style-name="ce39" office:value-type="float" office:value="106.998443603516" calcext:value-type="float">
            <text:p>106.998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428.001642227173" calcext:value-type="float">
            <text:p>428.002</text:p>
          </table:table-cell>
          <table:table-cell table:style-name="ce40" office:value-type="float" office:value="322.999715805054" calcext:value-type="float">
            <text:p>323.000</text:p>
          </table:table-cell>
          <table:table-cell table:style-name="ce40" office:value-type="float" office:value="213.000774383545" calcext:value-type="float">
            <text:p>213.001</text:p>
          </table:table-cell>
          <table:table-cell table:style-name="ce40" office:value-type="float" office:value="106.000185012817" calcext:value-type="float">
            <text:p>106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428.998231887817" calcext:value-type="float">
            <text:p>428.998</text:p>
          </table:table-cell>
          <table:table-cell table:style-name="ce40" office:value-type="float" office:value="322.00026512146" calcext:value-type="float">
            <text:p>322.000</text:p>
          </table:table-cell>
          <table:table-cell table:style-name="ce40" office:value-type="float" office:value="212.99934387207" calcext:value-type="float">
            <text:p>212.999</text:p>
          </table:table-cell>
          <table:table-cell table:style-name="ce40" office:value-type="float" office:value="108.005046844482" calcext:value-type="float">
            <text:p>108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429.002523422241" calcext:value-type="float">
            <text:p>429.003</text:p>
          </table:table-cell>
          <table:table-cell table:style-name="ce40" office:value-type="float" office:value="322.000026702881" calcext:value-type="float">
            <text:p>322.000</text:p>
          </table:table-cell>
          <table:table-cell table:style-name="ce40" office:value-type="float" office:value="212.000131607056" calcext:value-type="float">
            <text:p>212.000</text:p>
          </table:table-cell>
          <table:table-cell table:style-name="ce40" office:value-type="float" office:value="107.997417449951" calcext:value-type="float">
            <text:p>107.997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425.99892616272" calcext:value-type="float">
            <text:p>425.999</text:p>
          </table:table-cell>
          <table:table-cell table:style-name="ce40" office:value-type="float" office:value="319.999694824219" calcext:value-type="float">
            <text:p>320.000</text:p>
          </table:table-cell>
          <table:table-cell table:style-name="ce40" office:value-type="float" office:value="215.002298355103" calcext:value-type="float">
            <text:p>215.002</text:p>
          </table:table-cell>
          <table:table-cell table:style-name="ce40" office:value-type="float" office:value="104.997634887695" calcext:value-type="float">
            <text:p>104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427.000999450684" calcext:value-type="float">
            <text:p>427.001</text:p>
          </table:table-cell>
          <table:table-cell table:style-name="ce40" office:value-type="float" office:value="321.000337600708" calcext:value-type="float">
            <text:p>321.000</text:p>
          </table:table-cell>
          <table:table-cell table:style-name="ce40" office:value-type="float" office:value="213.997364044189" calcext:value-type="float">
            <text:p>213.997</text:p>
          </table:table-cell>
          <table:table-cell table:style-name="ce40" office:value-type="float" office:value="107.004880905151" calcext:value-type="float">
            <text:p>107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426.997661590576" calcext:value-type="float">
            <text:p>426.998</text:p>
          </table:table-cell>
          <table:table-cell table:style-name="ce40" office:value-type="float" office:value="320.001840591431" calcext:value-type="float">
            <text:p>320.002</text:p>
          </table:table-cell>
          <table:table-cell table:style-name="ce40" office:value-type="float" office:value="213.99998664856" calcext:value-type="float">
            <text:p>214.000</text:p>
          </table:table-cell>
          <table:table-cell table:style-name="ce40" office:value-type="float" office:value="107.99503326416" calcext:value-type="float">
            <text:p>107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429.001569747925" calcext:value-type="float">
            <text:p>429.002</text:p>
          </table:table-cell>
          <table:table-cell table:style-name="ce40" office:value-type="float" office:value="318.998098373413" calcext:value-type="float">
            <text:p>318.998</text:p>
          </table:table-cell>
          <table:table-cell table:style-name="ce40" office:value-type="float" office:value="214.999914169312" calcext:value-type="float">
            <text:p>215.000</text:p>
          </table:table-cell>
          <table:table-cell table:style-name="ce40" office:value-type="float" office:value="108.0005168914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427.998542785645" calcext:value-type="float">
            <text:p>427.999</text:p>
          </table:table-cell>
          <table:table-cell table:style-name="ce40" office:value-type="float" office:value="319.002628326416" calcext:value-type="float">
            <text:p>319.003</text:p>
          </table:table-cell>
          <table:table-cell table:style-name="ce40" office:value-type="float" office:value="213.000774383545" calcext:value-type="float">
            <text:p>213.001</text:p>
          </table:table-cell>
          <table:table-cell table:style-name="ce40" office:value-type="float" office:value="108.0005168914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429.999828338623" calcext:value-type="float">
            <text:p>430.000</text:p>
          </table:table-cell>
          <table:table-cell table:style-name="ce40" office:value-type="float" office:value="319.997310638428" calcext:value-type="float">
            <text:p>319.997</text:p>
          </table:table-cell>
          <table:table-cell table:style-name="ce40" office:value-type="float" office:value="213.999032974243" calcext:value-type="float">
            <text:p>213.999</text:p>
          </table:table-cell>
          <table:table-cell table:style-name="ce40" office:value-type="float" office:value="107.000827789307" calcext:value-type="float">
            <text:p>107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428.000688552856" calcext:value-type="float">
            <text:p>428.001</text:p>
          </table:table-cell>
          <table:table-cell table:style-name="ce40" office:value-type="float" office:value="319.000005722046" calcext:value-type="float">
            <text:p>319.000</text:p>
          </table:table-cell>
          <table:table-cell table:style-name="ce40" office:value-type="float" office:value="213.000059127808" calcext:value-type="float">
            <text:p>213.000</text:p>
          </table:table-cell>
          <table:table-cell table:style-name="ce40" office:value-type="float" office:value="106.997966766357" calcext:value-type="float">
            <text:p>106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425.999641418457" calcext:value-type="float">
            <text:p>426.000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3.999509811401" calcext:value-type="float">
            <text:p>214.000</text:p>
          </table:table-cell>
          <table:table-cell table:style-name="ce40" office:value-type="float" office:value="108.000040054321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428.003311157227" calcext:value-type="float">
            <text:p>428.003</text:p>
          </table:table-cell>
          <table:table-cell table:style-name="ce40" office:value-type="float" office:value="321.999549865723" calcext:value-type="float">
            <text:p>322.000</text:p>
          </table:table-cell>
          <table:table-cell table:style-name="ce40" office:value-type="float" office:value="214.000940322876" calcext:value-type="float">
            <text:p>214.001</text:p>
          </table:table-cell>
          <table:table-cell table:style-name="ce40" office:value-type="float" office:value="107.999801635742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426.999092102051" calcext:value-type="float">
            <text:p>426.999</text:p>
          </table:table-cell>
          <table:table-cell table:style-name="ce40" office:value-type="float" office:value="319.000244140625" calcext:value-type="float">
            <text:p>319.000</text:p>
          </table:table-cell>
          <table:table-cell table:style-name="ce40" office:value-type="float" office:value="211.999893188477" calcext:value-type="float">
            <text:p>212.000</text:p>
          </table:table-cell>
          <table:table-cell table:style-name="ce40" office:value-type="float" office:value="108.00099372863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425.999879837036" calcext:value-type="float">
            <text:p>426.000</text:p>
          </table:table-cell>
          <table:table-cell table:style-name="ce40" office:value-type="float" office:value="318.999767303467" calcext:value-type="float">
            <text:p>319.000</text:p>
          </table:table-cell>
          <table:table-cell table:style-name="ce40" office:value-type="float" office:value="217.000484466553" calcext:value-type="float">
            <text:p>217.000</text:p>
          </table:table-cell>
          <table:table-cell table:style-name="ce40" office:value-type="float" office:value="106.999635696411" calcext:value-type="float">
            <text:p>107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426.997423171997" calcext:value-type="float">
            <text:p>426.997</text:p>
          </table:table-cell>
          <table:table-cell table:style-name="ce40" office:value-type="float" office:value="321.997880935669" calcext:value-type="float">
            <text:p>321.998</text:p>
          </table:table-cell>
          <table:table-cell table:style-name="ce40" office:value-type="float" office:value="212.998867034912" calcext:value-type="float">
            <text:p>212.999</text:p>
          </table:table-cell>
          <table:table-cell table:style-name="ce40" office:value-type="float" office:value="107.002019882202" calcext:value-type="float">
            <text:p>107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427.001237869263" calcext:value-type="float">
            <text:p>427.001</text:p>
          </table:table-cell>
          <table:table-cell table:style-name="ce40" office:value-type="float" office:value="322.000503540039" calcext:value-type="float">
            <text:p>322.001</text:p>
          </table:table-cell>
          <table:table-cell table:style-name="ce40" office:value-type="float" office:value="213.999271392822" calcext:value-type="float">
            <text:p>213.999</text:p>
          </table:table-cell>
          <table:table-cell table:style-name="ce40" office:value-type="float" office:value="107.998609542847" calcext:value-type="float">
            <text:p>107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427.000045776367" calcext:value-type="float">
            <text:p>427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3.99998664856" calcext:value-type="float">
            <text:p>214.000</text:p>
          </table:table-cell>
          <table:table-cell table:style-name="ce40" office:value-type="float" office:value="107.999801635742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427.999019622803" calcext:value-type="float">
            <text:p>427.999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7.002391815186" calcext:value-type="float">
            <text:p>217.002</text:p>
          </table:table-cell>
          <table:table-cell table:style-name="ce40" office:value-type="float" office:value="108.003616333008" calcext:value-type="float">
            <text:p>108.004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425.000190734863" calcext:value-type="float">
            <text:p>425.000</text:p>
          </table:table-cell>
          <table:table-cell table:style-name="ce40" office:value-type="float" office:value="316.999912261963" calcext:value-type="float">
            <text:p>317.000</text:p>
          </table:table-cell>
          <table:table-cell table:style-name="ce40" office:value-type="float" office:value="213.99712562561" calcext:value-type="float">
            <text:p>213.997</text:p>
          </table:table-cell>
          <table:table-cell table:style-name="ce40" office:value-type="float" office:value="106.995582580566" calcext:value-type="float">
            <text:p>106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428.001880645752" calcext:value-type="float">
            <text:p>428.002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2.003707885742" calcext:value-type="float">
            <text:p>212.004</text:p>
          </table:table-cell>
          <table:table-cell table:style-name="ce40" office:value-type="float" office:value="108.000993728638" calcext:value-type="float">
            <text:p>10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425.998210906982" calcext:value-type="float">
            <text:p>425.998</text:p>
          </table:table-cell>
          <table:table-cell table:style-name="ce40" office:value-type="float" office:value="317.999839782715" calcext:value-type="float">
            <text:p>318.000</text:p>
          </table:table-cell>
          <table:table-cell table:style-name="ce40" office:value-type="float" office:value="213.998079299927" calcext:value-type="float">
            <text:p>213.998</text:p>
          </table:table-cell>
          <table:table-cell table:style-name="ce40" office:value-type="float" office:value="107.999563217163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426.999568939209" calcext:value-type="float">
            <text:p>427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6.000080108643" calcext:value-type="float">
            <text:p>216.000</text:p>
          </table:table-cell>
          <table:table-cell table:style-name="ce40" office:value-type="float" office:value="107.004880905151" calcext:value-type="float">
            <text:p>107.00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428.001165390015" calcext:value-type="float">
            <text:p>428.001</text:p>
          </table:table-cell>
          <table:table-cell table:style-name="ce40" office:value-type="float" office:value="315.999984741211" calcext:value-type="float">
            <text:p>316.000</text:p>
          </table:table-cell>
          <table:table-cell table:style-name="ce40" office:value-type="float" office:value="214.999437332153" calcext:value-type="float">
            <text:p>214.999</text:p>
          </table:table-cell>
          <table:table-cell table:style-name="ce40" office:value-type="float" office:value="106.995105743408" calcext:value-type="float">
            <text:p>106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425.999164581299" calcext:value-type="float">
            <text:p>425.999</text:p>
          </table:table-cell>
          <table:table-cell table:style-name="ce40" office:value-type="float" office:value="321.002721786499" calcext:value-type="float">
            <text:p>321.003</text:p>
          </table:table-cell>
          <table:table-cell table:style-name="ce40" office:value-type="float" office:value="216.999053955078" calcext:value-type="float">
            <text:p>216.999</text:p>
          </table:table-cell>
          <table:table-cell table:style-name="ce40" office:value-type="float" office:value="107.999801635742" calcext:value-type="float">
            <text:p>10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428.999423980713" calcext:value-type="float">
            <text:p>428.999</text:p>
          </table:table-cell>
          <table:table-cell table:style-name="ce40" office:value-type="float" office:value="317.997217178345" calcext:value-type="float">
            <text:p>317.997</text:p>
          </table:table-cell>
          <table:table-cell table:style-name="ce40" office:value-type="float" office:value="217.002630233765" calcext:value-type="float">
            <text:p>217.003</text:p>
          </table:table-cell>
          <table:table-cell table:style-name="ce40" office:value-type="float" office:value="109.00092124939" calcext:value-type="float">
            <text:p>10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426.000118255615" calcext:value-type="float">
            <text:p>426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4.997053146362" calcext:value-type="float">
            <text:p>214.997</text:p>
          </table:table-cell>
          <table:table-cell table:style-name="ce40" office:value-type="float" office:value="108.999967575073" calcext:value-type="float">
            <text:p>109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425.000190734863" calcext:value-type="float">
            <text:p>425.000</text:p>
          </table:table-cell>
          <table:table-cell table:style-name="ce40" office:value-type="float" office:value="318.999767303467" calcext:value-type="float">
            <text:p>319.000</text:p>
          </table:table-cell>
          <table:table-cell table:style-name="ce40" office:value-type="float" office:value="217.999935150146" calcext:value-type="float">
            <text:p>218.000</text:p>
          </table:table-cell>
          <table:table-cell table:style-name="ce40" office:value-type="float" office:value="107.003927230835" calcext:value-type="float">
            <text:p>107.004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425.999641418457" calcext:value-type="float">
            <text:p>426.000</text:p>
          </table:table-cell>
          <table:table-cell table:style-name="ce40" office:value-type="float" office:value="322.000503540039" calcext:value-type="float">
            <text:p>322.001</text:p>
          </table:table-cell>
          <table:table-cell table:style-name="ce40" office:value-type="float" office:value="218.000411987305" calcext:value-type="float">
            <text:p>218.000</text:p>
          </table:table-cell>
          <table:table-cell table:style-name="ce40" office:value-type="float" office:value="107.99503326416" calcext:value-type="float">
            <text:p>107.995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423.000335693359" calcext:value-type="float">
            <text:p>423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20.000028610229" calcext:value-type="float">
            <text:p>220.000</text:p>
          </table:table-cell>
          <table:table-cell table:style-name="ce40" office:value-type="float" office:value="109.999895095825" calcext:value-type="float">
            <text:p>11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429.004669189453" calcext:value-type="float">
            <text:p>429.005</text:p>
          </table:table-cell>
          <table:table-cell table:style-name="ce40" office:value-type="float" office:value="320.000171661377" calcext:value-type="float">
            <text:p>320.000</text:p>
          </table:table-cell>
          <table:table-cell table:style-name="ce40" office:value-type="float" office:value="218.001365661621" calcext:value-type="float">
            <text:p>218.001</text:p>
          </table:table-cell>
          <table:table-cell table:style-name="ce40" office:value-type="float" office:value="107.001066207886" calcext:value-type="float">
            <text:p>107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427.166827519735" calcext:value-type="float">
            <text:p>427.167</text:p>
          </table:table-cell>
          <table:table-cell table:style-name="ce40" office:value-type="float" office:value="319.99994913737" calcext:value-type="float">
            <text:p>320.000</text:p>
          </table:table-cell>
          <table:table-cell table:style-name="ce40" office:value-type="float" office:value="214.833331108093" calcext:value-type="float">
            <text:p>214.833</text:p>
          </table:table-cell>
          <table:table-cell table:style-name="ce40" office:value-type="float" office:value="107.633376121521" calcext:value-type="float">
            <text:p>107.633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1.51095884023477" calcext:value-type="float">
            <text:p>1.511</text:p>
          </table:table-cell>
          <table:table-cell table:style-name="ce41" office:value-type="float" office:value="1.59752797300415" calcext:value-type="float">
            <text:p>1.598</text:p>
          </table:table-cell>
          <table:table-cell table:style-name="ce41" office:value-type="float" office:value="2.06941115119831" calcext:value-type="float">
            <text:p>2.069</text:p>
          </table:table-cell>
          <table:table-cell table:style-name="ce41" office:value-type="float" office:value="0.927935262580338" calcext:value-type="float">
            <text:p>0.928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1.48556276530281" calcext:value-type="float">
            <text:p>1.486</text:p>
          </table:table-cell>
          <table:table-cell table:style-name="ce42" table:formula="of:=COM.MICROSOFT.STDEV.P([.C37:.C66])" office:value-type="float" office:value="1.5706768510358" calcext:value-type="float">
            <text:p>1.571</text:p>
          </table:table-cell>
          <table:table-cell table:style-name="ce42" table:formula="of:=COM.MICROSOFT.STDEV.P([.D37:.D66])" office:value-type="float" office:value="2.03462865463957" calcext:value-type="float">
            <text:p>2.035</text:p>
          </table:table-cell>
          <table:table-cell table:style-name="ce42" table:formula="of:=COM.MICROSOFT.STDEV.P([.E37:.E66])" office:value-type="float" office:value="0.912338601153855" calcext:value-type="float">
            <text:p>0.912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3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2070.32346725464" calcext:value-type="float">
            <text:p>2070.323</text:p>
          </table:table-cell>
          <table:table-cell table:style-name="ce55" table:formula="of:=[.C2]" office:value-type="float" office:value="2176.86200141907" calcext:value-type="float">
            <text:p>2176.862</text:p>
          </table:table-cell>
          <table:table-cell table:style-name="ce55" table:formula="of:=[.D2]" office:value-type="float" office:value="2108.48021507263" calcext:value-type="float">
            <text:p>2108.480</text:p>
          </table:table-cell>
          <table:table-cell table:style-name="ce55" table:formula="of:=[.E2]" office:value-type="float" office:value="2124.84169006348" calcext:value-type="float">
            <text:p>2124.842</text:p>
          </table:table-cell>
          <table:table-cell table:style-name="ce57" table:formula="of:=[.B36]" office:value-type="float" office:value="447.998285293579" calcext:value-type="float">
            <text:p>447.998</text:p>
          </table:table-cell>
          <table:table-cell table:style-name="ce57" table:formula="of:=[.C36]" office:value-type="float" office:value="319.998502731323" calcext:value-type="float">
            <text:p>319.999</text:p>
          </table:table-cell>
          <table:table-cell table:style-name="ce57" table:formula="of:=[.D36]" office:value-type="float" office:value="216.000080108643" calcext:value-type="float">
            <text:p>216.000</text:p>
          </table:table-cell>
          <table:table-cell table:style-name="ce57" table:formula="of:=[.E36]" office:value-type="float" office:value="106.998443603516" calcext:value-type="float">
            <text:p>106.998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043.27326615651" calcext:value-type="float">
            <text:p>2043.273</text:p>
          </table:table-cell>
          <table:table-cell table:style-name="ce55" table:formula="of:=[.C33]" office:value-type="float" office:value="2137.7494653066" calcext:value-type="float">
            <text:p>2137.749</text:p>
          </table:table-cell>
          <table:table-cell table:style-name="ce55" table:formula="of:=[.D33]" office:value-type="float" office:value="2118.09043884277" calcext:value-type="float">
            <text:p>2118.090</text:p>
          </table:table-cell>
          <table:table-cell table:style-name="ce55" table:formula="of:=[.E33]" office:value-type="float" office:value="2074.90537961324" calcext:value-type="float">
            <text:p>2074.905</text:p>
          </table:table-cell>
          <table:table-cell table:style-name="ce57" table:formula="of:=[.B67]" office:value-type="float" office:value="427.166827519735" calcext:value-type="float">
            <text:p>427.167</text:p>
          </table:table-cell>
          <table:table-cell table:style-name="ce57" table:formula="of:=[.C67]" office:value-type="float" office:value="319.99994913737" calcext:value-type="float">
            <text:p>320.000</text:p>
          </table:table-cell>
          <table:table-cell table:style-name="ce57" table:formula="of:=[.D67]" office:value-type="float" office:value="214.833331108093" calcext:value-type="float">
            <text:p>214.833</text:p>
          </table:table-cell>
          <table:table-cell table:style-name="ce57" table:formula="of:=[.E67]" office:value-type="float" office:value="107.633376121521" calcext:value-type="float">
            <text:p>107.633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5.92351644061586" calcext:value-type="float">
            <text:p>5.924</text:p>
          </table:table-cell>
          <table:table-cell table:style-name="ce55" table:formula="of:=[.C34]" office:value-type="float" office:value="14.0137931755496" calcext:value-type="float">
            <text:p>14.014</text:p>
          </table:table-cell>
          <table:table-cell table:style-name="ce55" table:formula="of:=[.D34]" office:value-type="float" office:value="7.83899109657971" calcext:value-type="float">
            <text:p>7.839</text:p>
          </table:table-cell>
          <table:table-cell table:style-name="ce55" table:formula="of:=[.E34]" office:value-type="float" office:value="8.90727892165765" calcext:value-type="float">
            <text:p>8.907</text:p>
          </table:table-cell>
          <table:table-cell table:style-name="ce57" table:formula="of:=[.B68]" office:value-type="float" office:value="1.51095884023477" calcext:value-type="float">
            <text:p>1.511</text:p>
          </table:table-cell>
          <table:table-cell table:style-name="ce57" table:formula="of:=[.C68]" office:value-type="float" office:value="1.59752797300415" calcext:value-type="float">
            <text:p>1.598</text:p>
          </table:table-cell>
          <table:table-cell table:style-name="ce57" table:formula="of:=[.D68]" office:value-type="float" office:value="2.06941115119831" calcext:value-type="float">
            <text:p>2.069</text:p>
          </table:table-cell>
          <table:table-cell table:style-name="ce57" table:formula="of:=[.E68]" office:value-type="float" office:value="0.927935262580338" calcext:value-type="float">
            <text:p>0.928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5.82395445164522" calcext:value-type="float">
            <text:p>5.824</text:p>
          </table:table-cell>
          <table:table-cell table:style-name="ce55" table:formula="of:=[.C35]" office:value-type="float" office:value="13.7782504644643" calcext:value-type="float">
            <text:p>13.778</text:p>
          </table:table-cell>
          <table:table-cell table:style-name="ce55" table:formula="of:=[.D35]" office:value-type="float" office:value="7.70723396330881" calcext:value-type="float">
            <text:p>7.707</text:p>
          </table:table-cell>
          <table:table-cell table:style-name="ce55" table:formula="of:=[.E35]" office:value-type="float" office:value="8.75756609235312" calcext:value-type="float">
            <text:p>8.758</text:p>
          </table:table-cell>
          <table:table-cell table:style-name="ce57" table:formula="of:=[.B69]" office:value-type="float" office:value="1.48556276530281" calcext:value-type="float">
            <text:p>1.486</text:p>
          </table:table-cell>
          <table:table-cell table:style-name="ce57" table:formula="of:=[.C69]" office:value-type="float" office:value="1.5706768510358" calcext:value-type="float">
            <text:p>1.571</text:p>
          </table:table-cell>
          <table:table-cell table:style-name="ce57" table:formula="of:=[.D69]" office:value-type="float" office:value="2.03462865463957" calcext:value-type="float">
            <text:p>2.035</text:p>
          </table:table-cell>
          <table:table-cell table:style-name="ce57" table:formula="of:=[.E69]" office:value-type="float" office:value="0.912338601153855" calcext:value-type="float">
            <text:p>0.912</text:p>
          </table:table-cell>
        </table:table-row>
      </table:table>
      <table:table table:name="Query #4" table:style-name="ta1">
        <table:shapes>
          <draw:frame draw:z-index="0" draw:style-name="gr1" draw:text-style-name="P1" svg:width="9.3776in" svg:height="5.2701in" svg:x="5.4693in" svg:y="0.5181in">
            <draw:object draw:notify-on-update-of-ranges="'Query #4'.B1:'Query #4'.E1 'Query #4'.B36:'Query #4'.E36 'Query #1'.B69:'Query #1'.E69 'Query #1'.B69:'Query #1'.E69 'Query #4'.B2:'Query #4'.E2 'Query #1'.B35:'Query #1'.E35 'Query #1'.B35:'Query #1'.E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.3827in" svg:height="5.2689in" svg:x="5.5398in" svg:y="6.7358in">
            <draw:object draw:notify-on-update-of-ranges="'Query #4'.B1:'Query #4'.E1 'Query #4'.B67:'Query #4'.E67 'Query #1'.B68:'Query #1'.E68 'Query #1'.B68:'Query #1'.E68 'Query #4'.B33:'Query #4'.E33 'Query #1'.B34:'Query #1'.E34 'Query #1'.B34:'Query #1'.E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ce30"/>
        <table:table-column table:style-name="co6" table:default-cell-style-name="ce36"/>
        <table:table-column table:style-name="co7" table:number-columns-repeated="3" table:default-cell-style-name="ce36"/>
        <table:table-column table:style-name="co8" table:default-cell-style-name="ce44"/>
        <table:table-column table:style-name="co5" table:default-cell-style-name="ce28"/>
        <table:table-column table:style-name="co9" table:default-cell-style-name="Default"/>
        <table:table-column table:style-name="co4" table:number-columns-repeated="8" table:default-cell-style-name="Default"/>
        <table:table-row table:style-name="ro3">
          <table:table-cell table:style-name="ce3"/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25" calcext:value-type="percentage">
            <text:p>25.00%</text:p>
          </table:table-cell>
          <table:table-cell table:style-name="ce6"/>
          <table:table-cell table:style-name="Default"/>
          <table:table-cell table:number-columns-repeated="9"/>
        </table:table-row>
        <table:table-row table:style-name="ro4">
          <table:table-cell table:style-name="ce15" office:value-type="string" calcext:value-type="string">
            <text:p>First run</text:p>
          </table:table-cell>
          <table:table-cell table:style-name="ce35" office:value-type="float" office:value="2073.80938529968" calcext:value-type="float">
            <text:p>2073.809</text:p>
          </table:table-cell>
          <table:table-cell table:style-name="ce35" office:value-type="float" office:value="2475.64125061035" calcext:value-type="float">
            <text:p>2475.641</text:p>
          </table:table-cell>
          <table:table-cell table:style-name="ce35" office:value-type="float" office:value="2270.13230323791" calcext:value-type="float">
            <text:p>2270.132</text:p>
          </table:table-cell>
          <table:table-cell table:style-name="ce35" office:value-type="float" office:value="2216.67909622192" calcext:value-type="float">
            <text:p>2216.679</text:p>
          </table:table-cell>
          <table:table-cell table:style-name="ce43" office:value-type="string" calcext:value-type="string" table:number-columns-spanned="1" table:number-rows-spanned="34">
            <text:p>Neo4j</text:p>
          </table:table-cell>
          <table:table-cell table:style-name="Default"/>
          <table:table-cell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40.39406776428" calcext:value-type="float">
            <text:p>2040.394</text:p>
          </table:table-cell>
          <table:table-cell office:value-type="float" office:value="2428.81798744202" calcext:value-type="float">
            <text:p>2428.818</text:p>
          </table:table-cell>
          <table:table-cell office:value-type="float" office:value="2271.86894416809" calcext:value-type="float">
            <text:p>2271.869</text:p>
          </table:table-cell>
          <table:table-cell office:value-type="float" office:value="2148.40459823608" calcext:value-type="float">
            <text:p>2148.405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53.00068855286" calcext:value-type="float">
            <text:p>2053.001</text:p>
          </table:table-cell>
          <table:table-cell office:value-type="float" office:value="2398.99897575378" calcext:value-type="float">
            <text:p>2398.999</text:p>
          </table:table-cell>
          <table:table-cell office:value-type="float" office:value="2279.88600730896" calcext:value-type="float">
            <text:p>2279.886</text:p>
          </table:table-cell>
          <table:table-cell office:value-type="float" office:value="2142.99893379211" calcext:value-type="float">
            <text:p>2142.999</text:p>
          </table:table-cell>
          <table:covered-table-cell/>
          <table:table-cell table:style-name="Default"/>
          <table:table-cell table:number-columns-repeated="3"/>
          <table:table-cell table:style-name="ce29"/>
          <table:table-cell table:number-columns-repeated="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041.99767112732" calcext:value-type="float">
            <text:p>2041.998</text:p>
          </table:table-cell>
          <table:table-cell office:value-type="float" office:value="2397.99952507019" calcext:value-type="float">
            <text:p>2398.000</text:p>
          </table:table-cell>
          <table:table-cell office:value-type="float" office:value="2254.00161743164" calcext:value-type="float">
            <text:p>2254.002</text:p>
          </table:table-cell>
          <table:table-cell office:value-type="float" office:value="2171.99993133545" calcext:value-type="float">
            <text:p>2172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47.00303077698" calcext:value-type="float">
            <text:p>2047.003</text:p>
          </table:table-cell>
          <table:table-cell office:value-type="float" office:value="2397.00102806091" calcext:value-type="float">
            <text:p>2397.001</text:p>
          </table:table-cell>
          <table:table-cell office:value-type="float" office:value="2268.99743080139" calcext:value-type="float">
            <text:p>2268.997</text:p>
          </table:table-cell>
          <table:table-cell office:value-type="float" office:value="2148.00095558166" calcext:value-type="float">
            <text:p>2148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041.99838638306" calcext:value-type="float">
            <text:p>2041.998</text:p>
          </table:table-cell>
          <table:table-cell office:value-type="float" office:value="2388.99922370911" calcext:value-type="float">
            <text:p>2388.999</text:p>
          </table:table-cell>
          <table:table-cell office:value-type="float" office:value="2260.99944114685" calcext:value-type="float">
            <text:p>2260.999</text:p>
          </table:table-cell>
          <table:table-cell office:value-type="float" office:value="2134.00030136108" calcext:value-type="float">
            <text:p>2134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042.99974441528" calcext:value-type="float">
            <text:p>2043.000</text:p>
          </table:table-cell>
          <table:table-cell office:value-type="float" office:value="2392.00210571289" calcext:value-type="float">
            <text:p>2392.002</text:p>
          </table:table-cell>
          <table:table-cell office:value-type="float" office:value="2290.00163078308" calcext:value-type="float">
            <text:p>2290.002</text:p>
          </table:table-cell>
          <table:table-cell office:value-type="float" office:value="2153.99980545044" calcext:value-type="float">
            <text:p>2154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045.00079154968" calcext:value-type="float">
            <text:p>2045.001</text:p>
          </table:table-cell>
          <table:table-cell office:value-type="float" office:value="2401.99780464172" calcext:value-type="float">
            <text:p>2401.998</text:p>
          </table:table-cell>
          <table:table-cell office:value-type="float" office:value="2269.00053024292" calcext:value-type="float">
            <text:p>2269.001</text:p>
          </table:table-cell>
          <table:table-cell office:value-type="float" office:value="2157.00006484985" calcext:value-type="float">
            <text:p>2157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46.00024223328" calcext:value-type="float">
            <text:p>2046.000</text:p>
          </table:table-cell>
          <table:table-cell office:value-type="float" office:value="2409.00015830994" calcext:value-type="float">
            <text:p>2409.000</text:p>
          </table:table-cell>
          <table:table-cell office:value-type="float" office:value="2266.99781417847" calcext:value-type="float">
            <text:p>2266.998</text:p>
          </table:table-cell>
          <table:table-cell office:value-type="float" office:value="2138.99970054626" calcext:value-type="float">
            <text:p>2139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050.00185966492" calcext:value-type="float">
            <text:p>2050.002</text:p>
          </table:table-cell>
          <table:table-cell office:value-type="float" office:value="2388.00048828125" calcext:value-type="float">
            <text:p>2388.000</text:p>
          </table:table-cell>
          <table:table-cell office:value-type="float" office:value="2262.00008392334" calcext:value-type="float">
            <text:p>2262.000</text:p>
          </table:table-cell>
          <table:table-cell office:value-type="float" office:value="2157.99999237061" calcext:value-type="float">
            <text:p>2158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064.99886512756" calcext:value-type="float">
            <text:p>2064.999</text:p>
          </table:table-cell>
          <table:table-cell office:value-type="float" office:value="2434.13519859314" calcext:value-type="float">
            <text:p>2434.135</text:p>
          </table:table-cell>
          <table:table-cell office:value-type="float" office:value="2247.99990653992" calcext:value-type="float">
            <text:p>2248.000</text:p>
          </table:table-cell>
          <table:table-cell office:value-type="float" office:value="2147.99976348877" calcext:value-type="float">
            <text:p>2148.000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050.79770088196" calcext:value-type="float">
            <text:p>2050.798</text:p>
          </table:table-cell>
          <table:table-cell office:value-type="float" office:value="2404.07466888428" calcext:value-type="float">
            <text:p>2404.075</text:p>
          </table:table-cell>
          <table:table-cell office:value-type="float" office:value="2258.97550582886" calcext:value-type="float">
            <text:p>2258.976</text:p>
          </table:table-cell>
          <table:table-cell office:value-type="float" office:value="2143.72444152832" calcext:value-type="float">
            <text:p>2143.72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043.84779930115" calcext:value-type="float">
            <text:p>2043.848</text:p>
          </table:table-cell>
          <table:table-cell office:value-type="float" office:value="2389.79339599609" calcext:value-type="float">
            <text:p>2389.793</text:p>
          </table:table-cell>
          <table:table-cell office:value-type="float" office:value="2279.94918823242" calcext:value-type="float">
            <text:p>2279.949</text:p>
          </table:table-cell>
          <table:table-cell office:value-type="float" office:value="2130.99718093872" calcext:value-type="float">
            <text:p>2130.99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038.98334503174" calcext:value-type="float">
            <text:p>2038.983</text:p>
          </table:table-cell>
          <table:table-cell office:value-type="float" office:value="2384.1700553894" calcext:value-type="float">
            <text:p>2384.170</text:p>
          </table:table-cell>
          <table:table-cell office:value-type="float" office:value="2262.18748092651" calcext:value-type="float">
            <text:p>2262.187</text:p>
          </table:table-cell>
          <table:table-cell office:value-type="float" office:value="2146.16727828979" calcext:value-type="float">
            <text:p>2146.167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040.19904136658" calcext:value-type="float">
            <text:p>2040.199</text:p>
          </table:table-cell>
          <table:table-cell office:value-type="float" office:value="2376.98268890381" calcext:value-type="float">
            <text:p>2376.983</text:p>
          </table:table-cell>
          <table:table-cell office:value-type="float" office:value="2281.57520294189" calcext:value-type="float">
            <text:p>2281.575</text:p>
          </table:table-cell>
          <table:table-cell office:value-type="float" office:value="2139.50419425964" calcext:value-type="float">
            <text:p>2139.504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045.18556594849" calcext:value-type="float">
            <text:p>2045.186</text:p>
          </table:table-cell>
          <table:table-cell office:value-type="float" office:value="2392.08602905273" calcext:value-type="float">
            <text:p>2392.086</text:p>
          </table:table-cell>
          <table:table-cell office:value-type="float" office:value="2252.32887268066" calcext:value-type="float">
            <text:p>2252.329</text:p>
          </table:table-cell>
          <table:table-cell office:value-type="float" office:value="2137.49599456787" calcext:value-type="float">
            <text:p>2137.496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48.35152626038" calcext:value-type="float">
            <text:p>2048.352</text:p>
          </table:table-cell>
          <table:table-cell office:value-type="float" office:value="2380.89513778687" calcext:value-type="float">
            <text:p>2380.895</text:p>
          </table:table-cell>
          <table:table-cell office:value-type="float" office:value="2269.3145275116" calcext:value-type="float">
            <text:p>2269.315</text:p>
          </table:table-cell>
          <table:table-cell office:value-type="float" office:value="2131.8724155426" calcext:value-type="float">
            <text:p>2131.872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051.43404006958" calcext:value-type="float">
            <text:p>2051.434</text:p>
          </table:table-cell>
          <table:table-cell office:value-type="float" office:value="2413.03634643555" calcext:value-type="float">
            <text:p>2413.036</text:p>
          </table:table-cell>
          <table:table-cell office:value-type="float" office:value="2255.81073760986" calcext:value-type="float">
            <text:p>2255.811</text:p>
          </table:table-cell>
          <table:table-cell office:value-type="float" office:value="2128.00121307373" calcext:value-type="float">
            <text:p>2128.001</text:p>
          </table:table-cell>
          <table:covered-table-cell/>
          <table:table-cell table:style-name="Default"/>
          <table:table-cell table:number-columns-repeated="9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2047.0175743103" calcext:value-type="float">
            <text:p>2047.018</text:p>
          </table:table-cell>
          <table:table-cell office:value-type="float" office:value="2400.40922164917" calcext:value-type="float">
            <text:p>2400.409</text:p>
          </table:table-cell>
          <table:table-cell office:value-type="float" office:value="2255.78308105469" calcext:value-type="float">
            <text:p>2255.783</text:p>
          </table:table-cell>
          <table:table-cell office:value-type="float" office:value="2131.63566589355" calcext:value-type="float">
            <text:p>2131.63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2037.93835639954" calcext:value-type="float">
            <text:p>2037.938</text:p>
          </table:table-cell>
          <table:table-cell office:value-type="float" office:value="2392.14992523193" calcext:value-type="float">
            <text:p>2392.150</text:p>
          </table:table-cell>
          <table:table-cell office:value-type="float" office:value="2251.51109695435" calcext:value-type="float">
            <text:p>2251.511</text:p>
          </table:table-cell>
          <table:table-cell office:value-type="float" office:value="2129.55284118652" calcext:value-type="float">
            <text:p>2129.553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2029.30784225464" calcext:value-type="float">
            <text:p>2029.308</text:p>
          </table:table-cell>
          <table:table-cell office:value-type="float" office:value="2397.46880531311" calcext:value-type="float">
            <text:p>2397.469</text:p>
          </table:table-cell>
          <table:table-cell office:value-type="float" office:value="2270.00212669373" calcext:value-type="float">
            <text:p>2270.002</text:p>
          </table:table-cell>
          <table:table-cell office:value-type="float" office:value="2138.6411190033" calcext:value-type="float">
            <text:p>2138.641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035.39824485779" calcext:value-type="float">
            <text:p>2035.398</text:p>
          </table:table-cell>
          <table:table-cell office:value-type="float" office:value="2396.05927467346" calcext:value-type="float">
            <text:p>2396.059</text:p>
          </table:table-cell>
          <table:table-cell office:value-type="float" office:value="2265.6512260437" calcext:value-type="float">
            <text:p>2265.651</text:p>
          </table:table-cell>
          <table:table-cell office:value-type="float" office:value="2133.4376335144" calcext:value-type="float">
            <text:p>2133.43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027.83918380737" calcext:value-type="float">
            <text:p>2027.839</text:p>
          </table:table-cell>
          <table:table-cell office:value-type="float" office:value="2427.84547805786" calcext:value-type="float">
            <text:p>2427.845</text:p>
          </table:table-cell>
          <table:table-cell office:value-type="float" office:value="2257.87401199341" calcext:value-type="float">
            <text:p>2257.874</text:p>
          </table:table-cell>
          <table:table-cell office:value-type="float" office:value="2139.87803459167" calcext:value-type="float">
            <text:p>2139.87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036.24296188354" calcext:value-type="float">
            <text:p>2036.243</text:p>
          </table:table-cell>
          <table:table-cell office:value-type="float" office:value="2379.91786003113" calcext:value-type="float">
            <text:p>2379.918</text:p>
          </table:table-cell>
          <table:table-cell office:value-type="float" office:value="2261.59620285034" calcext:value-type="float">
            <text:p>2261.596</text:p>
          </table:table-cell>
          <table:table-cell office:value-type="float" office:value="2138.8795375824" calcext:value-type="float">
            <text:p>2138.88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2033.66899490356" calcext:value-type="float">
            <text:p>2033.669</text:p>
          </table:table-cell>
          <table:table-cell office:value-type="float" office:value="2381.14929199219" calcext:value-type="float">
            <text:p>2381.149</text:p>
          </table:table-cell>
          <table:table-cell office:value-type="float" office:value="2256.21628761291" calcext:value-type="float">
            <text:p>2256.216</text:p>
          </table:table-cell>
          <table:table-cell office:value-type="float" office:value="2126.61957740784" calcext:value-type="float">
            <text:p>2126.62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2045.79377174377" calcext:value-type="float">
            <text:p>2045.794</text:p>
          </table:table-cell>
          <table:table-cell office:value-type="float" office:value="2385.02335548401" calcext:value-type="float">
            <text:p>2385.023</text:p>
          </table:table-cell>
          <table:table-cell office:value-type="float" office:value="2261.68155670166" calcext:value-type="float">
            <text:p>2261.682</text:p>
          </table:table-cell>
          <table:table-cell office:value-type="float" office:value="2148.05626869202" calcext:value-type="float">
            <text:p>2148.056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2034.36708450317" calcext:value-type="float">
            <text:p>2034.367</text:p>
          </table:table-cell>
          <table:table-cell office:value-type="float" office:value="2392.0111656189" calcext:value-type="float">
            <text:p>2392.011</text:p>
          </table:table-cell>
          <table:table-cell office:value-type="float" office:value="2249.65500831604" calcext:value-type="float">
            <text:p>2249.655</text:p>
          </table:table-cell>
          <table:table-cell office:value-type="float" office:value="2133.75806808472" calcext:value-type="float">
            <text:p>2133.75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2036.94152832031" calcext:value-type="float">
            <text:p>2036.942</text:p>
          </table:table-cell>
          <table:table-cell office:value-type="float" office:value="2393.80145072937" calcext:value-type="float">
            <text:p>2393.801</text:p>
          </table:table-cell>
          <table:table-cell office:value-type="float" office:value="2279.19793128967" calcext:value-type="float">
            <text:p>2279.198</text:p>
          </table:table-cell>
          <table:table-cell office:value-type="float" office:value="2135.06245613098" calcext:value-type="float">
            <text:p>2135.062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2041.67079925537" calcext:value-type="float">
            <text:p>2041.671</text:p>
          </table:table-cell>
          <table:table-cell office:value-type="float" office:value="2398.42700958252" calcext:value-type="float">
            <text:p>2398.427</text:p>
          </table:table-cell>
          <table:table-cell office:value-type="float" office:value="2253.66115570068" calcext:value-type="float">
            <text:p>2253.661</text:p>
          </table:table-cell>
          <table:table-cell office:value-type="float" office:value="2137.17842102051" calcext:value-type="float">
            <text:p>2137.178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2032.06372261047" calcext:value-type="float">
            <text:p>2032.064</text:p>
          </table:table-cell>
          <table:table-cell office:value-type="float" office:value="2383.45766067505" calcext:value-type="float">
            <text:p>2383.458</text:p>
          </table:table-cell>
          <table:table-cell office:value-type="float" office:value="2262.83240318298" calcext:value-type="float">
            <text:p>2262.832</text:p>
          </table:table-cell>
          <table:table-cell office:value-type="float" office:value="2151.4298915863" calcext:value-type="float">
            <text:p>2151.430</text:p>
          </table:table-cell>
          <table:covered-table-cell/>
          <table:table-cell table:number-columns-repeated="1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044.56162452698" calcext:value-type="float">
            <text:p>2044.562</text:p>
          </table:table-cell>
          <table:table-cell office:value-type="float" office:value="2399.33109283447" calcext:value-type="float">
            <text:p>2399.331</text:p>
          </table:table-cell>
          <table:table-cell office:value-type="float" office:value="2256.28590583801" calcext:value-type="float">
            <text:p>2256.286</text:p>
          </table:table-cell>
          <table:table-cell office:value-type="float" office:value="2139.00017738342" calcext:value-type="float">
            <text:p>2139.000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Media</text:p>
          </table:table-cell>
          <table:table-cell office:value-type="float" office:value="2042.50020186106" calcext:value-type="float">
            <text:p>2042.500</text:p>
          </table:table-cell>
          <table:table-cell office:value-type="float" office:value="2396.83474699656" calcext:value-type="float">
            <text:p>2396.835</text:p>
          </table:table-cell>
          <table:table-cell office:value-type="float" office:value="2263.79476388295" calcext:value-type="float">
            <text:p>2263.795</text:p>
          </table:table-cell>
          <table:table-cell office:value-type="float" office:value="2141.40988190969" calcext:value-type="float">
            <text:p>2141.410</text:p>
          </table:table-cell>
          <table:covered-table-cell/>
          <table:table-cell table:number-columns-repeated="10"/>
        </table:table-row>
        <table:table-row table:style-name="ro4">
          <table:table-cell office:value-type="string" calcext:value-type="string">
            <text:p>Dev. Std.</text:p>
          </table:table-cell>
          <table:table-cell table:style-name="ce37" office:value-type="float" office:value="7.75890497704954" calcext:value-type="float">
            <text:p>7.759</text:p>
          </table:table-cell>
          <table:table-cell table:style-name="ce37" office:value-type="float" office:value="14.1940675656164" calcext:value-type="float">
            <text:p>14.194</text:p>
          </table:table-cell>
          <table:table-cell table:style-name="ce37" office:value-type="float" office:value="10.5313872143376" calcext:value-type="float">
            <text:p>10.531</text:p>
          </table:table-cell>
          <table:table-cell table:style-name="ce37" office:value-type="float" office:value="10.237979833318" calcext:value-type="float">
            <text:p>10.238</text:p>
          </table:table-cell>
          <table:covered-table-cell/>
          <table:table-cell table:style-name="ce29"/>
          <table:table-cell table:number-columns-repeated="9"/>
        </table:table-row>
        <table:table-row table:style-name="ro5">
          <table:table-cell table:style-name="ce31" office:value-type="string" calcext:value-type="string">
            <text:p>95% Conf</text:p>
          </table:table-cell>
          <table:table-cell table:style-name="ce38" table:formula="of:=COM.MICROSOFT.STDEV.P([.B3:.B32])" office:value-type="float" office:value="7.62849392484877" calcext:value-type="float">
            <text:p>7.628</text:p>
          </table:table-cell>
          <table:table-cell table:style-name="ce38" table:formula="of:=COM.MICROSOFT.STDEV.P([.C3:.C32])" office:value-type="float" office:value="13.9554948170499" calcext:value-type="float">
            <text:p>13.955</text:p>
          </table:table-cell>
          <table:table-cell table:style-name="ce38" table:formula="of:=COM.MICROSOFT.STDEV.P([.D3:.D32])" office:value-type="float" office:value="10.3543765031846" calcext:value-type="float">
            <text:p>10.354</text:p>
          </table:table-cell>
          <table:table-cell table:style-name="ce38" table:formula="of:=COM.MICROSOFT.STDEV.P([.E3:.E32])" office:value-type="float" office:value="10.0659006898792" calcext:value-type="float">
            <text:p>10.066</text:p>
          </table:table-cell>
          <table:covered-table-cell table:style-name="ce45"/>
          <table:table-cell table:style-name="ce29"/>
          <table:table-cell table:number-columns-repeated="9"/>
        </table:table-row>
        <table:table-row table:style-name="ro5">
          <table:table-cell table:style-name="ce32" office:value-type="string" calcext:value-type="string">
            <text:p>First run</text:p>
          </table:table-cell>
          <table:table-cell table:style-name="ce39" office:value-type="float" office:value="429.996967315674" calcext:value-type="float">
            <text:p>429.997</text:p>
          </table:table-cell>
          <table:table-cell table:style-name="ce39" office:value-type="float" office:value="318.001270294189" calcext:value-type="float">
            <text:p>318.001</text:p>
          </table:table-cell>
          <table:table-cell table:style-name="ce39" office:value-type="float" office:value="216.998815536499" calcext:value-type="float">
            <text:p>216.999</text:p>
          </table:table-cell>
          <table:table-cell table:style-name="ce39" office:value-type="float" office:value="118.99995803833" calcext:value-type="float">
            <text:p>119.000</text:p>
          </table:table-cell>
          <table:table-cell table:style-name="ce46" office:value-type="string" calcext:value-type="string" table:number-columns-spanned="1" table:number-rows-spanned="34">
            <text:p>MongoDB</text:p>
          </table:table-cell>
          <table:table-cell table:number-columns-repeated="10"/>
        </table:table-row>
        <table:table-row table:style-name="ro5">
          <table:table-cell table:style-name="ce33" office:value-type="float" office:value="1" calcext:value-type="float">
            <text:p>1</text:p>
          </table:table-cell>
          <table:table-cell table:style-name="ce40" office:value-type="float" office:value="429.998159408569" calcext:value-type="float">
            <text:p>429.998</text:p>
          </table:table-cell>
          <table:table-cell table:style-name="ce40" office:value-type="float" office:value="319.998741149902" calcext:value-type="float">
            <text:p>319.999</text:p>
          </table:table-cell>
          <table:table-cell table:style-name="ce40" office:value-type="float" office:value="220.002889633179" calcext:value-type="float">
            <text:p>220.003</text:p>
          </table:table-cell>
          <table:table-cell table:style-name="ce40" office:value-type="float" office:value="117.000818252563" calcext:value-type="float">
            <text:p>117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" calcext:value-type="float">
            <text:p>2</text:p>
          </table:table-cell>
          <table:table-cell table:style-name="ce40" office:value-type="float" office:value="430.000305175781" calcext:value-type="float">
            <text:p>430.000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6.996669769287" calcext:value-type="float">
            <text:p>216.997</text:p>
          </table:table-cell>
          <table:table-cell table:style-name="ce40" office:value-type="float" office:value="118.999242782593" calcext:value-type="float">
            <text:p>118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" calcext:value-type="float">
            <text:p>3</text:p>
          </table:table-cell>
          <table:table-cell table:style-name="ce40" office:value-type="float" office:value="427.999973297119" calcext:value-type="float">
            <text:p>428.000</text:p>
          </table:table-cell>
          <table:table-cell table:style-name="ce40" office:value-type="float" office:value="318.000078201294" calcext:value-type="float">
            <text:p>318.000</text:p>
          </table:table-cell>
          <table:table-cell table:style-name="ce40" office:value-type="float" office:value="217.000722885132" calcext:value-type="float">
            <text:p>217.001</text:p>
          </table:table-cell>
          <table:table-cell table:style-name="ce40" office:value-type="float" office:value="119.999885559082" calcext:value-type="float">
            <text:p>12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40" office:value-type="float" office:value="435.001611709595" calcext:value-type="float">
            <text:p>435.002</text:p>
          </table:table-cell>
          <table:table-cell table:style-name="ce40" office:value-type="float" office:value="322.000503540039" calcext:value-type="float">
            <text:p>322.001</text:p>
          </table:table-cell>
          <table:table-cell table:style-name="ce40" office:value-type="float" office:value="221.00043296814" calcext:value-type="float">
            <text:p>221.000</text:p>
          </table:table-cell>
          <table:table-cell table:style-name="ce40" office:value-type="float" office:value="117.999315261841" calcext:value-type="float">
            <text:p>117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5" calcext:value-type="float">
            <text:p>5</text:p>
          </table:table-cell>
          <table:table-cell table:style-name="ce40" office:value-type="float" office:value="427.998304367065" calcext:value-type="float">
            <text:p>427.998</text:p>
          </table:table-cell>
          <table:table-cell table:style-name="ce40" office:value-type="float" office:value="317.999124526978" calcext:value-type="float">
            <text:p>317.999</text:p>
          </table:table-cell>
          <table:table-cell table:style-name="ce40" office:value-type="float" office:value="217.000246047974" calcext:value-type="float">
            <text:p>217.000</text:p>
          </table:table-cell>
          <table:table-cell table:style-name="ce40" office:value-type="float" office:value="119.998931884766" calcext:value-type="float">
            <text:p>119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6" calcext:value-type="float">
            <text:p>6</text:p>
          </table:table-cell>
          <table:table-cell table:style-name="ce40" office:value-type="float" office:value="428.999662399292" calcext:value-type="float">
            <text:p>429.000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9.998359680176" calcext:value-type="float">
            <text:p>219.998</text:p>
          </table:table-cell>
          <table:table-cell table:style-name="ce40" office:value-type="float" office:value="118.001699447632" calcext:value-type="float">
            <text:p>118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7" calcext:value-type="float">
            <text:p>7</text:p>
          </table:table-cell>
          <table:table-cell table:style-name="ce40" office:value-type="float" office:value="435.001373291016" calcext:value-type="float">
            <text:p>435.001</text:p>
          </table:table-cell>
          <table:table-cell table:style-name="ce40" office:value-type="float" office:value="319.999933242798" calcext:value-type="float">
            <text:p>320.000</text:p>
          </table:table-cell>
          <table:table-cell table:style-name="ce40" office:value-type="float" office:value="216.000556945801" calcext:value-type="float">
            <text:p>216.001</text:p>
          </table:table-cell>
          <table:table-cell table:style-name="ce40" office:value-type="float" office:value="117.998838424683" calcext:value-type="float">
            <text:p>117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8" calcext:value-type="float">
            <text:p>8</text:p>
          </table:table-cell>
          <table:table-cell table:style-name="ce40" office:value-type="float" office:value="431.998729705811" calcext:value-type="float">
            <text:p>431.999</text:p>
          </table:table-cell>
          <table:table-cell table:style-name="ce40" office:value-type="float" office:value="320.99986076355" calcext:value-type="float">
            <text:p>321.000</text:p>
          </table:table-cell>
          <table:table-cell table:style-name="ce40" office:value-type="float" office:value="216.001987457275" calcext:value-type="float">
            <text:p>216.002</text:p>
          </table:table-cell>
          <table:table-cell table:style-name="ce40" office:value-type="float" office:value="118.999719619751" calcext:value-type="float">
            <text:p>119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9" calcext:value-type="float">
            <text:p>9</text:p>
          </table:table-cell>
          <table:table-cell table:style-name="ce40" office:value-type="float" office:value="434.000015258789" calcext:value-type="float">
            <text:p>434.000</text:p>
          </table:table-cell>
          <table:table-cell table:style-name="ce40" office:value-type="float" office:value="319.000244140625" calcext:value-type="float">
            <text:p>319.000</text:p>
          </table:table-cell>
          <table:table-cell table:style-name="ce40" office:value-type="float" office:value="219.997882843018" calcext:value-type="float">
            <text:p>219.998</text:p>
          </table:table-cell>
          <table:table-cell table:style-name="ce40" office:value-type="float" office:value="117.99955368042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433.001518249512" calcext:value-type="float">
            <text:p>433.002</text:p>
          </table:table-cell>
          <table:table-cell table:style-name="ce40" office:value-type="float" office:value="318.001747131348" calcext:value-type="float">
            <text:p>318.002</text:p>
          </table:table-cell>
          <table:table-cell table:style-name="ce40" office:value-type="float" office:value="220.00241279602" calcext:value-type="float">
            <text:p>220.002</text:p>
          </table:table-cell>
          <table:table-cell table:style-name="ce40" office:value-type="float" office:value="120.000123977661" calcext:value-type="float">
            <text:p>12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1" calcext:value-type="float">
            <text:p>11</text:p>
          </table:table-cell>
          <table:table-cell table:style-name="ce40" office:value-type="float" office:value="430.000066757202" calcext:value-type="float">
            <text:p>430.000</text:p>
          </table:table-cell>
          <table:table-cell table:style-name="ce40" office:value-type="float" office:value="317.998170852661" calcext:value-type="float">
            <text:p>317.998</text:p>
          </table:table-cell>
          <table:table-cell table:style-name="ce40" office:value-type="float" office:value="219.998121261597" calcext:value-type="float">
            <text:p>219.998</text:p>
          </table:table-cell>
          <table:table-cell table:style-name="ce40" office:value-type="float" office:value="119.000911712646" calcext:value-type="float">
            <text:p>11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2" calcext:value-type="float">
            <text:p>12</text:p>
          </table:table-cell>
          <table:table-cell table:style-name="ce40" office:value-type="float" office:value="426.998615264893" calcext:value-type="float">
            <text:p>426.999</text:p>
          </table:table-cell>
          <table:table-cell table:style-name="ce40" office:value-type="float" office:value="322.004079818726" calcext:value-type="float">
            <text:p>322.004</text:p>
          </table:table-cell>
          <table:table-cell table:style-name="ce40" office:value-type="float" office:value="218.000888824463" calcext:value-type="float">
            <text:p>218.001</text:p>
          </table:table-cell>
          <table:table-cell table:style-name="ce40" office:value-type="float" office:value="118.000984191895" calcext:value-type="float">
            <text:p>11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428.00235748291" calcext:value-type="float">
            <text:p>428.002</text:p>
          </table:table-cell>
          <table:table-cell table:style-name="ce40" office:value-type="float" office:value="320.998191833496" calcext:value-type="float">
            <text:p>320.998</text:p>
          </table:table-cell>
          <table:table-cell table:style-name="ce40" office:value-type="float" office:value="219.002723693848" calcext:value-type="float">
            <text:p>219.003</text:p>
          </table:table-cell>
          <table:table-cell table:style-name="ce40" office:value-type="float" office:value="120.000600814819" calcext:value-type="float">
            <text:p>120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4" calcext:value-type="float">
            <text:p>14</text:p>
          </table:table-cell>
          <table:table-cell table:style-name="ce40" office:value-type="float" office:value="435.997724533081" calcext:value-type="float">
            <text:p>435.998</text:p>
          </table:table-cell>
          <table:table-cell table:style-name="ce40" office:value-type="float" office:value="317.997694015503" calcext:value-type="float">
            <text:p>317.998</text:p>
          </table:table-cell>
          <table:table-cell table:style-name="ce40" office:value-type="float" office:value="217.997789382935" calcext:value-type="float">
            <text:p>217.998</text:p>
          </table:table-cell>
          <table:table-cell table:style-name="ce40" office:value-type="float" office:value="118.997573852539" calcext:value-type="float">
            <text:p>118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5" calcext:value-type="float">
            <text:p>15</text:p>
          </table:table-cell>
          <table:table-cell table:style-name="ce40" office:value-type="float" office:value="429.000616073608" calcext:value-type="float">
            <text:p>429.001</text:p>
          </table:table-cell>
          <table:table-cell table:style-name="ce40" office:value-type="float" office:value="317.000389099121" calcext:value-type="float">
            <text:p>317.000</text:p>
          </table:table-cell>
          <table:table-cell table:style-name="ce40" office:value-type="float" office:value="217.999696731567" calcext:value-type="float">
            <text:p>218.000</text:p>
          </table:table-cell>
          <table:table-cell table:style-name="ce40" office:value-type="float" office:value="118.002414703369" calcext:value-type="float">
            <text:p>118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6" calcext:value-type="float">
            <text:p>16</text:p>
          </table:table-cell>
          <table:table-cell table:style-name="ce40" office:value-type="float" office:value="427.999019622803" calcext:value-type="float">
            <text:p>427.999</text:p>
          </table:table-cell>
          <table:table-cell table:style-name="ce40" office:value-type="float" office:value="324.999094009399" calcext:value-type="float">
            <text:p>324.999</text:p>
          </table:table-cell>
          <table:table-cell table:style-name="ce40" office:value-type="float" office:value="218.0016040802" calcext:value-type="float">
            <text:p>218.002</text:p>
          </table:table-cell>
          <table:table-cell table:style-name="ce40" office:value-type="float" office:value="118.998289108276" calcext:value-type="float">
            <text:p>118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7" calcext:value-type="float">
            <text:p>17</text:p>
          </table:table-cell>
          <table:table-cell table:style-name="ce40" office:value-type="float" office:value="427.002191543579" calcext:value-type="float">
            <text:p>427.002</text:p>
          </table:table-cell>
          <table:table-cell table:style-name="ce40" office:value-type="float" office:value="326.001167297363" calcext:value-type="float">
            <text:p>326.001</text:p>
          </table:table-cell>
          <table:table-cell table:style-name="ce40" office:value-type="float" office:value="215.99817276001" calcext:value-type="float">
            <text:p>215.998</text:p>
          </table:table-cell>
          <table:table-cell table:style-name="ce40" office:value-type="float" office:value="119.000196456909" calcext:value-type="float">
            <text:p>119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425.997734069824" calcext:value-type="float">
            <text:p>425.998</text:p>
          </table:table-cell>
          <table:table-cell table:style-name="ce40" office:value-type="float" office:value="320.999622344971" calcext:value-type="float">
            <text:p>321.000</text:p>
          </table:table-cell>
          <table:table-cell table:style-name="ce40" office:value-type="float" office:value="218.000173568726" calcext:value-type="float">
            <text:p>218.000</text:p>
          </table:table-cell>
          <table:table-cell table:style-name="ce40" office:value-type="float" office:value="118.999004364014" calcext:value-type="float">
            <text:p>118.999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19" calcext:value-type="float">
            <text:p>19</text:p>
          </table:table-cell>
          <table:table-cell table:style-name="ce40" office:value-type="float" office:value="428.00235748291" calcext:value-type="float">
            <text:p>428.002</text:p>
          </table:table-cell>
          <table:table-cell table:style-name="ce40" office:value-type="float" office:value="320.999622344971" calcext:value-type="float">
            <text:p>321.000</text:p>
          </table:table-cell>
          <table:table-cell table:style-name="ce40" office:value-type="float" office:value="216.999769210815" calcext:value-type="float">
            <text:p>217.000</text:p>
          </table:table-cell>
          <table:table-cell table:style-name="ce40" office:value-type="float" office:value="120.003700256348" calcext:value-type="float">
            <text:p>120.004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0" calcext:value-type="float">
            <text:p>20</text:p>
          </table:table-cell>
          <table:table-cell table:style-name="ce40" office:value-type="float" office:value="428.002595901489" calcext:value-type="float">
            <text:p>428.003</text:p>
          </table:table-cell>
          <table:table-cell table:style-name="ce40" office:value-type="float" office:value="322.000026702881" calcext:value-type="float">
            <text:p>322.000</text:p>
          </table:table-cell>
          <table:table-cell table:style-name="ce40" office:value-type="float" office:value="215.999126434326" calcext:value-type="float">
            <text:p>215.999</text:p>
          </table:table-cell>
          <table:table-cell table:style-name="ce40" office:value-type="float" office:value="118.996143341064" calcext:value-type="float">
            <text:p>118.996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1" calcext:value-type="float">
            <text:p>21</text:p>
          </table:table-cell>
          <table:table-cell table:style-name="ce40" office:value-type="float" office:value="427.995204925537" calcext:value-type="float">
            <text:p>427.995</text:p>
          </table:table-cell>
          <table:table-cell table:style-name="ce40" office:value-type="float" office:value="321.000099182129" calcext:value-type="float">
            <text:p>321.000</text:p>
          </table:table-cell>
          <table:table-cell table:style-name="ce40" office:value-type="float" office:value="216.999769210815" calcext:value-type="float">
            <text:p>217.000</text:p>
          </table:table-cell>
          <table:table-cell table:style-name="ce40" office:value-type="float" office:value="119.001388549805" calcext:value-type="float">
            <text:p>11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2" calcext:value-type="float">
            <text:p>22</text:p>
          </table:table-cell>
          <table:table-cell table:style-name="ce40" office:value-type="float" office:value="430.000066757202" calcext:value-type="float">
            <text:p>430.000</text:p>
          </table:table-cell>
          <table:table-cell table:style-name="ce40" office:value-type="float" office:value="321.999788284302" calcext:value-type="float">
            <text:p>322.000</text:p>
          </table:table-cell>
          <table:table-cell table:style-name="ce40" office:value-type="float" office:value="218.002319335937" calcext:value-type="float">
            <text:p>218.002</text:p>
          </table:table-cell>
          <table:table-cell table:style-name="ce40" office:value-type="float" office:value="118.000745773315" calcext:value-type="float">
            <text:p>118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3" calcext:value-type="float">
            <text:p>23</text:p>
          </table:table-cell>
          <table:table-cell table:style-name="ce40" office:value-type="float" office:value="426.997900009155" calcext:value-type="float">
            <text:p>426.998</text:p>
          </table:table-cell>
          <table:table-cell table:style-name="ce40" office:value-type="float" office:value="321.000337600708" calcext:value-type="float">
            <text:p>321.000</text:p>
          </table:table-cell>
          <table:table-cell table:style-name="ce40" office:value-type="float" office:value="217.000246047974" calcext:value-type="float">
            <text:p>217.000</text:p>
          </table:table-cell>
          <table:table-cell table:style-name="ce40" office:value-type="float" office:value="117.998123168945" calcext:value-type="float">
            <text:p>117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4" calcext:value-type="float">
            <text:p>24</text:p>
          </table:table-cell>
          <table:table-cell table:style-name="ce40" office:value-type="float" office:value="426.002025604248" calcext:value-type="float">
            <text:p>426.002</text:p>
          </table:table-cell>
          <table:table-cell table:style-name="ce40" office:value-type="float" office:value="319.002866744995" calcext:value-type="float">
            <text:p>319.003</text:p>
          </table:table-cell>
          <table:table-cell table:style-name="ce40" office:value-type="float" office:value="216.998815536499" calcext:value-type="float">
            <text:p>216.999</text:p>
          </table:table-cell>
          <table:table-cell table:style-name="ce40" office:value-type="float" office:value="117.999792098999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5" calcext:value-type="float">
            <text:p>25</text:p>
          </table:table-cell>
          <table:table-cell table:style-name="ce40" office:value-type="float" office:value="427.000999450684" calcext:value-type="float">
            <text:p>427.001</text:p>
          </table:table-cell>
          <table:table-cell table:style-name="ce40" office:value-type="float" office:value="321.997165679932" calcext:value-type="float">
            <text:p>321.997</text:p>
          </table:table-cell>
          <table:table-cell table:style-name="ce40" office:value-type="float" office:value="218.999862670898" calcext:value-type="float">
            <text:p>219.000</text:p>
          </table:table-cell>
          <table:table-cell table:style-name="ce40" office:value-type="float" office:value="119.000673294067" calcext:value-type="float">
            <text:p>119.001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6" calcext:value-type="float">
            <text:p>26</text:p>
          </table:table-cell>
          <table:table-cell table:style-name="ce40" office:value-type="float" office:value="426.997900009155" calcext:value-type="float">
            <text:p>426.998</text:p>
          </table:table-cell>
          <table:table-cell table:style-name="ce40" office:value-type="float" office:value="316.999673843384" calcext:value-type="float">
            <text:p>317.000</text:p>
          </table:table-cell>
          <table:table-cell table:style-name="ce40" office:value-type="float" office:value="216.000318527222" calcext:value-type="float">
            <text:p>216.000</text:p>
          </table:table-cell>
          <table:table-cell table:style-name="ce40" office:value-type="float" office:value="117.99955368042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7" calcext:value-type="float">
            <text:p>27</text:p>
          </table:table-cell>
          <table:table-cell table:style-name="ce40" office:value-type="float" office:value="421.998500823975" calcext:value-type="float">
            <text:p>421.999</text:p>
          </table:table-cell>
          <table:table-cell table:style-name="ce40" office:value-type="float" office:value="321.999788284302" calcext:value-type="float">
            <text:p>322.000</text:p>
          </table:table-cell>
          <table:table-cell table:style-name="ce40" office:value-type="float" office:value="219.001531600952" calcext:value-type="float">
            <text:p>219.002</text:p>
          </table:table-cell>
          <table:table-cell table:style-name="ce40" office:value-type="float" office:value="120.00036239624" calcext:value-type="float">
            <text:p>120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8" calcext:value-type="float">
            <text:p>28</text:p>
          </table:table-cell>
          <table:table-cell table:style-name="ce40" office:value-type="float" office:value="426.000118255615" calcext:value-type="float">
            <text:p>426.000</text:p>
          </table:table-cell>
          <table:table-cell table:style-name="ce40" office:value-type="float" office:value="320.000648498535" calcext:value-type="float">
            <text:p>320.001</text:p>
          </table:table-cell>
          <table:table-cell table:style-name="ce40" office:value-type="float" office:value="215.997219085693" calcext:value-type="float">
            <text:p>215.997</text:p>
          </table:table-cell>
          <table:table-cell table:style-name="ce40" office:value-type="float" office:value="118.002414703369" calcext:value-type="float">
            <text:p>118.002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29" calcext:value-type="float">
            <text:p>29</text:p>
          </table:table-cell>
          <table:table-cell table:style-name="ce40" office:value-type="float" office:value="427.000045776367" calcext:value-type="float">
            <text:p>427.000</text:p>
          </table:table-cell>
          <table:table-cell table:style-name="ce40" office:value-type="float" office:value="318.999528884888" calcext:value-type="float">
            <text:p>319.000</text:p>
          </table:table-cell>
          <table:table-cell table:style-name="ce40" office:value-type="float" office:value="217.000961303711" calcext:value-type="float">
            <text:p>217.001</text:p>
          </table:table-cell>
          <table:table-cell table:style-name="ce40" office:value-type="float" office:value="117.99955368042" calcext:value-type="float">
            <text:p>118.000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426.000595092773" calcext:value-type="float">
            <text:p>426.001</text:p>
          </table:table-cell>
          <table:table-cell table:style-name="ce40" office:value-type="float" office:value="320.000410079956" calcext:value-type="float">
            <text:p>320.000</text:p>
          </table:table-cell>
          <table:table-cell table:style-name="ce40" office:value-type="float" office:value="217.002153396606" calcext:value-type="float">
            <text:p>217.002</text:p>
          </table:table-cell>
          <table:table-cell table:style-name="ce40" office:value-type="float" office:value="119.997978210449" calcext:value-type="float">
            <text:p>119.998</text:p>
          </table:table-cell>
          <table:covered-table-cell table:style-name="ce47"/>
          <table:table-cell table:number-columns-repeated="10"/>
        </table:table-row>
        <table:table-row table:style-name="ro4">
          <table:table-cell table:style-name="ce33" office:value-type="string" calcext:value-type="string">
            <text:p>Media</text:p>
          </table:table-cell>
          <table:table-cell table:style-name="ce40" office:value-type="float" office:value="428.899876276652" calcext:value-type="float">
            <text:p>428.900</text:p>
          </table:table-cell>
          <table:table-cell table:style-name="ce40" office:value-type="float" office:value="320.333298047384" calcext:value-type="float">
            <text:p>320.333</text:p>
          </table:table-cell>
          <table:table-cell table:style-name="ce40" office:value-type="float" office:value="217.83344745636" calcext:value-type="float">
            <text:p>217.833</text:p>
          </table:table-cell>
          <table:table-cell table:style-name="ce40" office:value-type="float" office:value="118.766617774963" calcext:value-type="float">
            <text:p>118.767</text:p>
          </table:table-cell>
          <table:covered-table-cell table:style-name="ce47"/>
          <table:table-cell table:style-name="ce29"/>
          <table:table-cell table:number-columns-repeated="9"/>
        </table:table-row>
        <table:table-row table:style-name="ro4">
          <table:table-cell table:style-name="ce33" office:value-type="string" calcext:value-type="string">
            <text:p>Dev. Std.</text:p>
          </table:table-cell>
          <table:table-cell table:style-name="ce41" office:value-type="float" office:value="3.1662721487799" calcext:value-type="float">
            <text:p>3.166</text:p>
          </table:table-cell>
          <table:table-cell table:style-name="ce41" office:value-type="float" office:value="2.10647880550988" calcext:value-type="float">
            <text:p>2.106</text:p>
          </table:table-cell>
          <table:table-cell table:style-name="ce41" office:value-type="float" office:value="1.48775644606548" calcext:value-type="float">
            <text:p>1.488</text:p>
          </table:table-cell>
          <table:table-cell table:style-name="ce41" office:value-type="float" office:value="0.85822528224198" calcext:value-type="float">
            <text:p>0.858</text:p>
          </table:table-cell>
          <table:covered-table-cell table:style-name="ce47"/>
          <table:table-cell table:style-name="Default"/>
          <table:table-cell table:number-columns-repeated="9"/>
        </table:table-row>
        <table:table-row table:style-name="ro4">
          <table:table-cell table:style-name="ce34" office:value-type="string" calcext:value-type="string">
            <text:p>95% Conf</text:p>
          </table:table-cell>
          <table:table-cell table:style-name="ce42" table:formula="of:=COM.MICROSOFT.STDEV.P([.B37:.B66])" office:value-type="float" office:value="3.1130537005971" calcext:value-type="float">
            <text:p>3.113</text:p>
          </table:table-cell>
          <table:table-cell table:style-name="ce42" table:formula="of:=COM.MICROSOFT.STDEV.P([.C37:.C66])" office:value-type="float" office:value="2.07107327879216" calcext:value-type="float">
            <text:p>2.071</text:p>
          </table:table-cell>
          <table:table-cell table:style-name="ce42" table:formula="of:=COM.MICROSOFT.STDEV.P([.D37:.D66])" office:value-type="float" office:value="1.46275035511273" calcext:value-type="float">
            <text:p>1.463</text:p>
          </table:table-cell>
          <table:table-cell table:style-name="ce42" table:formula="of:=COM.MICROSOFT.STDEV.P([.E37:.E66])" office:value-type="float" office:value="0.843800300570786" calcext:value-type="float">
            <text:p>0.844</text:p>
          </table:table-cell>
          <table:covered-table-cell table:style-name="ce48"/>
          <table:table-cell table:style-name="Default"/>
          <table:table-cell table:number-columns-repeated="9"/>
        </table:table-row>
        <table:table-row table:style-name="ro4" table:number-rows-repeated="2">
          <table:table-cell table:style-name="Default" table:number-columns-repeated="7"/>
          <table:table-cell table:number-columns-repeated="9"/>
        </table:table-row>
        <table:table-row table:style-name="ro3">
          <table:table-cell table:style-name="Default" table:number-columns-repeated="7"/>
          <table:table-cell table:style-name="ce51" office:value-type="string" calcext:value-type="string" table:number-columns-spanned="1" table:number-rows-spanned="2">
            <text:p>Query #4</text:p>
          </table:table-cell>
          <table:table-cell table:style-name="ce54" office:value-type="string" calcext:value-type="string" table:number-columns-spanned="4" table:number-rows-spanned="1">
            <text:p>Neo4j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MongoDB</text:p>
          </table:table-cell>
          <table:covered-table-cell table:number-columns-repeated="3" table:style-name="ce58"/>
        </table:table-row>
        <table:table-row table:style-name="ro3">
          <table:table-cell table:style-name="Default" table:number-columns-repeated="7"/>
          <table:covered-table-cell table:style-name="ce51"/>
          <table:table-cell table:style-name="ce54" office:value-type="string" calcext:value-type="string">
            <text:p>100%</text:p>
          </table:table-cell>
          <table:table-cell table:style-name="ce54" office:value-type="string" calcext:value-type="string">
            <text:p>75%</text:p>
          </table:table-cell>
          <table:table-cell table:style-name="ce54" office:value-type="string" calcext:value-type="string">
            <text:p>50%</text:p>
          </table:table-cell>
          <table:table-cell table:style-name="ce54" office:value-type="string" calcext:value-type="string">
            <text:p>25%</text:p>
          </table:table-cell>
          <table:table-cell table:style-name="ce56" office:value-type="string" calcext:value-type="string">
            <text:p>100%</text:p>
          </table:table-cell>
          <table:table-cell table:style-name="ce56" office:value-type="string" calcext:value-type="string">
            <text:p>75%</text:p>
          </table:table-cell>
          <table:table-cell table:style-name="ce56" office:value-type="string" calcext:value-type="string">
            <text:p>50%</text:p>
          </table:table-cell>
          <table:table-cell table:style-name="ce56" office:value-type="string" calcext:value-type="string">
            <text:p>25%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First run</text:p>
          </table:table-cell>
          <table:table-cell table:style-name="ce55" table:formula="of:=[.B2]" office:value-type="float" office:value="2073.80938529968" calcext:value-type="float">
            <text:p>2073.809</text:p>
          </table:table-cell>
          <table:table-cell table:style-name="ce55" table:formula="of:=[.C2]" office:value-type="float" office:value="2475.64125061035" calcext:value-type="float">
            <text:p>2475.641</text:p>
          </table:table-cell>
          <table:table-cell table:style-name="ce55" table:formula="of:=[.D2]" office:value-type="float" office:value="2270.13230323791" calcext:value-type="float">
            <text:p>2270.132</text:p>
          </table:table-cell>
          <table:table-cell table:style-name="ce55" table:formula="of:=[.E2]" office:value-type="float" office:value="2216.67909622192" calcext:value-type="float">
            <text:p>2216.679</text:p>
          </table:table-cell>
          <table:table-cell table:style-name="ce57" table:formula="of:=[.B36]" office:value-type="float" office:value="429.996967315674" calcext:value-type="float">
            <text:p>429.997</text:p>
          </table:table-cell>
          <table:table-cell table:style-name="ce57" table:formula="of:=[.C36]" office:value-type="float" office:value="318.001270294189" calcext:value-type="float">
            <text:p>318.001</text:p>
          </table:table-cell>
          <table:table-cell table:style-name="ce57" table:formula="of:=[.D36]" office:value-type="float" office:value="216.998815536499" calcext:value-type="float">
            <text:p>216.999</text:p>
          </table:table-cell>
          <table:table-cell table:style-name="ce57" table:formula="of:=[.E36]" office:value-type="float" office:value="118.99995803833" calcext:value-type="float">
            <text:p>119.000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Media</text:p>
          </table:table-cell>
          <table:table-cell table:style-name="ce55" table:formula="of:=[.B33]" office:value-type="float" office:value="2042.50020186106" calcext:value-type="float">
            <text:p>2042.500</text:p>
          </table:table-cell>
          <table:table-cell table:style-name="ce55" table:formula="of:=[.C33]" office:value-type="float" office:value="2396.83474699656" calcext:value-type="float">
            <text:p>2396.835</text:p>
          </table:table-cell>
          <table:table-cell table:style-name="ce55" table:formula="of:=[.D33]" office:value-type="float" office:value="2263.79476388295" calcext:value-type="float">
            <text:p>2263.795</text:p>
          </table:table-cell>
          <table:table-cell table:style-name="ce55" table:formula="of:=[.E33]" office:value-type="float" office:value="2141.40988190969" calcext:value-type="float">
            <text:p>2141.410</text:p>
          </table:table-cell>
          <table:table-cell table:style-name="ce57" table:formula="of:=[.B67]" office:value-type="float" office:value="428.899876276652" calcext:value-type="float">
            <text:p>428.900</text:p>
          </table:table-cell>
          <table:table-cell table:style-name="ce57" table:formula="of:=[.C67]" office:value-type="float" office:value="320.333298047384" calcext:value-type="float">
            <text:p>320.333</text:p>
          </table:table-cell>
          <table:table-cell table:style-name="ce57" table:formula="of:=[.D67]" office:value-type="float" office:value="217.83344745636" calcext:value-type="float">
            <text:p>217.833</text:p>
          </table:table-cell>
          <table:table-cell table:style-name="ce57" table:formula="of:=[.E67]" office:value-type="float" office:value="118.766617774963" calcext:value-type="float">
            <text:p>118.767</text:p>
          </table:table-cell>
        </table:table-row>
        <table:table-row table:style-name="ro4">
          <table:table-cell table:style-name="Default" table:number-columns-repeated="7"/>
          <table:table-cell table:style-name="ce52" office:value-type="string" calcext:value-type="string">
            <text:p>Dev. Std.</text:p>
          </table:table-cell>
          <table:table-cell table:style-name="ce55" table:formula="of:=[.B34]" office:value-type="float" office:value="7.75890497704954" calcext:value-type="float">
            <text:p>7.759</text:p>
          </table:table-cell>
          <table:table-cell table:style-name="ce55" table:formula="of:=[.C34]" office:value-type="float" office:value="14.1940675656164" calcext:value-type="float">
            <text:p>14.194</text:p>
          </table:table-cell>
          <table:table-cell table:style-name="ce55" table:formula="of:=[.D34]" office:value-type="float" office:value="10.5313872143376" calcext:value-type="float">
            <text:p>10.531</text:p>
          </table:table-cell>
          <table:table-cell table:style-name="ce55" table:formula="of:=[.E34]" office:value-type="float" office:value="10.237979833318" calcext:value-type="float">
            <text:p>10.238</text:p>
          </table:table-cell>
          <table:table-cell table:style-name="ce57" table:formula="of:=[.B68]" office:value-type="float" office:value="3.1662721487799" calcext:value-type="float">
            <text:p>3.166</text:p>
          </table:table-cell>
          <table:table-cell table:style-name="ce57" table:formula="of:=[.C68]" office:value-type="float" office:value="2.10647880550988" calcext:value-type="float">
            <text:p>2.106</text:p>
          </table:table-cell>
          <table:table-cell table:style-name="ce57" table:formula="of:=[.D68]" office:value-type="float" office:value="1.48775644606548" calcext:value-type="float">
            <text:p>1.488</text:p>
          </table:table-cell>
          <table:table-cell table:style-name="ce57" table:formula="of:=[.E68]" office:value-type="float" office:value="0.85822528224198" calcext:value-type="float">
            <text:p>0.858</text:p>
          </table:table-cell>
        </table:table-row>
        <table:table-row table:style-name="ro4">
          <table:table-cell table:style-name="Default" table:number-columns-repeated="7"/>
          <table:table-cell table:style-name="ce53" office:value-type="string" calcext:value-type="string">
            <text:p>95% Conf</text:p>
          </table:table-cell>
          <table:table-cell table:style-name="ce55" table:formula="of:=[.B35]" office:value-type="float" office:value="7.62849392484877" calcext:value-type="float">
            <text:p>7.628</text:p>
          </table:table-cell>
          <table:table-cell table:style-name="ce55" table:formula="of:=[.C35]" office:value-type="float" office:value="13.9554948170499" calcext:value-type="float">
            <text:p>13.955</text:p>
          </table:table-cell>
          <table:table-cell table:style-name="ce55" table:formula="of:=[.D35]" office:value-type="float" office:value="10.3543765031846" calcext:value-type="float">
            <text:p>10.354</text:p>
          </table:table-cell>
          <table:table-cell table:style-name="ce55" table:formula="of:=[.E35]" office:value-type="float" office:value="10.0659006898792" calcext:value-type="float">
            <text:p>10.066</text:p>
          </table:table-cell>
          <table:table-cell table:style-name="ce57" table:formula="of:=[.B69]" office:value-type="float" office:value="3.1130537005971" calcext:value-type="float">
            <text:p>3.113</text:p>
          </table:table-cell>
          <table:table-cell table:style-name="ce57" table:formula="of:=[.C69]" office:value-type="float" office:value="2.07107327879216" calcext:value-type="float">
            <text:p>2.071</text:p>
          </table:table-cell>
          <table:table-cell table:style-name="ce57" table:formula="of:=[.D69]" office:value-type="float" office:value="1.46275035511273" calcext:value-type="float">
            <text:p>1.463</text:p>
          </table:table-cell>
          <table:table-cell table:style-name="ce57" table:formula="of:=[.E69]" office:value-type="float" office:value="0.843800300570786" calcext:value-type="float">
            <text:p>0.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20" number:min-decimal-places="20" number:min-integer-digits="1"/>
    </number:number-style>
    <number:number-style style:name="N127">
      <number:number number:decimal-places="0" number:min-decimal-places="0" number:min-integer-digits="3"/>
    </number:number-style>
    <number:currency-style style:name="N126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5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number-style style:name="N123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6"/>
    </number:number-style>
    <number:number-style style:name="N121">
      <number:number number:decimal-places="5" number:min-decimal-places="5" number:min-integer-digits="1"/>
    </number:number-style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3T17:45:36.194447679</dc:date>
    <meta:editing-duration>PT3H15M32S</meta:editing-duration>
    <meta:editing-cycles>31</meta:editing-cycles>
    <meta:generator>LibreOffice/7.3.7.2$Linux_X86_64 LibreOffice_project/30$Build-2</meta:generator>
    <meta:document-statistic meta:table-count="5" meta:cell-count="372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1 - First run</text:p>
        </chart:title>
        <chart:legend chart:legend-position="end" svg:x="21.663cm" svg:y="6.145cm" style:legend-expansion="high" chart:style-name="ch3"/>
        <chart:plot-area chart:style-name="ch4" table:cell-range-address="'Query #1'.B1:'Query #1'.E2 'Query #1'.B36:'Query #1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1'.B1:'Query #1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1'.B36:'Query #1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1'.B2:'Query #1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1'.B1:'Query #1'.E1</svg:desc>
                </draw:g>
              </table:table-cell>
              <table:table-cell office:value-type="float" office:value="543.99847984314">
                <text:p>543.99847984314</text:p>
                <draw:g>
                  <svg:desc>'Query #1'.B36:'Query #1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4387.58635520935">
                <text:p>4387.58635520935</text:p>
                <draw:g>
                  <svg:desc>'Query #1'.B2:'Query #1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95.135402679443">
                <text:p>395.135402679443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4178.19809913635">
                <text:p>4178.19809913635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71.000862121582">
                <text:p>271.000862121582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4188.81130218506">
                <text:p>4188.81130218506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2.995843887329">
                <text:p>132.995843887329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4175.38261413574">
                <text:p>4175.38261413574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style-name="ch1">
        <chart:title svg:x="9.399cm" svg:y="0.403cm" chart:style-name="ch2">
          <text:p>Query #1 - Average time</text:p>
        </chart:title>
        <chart:legend chart:legend-position="end" svg:x="21.676cm" svg:y="6.144cm" style:legend-expansion="high" chart:style-name="ch3"/>
        <chart:plot-area chart:style-name="ch4" table:cell-range-address="'Query #1'.B1:'Query #1'.E1 'Query #1'.B67:'Query #1'.E67 'Query #1'.B33:'Query #1'.E33" chart:data-source-has-labels="both" svg:x="1.487cm" svg:y="1.449cm" svg:width="19.713cm" svg:height="10.687cm">
          <chart:coordinate-region svg:x="3.087cm" svg:y="1.449cm" svg:width="17.741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1'.B1:'Query #1'.E1"/>
          </chart:axis>
          <chart:axis chart:dimension="y" chart:name="primary-y" chart:style-name="ch7">
            <chart:title svg:x="10.571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1'.B67:'Query #1'.E67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1'.B33:'Query #1'.E33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8</text:p>
              </table:table-cell>
              <table:table-cell office:value-type="string">
                <text:p>Row 68</text:p>
              </table:table-cell>
              <table:table-cell office:value-type="string">
                <text:p>neo4j</text:p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1'.B1:'Query #1'.E1</svg:desc>
                </draw:g>
              </table:table-cell>
              <table:table-cell office:value-type="float" office:value="529.156001408895">
                <text:p>529.156001408895</text:p>
                <draw:g>
                  <svg:desc>'Query #1'.B67:'Query #1'.E67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2178.36983203888">
                <text:p>2178.36983203888</text:p>
                <draw:g>
                  <svg:desc>'Query #1'.B33:'Query #1'.E33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99.969514211019">
                <text:p>399.969514211019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135.71961720785">
                <text:p>2135.71961720785</text:p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5.89381423230895">
                <text:p>5.89381423230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7.566657066345">
                <text:p>267.566657066345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115.26506741842">
                <text:p>2115.26506741842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72451570853739">
                <text:p>7.72451570853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3.033267656962">
                <text:p>133.033267656962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2074.76522127787">
                <text:p>2074.76522127787</text:p>
              </table:table-cell>
              <table:table-cell office:value-type="float" office:value="7.22175450674673">
                <text:p>7.22175450674673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2 - First run</text:p>
        </chart:title>
        <chart:legend chart:legend-position="end" svg:x="21.663cm" svg:y="6.145cm" style:legend-expansion="high" chart:style-name="ch3"/>
        <chart:plot-area chart:style-name="ch4" table:cell-range-address="'Query #2'.B1:'Query #2'.E2 'Query #2'.B36:'Query #2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2'.B1:'Query #2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2'.B36:'Query #2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2'.B2:'Query #2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2'.B1:'Query #2'.E1</svg:desc>
                </draw:g>
              </table:table-cell>
              <table:table-cell office:value-type="float" office:value="528.998851776123">
                <text:p>528.998851776123</text:p>
                <draw:g>
                  <svg:desc>'Query #2'.B36:'Query #2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2239.20035362244">
                <text:p>2239.20035362244</text:p>
                <draw:g>
                  <svg:desc>'Query #2'.B2:'Query #2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69.000053405762">
                <text:p>269.000053405762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2132.39526748657">
                <text:p>2132.39526748657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9.000053405762">
                <text:p>269.000053405762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105.5908203125">
                <text:p>2105.5908203125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4.003639221191">
                <text:p>134.003639221191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2105.16309738159">
                <text:p>2105.16309738159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style-name="ch1">
        <chart:title svg:x="9.399cm" svg:y="0.403cm" chart:style-name="ch2">
          <text:p>Query #2 - Average time</text:p>
        </chart:title>
        <chart:legend chart:legend-position="end" svg:x="21.676cm" svg:y="6.144cm" style:legend-expansion="high" chart:style-name="ch3"/>
        <chart:plot-area chart:style-name="ch4" table:cell-range-address="'Query #2'.B1:'Query #2'.E1 'Query #2'.B67:'Query #2'.E67 'Query #2'.B33:'Query #2'.E33" chart:data-source-has-labels="both" svg:x="1.487cm" svg:y="1.449cm" svg:width="19.713cm" svg:height="10.687cm">
          <chart:coordinate-region svg:x="3.087cm" svg:y="1.449cm" svg:width="17.741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2'.B1:'Query #2'.E1"/>
          </chart:axis>
          <chart:axis chart:dimension="y" chart:name="primary-y" chart:style-name="ch7">
            <chart:title svg:x="10.571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2'.B67:'Query #2'.E67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2'.B33:'Query #2'.E33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8</text:p>
              </table:table-cell>
              <table:table-cell office:value-type="string">
                <text:p>Row 68</text:p>
              </table:table-cell>
              <table:table-cell office:value-type="string">
                <text:p>neo4j</text:p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2'.B1:'Query #2'.E1</svg:desc>
                </draw:g>
              </table:table-cell>
              <table:table-cell office:value-type="float" office:value="529.666686058044">
                <text:p>529.666686058044</text:p>
                <draw:g>
                  <svg:desc>'Query #2'.B67:'Query #2'.E67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2171.44838174184">
                <text:p>2171.44838174184</text:p>
                <draw:g>
                  <svg:desc>'Query #2'.B33:'Query #2'.E33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66.399908065796">
                <text:p>266.399908065796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136.53292655945">
                <text:p>2136.53292655945</text:p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5.89381423230895">
                <text:p>5.89381423230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6.399908065796">
                <text:p>266.399908065796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111.37444972992">
                <text:p>2111.37444972992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72451570853739">
                <text:p>7.72451570853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33.299875259399">
                <text:p>133.299875259399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2075.86748600006">
                <text:p>2075.86748600006</text:p>
              </table:table-cell>
              <table:table-cell office:value-type="float" office:value="7.22175450674673">
                <text:p>7.22175450674673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3 - First run</text:p>
        </chart:title>
        <chart:legend chart:legend-position="end" svg:x="21.663cm" svg:y="6.145cm" style:legend-expansion="high" chart:style-name="ch3"/>
        <chart:plot-area chart:style-name="ch4" table:cell-range-address="'Query #3'.B1:'Query #3'.E2 'Query #3'.B36:'Query #3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3'.B1:'Query #3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3'.B36:'Query #3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3'.B2:'Query #3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3'.B1:'Query #3'.E1</svg:desc>
                </draw:g>
              </table:table-cell>
              <table:table-cell office:value-type="float" office:value="447.998285293579">
                <text:p>447.998285293579</text:p>
                <draw:g>
                  <svg:desc>'Query #3'.B36:'Query #3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2070.32346725464">
                <text:p>2070.32346725464</text:p>
                <draw:g>
                  <svg:desc>'Query #3'.B2:'Query #3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9.998502731323">
                <text:p>319.998502731323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2176.86200141907">
                <text:p>2176.86200141907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6.000080108643">
                <text:p>216.000080108643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108.48021507263">
                <text:p>2108.48021507263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06.998443603516">
                <text:p>106.998443603516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2124.84169006348">
                <text:p>2124.84169006348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175cm" chart:symbol-height="0.175cm" chart:link-data-style-to-source="tru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style-name="ch1">
        <chart:title svg:x="9.399cm" svg:y="0.403cm" chart:style-name="ch2">
          <text:p>Query #3 - Average time</text:p>
        </chart:title>
        <chart:legend chart:legend-position="end" svg:x="21.676cm" svg:y="6.144cm" style:legend-expansion="high" chart:style-name="ch3"/>
        <chart:plot-area chart:style-name="ch4" table:cell-range-address="'Query #3'.B1:'Query #3'.E1 'Query #3'.B67:'Query #3'.E67 'Query #3'.B33:'Query #3'.E33" chart:data-source-has-labels="both" svg:x="1.487cm" svg:y="1.449cm" svg:width="19.713cm" svg:height="10.687cm">
          <chart:coordinate-region svg:x="3.087cm" svg:y="1.449cm" svg:width="17.741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3'.B1:'Query #3'.E1"/>
          </chart:axis>
          <chart:axis chart:dimension="y" chart:name="primary-y" chart:style-name="ch7">
            <chart:title svg:x="10.571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3'.B67:'Query #3'.E67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3'.B33:'Query #3'.E33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8</text:p>
              </table:table-cell>
              <table:table-cell office:value-type="string">
                <text:p>Row 68</text:p>
              </table:table-cell>
              <table:table-cell office:value-type="string">
                <text:p>neo4j</text:p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3'.B1:'Query #3'.E1</svg:desc>
                </draw:g>
              </table:table-cell>
              <table:table-cell office:value-type="float" office:value="427.166827519735">
                <text:p>427.166827519735</text:p>
                <draw:g>
                  <svg:desc>'Query #3'.B67:'Query #3'.E67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2043.27326615651">
                <text:p>2043.27326615651</text:p>
                <draw:g>
                  <svg:desc>'Query #3'.B33:'Query #3'.E33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9.99994913737">
                <text:p>319.99994913737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137.7494653066">
                <text:p>2137.7494653066</text:p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5.89381423230895">
                <text:p>5.89381423230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4.833331108093">
                <text:p>214.833331108093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118.09043884277">
                <text:p>2118.09043884277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72451570853739">
                <text:p>7.72451570853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07.633376121521">
                <text:p>107.633376121521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2074.90537961324">
                <text:p>2074.90537961324</text:p>
              </table:table-cell>
              <table:table-cell office:value-type="float" office:value="7.22175450674673">
                <text:p>7.22175450674673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automatic" chart:symbol-width="0.175cm" chart:symbol-height="0.175cm" chart:link-data-style-to-source="false" chart:error-category="cell-range" chart:error-upper-range="'Query #1'.B69:'Query #1'.E69" chart:error-lower-range="'Query #1'.B69:'Query #1'.E69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9:'Query #1'.E69" chart:error-lower-range="'Query #1'.B69:'Query #1'.E69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5:'Query #1'.E35" chart:error-lower-range="'Query #1'.B35:'Query #1'.E35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5:'Query #1'.E35" chart:error-lower-range="'Query #1'.B35:'Query #1'.E35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2cm" svg:height="13.387cm" xlink:href=".." xlink:type="simple" chart:class="chart:bar" chart:style-name="ch1">
        <chart:title svg:x="9.869cm" svg:y="0.403cm" chart:style-name="ch2">
          <text:p>Query #4 - First run</text:p>
        </chart:title>
        <chart:legend chart:legend-position="end" svg:x="21.663cm" svg:y="6.145cm" style:legend-expansion="high" chart:style-name="ch3"/>
        <chart:plot-area chart:style-name="ch4" table:cell-range-address="'Query #4'.B1:'Query #4'.E2 'Query #4'.B36:'Query #4'.E36" chart:data-source-has-labels="both" svg:x="1.487cm" svg:y="1.449cm" svg:width="19.7cm" svg:height="10.69cm">
          <chart:coordinate-region svg:x="3.087cm" svg:y="1.449cm" svg:width="17.728cm" svg:height="10.043cm"/>
          <chart:axis chart:dimension="x" chart:name="primary-x" chart:style-name="ch5" chartooo:axis-type="auto">
            <chartooo:date-scale/>
            <chart:title svg:x="0.451cm" svg:y="7.222cm" chart:style-name="ch6">
              <text:p>Load</text:p>
            </chart:title>
            <chart:categories table:cell-range-address="'Query #4'.B1:'Query #4'.E1"/>
          </chart:axis>
          <chart:axis chart:dimension="y" chart:name="primary-y" chart:style-name="ch7">
            <chart:title svg:x="10.565cm" svg:y="12.406cm" chart:style-name="ch8">
              <text:p>Time (ms)</text:p>
            </chart:title>
            <chart:grid chart:style-name="ch9" chart:class="major"/>
          </chart:axis>
          <chart:series chart:style-name="ch10" chart:values-cell-range-address="'Query #4'.B36:'Query #4'.E36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4'.B2:'Query #4'.E2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9</text:p>
              </table:table-cell>
              <table:table-cell office:value-type="string">
                <text:p>Row 69</text:p>
              </table:table-cell>
              <table:table-cell office:value-type="string">
                <text:p>neo4j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4'.B1:'Query #4'.E1</svg:desc>
                </draw:g>
              </table:table-cell>
              <table:table-cell office:value-type="float" office:value="429.996967315674">
                <text:p>429.996967315674</text:p>
                <draw:g>
                  <svg:desc>'Query #4'.B36:'Query #4'.E36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3.8758573680205">
                <text:p>3.8758573680205</text:p>
                <draw:g>
                  <svg:desc>'Query #1'.B69:'Query #1'.E69</svg:desc>
                </draw:g>
              </table:table-cell>
              <table:table-cell office:value-type="float" office:value="2073.80938529968">
                <text:p>2073.80938529968</text:p>
                <draw:g>
                  <svg:desc>'Query #4'.B2:'Query #4'.E2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  <table:table-cell office:value-type="float" office:value="26.2708993073869">
                <text:p>26.2708993073869</text:p>
                <draw:g>
                  <svg:desc>'Query #1'.B35:'Query #1'.E3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18.001270294189">
                <text:p>318.001270294189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5.11987553186208">
                <text:p>5.11987553186208</text:p>
              </table:table-cell>
              <table:table-cell office:value-type="float" office:value="2475.64125061035">
                <text:p>2475.64125061035</text:p>
              </table:table-cell>
              <table:table-cell office:value-type="float" office:value="5.79475147567095">
                <text:p>5.79475147567095</text:p>
              </table:table-cell>
              <table:table-cell office:value-type="float" office:value="5.79475147567095">
                <text:p>5.794751475670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6.998815536499">
                <text:p>216.998815536499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.90620604386277">
                <text:p>2.90620604386277</text:p>
              </table:table-cell>
              <table:table-cell office:value-type="float" office:value="2270.13230323791">
                <text:p>2270.13230323791</text:p>
              </table:table-cell>
              <table:table-cell office:value-type="float" office:value="7.59468266840196">
                <text:p>7.59468266840196</text:p>
              </table:table-cell>
              <table:table-cell office:value-type="float" office:value="7.59468266840196">
                <text:p>7.594682668401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8.99995803833">
                <text:p>118.99995803833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1.47184423588982">
                <text:p>1.47184423588982</text:p>
              </table:table-cell>
              <table:table-cell office:value-type="float" office:value="2216.67909622192">
                <text:p>2216.67909622192</text:p>
              </table:table-cell>
              <table:table-cell office:value-type="float" office:value="7.100371836544">
                <text:p>7.100371836544</text:p>
              </table:table-cell>
              <table:table-cell office:value-type="float" office:value="7.100371836544">
                <text:p>7.1003718365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 chart:error-category="cell-range" chart:data-label-number="value" chart:data-label-text="false" chart:data-label-symbol="false" chart:data-label-series="false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symbol-type="automatic" chart:symbol-width="0.175cm" chart:symbol-height="0.175cm" chart:link-data-style-to-source="false" chart:error-category="cell-range" chart:error-upper-range="'Query #1'.B68:'Query #1'.E68" chart:error-lower-range="'Query #1'.B68:'Query #1'.E68" chart:data-label-number="value" chart:data-label-text="false" chart:data-label-symbol="false" chart:data-label-series="false" chart:label-position="right"/>
      <style:graphic-properties draw:stroke="none" draw:fill-color="#ff420e" dr3d:edge-rounding="5%"/>
      <style:text-properties fo:font-size="6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Query #1'.B68:'Query #1'.E68" chart:error-lower-range="'Query #1'.B68:'Query #1'.E68" loext:std-weight="1"/>
      <style:graphic-properties draw:stroke="solid" svg:stroke-width="0cm" svg:stroke-color="#622502" svg:stroke-opacity="100%" draw:stroke-linejoin="round"/>
    </style:style>
    <style:style style:name="ch12" style:family="chart">
      <style:chart-properties chart:solid-type="cuboid" chart:symbol-type="automatic" chart:symbol-width="0.175cm" chart:symbol-height="0.17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Query #1'.B34:'Query #1'.E34" chart:error-lower-range="'Query #1'.B34:'Query #1'.E34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6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'Query #1'.B34:'Query #1'.E34" chart:error-lower-range="'Query #1'.B34:'Query #1'.E34" loext:std-weight="1"/>
      <style:graphic-properties draw:stroke="solid" svg:stroke-width="0cm" svg:stroke-color="#622502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833cm" svg:height="13.384cm" xlink:href=".." xlink:type="simple" chart:class="chart:bar" chart:style-name="ch1">
        <chart:title svg:x="9.399cm" svg:y="0.403cm" chart:style-name="ch2">
          <text:p>Query #4 - Average time</text:p>
        </chart:title>
        <chart:legend chart:legend-position="end" svg:x="21.676cm" svg:y="6.144cm" style:legend-expansion="high" chart:style-name="ch3"/>
        <chart:plot-area chart:style-name="ch4" table:cell-range-address="'Query #4'.B1:'Query #4'.E1 'Query #4'.B67:'Query #4'.E67 'Query #4'.B33:'Query #4'.E33" chart:data-source-has-labels="both" svg:x="1.487cm" svg:y="1.449cm" svg:width="19.713cm" svg:height="10.687cm">
          <chart:coordinate-region svg:x="3.087cm" svg:y="1.449cm" svg:width="17.741cm" svg:height="10.04cm"/>
          <chart:axis chart:dimension="x" chart:name="primary-x" chart:style-name="ch5" chartooo:axis-type="auto">
            <chartooo:date-scale/>
            <chart:title svg:x="0.451cm" svg:y="7.22cm" chart:style-name="ch6">
              <text:p>Load</text:p>
            </chart:title>
            <chart:categories table:cell-range-address="'Query #4'.B1:'Query #4'.E1"/>
          </chart:axis>
          <chart:axis chart:dimension="y" chart:name="primary-y" chart:style-name="ch7">
            <chart:title svg:x="10.571cm" svg:y="12.403cm" chart:style-name="ch8">
              <text:p>Time (ms)</text:p>
            </chart:title>
            <chart:grid chart:style-name="ch9" chart:class="major"/>
          </chart:axis>
          <chart:series chart:style-name="ch10" chart:values-cell-range-address="'Query #4'.B67:'Query #4'.E67" loext:label-string="mongodb" chart:class="chart:bar">
            <chart:error-indicator chart:style-name="ch11" chart:dimension="y"/>
            <chart:data-point/>
            <chart:data-point chart:style-name="ch12"/>
            <chart:data-point chart:repeated="2"/>
          </chart:series>
          <chart:series chart:style-name="ch13" chart:values-cell-range-address="'Query #4'.B33:'Query #4'.E33" loext:label-string="neo4j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godb</text:p>
              </table:table-cell>
              <table:table-cell office:value-type="string">
                <text:p>Row 68</text:p>
              </table:table-cell>
              <table:table-cell office:value-type="string">
                <text:p>Row 68</text:p>
              </table:table-cell>
              <table:table-cell office:value-type="string">
                <text:p>neo4j</text:p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Query #4'.B1:'Query #4'.E1</svg:desc>
                </draw:g>
              </table:table-cell>
              <table:table-cell office:value-type="float" office:value="428.899876276652">
                <text:p>428.899876276652</text:p>
                <draw:g>
                  <svg:desc>'Query #4'.B67:'Query #4'.E67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3.94211613974181">
                <text:p>3.94211613974181</text:p>
                <draw:g>
                  <svg:desc>'Query #1'.B68:'Query #1'.E68</svg:desc>
                </draw:g>
              </table:table-cell>
              <table:table-cell office:value-type="float" office:value="2042.50020186106">
                <text:p>2042.50020186106</text:p>
                <draw:g>
                  <svg:desc>'Query #4'.B33:'Query #4'.E33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  <table:table-cell office:value-type="float" office:value="26.7200070414536">
                <text:p>26.7200070414536</text:p>
                <draw:g>
                  <svg:desc>'Query #1'.B34:'Query #1'.E34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0.333298047384">
                <text:p>320.333298047384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5.20740111185523">
                <text:p>5.20740111185523</text:p>
              </table:table-cell>
              <table:table-cell office:value-type="float" office:value="2396.83474699656">
                <text:p>2396.83474699656</text:p>
              </table:table-cell>
              <table:table-cell office:value-type="float" office:value="5.89381423230895">
                <text:p>5.89381423230895</text:p>
              </table:table-cell>
              <table:table-cell office:value-type="float" office:value="5.89381423230895">
                <text:p>5.89381423230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7.83344745636">
                <text:p>217.83344745636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.9558883785184">
                <text:p>2.9558883785184</text:p>
              </table:table-cell>
              <table:table-cell office:value-type="float" office:value="2263.79476388295">
                <text:p>2263.79476388295</text:p>
              </table:table-cell>
              <table:table-cell office:value-type="float" office:value="7.72451570853739">
                <text:p>7.72451570853739</text:p>
              </table:table-cell>
              <table:table-cell office:value-type="float" office:value="7.72451570853739">
                <text:p>7.724515708537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8.766617774963">
                <text:p>118.766617774963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1.49700578905726">
                <text:p>1.49700578905726</text:p>
              </table:table-cell>
              <table:table-cell office:value-type="float" office:value="2141.40988190969">
                <text:p>2141.40988190969</text:p>
              </table:table-cell>
              <table:table-cell office:value-type="float" office:value="7.22175450674673">
                <text:p>7.22175450674673</text:p>
              </table:table-cell>
              <table:table-cell office:value-type="float" office:value="7.22175450674673">
                <text:p>7.221754506746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